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cripts/python/myscript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8" style:family="table-column">
      <style:table-column-properties fo:break-before="auto" style:column-width="34.24mm"/>
    </style:style>
    <style:style style:name="co69" style:family="table-column">
      <style:table-column-properties fo:break-before="auto" style:column-width="29.32mm"/>
    </style:style>
    <style:style style:name="co70" style:family="table-column">
      <style:table-column-properties fo:break-before="auto" style:column-width="35.63mm"/>
    </style:style>
    <style:style style:name="co71" style:family="table-column">
      <style:table-column-properties fo:break-before="auto" style:column-width="20.11mm"/>
    </style:style>
    <style:style style:name="co72" style:family="table-column">
      <style:table-column-properties fo:break-before="auto" style:column-width="21.64mm"/>
    </style:style>
    <style:style style:name="co3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1.39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20.27mm"/>
    </style:style>
    <style:style style:name="co10" style:family="table-column">
      <style:table-column-properties fo:break-before="auto" style:column-width="25.72mm"/>
    </style:style>
    <style:style style:name="co11" style:family="table-column">
      <style:table-column-properties fo:break-before="auto" style:column-width="24.8mm"/>
    </style:style>
    <style:style style:name="co12" style:family="table-column">
      <style:table-column-properties fo:break-before="auto" style:column-width="9.95mm"/>
    </style:style>
    <style:style style:name="co13" style:family="table-column">
      <style:table-column-properties fo:break-before="auto" style:column-width="18.15mm"/>
    </style:style>
    <style:style style:name="co14" style:family="table-column">
      <style:table-column-properties fo:break-before="auto" style:column-width="26.32mm"/>
    </style:style>
    <style:style style:name="co15" style:family="table-column">
      <style:table-column-properties fo:break-before="auto" style:column-width="25.42mm"/>
    </style:style>
    <style:style style:name="co16" style:family="table-column">
      <style:table-column-properties fo:break-before="auto" style:column-width="10.21mm"/>
    </style:style>
    <style:style style:name="co17" style:family="table-column">
      <style:table-column-properties fo:break-before="auto" style:column-width="27.15mm"/>
    </style:style>
    <style:style style:name="co18" style:family="table-column">
      <style:table-column-properties fo:break-before="auto" style:column-width="35.44mm"/>
    </style:style>
    <style:style style:name="co19" style:family="table-column">
      <style:table-column-properties fo:break-before="auto" style:column-width="14.82mm"/>
    </style:style>
    <style:style style:name="co20" style:family="table-column">
      <style:table-column-properties fo:break-before="auto" style:column-width="31.01mm"/>
    </style:style>
    <style:style style:name="co21" style:family="table-column">
      <style:table-column-properties fo:break-before="auto" style:column-width="35.72mm"/>
    </style:style>
    <style:style style:name="co22" style:family="table-column">
      <style:table-column-properties fo:break-before="auto" style:column-width="16.93mm"/>
    </style:style>
    <style:style style:name="co23" style:family="table-column">
      <style:table-column-properties fo:break-before="auto" style:column-width="12.1mm"/>
    </style:style>
    <style:style style:name="co24" style:family="table-column">
      <style:table-column-properties fo:break-before="auto" style:column-width="15.42mm"/>
    </style:style>
    <style:style style:name="co25" style:family="table-column">
      <style:table-column-properties fo:break-before="auto" style:column-width="9.67mm"/>
    </style:style>
    <style:style style:name="co26" style:family="table-column">
      <style:table-column-properties fo:break-before="auto" style:column-width="34.06mm"/>
    </style:style>
    <style:style style:name="co27" style:family="table-column">
      <style:table-column-properties fo:break-before="auto" style:column-width="49.32mm"/>
    </style:style>
    <style:style style:name="co28" style:family="table-column">
      <style:table-column-properties fo:break-before="auto" style:column-width="29.35mm"/>
    </style:style>
    <style:style style:name="co29" style:family="table-column">
      <style:table-column-properties fo:break-before="auto" style:column-width="30.46mm"/>
    </style:style>
    <style:style style:name="co30" style:family="table-column">
      <style:table-column-properties fo:break-before="auto" style:column-width="14.43mm"/>
    </style:style>
    <style:style style:name="co31" style:family="table-column">
      <style:table-column-properties fo:break-before="auto" style:column-width="21.89mm"/>
    </style:style>
    <style:style style:name="co32" style:family="table-column">
      <style:table-column-properties fo:break-before="auto" style:column-width="41.01mm"/>
    </style:style>
    <style:style style:name="co33" style:family="table-column">
      <style:table-column-properties fo:break-before="auto" style:column-width="33.23mm"/>
    </style:style>
    <style:style style:name="co34" style:family="table-column">
      <style:table-column-properties fo:break-before="auto" style:column-width="67.17mm"/>
    </style:style>
    <style:style style:name="co35" style:family="table-column">
      <style:table-column-properties fo:break-before="auto" style:column-width="38.21mm"/>
    </style:style>
    <style:style style:name="co36" style:family="table-column">
      <style:table-column-properties fo:break-before="auto" style:column-width="35.93mm"/>
    </style:style>
    <style:style style:name="co37" style:family="table-column">
      <style:table-column-properties fo:break-before="auto" style:column-width="50.92mm"/>
    </style:style>
    <style:style style:name="co38" style:family="table-column">
      <style:table-column-properties fo:break-before="auto" style:column-width="31.84mm"/>
    </style:style>
    <style:style style:name="co39" style:family="table-column">
      <style:table-column-properties fo:break-before="auto" style:column-width="32.12mm"/>
    </style:style>
    <style:style style:name="co40" style:family="table-column">
      <style:table-column-properties fo:break-before="auto" style:column-width="52.95mm"/>
    </style:style>
    <style:style style:name="co41" style:family="table-column">
      <style:table-column-properties fo:break-before="auto" style:column-width="25.59mm"/>
    </style:style>
    <style:style style:name="co42" style:family="table-column">
      <style:table-column-properties fo:break-before="auto" style:column-width="51.73mm"/>
    </style:style>
    <style:style style:name="co43" style:family="table-column">
      <style:table-column-properties fo:break-before="auto" style:column-width="31.03mm"/>
    </style:style>
    <style:style style:name="co44" style:family="table-column">
      <style:table-column-properties fo:break-before="auto" style:column-width="27.41mm"/>
    </style:style>
    <style:style style:name="co45" style:family="table-column">
      <style:table-column-properties fo:break-before="auto" style:column-width="51.01mm"/>
    </style:style>
    <style:style style:name="co46" style:family="table-column">
      <style:table-column-properties fo:break-before="auto" style:column-width="31.57mm"/>
    </style:style>
    <style:style style:name="co47" style:family="table-column">
      <style:table-column-properties fo:break-before="auto" style:column-width="15.47mm"/>
    </style:style>
    <style:style style:name="co48" style:family="table-column">
      <style:table-column-properties fo:break-before="auto" style:column-width="43.96mm"/>
    </style:style>
    <style:style style:name="co49" style:family="table-column">
      <style:table-column-properties fo:break-before="auto" style:column-width="19.97mm"/>
    </style:style>
    <style:style style:name="co50" style:family="table-column">
      <style:table-column-properties fo:break-before="auto" style:column-width="22.08mm"/>
    </style:style>
    <style:style style:name="co51" style:family="table-column">
      <style:table-column-properties fo:break-before="auto" style:column-width="40.13mm"/>
    </style:style>
    <style:style style:name="co52" style:family="table-column">
      <style:table-column-properties fo:break-before="auto" style:column-width="51.47mm"/>
    </style:style>
    <style:style style:name="co53" style:family="table-column">
      <style:table-column-properties fo:break-before="auto" style:column-width="41.73mm"/>
    </style:style>
    <style:style style:name="co54" style:family="table-column">
      <style:table-column-properties fo:break-before="auto" style:column-width="43.39mm"/>
    </style:style>
    <style:style style:name="co55" style:family="table-column">
      <style:table-column-properties fo:break-before="auto" style:column-width="43.13mm"/>
    </style:style>
    <style:style style:name="co56" style:family="table-column">
      <style:table-column-properties fo:break-before="auto" style:column-width="37.82mm"/>
    </style:style>
    <style:style style:name="co57" style:family="table-column">
      <style:table-column-properties fo:break-before="auto" style:column-width="38.12mm"/>
    </style:style>
    <style:style style:name="co58" style:family="table-column">
      <style:table-column-properties fo:break-before="auto" style:column-width="37.52mm"/>
    </style:style>
    <style:style style:name="co59" style:family="table-column">
      <style:table-column-properties fo:break-before="auto" style:column-width="30.25mm"/>
    </style:style>
    <style:style style:name="co60" style:family="table-column">
      <style:table-column-properties fo:break-before="auto" style:column-width="58.38mm"/>
    </style:style>
    <style:style style:name="co61" style:family="table-column">
      <style:table-column-properties fo:break-before="auto" style:column-width="39.86mm"/>
    </style:style>
    <style:style style:name="co62" style:family="table-column">
      <style:table-column-properties fo:break-before="auto" style:column-width="34.33mm"/>
    </style:style>
    <style:style style:name="co63" style:family="table-column">
      <style:table-column-properties fo:break-before="auto" style:column-width="29.92mm"/>
    </style:style>
    <style:style style:name="co64" style:family="table-column">
      <style:table-column-properties fo:break-before="auto" style:column-width="55.28mm"/>
    </style:style>
    <style:style style:name="co65" style:family="table-column">
      <style:table-column-properties fo:break-before="auto" style:column-width="24.66mm"/>
    </style:style>
    <style:style style:name="co66" style:family="table-column">
      <style:table-column-properties fo:break-before="auto" style:column-width="36.9mm"/>
    </style:style>
    <style:style style:name="co67" style:family="table-column">
      <style:table-column-properties fo:break-before="auto" style:column-width="28.73mm"/>
    </style:style>
    <style:style style:name="co73" style:family="table-column">
      <style:table-column-properties fo:break-before="auto" style:column-width="47.8mm"/>
    </style:style>
    <style:style style:name="co74" style:family="table-column">
      <style:table-column-properties fo:break-before="auto" style:column-width="61.12mm"/>
    </style:style>
    <style:style style:name="co75" style:family="table-column">
      <style:table-column-properties fo:break-before="auto" style:column-width="41.75mm"/>
    </style:style>
    <style:style style:name="co76" style:family="table-column">
      <style:table-column-properties fo:break-before="auto" style:column-width="56.57mm"/>
    </style:style>
    <style:style style:name="co77" style:family="table-column">
      <style:table-column-properties fo:break-before="auto" style:column-width="34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ffff00" fo:border-left="0.06pt solid #000000" fo:border-right="none" fo:border-top="0.06pt solid #000000"/>
    </style:style>
    <style:style style:name="ce94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6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6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fo:color="#cccccc"/>
    </style:style>
    <style:style style:name="ce17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order-left="0.99pt ridge #000000" fo:border-right="none" fo:border-top="none"/>
    </style:style>
    <style:style style:name="ce20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21" style:family="table-cell" style:parent-style-name="Default">
      <style:table-cell-properties fo:background-color="#eeeeee"/>
    </style:style>
    <style:style style:name="ce2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3" style:family="table-cell" style:parent-style-name="Default">
      <style:table-cell-properties fo:background-color="#ffffff" fo:border="none"/>
      <style:text-properties fo:font-size="18pt" style:font-size-asian="18pt" style:font-size-complex="18pt"/>
    </style:style>
    <style:style style:name="ce111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ffff" fo:border="none"/>
    </style:style>
    <style:style style:name="ce27" style:family="table-cell" style:parent-style-name="Default">
      <style:table-cell-properties fo:border-bottom="none" fo:background-color="#ffffff" fo:border-left="none" fo:border-right="0.99pt ridge #000000" fo:border-top="none"/>
    </style:style>
    <style:style style:name="ce28" style:family="table-cell" style:parent-style-name="Default">
      <style:table-cell-properties fo:border-bottom="0.99pt ridge #000000" fo:background-color="#ffffff" fo:border-left="none" fo:border-right="none" fo:border-top="none"/>
    </style:style>
    <style:style style:name="ce2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99pt ridge #000000" fo:border-top="0.06pt solid #000000"/>
      <style:paragraph-properties fo:text-align="end" fo:margin-left="0mm"/>
    </style:style>
    <style:style style:name="ce11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31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instrumentiste.F21"/>
      <style:map style:condition="cell-content()!=0" style:apply-style-name="saisie" style:base-cell-address="instrumentiste.F21"/>
    </style:style>
    <style:style style:name="ce32" style:family="table-cell" style:parent-style-name="Default">
      <style:table-cell-properties fo:border-bottom="0.99pt ridge #000000" fo:background-color="#ffffff" fo:border-left="none" fo:border-right="0.99pt ridge #000000" fo:border-top="none"/>
    </style:style>
    <style:style style:name="ce33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instrumentiste.F33"/>
      <style:map style:condition="cell-content()!=0" style:apply-style-name="saisie" style:base-cell-address="instrumentiste.F33"/>
    </style:style>
    <style:style style:name="ce34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instrumentiste.F45"/>
      <style:map style:condition="cell-content()!=0" style:apply-style-name="saisie" style:base-cell-address="instrumentiste.F45"/>
    </style:style>
    <style:style style:name="ce35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instrumentiste.F57"/>
      <style:map style:condition="cell-content()!=0" style:apply-style-name="saisie" style:base-cell-address="instrumentiste.F57"/>
    </style:style>
    <style:style style:name="ce123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ffffff" fo:border="0.06pt solid #000000"/>
      <style:map style:condition="cell-content()=0" style:apply-style-name="Default" style:base-cell-address="instrumentiste.G17"/>
      <style:map style:condition="cell-content()!=0" style:apply-style-name="saisie" style:base-cell-address="instrumentiste.G17"/>
    </style:style>
    <style:style style:name="ce38" style:family="table-cell" style:parent-style-name="Default">
      <style:table-cell-properties fo:background-color="#ffffff" fo:border="0.06pt solid #000000"/>
      <style:map style:condition="cell-content()=0" style:apply-style-name="Default" style:base-cell-address="instrumentiste.G18"/>
      <style:map style:condition="cell-content()!=0" style:apply-style-name="saisie" style:base-cell-address="instrumentiste.G18"/>
    </style:style>
    <style:style style:name="ce12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</style:style>
    <style:style style:name="ce40" style:family="table-cell" style:parent-style-name="Default">
      <style:table-cell-properties fo:background-color="#ffffff" fo:border="0.06pt solid #000000"/>
      <style:map style:condition="cell-content()=0" style:apply-style-name="Default" style:base-cell-address="instrumentiste.G29"/>
      <style:map style:condition="cell-content()!=0" style:apply-style-name="saisie" style:base-cell-address="instrumentiste.G29"/>
    </style:style>
    <style:style style:name="ce41" style:family="table-cell" style:parent-style-name="Default">
      <style:table-cell-properties fo:background-color="#ffffff" fo:border="0.06pt solid #000000"/>
      <style:map style:condition="cell-content()=0" style:apply-style-name="Default" style:base-cell-address="instrumentiste.G30"/>
      <style:map style:condition="cell-content()!=0" style:apply-style-name="saisie" style:base-cell-address="instrumentiste.G30"/>
    </style:style>
    <style:style style:name="ce42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43" style:family="table-cell" style:parent-style-name="Default">
      <style:table-cell-properties fo:background-color="#ffffff" fo:border="0.06pt solid #000000"/>
      <style:map style:condition="cell-content()=0" style:apply-style-name="Default" style:base-cell-address="instrumentiste.G41"/>
      <style:map style:condition="cell-content()!=0" style:apply-style-name="saisie" style:base-cell-address="instrumentiste.G41"/>
    </style:style>
    <style:style style:name="ce44" style:family="table-cell" style:parent-style-name="Default">
      <style:table-cell-properties fo:background-color="#ffffff" fo:border="0.06pt solid #000000"/>
      <style:map style:condition="cell-content()=0" style:apply-style-name="Default" style:base-cell-address="instrumentiste.G42"/>
      <style:map style:condition="cell-content()!=0" style:apply-style-name="saisie" style:base-cell-address="instrumentiste.G42"/>
    </style:style>
    <style:style style:name="ce45" style:family="table-cell" style:parent-style-name="Default">
      <style:table-cell-properties fo:background-color="#ffffff" fo:border="0.06pt solid #000000"/>
      <style:map style:condition="cell-content()=0" style:apply-style-name="Default" style:base-cell-address="instrumentiste.G53"/>
      <style:map style:condition="cell-content()!=0" style:apply-style-name="saisie" style:base-cell-address="instrumentiste.G53"/>
    </style:style>
    <style:style style:name="ce46" style:family="table-cell" style:parent-style-name="Default">
      <style:table-cell-properties fo:background-color="#ffffff" fo:border="0.06pt solid #000000"/>
      <style:map style:condition="cell-content()=0" style:apply-style-name="Default" style:base-cell-address="instrumentiste.G54"/>
      <style:map style:condition="cell-content()!=0" style:apply-style-name="saisie" style:base-cell-address="instrumentiste.G54"/>
    </style:style>
    <style:style style:name="ce47" style:family="table-cell" style:parent-style-name="Default">
      <style:table-cell-properties fo:background-color="#ffffff" fo:border="0.06pt solid #000000"/>
      <style:map style:condition="cell-content()=0" style:apply-style-name="Default" style:base-cell-address="instrumentiste.G65"/>
      <style:map style:condition="cell-content()!=0" style:apply-style-name="saisie" style:base-cell-address="instrumentiste.G65"/>
    </style:style>
    <style:style style:name="ce48" style:family="table-cell" style:parent-style-name="Default">
      <style:table-cell-properties fo:background-color="#ffffff" fo:border="0.06pt solid #000000"/>
      <style:map style:condition="cell-content()=0" style:apply-style-name="Default" style:base-cell-address="instrumentiste.G66"/>
      <style:map style:condition="cell-content()!=0" style:apply-style-name="saisie" style:base-cell-address="instrumentiste.G66"/>
    </style:style>
    <style:style style:name="ce49" style:family="table-cell" style:parent-style-name="Default">
      <style:table-cell-properties fo:background-color="#ffffff" fo:border="0.06pt solid #000000"/>
    </style:style>
    <style:style style:name="ce50" style:family="table-cell" style:parent-style-name="Default">
      <style:table-cell-properties fo:background-color="#ffffff" fo:border="none" style:vertical-align="middle"/>
    </style:style>
    <style:style style:name="ce51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52" style:family="table-cell" style:parent-style-name="Default">
      <style:table-cell-properties fo:border-bottom="none" fo:background-color="#ffffff" fo:border-left="0.99pt groove #000000" fo:border-right="none" fo:border-top="0.99pt groove #000000"/>
    </style:style>
    <style:style style:name="ce53" style:family="table-cell" style:parent-style-name="Default">
      <style:table-cell-properties fo:border-bottom="none" fo:background-color="#ffffff" fo:border-left="0.99pt groove #000000" fo:border-right="none" fo:border-top="none"/>
    </style:style>
    <style:style style:name="ce54" style:family="table-cell" style:parent-style-name="Default">
      <style:table-cell-properties fo:border-bottom="0.99pt groove #000000" fo:background-color="#ffffff" fo:border-left="0.99pt groove #000000" fo:border-right="none" fo:border-top="none"/>
    </style:style>
    <style:style style:name="ce55" style:family="table-cell" style:parent-style-name="Default">
      <style:table-cell-properties fo:border-bottom="none" fo:background-color="#ffffff" fo:border-left="none" fo:border-right="none" fo:border-top="0.99pt groove #000000"/>
    </style:style>
    <style:style style:name="ce56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instrumentiste.K9"/>
      <style:map style:condition="cell-content()!=0" style:apply-style-name="saisie" style:base-cell-address="instrumentiste.K9"/>
    </style:style>
    <style:style style:name="ce57" style:family="table-cell" style:parent-style-name="Default">
      <style:table-cell-properties fo:border-bottom="0.99pt groove #000000" fo:background-color="#ffffff" fo:border-left="none" fo:border-right="none" fo:border-top="none"/>
    </style:style>
    <style:style style:name="ce58" style:family="table-cell" style:parent-style-name="Default">
      <style:table-cell-properties fo:border-bottom="none" fo:background-color="#ffffff" fo:border-left="none" fo:border-right="0.99pt groove #000000" fo:border-top="0.99pt groove #000000"/>
    </style:style>
    <style:style style:name="ce59" style:family="table-cell" style:parent-style-name="Default">
      <style:table-cell-properties fo:border-bottom="none" fo:background-color="#ffffff" fo:border-left="none" fo:border-right="0.99pt groove #000000" fo:border-top="none"/>
    </style:style>
    <style:style style:name="ce60" style:family="table-cell" style:parent-style-name="Default">
      <style:table-cell-properties fo:border-bottom="0.99pt groove #000000" fo:background-color="#ffffff" fo:border-left="none" fo:border-right="0.99pt groove #000000" fo:border-top="none"/>
    </style:style>
    <style:style style:name="ce61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instrumentiste.N21"/>
      <style:map style:condition="cell-content()!=0" style:apply-style-name="saisie" style:base-cell-address="instrumentiste.N21"/>
    </style:style>
    <style:style style:name="ce62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instrumentiste.N33"/>
      <style:map style:condition="cell-content()!=0" style:apply-style-name="saisie" style:base-cell-address="instrumentiste.N33"/>
    </style:style>
    <style:style style:name="ce63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instrumentiste.N45"/>
      <style:map style:condition="cell-content()!=0" style:apply-style-name="saisie" style:base-cell-address="instrumentiste.N45"/>
    </style:style>
    <style:style style:name="ce64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instrumentiste.N57"/>
      <style:map style:condition="cell-content()!=0" style:apply-style-name="saisie" style:base-cell-address="instrumentiste.N57"/>
    </style:style>
    <style:style style:name="ce65" style:family="table-cell" style:parent-style-name="Default">
      <style:table-cell-properties fo:background-color="#ffffff" fo:border="0.06pt solid #000000"/>
      <style:map style:condition="cell-content()=0" style:apply-style-name="Default" style:base-cell-address="instrumentiste.O17"/>
      <style:map style:condition="cell-content()!=0" style:apply-style-name="saisie" style:base-cell-address="instrumentiste.O17"/>
    </style:style>
    <style:style style:name="ce66" style:family="table-cell" style:parent-style-name="Default">
      <style:table-cell-properties fo:background-color="#ffffff" fo:border="0.06pt solid #000000"/>
      <style:map style:condition="cell-content()=0" style:apply-style-name="Default" style:base-cell-address="instrumentiste.O18"/>
      <style:map style:condition="cell-content()!=0" style:apply-style-name="saisie" style:base-cell-address="instrumentiste.O18"/>
    </style:style>
    <style:style style:name="ce67" style:family="table-cell" style:parent-style-name="Default">
      <style:table-cell-properties fo:background-color="#ffffff" fo:border="0.06pt solid #000000"/>
      <style:map style:condition="cell-content()=0" style:apply-style-name="Default" style:base-cell-address="instrumentiste.O29"/>
      <style:map style:condition="cell-content()!=0" style:apply-style-name="saisie" style:base-cell-address="instrumentiste.O29"/>
    </style:style>
    <style:style style:name="ce68" style:family="table-cell" style:parent-style-name="Default">
      <style:table-cell-properties fo:background-color="#ffffff" fo:border="0.06pt solid #000000"/>
      <style:map style:condition="cell-content()=0" style:apply-style-name="Default" style:base-cell-address="instrumentiste.O30"/>
      <style:map style:condition="cell-content()!=0" style:apply-style-name="saisie" style:base-cell-address="instrumentiste.O30"/>
    </style:style>
    <style:style style:name="ce69" style:family="table-cell" style:parent-style-name="Default">
      <style:table-cell-properties fo:background-color="#ffffff" fo:border="0.06pt solid #000000"/>
      <style:map style:condition="cell-content()=0" style:apply-style-name="Default" style:base-cell-address="instrumentiste.O41"/>
      <style:map style:condition="cell-content()!=0" style:apply-style-name="saisie" style:base-cell-address="instrumentiste.O41"/>
    </style:style>
    <style:style style:name="ce70" style:family="table-cell" style:parent-style-name="Default">
      <style:table-cell-properties fo:background-color="#ffffff" fo:border="0.06pt solid #000000"/>
      <style:map style:condition="cell-content()=0" style:apply-style-name="Default" style:base-cell-address="instrumentiste.O42"/>
      <style:map style:condition="cell-content()!=0" style:apply-style-name="saisie" style:base-cell-address="instrumentiste.O42"/>
    </style:style>
    <style:style style:name="ce71" style:family="table-cell" style:parent-style-name="Default">
      <style:table-cell-properties fo:background-color="#ffffff" fo:border="0.06pt solid #000000"/>
      <style:map style:condition="cell-content()=0" style:apply-style-name="Default" style:base-cell-address="instrumentiste.O53"/>
      <style:map style:condition="cell-content()!=0" style:apply-style-name="saisie" style:base-cell-address="instrumentiste.O53"/>
    </style:style>
    <style:style style:name="ce72" style:family="table-cell" style:parent-style-name="Default">
      <style:table-cell-properties fo:background-color="#ffffff" fo:border="0.06pt solid #000000"/>
      <style:map style:condition="cell-content()=0" style:apply-style-name="Default" style:base-cell-address="instrumentiste.O54"/>
      <style:map style:condition="cell-content()!=0" style:apply-style-name="saisie" style:base-cell-address="instrumentiste.O54"/>
    </style:style>
    <style:style style:name="ce73" style:family="table-cell" style:parent-style-name="Default">
      <style:table-cell-properties fo:background-color="#ffffff" fo:border="0.06pt solid #000000"/>
      <style:map style:condition="cell-content()=0" style:apply-style-name="Default" style:base-cell-address="instrumentiste.O65"/>
      <style:map style:condition="cell-content()!=0" style:apply-style-name="saisie" style:base-cell-address="instrumentiste.O65"/>
    </style:style>
    <style:style style:name="ce74" style:family="table-cell" style:parent-style-name="Default">
      <style:table-cell-properties fo:background-color="#ffffff" fo:border="0.06pt solid #000000"/>
      <style:map style:condition="cell-content()=0" style:apply-style-name="Default" style:base-cell-address="instrumentiste.O66"/>
      <style:map style:condition="cell-content()!=0" style:apply-style-name="saisie" style:base-cell-address="instrumentiste.O66"/>
    </style:style>
    <style:style style:name="ce75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instrumentiste.V21"/>
      <style:map style:condition="cell-content()!=0" style:apply-style-name="saisie" style:base-cell-address="instrumentiste.V21"/>
    </style:style>
    <style:style style:name="ce76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instrumentiste.V33"/>
      <style:map style:condition="cell-content()!=0" style:apply-style-name="saisie" style:base-cell-address="instrumentiste.V33"/>
    </style:style>
    <style:style style:name="ce77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instrumentiste.V45"/>
      <style:map style:condition="cell-content()!=0" style:apply-style-name="saisie" style:base-cell-address="instrumentiste.V45"/>
    </style:style>
    <style:style style:name="ce78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instrumentiste.V57"/>
      <style:map style:condition="cell-content()!=0" style:apply-style-name="saisie" style:base-cell-address="instrumentiste.V57"/>
    </style:style>
    <style:style style:name="ce79" style:family="table-cell" style:parent-style-name="Default">
      <style:table-cell-properties fo:background-color="#ffffff" fo:border="0.06pt solid #000000"/>
      <style:map style:condition="cell-content()=0" style:apply-style-name="Default" style:base-cell-address="instrumentiste.W17"/>
      <style:map style:condition="cell-content()!=0" style:apply-style-name="saisie" style:base-cell-address="instrumentiste.W17"/>
    </style:style>
    <style:style style:name="ce80" style:family="table-cell" style:parent-style-name="Default">
      <style:table-cell-properties fo:background-color="#ffffff" fo:border="0.06pt solid #000000"/>
      <style:map style:condition="cell-content()=0" style:apply-style-name="Default" style:base-cell-address="instrumentiste.W18"/>
      <style:map style:condition="cell-content()!=0" style:apply-style-name="saisie" style:base-cell-address="instrumentiste.W18"/>
    </style:style>
    <style:style style:name="ce81" style:family="table-cell" style:parent-style-name="Default">
      <style:table-cell-properties fo:background-color="#ffffff" fo:border="0.06pt solid #000000"/>
      <style:map style:condition="cell-content()=0" style:apply-style-name="Default" style:base-cell-address="instrumentiste.W29"/>
      <style:map style:condition="cell-content()!=0" style:apply-style-name="saisie" style:base-cell-address="instrumentiste.W29"/>
    </style:style>
    <style:style style:name="ce82" style:family="table-cell" style:parent-style-name="Default">
      <style:table-cell-properties fo:background-color="#ffffff" fo:border="0.06pt solid #000000"/>
      <style:map style:condition="cell-content()=0" style:apply-style-name="Default" style:base-cell-address="instrumentiste.W30"/>
      <style:map style:condition="cell-content()!=0" style:apply-style-name="saisie" style:base-cell-address="instrumentiste.W30"/>
    </style:style>
    <style:style style:name="ce83" style:family="table-cell" style:parent-style-name="Default">
      <style:table-cell-properties fo:background-color="#ffffff" fo:border="0.06pt solid #000000"/>
      <style:map style:condition="cell-content()=0" style:apply-style-name="Default" style:base-cell-address="instrumentiste.W41"/>
      <style:map style:condition="cell-content()!=0" style:apply-style-name="saisie" style:base-cell-address="instrumentiste.W41"/>
    </style:style>
    <style:style style:name="ce84" style:family="table-cell" style:parent-style-name="Default">
      <style:table-cell-properties fo:background-color="#ffffff" fo:border="0.06pt solid #000000"/>
      <style:map style:condition="cell-content()=0" style:apply-style-name="Default" style:base-cell-address="instrumentiste.W42"/>
      <style:map style:condition="cell-content()!=0" style:apply-style-name="saisie" style:base-cell-address="instrumentiste.W42"/>
    </style:style>
    <style:style style:name="ce85" style:family="table-cell" style:parent-style-name="Default">
      <style:table-cell-properties fo:background-color="#ffffff" fo:border="0.06pt solid #000000"/>
      <style:map style:condition="cell-content()=0" style:apply-style-name="Default" style:base-cell-address="instrumentiste.W53"/>
      <style:map style:condition="cell-content()!=0" style:apply-style-name="saisie" style:base-cell-address="instrumentiste.W53"/>
    </style:style>
    <style:style style:name="ce86" style:family="table-cell" style:parent-style-name="Default">
      <style:table-cell-properties fo:background-color="#ffffff" fo:border="0.06pt solid #000000"/>
      <style:map style:condition="cell-content()=0" style:apply-style-name="Default" style:base-cell-address="instrumentiste.W54"/>
      <style:map style:condition="cell-content()!=0" style:apply-style-name="saisie" style:base-cell-address="instrumentiste.W54"/>
    </style:style>
    <style:style style:name="ce87" style:family="table-cell" style:parent-style-name="Default">
      <style:table-cell-properties fo:background-color="#ffffff" fo:border="0.06pt solid #000000"/>
      <style:map style:condition="cell-content()=0" style:apply-style-name="Default" style:base-cell-address="instrumentiste.W65"/>
      <style:map style:condition="cell-content()!=0" style:apply-style-name="saisie" style:base-cell-address="instrumentiste.W65"/>
    </style:style>
    <style:style style:name="ce88" style:family="table-cell" style:parent-style-name="Default">
      <style:table-cell-properties fo:background-color="#ffffff" fo:border="0.06pt solid #000000"/>
      <style:map style:condition="cell-content()=0" style:apply-style-name="Default" style:base-cell-address="instrumentiste.W66"/>
      <style:map style:condition="cell-content()!=0" style:apply-style-name="saisie" style:base-cell-address="instrumentiste.W66"/>
    </style:style>
    <style:style style:name="ce9" style:family="table-cell" style:parent-style-name="Default">
      <style:table-cell-properties fo:border="none"/>
    </style:style>
    <style:style style:name="ce89" style:family="table-cell" style:parent-style-name="Default">
      <style:table-cell-properties fo:background-color="#ff3333"/>
    </style:style>
    <style:style style:name="ce90" style:family="table-cell" style:parent-style-name="Default">
      <style:table-cell-properties fo:background-color="transparent" fo:border="0.06pt solid #000000"/>
    </style:style>
    <style:style style:name="ce91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92" style:family="table-cell" style:parent-style-name="Default" style:data-style-name="N37">
      <style:table-cell-properties fo:border-bottom="none" fo:background-color="transparent" fo:border-left="0.06pt solid #000000" fo:border-right="0.06pt solid #000000" fo:border-top="none"/>
    </style:style>
    <style:style style:name="ce229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'liste des possibilités'.AS21"/>
      <style:map style:condition="cell-content()!=0" style:apply-style-name="saisie" style:base-cell-address="'liste des possibilités'.AS21"/>
    </style:style>
    <style:style style:name="ce230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'liste des possibilités'.AS33"/>
      <style:map style:condition="cell-content()!=0" style:apply-style-name="saisie" style:base-cell-address="'liste des possibilités'.AS33"/>
    </style:style>
    <style:style style:name="ce231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'liste des possibilités'.AS45"/>
      <style:map style:condition="cell-content()!=0" style:apply-style-name="saisie" style:base-cell-address="'liste des possibilités'.AS45"/>
    </style:style>
    <style:style style:name="ce232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'liste des possibilités'.AS57"/>
      <style:map style:condition="cell-content()!=0" style:apply-style-name="saisie" style:base-cell-address="'liste des possibilités'.AS57"/>
    </style:style>
    <style:style style:name="ce233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AT17"/>
      <style:map style:condition="cell-content()!=0" style:apply-style-name="saisie" style:base-cell-address="'liste des possibilités'.AT17"/>
    </style:style>
    <style:style style:name="ce234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AT18"/>
      <style:map style:condition="cell-content()!=0" style:apply-style-name="saisie" style:base-cell-address="'liste des possibilités'.AT18"/>
    </style:style>
    <style:style style:name="ce235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AT29"/>
      <style:map style:condition="cell-content()!=0" style:apply-style-name="saisie" style:base-cell-address="'liste des possibilités'.AT29"/>
    </style:style>
    <style:style style:name="ce236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AT30"/>
      <style:map style:condition="cell-content()!=0" style:apply-style-name="saisie" style:base-cell-address="'liste des possibilités'.AT30"/>
    </style:style>
    <style:style style:name="ce237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AT41"/>
      <style:map style:condition="cell-content()!=0" style:apply-style-name="saisie" style:base-cell-address="'liste des possibilités'.AT41"/>
    </style:style>
    <style:style style:name="ce238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AT42"/>
      <style:map style:condition="cell-content()!=0" style:apply-style-name="saisie" style:base-cell-address="'liste des possibilités'.AT42"/>
    </style:style>
    <style:style style:name="ce239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AT53"/>
      <style:map style:condition="cell-content()!=0" style:apply-style-name="saisie" style:base-cell-address="'liste des possibilités'.AT53"/>
    </style:style>
    <style:style style:name="ce240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AT54"/>
      <style:map style:condition="cell-content()!=0" style:apply-style-name="saisie" style:base-cell-address="'liste des possibilités'.AT54"/>
    </style:style>
    <style:style style:name="ce241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AT65"/>
      <style:map style:condition="cell-content()!=0" style:apply-style-name="saisie" style:base-cell-address="'liste des possibilités'.AT65"/>
    </style:style>
    <style:style style:name="ce242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AT66"/>
      <style:map style:condition="cell-content()!=0" style:apply-style-name="saisie" style:base-cell-address="'liste des possibilités'.AT66"/>
    </style:style>
    <style:style style:name="ce243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'liste des possibilités'.AX9"/>
      <style:map style:condition="cell-content()!=0" style:apply-style-name="saisie" style:base-cell-address="'liste des possibilités'.AX9"/>
    </style:style>
    <style:style style:name="ce244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'liste des possibilités'.BA21"/>
      <style:map style:condition="cell-content()!=0" style:apply-style-name="saisie" style:base-cell-address="'liste des possibilités'.BA21"/>
    </style:style>
    <style:style style:name="ce245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'liste des possibilités'.BA33"/>
      <style:map style:condition="cell-content()!=0" style:apply-style-name="saisie" style:base-cell-address="'liste des possibilités'.BA33"/>
    </style:style>
    <style:style style:name="ce246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'liste des possibilités'.BA45"/>
      <style:map style:condition="cell-content()!=0" style:apply-style-name="saisie" style:base-cell-address="'liste des possibilités'.BA45"/>
    </style:style>
    <style:style style:name="ce247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'liste des possibilités'.BA57"/>
      <style:map style:condition="cell-content()!=0" style:apply-style-name="saisie" style:base-cell-address="'liste des possibilités'.BA57"/>
    </style:style>
    <style:style style:name="ce248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BB17"/>
      <style:map style:condition="cell-content()!=0" style:apply-style-name="saisie" style:base-cell-address="'liste des possibilités'.BB17"/>
    </style:style>
    <style:style style:name="ce249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BB18"/>
      <style:map style:condition="cell-content()!=0" style:apply-style-name="saisie" style:base-cell-address="'liste des possibilités'.BB18"/>
    </style:style>
    <style:style style:name="ce250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BB29"/>
      <style:map style:condition="cell-content()!=0" style:apply-style-name="saisie" style:base-cell-address="'liste des possibilités'.BB29"/>
    </style:style>
    <style:style style:name="ce251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BB30"/>
      <style:map style:condition="cell-content()!=0" style:apply-style-name="saisie" style:base-cell-address="'liste des possibilités'.BB30"/>
    </style:style>
    <style:style style:name="ce252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BB41"/>
      <style:map style:condition="cell-content()!=0" style:apply-style-name="saisie" style:base-cell-address="'liste des possibilités'.BB41"/>
    </style:style>
    <style:style style:name="ce253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BB42"/>
      <style:map style:condition="cell-content()!=0" style:apply-style-name="saisie" style:base-cell-address="'liste des possibilités'.BB42"/>
    </style:style>
    <style:style style:name="ce254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BB53"/>
      <style:map style:condition="cell-content()!=0" style:apply-style-name="saisie" style:base-cell-address="'liste des possibilités'.BB53"/>
    </style:style>
    <style:style style:name="ce255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BB54"/>
      <style:map style:condition="cell-content()!=0" style:apply-style-name="saisie" style:base-cell-address="'liste des possibilités'.BB54"/>
    </style:style>
    <style:style style:name="ce256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BB65"/>
      <style:map style:condition="cell-content()!=0" style:apply-style-name="saisie" style:base-cell-address="'liste des possibilités'.BB65"/>
    </style:style>
    <style:style style:name="ce257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BB66"/>
      <style:map style:condition="cell-content()!=0" style:apply-style-name="saisie" style:base-cell-address="'liste des possibilités'.BB66"/>
    </style:style>
    <style:style style:name="ce258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'liste des possibilités'.BI21"/>
      <style:map style:condition="cell-content()!=0" style:apply-style-name="saisie" style:base-cell-address="'liste des possibilités'.BI21"/>
    </style:style>
    <style:style style:name="ce259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'liste des possibilités'.BI33"/>
      <style:map style:condition="cell-content()!=0" style:apply-style-name="saisie" style:base-cell-address="'liste des possibilités'.BI33"/>
    </style:style>
    <style:style style:name="ce260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'liste des possibilités'.BI45"/>
      <style:map style:condition="cell-content()!=0" style:apply-style-name="saisie" style:base-cell-address="'liste des possibilités'.BI45"/>
    </style:style>
    <style:style style:name="ce261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'liste des possibilités'.BI57"/>
      <style:map style:condition="cell-content()!=0" style:apply-style-name="saisie" style:base-cell-address="'liste des possibilités'.BI57"/>
    </style:style>
    <style:style style:name="ce262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BJ17"/>
      <style:map style:condition="cell-content()!=0" style:apply-style-name="saisie" style:base-cell-address="'liste des possibilités'.BJ17"/>
    </style:style>
    <style:style style:name="ce263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BJ18"/>
      <style:map style:condition="cell-content()!=0" style:apply-style-name="saisie" style:base-cell-address="'liste des possibilités'.BJ18"/>
    </style:style>
    <style:style style:name="ce264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BJ29"/>
      <style:map style:condition="cell-content()!=0" style:apply-style-name="saisie" style:base-cell-address="'liste des possibilités'.BJ29"/>
    </style:style>
    <style:style style:name="ce265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BJ30"/>
      <style:map style:condition="cell-content()!=0" style:apply-style-name="saisie" style:base-cell-address="'liste des possibilités'.BJ30"/>
    </style:style>
    <style:style style:name="ce266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BJ41"/>
      <style:map style:condition="cell-content()!=0" style:apply-style-name="saisie" style:base-cell-address="'liste des possibilités'.BJ41"/>
    </style:style>
    <style:style style:name="ce267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BJ42"/>
      <style:map style:condition="cell-content()!=0" style:apply-style-name="saisie" style:base-cell-address="'liste des possibilités'.BJ42"/>
    </style:style>
    <style:style style:name="ce268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BJ53"/>
      <style:map style:condition="cell-content()!=0" style:apply-style-name="saisie" style:base-cell-address="'liste des possibilités'.BJ53"/>
    </style:style>
    <style:style style:name="ce269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BJ54"/>
      <style:map style:condition="cell-content()!=0" style:apply-style-name="saisie" style:base-cell-address="'liste des possibilités'.BJ54"/>
    </style:style>
    <style:style style:name="ce270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BJ65"/>
      <style:map style:condition="cell-content()!=0" style:apply-style-name="saisie" style:base-cell-address="'liste des possibilités'.BJ65"/>
    </style:style>
    <style:style style:name="ce271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BJ66"/>
      <style:map style:condition="cell-content()!=0" style:apply-style-name="saisie" style:base-cell-address="'liste des possibilités'.BJ66"/>
    </style:style>
    <style:style style:name="ce136" style:family="table-cell" style:parent-style-name="Default">
      <style:table-cell-properties fo:border-bottom="none" fo:border-left="0.06pt solid #000000" fo:border-right="none" fo:border-top="0.06pt solid #000000"/>
    </style:style>
    <style:style style:name="ce137" style:family="table-cell" style:parent-style-name="Default">
      <style:table-cell-properties fo:border-bottom="none" fo:border-left="none" fo:border-right="0.06pt solid #000000" fo:border-top="0.06pt solid #000000"/>
    </style:style>
    <style:style style:name="ce138" style:family="table-cell" style:parent-style-name="Default" style:data-style-name="N0"/>
    <style:style style:name="ce139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'liste des possibilités'.CN21"/>
      <style:map style:condition="cell-content()!=0" style:apply-style-name="saisie" style:base-cell-address="'liste des possibilités'.CN21"/>
    </style:style>
    <style:style style:name="ce140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'liste des possibilités'.CN33"/>
      <style:map style:condition="cell-content()!=0" style:apply-style-name="saisie" style:base-cell-address="'liste des possibilités'.CN33"/>
    </style:style>
    <style:style style:name="ce141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'liste des possibilités'.CN45"/>
      <style:map style:condition="cell-content()!=0" style:apply-style-name="saisie" style:base-cell-address="'liste des possibilités'.CN45"/>
    </style:style>
    <style:style style:name="ce142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CO17"/>
      <style:map style:condition="cell-content()!=0" style:apply-style-name="saisie" style:base-cell-address="'liste des possibilités'.CO17"/>
    </style:style>
    <style:style style:name="ce143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CO18"/>
      <style:map style:condition="cell-content()!=0" style:apply-style-name="saisie" style:base-cell-address="'liste des possibilités'.CO18"/>
    </style:style>
    <style:style style:name="ce144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CO29"/>
      <style:map style:condition="cell-content()!=0" style:apply-style-name="saisie" style:base-cell-address="'liste des possibilités'.CO29"/>
    </style:style>
    <style:style style:name="ce145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CO30"/>
      <style:map style:condition="cell-content()!=0" style:apply-style-name="saisie" style:base-cell-address="'liste des possibilités'.CO30"/>
    </style:style>
    <style:style style:name="ce146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CO41"/>
      <style:map style:condition="cell-content()!=0" style:apply-style-name="saisie" style:base-cell-address="'liste des possibilités'.CO41"/>
    </style:style>
    <style:style style:name="ce147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CO42"/>
      <style:map style:condition="cell-content()!=0" style:apply-style-name="saisie" style:base-cell-address="'liste des possibilités'.CO42"/>
    </style:style>
    <style:style style:name="ce148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CO53"/>
      <style:map style:condition="cell-content()!=0" style:apply-style-name="saisie" style:base-cell-address="'liste des possibilités'.CO53"/>
    </style:style>
    <style:style style:name="ce149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CO54"/>
      <style:map style:condition="cell-content()!=0" style:apply-style-name="saisie" style:base-cell-address="'liste des possibilités'.CO54"/>
    </style:style>
    <style:style style:name="ce150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'liste des possibilités'.CS9"/>
      <style:map style:condition="cell-content()!=0" style:apply-style-name="saisie" style:base-cell-address="'liste des possibilités'.CS9"/>
    </style:style>
    <style:style style:name="ce151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'liste des possibilités'.CS21"/>
      <style:map style:condition="cell-content()!=0" style:apply-style-name="saisie" style:base-cell-address="'liste des possibilités'.CS21"/>
    </style:style>
    <style:style style:name="ce152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'liste des possibilités'.CS33"/>
      <style:map style:condition="cell-content()!=0" style:apply-style-name="saisie" style:base-cell-address="'liste des possibilités'.CS33"/>
    </style:style>
    <style:style style:name="ce153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'liste des possibilités'.CS45"/>
      <style:map style:condition="cell-content()!=0" style:apply-style-name="saisie" style:base-cell-address="'liste des possibilités'.CS45"/>
    </style:style>
    <style:style style:name="ce154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CT17"/>
      <style:map style:condition="cell-content()!=0" style:apply-style-name="saisie" style:base-cell-address="'liste des possibilités'.CT17"/>
    </style:style>
    <style:style style:name="ce155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CT18"/>
      <style:map style:condition="cell-content()!=0" style:apply-style-name="saisie" style:base-cell-address="'liste des possibilités'.CT18"/>
    </style:style>
    <style:style style:name="ce156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CT29"/>
      <style:map style:condition="cell-content()!=0" style:apply-style-name="saisie" style:base-cell-address="'liste des possibilités'.CT29"/>
    </style:style>
    <style:style style:name="ce157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CT30"/>
      <style:map style:condition="cell-content()!=0" style:apply-style-name="saisie" style:base-cell-address="'liste des possibilités'.CT30"/>
    </style:style>
    <style:style style:name="ce158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CT41"/>
      <style:map style:condition="cell-content()!=0" style:apply-style-name="saisie" style:base-cell-address="'liste des possibilités'.CT41"/>
    </style:style>
    <style:style style:name="ce159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CT42"/>
      <style:map style:condition="cell-content()!=0" style:apply-style-name="saisie" style:base-cell-address="'liste des possibilités'.CT42"/>
    </style:style>
    <style:style style:name="ce160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CT53"/>
      <style:map style:condition="cell-content()!=0" style:apply-style-name="saisie" style:base-cell-address="'liste des possibilités'.CT53"/>
    </style:style>
    <style:style style:name="ce161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CT54"/>
      <style:map style:condition="cell-content()!=0" style:apply-style-name="saisie" style:base-cell-address="'liste des possibilités'.CT54"/>
    </style:style>
    <style:style style:name="ce162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'liste des possibilités'.CX21"/>
      <style:map style:condition="cell-content()!=0" style:apply-style-name="saisie" style:base-cell-address="'liste des possibilités'.CX21"/>
    </style:style>
    <style:style style:name="ce163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'liste des possibilités'.CX33"/>
      <style:map style:condition="cell-content()!=0" style:apply-style-name="saisie" style:base-cell-address="'liste des possibilités'.CX33"/>
    </style:style>
    <style:style style:name="ce164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'liste des possibilités'.CX45"/>
      <style:map style:condition="cell-content()!=0" style:apply-style-name="saisie" style:base-cell-address="'liste des possibilités'.CX45"/>
    </style:style>
    <style:style style:name="ce165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CY17"/>
      <style:map style:condition="cell-content()!=0" style:apply-style-name="saisie" style:base-cell-address="'liste des possibilités'.CY17"/>
    </style:style>
    <style:style style:name="ce166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CY18"/>
      <style:map style:condition="cell-content()!=0" style:apply-style-name="saisie" style:base-cell-address="'liste des possibilités'.CY18"/>
    </style:style>
    <style:style style:name="ce167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CY29"/>
      <style:map style:condition="cell-content()!=0" style:apply-style-name="saisie" style:base-cell-address="'liste des possibilités'.CY29"/>
    </style:style>
    <style:style style:name="ce168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CY30"/>
      <style:map style:condition="cell-content()!=0" style:apply-style-name="saisie" style:base-cell-address="'liste des possibilités'.CY30"/>
    </style:style>
    <style:style style:name="ce169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CY41"/>
      <style:map style:condition="cell-content()!=0" style:apply-style-name="saisie" style:base-cell-address="'liste des possibilités'.CY41"/>
    </style:style>
    <style:style style:name="ce170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CY42"/>
      <style:map style:condition="cell-content()!=0" style:apply-style-name="saisie" style:base-cell-address="'liste des possibilités'.CY42"/>
    </style:style>
    <style:style style:name="ce171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CY53"/>
      <style:map style:condition="cell-content()!=0" style:apply-style-name="saisie" style:base-cell-address="'liste des possibilités'.CY53"/>
    </style:style>
    <style:style style:name="ce172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CY54"/>
      <style:map style:condition="cell-content()!=0" style:apply-style-name="saisie" style:base-cell-address="'liste des possibilités'.CY54"/>
    </style:style>
    <style:style style:name="ce173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'liste des possibilités'.DC21"/>
      <style:map style:condition="cell-content()!=0" style:apply-style-name="saisie" style:base-cell-address="'liste des possibilités'.DC21"/>
    </style:style>
    <style:style style:name="ce174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'liste des possibilités'.DC33"/>
      <style:map style:condition="cell-content()!=0" style:apply-style-name="saisie" style:base-cell-address="'liste des possibilités'.DC33"/>
    </style:style>
    <style:style style:name="ce175" style:family="table-cell" style:parent-style-name="Default">
      <style:table-cell-properties fo:background-color="#ffffff" style:text-align-source="fix" style:repeat-content="false" fo:border="0.99pt ridge #000000" style:vertical-align="middle"/>
      <style:paragraph-properties fo:text-align="start" fo:margin-left="0mm"/>
      <style:map style:condition="cell-content()=0" style:apply-style-name="null" style:base-cell-address="'liste des possibilités'.DC45"/>
      <style:map style:condition="cell-content()!=0" style:apply-style-name="saisie" style:base-cell-address="'liste des possibilités'.DC45"/>
    </style:style>
    <style:style style:name="ce176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DD17"/>
      <style:map style:condition="cell-content()!=0" style:apply-style-name="saisie" style:base-cell-address="'liste des possibilités'.DD17"/>
    </style:style>
    <style:style style:name="ce177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DD18"/>
      <style:map style:condition="cell-content()!=0" style:apply-style-name="saisie" style:base-cell-address="'liste des possibilités'.DD18"/>
    </style:style>
    <style:style style:name="ce178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DD29"/>
      <style:map style:condition="cell-content()!=0" style:apply-style-name="saisie" style:base-cell-address="'liste des possibilités'.DD29"/>
    </style:style>
    <style:style style:name="ce179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DD30"/>
      <style:map style:condition="cell-content()!=0" style:apply-style-name="saisie" style:base-cell-address="'liste des possibilités'.DD30"/>
    </style:style>
    <style:style style:name="ce180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DD41"/>
      <style:map style:condition="cell-content()!=0" style:apply-style-name="saisie" style:base-cell-address="'liste des possibilités'.DD41"/>
    </style:style>
    <style:style style:name="ce181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DD42"/>
      <style:map style:condition="cell-content()!=0" style:apply-style-name="saisie" style:base-cell-address="'liste des possibilités'.DD42"/>
    </style:style>
    <style:style style:name="ce182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DD53"/>
      <style:map style:condition="cell-content()!=0" style:apply-style-name="saisie" style:base-cell-address="'liste des possibilités'.DD53"/>
    </style:style>
    <style:style style:name="ce183" style:family="table-cell" style:parent-style-name="Default">
      <style:table-cell-properties fo:background-color="#ffffff" fo:border="0.06pt solid #000000"/>
      <style:map style:condition="cell-content()=0" style:apply-style-name="Default" style:base-cell-address="'liste des possibilités'.DD54"/>
      <style:map style:condition="cell-content()!=0" style:apply-style-name="saisie" style:base-cell-address="'liste des possibilités'.DD54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[$'liste des possibilités'.$A$2:$'liste des possibilités'.$A$100])" table:allow-empty-cell="true" table:display-list="unsorted" table:base-cell-address="id_Son.T2">
          <table:error-message table:message-type="stop" table:display="true"/>
        </table:content-validation>
        <table:content-validation table:name="val2" table:condition="of:cell-content-is-in-list([$'liste des possibilités'.$A$2:$'liste des possibilités'.$A$20])" table:allow-empty-cell="true" table:display-list="unsorted" table:base-cell-address="id_Son.C2">
          <table:error-message table:message-type="stop" table:display="true"/>
        </table:content-validation>
        <table:content-validation table:name="val3" table:condition="of:cell-content-is-in-list([$'liste des possibilités'.$C$2:$'liste des possibilités'.$C$100])" table:allow-empty-cell="true" table:display-list="unsorted" table:base-cell-address="id_Son.U2">
          <table:error-message table:message-type="stop" table:display="true"/>
        </table:content-validation>
        <table:content-validation table:name="val4" table:condition="of:cell-content-is-in-list([$'liste des possibilités'.$C$2:$'liste des possibilités'.$C$9])" table:allow-empty-cell="true" table:display-list="unsorted" table:base-cell-address="id_Son.U2">
          <table:error-message table:message-type="stop" table:display="true"/>
        </table:content-validation>
        <table:content-validation table:name="val5" table:condition="of:cell-content-is-in-list([$'liste des possibilités'.$E$2:$'liste des possibilités'.$E$100])" table:allow-empty-cell="true" table:display-list="unsorted" table:base-cell-address="id_Son.AD2">
          <table:error-message table:message-type="stop" table:display="true"/>
        </table:content-validation>
        <table:content-validation table:name="val6" table:condition="of:cell-content-is-in-list([$'liste des possibilités'.$E$2:$'liste des possibilités'.$E$5])" table:allow-empty-cell="true" table:display-list="unsorted" table:base-cell-address="id_Son.AB2">
          <table:error-message table:message-type="stop" table:display="true"/>
        </table:content-validation>
        <table:content-validation table:name="val7" table:condition="of:cell-content-is-in-list([$'liste des possibilités'.$E$2:$'liste des possibilités'.$E$100])" table:allow-empty-cell="true" table:display-list="unsorted" table:base-cell-address="id_Son.AG2">
          <table:error-message table:message-type="stop" table:display="true"/>
        </table:content-validation>
        <table:content-validation table:name="val8" table:condition="of:cell-content-is-in-list([$'liste des possibilités'.$G$2:$'liste des possibilités'.$G$100])" table:allow-empty-cell="true" table:display-list="unsorted" table:base-cell-address="id_Son.AT2">
          <table:error-message table:message-type="stop" table:display="true"/>
        </table:content-validation>
        <table:content-validation table:name="val9" table:condition="of:cell-content-is-in-list([$'liste des possibilités'.$G$2:$'liste des possibilités'.$G$15])" table:allow-empty-cell="true" table:display-list="unsorted" table:base-cell-address="id_Son.AH2">
          <table:error-message table:message-type="stop" table:display="true"/>
        </table:content-validation>
        <table:content-validation table:name="val10" table:condition="of:cell-content-is-in-list([$'liste des possibilités'.$I$2:$'liste des possibilités'.$I$100])" table:allow-empty-cell="true" table:display-list="unsorted" table:base-cell-address="id_Son.AU2">
          <table:error-message table:message-type="stop" table:display="true"/>
        </table:content-validation>
        <table:content-validation table:name="val11" table:condition="of:cell-content-is-in-list([$'liste des possibilités'.$I$2:$'liste des possibilités'.$I$4])" table:allow-empty-cell="true" table:display-list="unsorted" table:base-cell-address="id_Son.AU2">
          <table:error-message table:message-type="stop" table:display="true"/>
        </table:content-validation>
        <table:content-validation table:name="val12" table:condition="of:cell-content-is-in-list([$'liste des possibilités'.$K$2:$'liste des possibilités'.$K$100])" table:allow-empty-cell="true" table:display-list="unsorted" table:base-cell-address="id_Son.AV2">
          <table:error-message table:message-type="stop" table:display="true"/>
        </table:content-validation>
        <table:content-validation table:name="val13" table:condition="of:cell-content-is-in-list([$'liste des possibilités'.$K$2:$'liste des possibilités'.$K$5])" table:allow-empty-cell="true" table:display-list="unsorted" table:base-cell-address="id_Son.AV2">
          <table:error-message table:message-type="stop" table:display="true"/>
        </table:content-validation>
        <table:content-validation table:name="val14" table:base-cell-address="id_Son.AW2">
          <table:error-message table:message-type="stop" table:display="true"/>
        </table:content-validation>
        <table:content-validation table:name="val15" table:condition="of:cell-content-is-in-list([$'liste des possibilités'.$M$2:$'liste des possibilités'.$M$14])" table:allow-empty-cell="true" table:display-list="unsorted" table:base-cell-address="id_Son.AW2">
          <table:error-message table:message-type="stop" table:display="true"/>
        </table:content-validation>
        <table:content-validation table:name="val16" table:condition="of:cell-content-is-in-list([$'liste des possibilités'.$M$2:$'liste des possibilités'.$M$100])" table:allow-empty-cell="true" table:display-list="unsorted" table:base-cell-address="id_Son.AW2">
          <table:error-message table:message-type="stop" table:display="true"/>
        </table:content-validation>
        <table:content-validation table:name="val17" table:condition="of:cell-content-is-in-list([$'liste des possibilités'.$O$2:$'liste des possibilités'.$O$100])" table:allow-empty-cell="true" table:display-list="unsorted" table:base-cell-address="id_Son.BJ2">
          <table:error-message table:message-type="stop" table:display="true"/>
        </table:content-validation>
        <table:content-validation table:name="val18" table:condition="of:cell-content-is-in-list([$'liste des possibilités'.$O$2:$'liste des possibilités'.$O$6])" table:allow-empty-cell="true" table:display-list="unsorted" table:base-cell-address="id_Son.BJ2">
          <table:error-message table:message-type="stop" table:display="true"/>
        </table:content-validation>
        <table:content-validation table:name="val19" table:condition="of:cell-content-is-in-list([$'liste des possibilités'.$A$2:$'liste des possibilités'.$A$100])" table:allow-empty-cell="true" table:display-list="unsorted" table:base-cell-address="filtre.D2">
          <table:error-message table:message-type="stop" table:display="true"/>
        </table:content-validation>
        <table:content-validation table:name="val20" table:condition="of:cell-content-is-in-list([$'liste des possibilités'.$C$2:$'liste des possibilités'.$C$100])" table:allow-empty-cell="true" table:display-list="unsorted" table:base-cell-address="filtre.V2">
          <table:error-message table:message-type="stop" table:display="true"/>
        </table:content-validation>
        <table:content-validation table:name="val21" table:condition="of:cell-content-is-in-list([$'liste des possibilités'.$E$2:$'liste des possibilités'.$E$100])" table:allow-empty-cell="true" table:display-list="unsorted" table:base-cell-address="filtre.AC2">
          <table:error-message table:message-type="stop" table:display="true"/>
        </table:content-validation>
        <table:content-validation table:name="val22" table:condition="of:cell-content-is-in-list([$'liste des possibilités'.$E$2:$'liste des possibilités'.$E$100])" table:allow-empty-cell="true" table:display-list="unsorted" table:base-cell-address="filtre.AF2">
          <table:error-message table:message-type="stop" table:display="true"/>
        </table:content-validation>
        <table:content-validation table:name="val23" table:condition="of:cell-content-is-in-list([$'liste des possibilités'.$G$2:$'liste des possibilités'.$G$100])" table:allow-empty-cell="true" table:display-list="unsorted" table:base-cell-address="filtre.AI2">
          <table:error-message table:message-type="stop" table:display="true"/>
        </table:content-validation>
        <table:content-validation table:name="val24" table:condition="of:cell-content-is-in-list([$'liste des possibilités'.$I$2:$'liste des possibilités'.$I$100])" table:allow-empty-cell="true" table:display-list="unsorted" table:base-cell-address="filtre.AV2">
          <table:error-message table:message-type="stop" table:display="true"/>
        </table:content-validation>
        <table:content-validation table:name="val25" table:condition="of:cell-content-is-in-list([$'liste des possibilités'.$K$2:$'liste des possibilités'.$K$100])" table:allow-empty-cell="true" table:display-list="unsorted" table:base-cell-address="filtre.AW2">
          <table:error-message table:message-type="stop" table:display="true"/>
        </table:content-validation>
        <table:content-validation table:name="val26" table:condition="of:cell-content-is-in-list([$'liste des possibilités'.$M$2:$'liste des possibilités'.$M$100])" table:allow-empty-cell="true" table:display-list="unsorted" table:base-cell-address="filtre.AX2">
          <table:error-message table:message-type="stop" table:display="true"/>
        </table:content-validation>
        <table:content-validation table:name="val27" table:condition="of:cell-content-is-in-list([$'liste des possibilités'.$O$2:$'liste des possibilités'.$O$100])" table:allow-empty-cell="true" table:display-list="unsorted" table:base-cell-address="filtre.BL2">
          <table:error-message table:message-type="stop" table:display="true"/>
        </table:content-validation>
        <table:content-validation table:name="val28" table:condition="of:cell-content-is-in-list([$filtre.$A$2:$filtre.$A$399])" table:allow-empty-cell="true" table:display-list="unsorted" table:base-cell-address="sequence.H3">
          <table:error-message table:message-type="stop" table:display="true"/>
        </table:content-validation>
        <table:content-validation table:name="val29" table:condition="of:cell-content-is-in-list([$filtre.$A$2:$filtre.$A$399])" table:allow-empty-cell="true" table:display-list="unsorted" table:base-cell-address="recette.B2">
          <table:error-message table:message-type="stop" table:display="true"/>
        </table:content-validation>
        <table:content-validation table:name="val30" table:condition="of:cell-content-is-in-list([$sequence.$A$2:$sequence.$A$300])" table:allow-empty-cell="false" table:display-list="unsorted" table:base-cell-address="recette.C2">
          <table:error-message table:message-type="stop" table:display="true"/>
        </table:content-validation>
        <table:content-validation table:name="val31" table:condition="of:cell-content-is-in-list([$'liste des possibilités'.$Y$2:$'liste des possibilités'.$Y$4])" table:allow-empty-cell="false" table:display-list="unsorted" table:base-cell-address="recette.D2">
          <table:error-message table:message-type="stop" table:display="true"/>
        </table:content-validation>
        <table:content-validation table:name="val32" table:condition="of:cell-content-is-in-list([$'liste des possibilités'.$AA$2:$'liste des possibilités'.$AA$7])" table:allow-empty-cell="false" table:display-list="unsorted" table:base-cell-address="recette.E2">
          <table:error-message table:message-type="stop" table:display="true"/>
        </table:content-validation>
        <table:content-validation table:name="val33" table:condition="of:cell-content-is-whole-number() and cell-content-is-between(0,99)" table:allow-empty-cell="true" table:base-cell-address="recette.F2">
          <table:error-message table:message-type="stop" table:display="true"/>
        </table:content-validation>
        <table:content-validation table:name="val34" table:condition="of:cell-content-is-in-list([$'liste des possibilités'.$W$2:$'liste des possibilités'.$W$3])" table:allow-empty-cell="true" table:display-list="unsorted" table:base-cell-address="instrumentiste.F66">
          <table:error-message table:message-type="stop" table:display="true"/>
        </table:content-validation>
        <table:content-validation table:name="val35" table:condition="of:cell-content-is-in-list([$recette.$A$2:$recette.$A$100])" table:allow-empty-cell="true" table:display-list="unsorted" table:base-cell-address="instrumentiste.K7">
          <table:error-message table:message-type="stop" table:display="true"/>
        </table:content-validation>
        <table:content-validation table:name="val36" table:condition="of:cell-content-is-in-list([$conditions.$A$2:$conditions.$A$71])" table:allow-empty-cell="true" table:display-list="unsorted" table:base-cell-address="instrumentiste.G17">
          <table:error-message table:message-type="stop" table:display="true"/>
        </table:content-validation>
        <table:content-validation table:name="val37" table:condition="of:cell-content-is-whole-number() and cell-content()&gt;0" table:allow-empty-cell="true" table:base-cell-address="conditions.F2">
          <table:error-message table:message-type="stop" table:display="true"/>
        </table:content-validation>
      </table:content-validations>
      <table:table table:name="id_Son" table:style-name="ta1">
        <office:forms form:automatic-focus="false" form:apply-design-mode="false"/>
        <table:table-column table:style-name="co7" table:default-cell-style-name="ce4"/>
        <table:table-column table:style-name="co8" table:default-cell-style-name="ce4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4" table:default-cell-style-name="Default"/>
        <table:table-column table:style-name="co3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3" table:default-cell-style-name="Default"/>
        <table:table-column table:style-name="co3" table:default-cell-style-name="ce8"/>
        <table:table-column table:style-name="co16" table:number-columns-repeated="2" table:default-cell-style-name="Default"/>
        <table:table-column table:style-name="co17" table:default-cell-style-name="ce8"/>
        <table:table-column table:style-name="co12" table:number-columns-repeated="2" table:default-cell-style-name="Default"/>
        <table:table-column table:style-name="co18" table:default-cell-style-name="ce8"/>
        <table:table-column table:style-name="co19" table:default-cell-style-name="Default"/>
        <table:table-column table:style-name="co12" table:number-columns-repeated="11" table:default-cell-style-name="Default"/>
        <table:table-column table:style-name="co20" table:default-cell-style-name="ce4"/>
        <table:table-column table:style-name="co3" table:default-cell-style-name="ce4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7" table:default-cell-style-name="Default"/>
        <table:table-column table:style-name="co3" table:default-cell-style-name="ce8"/>
        <table:table-column table:style-name="co26" table:number-columns-repeated="2" table:default-cell-style-name="ce4"/>
        <table:table-column table:style-name="co3" table:number-columns-repeated="959" table:default-cell-style-name="Default"/>
        <table:table-row table:style-name="ro1">
          <table:table-cell table:style-name="ce3" office:value-type="string" calcext:value-type="string">
            <text:p>nom du son</text:p>
          </table:table-cell>
          <table:table-cell table:style-name="ce3" office:value-type="string" calcext:value-type="string">
            <text:p>Durée (sec)</text:p>
          </table:table-cell>
          <table:table-cell table:style-name="ce5" office:value-type="string" calcext:value-type="string">
            <text:p>Motcle 1</text:p>
          </table:table-cell>
          <table:table-cell table:style-name="ce6" office:value-type="string" calcext:value-type="string">
            <text:p>Motcle 2</text:p>
          </table:table-cell>
          <table:table-cell table:style-name="ce6" office:value-type="string" calcext:value-type="string">
            <text:p>Motcle 3</text:p>
          </table:table-cell>
          <table:table-cell table:style-name="ce6" office:value-type="string" calcext:value-type="string">
            <text:p>Motcle 4</text:p>
          </table:table-cell>
          <table:table-cell table:style-name="ce6" office:value-type="string" calcext:value-type="string">
            <text:p>Motcle 5</text:p>
          </table:table-cell>
          <table:table-cell table:style-name="ce6" office:value-type="string" calcext:value-type="string">
            <text:p>Motcle 6</text:p>
          </table:table-cell>
          <table:table-cell table:style-name="ce6" office:value-type="string" calcext:value-type="string">
            <text:p>Motcle 7</text:p>
          </table:table-cell>
          <table:table-cell table:style-name="ce6" office:value-type="string" calcext:value-type="string">
            <text:p>Motcle 8</text:p>
          </table:table-cell>
          <table:table-cell table:style-name="ce6" office:value-type="string" calcext:value-type="string">
            <text:p>Motcle 9</text:p>
          </table:table-cell>
          <table:table-cell table:style-name="ce6" office:value-type="string" calcext:value-type="string">
            <text:p>Motcle 10</text:p>
          </table:table-cell>
          <table:table-cell table:style-name="ce6" office:value-type="string" calcext:value-type="string">
            <text:p>Motcle 11</text:p>
          </table:table-cell>
          <table:table-cell table:style-name="ce6" office:value-type="string" calcext:value-type="string">
            <text:p>Motcle 12</text:p>
          </table:table-cell>
          <table:table-cell table:style-name="ce6" office:value-type="string" calcext:value-type="string">
            <text:p>Motcle 13</text:p>
          </table:table-cell>
          <table:table-cell table:style-name="ce6" office:value-type="string" calcext:value-type="string">
            <text:p>Motcle 14</text:p>
          </table:table-cell>
          <table:table-cell table:style-name="ce6" office:value-type="string" calcext:value-type="string">
            <text:p>Motcle 15</text:p>
          </table:table-cell>
          <table:table-cell table:style-name="ce6" office:value-type="string" calcext:value-type="string">
            <text:p>Motcle 16</text:p>
          </table:table-cell>
          <table:table-cell table:style-name="ce6" office:value-type="string" calcext:value-type="string">
            <text:p>Motcle 17</text:p>
          </table:table-cell>
          <table:table-cell table:style-name="ce6" office:value-type="string" calcext:value-type="string">
            <text:p>Motcle 18</text:p>
          </table:table-cell>
          <table:table-cell table:style-name="ce7" office:value-type="string" calcext:value-type="string">
            <text:p>Nuance 1</text:p>
          </table:table-cell>
          <table:table-cell table:style-name="ce6" office:value-type="string" calcext:value-type="string">
            <text:p>Nuance 2</text:p>
          </table:table-cell>
          <table:table-cell table:style-name="ce6" office:value-type="string" calcext:value-type="string">
            <text:p>Nuance 3</text:p>
          </table:table-cell>
          <table:table-cell table:style-name="ce6" office:value-type="string" calcext:value-type="string">
            <text:p>Nuance 4</text:p>
          </table:table-cell>
          <table:table-cell table:style-name="ce6" office:value-type="string" calcext:value-type="string">
            <text:p>Nuance 5</text:p>
          </table:table-cell>
          <table:table-cell table:style-name="ce6" office:value-type="string" calcext:value-type="string">
            <text:p>Nuance 6</text:p>
          </table:table-cell>
          <table:table-cell table:style-name="ce6" office:value-type="string" calcext:value-type="string">
            <text:p>Nuance 7</text:p>
          </table:table-cell>
          <table:table-cell table:style-name="ce7" office:value-type="string" calcext:value-type="string">
            <text:p>Attaque 1</text:p>
          </table:table-cell>
          <table:table-cell table:style-name="ce6" office:value-type="string" calcext:value-type="string">
            <text:p>Attaque 2</text:p>
          </table:table-cell>
          <table:table-cell table:style-name="ce6" office:value-type="string" calcext:value-type="string">
            <text:p>Attaque 3</text:p>
          </table:table-cell>
          <table:table-cell table:style-name="ce7" office:value-type="string" calcext:value-type="string">
            <text:p>Relâchement 1</text:p>
          </table:table-cell>
          <table:table-cell table:style-name="ce6" office:value-type="string" calcext:value-type="string">
            <text:p>Relâchement 2</text:p>
          </table:table-cell>
          <table:table-cell table:style-name="ce6" office:value-type="string" calcext:value-type="string">
            <text:p>Relâchement 3</text:p>
          </table:table-cell>
          <table:table-cell table:style-name="ce7" office:value-type="string" calcext:value-type="string">
            <text:p>Note Fondamental 1</text:p>
          </table:table-cell>
          <table:table-cell table:style-name="ce6" office:value-type="string" calcext:value-type="string">
            <text:p>Note Fondamental 2</text:p>
          </table:table-cell>
          <table:table-cell table:style-name="ce6" office:value-type="string" calcext:value-type="string">
            <text:p>Note Fondamental 3</text:p>
          </table:table-cell>
          <table:table-cell table:style-name="ce6" office:value-type="string" calcext:value-type="string">
            <text:p>Note Fondamental 4</text:p>
          </table:table-cell>
          <table:table-cell table:style-name="ce6" office:value-type="string" calcext:value-type="string">
            <text:p>Note Fondamental 5</text:p>
          </table:table-cell>
          <table:table-cell table:style-name="ce6" office:value-type="string" calcext:value-type="string">
            <text:p>Note Fondamental 6</text:p>
          </table:table-cell>
          <table:table-cell table:style-name="ce6" office:value-type="string" calcext:value-type="string">
            <text:p>Note Fondamental 7</text:p>
          </table:table-cell>
          <table:table-cell table:style-name="ce6" office:value-type="string" calcext:value-type="string">
            <text:p>Note Fondamental 8</text:p>
          </table:table-cell>
          <table:table-cell table:style-name="ce6" office:value-type="string" calcext:value-type="string">
            <text:p>Note Fondamental 9</text:p>
          </table:table-cell>
          <table:table-cell table:style-name="ce6" office:value-type="string" calcext:value-type="string">
            <text:p>Note Fondamental 10</text:p>
          </table:table-cell>
          <table:table-cell table:style-name="ce6" office:value-type="string" calcext:value-type="string">
            <text:p>Note Fondamental 11</text:p>
          </table:table-cell>
          <table:table-cell table:style-name="ce6" office:value-type="string" calcext:value-type="string">
            <text:p>Note Fondamental 12</text:p>
          </table:table-cell>
          <table:table-cell table:style-name="ce6" office:value-type="string" calcext:value-type="string">
            <text:p>Note Fondamental 13</text:p>
          </table:table-cell>
          <table:table-cell table:style-name="ce3" office:value-type="string" calcext:value-type="string">
            <text:p>Phrase Musical?</text:p>
          </table:table-cell>
          <table:table-cell table:style-name="ce3" office:value-type="string" calcext:value-type="string">
            <text:p>Phrasé</text:p>
          </table:table-cell>
          <table:table-cell table:style-name="ce5" office:value-type="string" calcext:value-type="string">
            <text:p>note dans l'Accord 1</text:p>
          </table:table-cell>
          <table:table-cell table:style-name="ce6" office:value-type="string" calcext:value-type="string">
            <text:p>note dans l'Accord 2</text:p>
          </table:table-cell>
          <table:table-cell table:style-name="ce6" office:value-type="string" calcext:value-type="string">
            <text:p>note dans l'Accord 3</text:p>
          </table:table-cell>
          <table:table-cell table:style-name="ce6" office:value-type="string" calcext:value-type="string">
            <text:p>note dans l'Accord 4</text:p>
          </table:table-cell>
          <table:table-cell table:style-name="ce6" office:value-type="string" calcext:value-type="string">
            <text:p>note dans l'Accord 5</text:p>
          </table:table-cell>
          <table:table-cell table:style-name="ce6" office:value-type="string" calcext:value-type="string">
            <text:p>note dans l'Accord 6</text:p>
          </table:table-cell>
          <table:table-cell table:style-name="ce6" office:value-type="string" calcext:value-type="string">
            <text:p>note dans l'Accord 7</text:p>
          </table:table-cell>
          <table:table-cell table:style-name="ce6" office:value-type="string" calcext:value-type="string">
            <text:p>note dans l'Accord 8</text:p>
          </table:table-cell>
          <table:table-cell table:style-name="ce6" office:value-type="string" calcext:value-type="string">
            <text:p>note dans l'Accord 9</text:p>
          </table:table-cell>
          <table:table-cell table:style-name="ce6" office:value-type="string" calcext:value-type="string">
            <text:p>note dans l'Accord 10</text:p>
          </table:table-cell>
          <table:table-cell table:style-name="ce6" office:value-type="string" calcext:value-type="string">
            <text:p>note dans l'Accord 11</text:p>
          </table:table-cell>
          <table:table-cell table:style-name="ce6" office:value-type="string" calcext:value-type="string">
            <text:p>note dans l'Accord 12</text:p>
          </table:table-cell>
          <table:table-cell table:style-name="ce7" office:value-type="string" calcext:value-type="string">
            <text:p>Tempo</text:p>
          </table:table-cell>
          <table:table-cell table:style-name="ce3" office:value-type="string" calcext:value-type="string">
            <text:p>Variation de Tempo</text:p>
          </table:table-cell>
          <table:table-cell table:style-name="ce3" office:value-type="string" calcext:value-type="string">
            <text:p>priorité (de 0 à 100)</text:p>
          </table:table-cell>
          <table:table-cell table:style-name="ce6"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2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3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4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5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6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7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8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9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10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11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12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13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14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15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16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17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18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19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20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21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22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23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24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25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26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27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28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29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30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31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32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33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34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35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36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37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38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39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40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41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42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43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44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45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46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47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48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49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50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51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52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table:number-columns-repeated="18" table:content-validation-name="val1" office:value-type="string" calcext:value-type="string">
            <text:p>nc</text:p>
          </table:table-cell>
          <table:table-cell table:style-name="ce94" table:content-validation-name="val3" office:value-type="string" calcext:value-type="string">
            <text:p>nc</text:p>
          </table:table-cell>
          <table:table-cell table:number-columns-repeated="6" table:style-name="ce96" table:content-validation-name="val3" office:value-type="string" calcext:value-type="string">
            <text:p>nc</text:p>
          </table:table-cell>
          <table:table-cell table:number-columns-repeated="3" table:style-name="ce96" table:content-validation-name="val5" office:value-type="string" calcext:value-type="string">
            <text:p>nc</text:p>
          </table:table-cell>
          <table:table-cell table:number-columns-repeated="3" table:style-name="ce96" table:content-validation-name="val7" office:value-type="string" calcext:value-type="string">
            <text:p>nc</text:p>
          </table:table-cell>
          <table:table-cell table:number-columns-repeated="13" table:style-name="ce96" table:content-validation-name="val8" office:value-type="string" calcext:value-type="string">
            <text:p>nc</text:p>
          </table:table-cell>
          <table:table-cell table:content-validation-name="val10" office:value-type="string" calcext:value-type="string">
            <text:p>nc</text:p>
          </table:table-cell>
          <table:table-cell table:content-validation-name="val12" office:value-type="string" calcext:value-type="string">
            <text:p>nc</text:p>
          </table:table-cell>
          <table:table-cell table:content-validation-name="val14" table:formula="of:=[.AH53]" office:value-type="string" office:string-value="nc" calcext:value-type="string">
            <text:p>nc</text:p>
          </table:table-cell>
          <table:table-cell table:number-columns-repeated="11" table:content-validation-name="val16"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table:content-validation-name="val17"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table:number-columns-repeated="959"/>
        </table:table-row>
        <table:table-row table:style-name="ro1" table:number-rows-repeated="181">
          <table:table-cell table:number-columns-repeated="2"/>
          <table:table-cell table:content-validation-name="val2" table:number-columns-repeated="18"/>
          <table:table-cell table:style-name="ce94" table:content-validation-name="val4"/>
          <table:table-cell table:style-name="ce96" table:content-validation-name="val4" table:number-columns-repeated="6"/>
          <table:table-cell table:style-name="ce94" table:content-validation-name="val6"/>
          <table:table-cell table:style-name="ce96" table:content-validation-name="val6" table:number-columns-repeated="2"/>
          <table:table-cell table:style-name="ce94" table:content-validation-name="val6"/>
          <table:table-cell table:style-name="ce96" table:content-validation-name="val6" table:number-columns-repeated="2"/>
          <table:table-cell table:style-name="ce94" table:content-validation-name="val9"/>
          <table:table-cell table:style-name="ce96" table:content-validation-name="val9" table:number-columns-repeated="12"/>
          <table:table-cell table:content-validation-name="val11"/>
          <table:table-cell table:content-validation-name="val13"/>
          <table:table-cell table:content-validation-name="val15" table:number-columns-repeated="12"/>
          <table:table-cell/>
          <table:table-cell table:content-validation-name="val18"/>
          <table:table-cell table:number-columns-repeated="960"/>
        </table:table-row>
        <table:table-row table:style-name="ro1" table:number-rows-repeated="34">
          <table:table-cell table:number-columns-repeated="21"/>
          <table:table-cell table:style-name="ce96" table:content-validation-name="val4" table:number-columns-repeated="6"/>
          <table:table-cell table:number-columns-repeated="995"/>
        </table:table-row>
        <table:table-row table:style-name="ro1" table:number-rows-repeated="10483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iltre" table:style-name="ta1">
        <office:forms form:automatic-focus="false" form:apply-design-mode="false"/>
        <table:table-column table:style-name="co27" table:default-cell-style-name="ce94"/>
        <table:table-column table:style-name="co28" table:default-cell-style-name="Default"/>
        <table:table-column table:style-name="co29" table:default-cell-style-name="ce94"/>
        <table:table-column table:style-name="co3" table:default-cell-style-name="ce94"/>
        <table:table-column table:style-name="co3" table:number-columns-repeated="17" table:default-cell-style-name="Default"/>
        <table:table-column table:style-name="co3" table:default-cell-style-name="ce94"/>
        <table:table-column table:style-name="co3" table:number-columns-repeated="6" table:default-cell-style-name="Default"/>
        <table:table-column table:style-name="co3" table:default-cell-style-name="ce94"/>
        <table:table-column table:style-name="co3" table:number-columns-repeated="2" table:default-cell-style-name="Default"/>
        <table:table-column table:style-name="co3" table:default-cell-style-name="ce94"/>
        <table:table-column table:style-name="co3" table:number-columns-repeated="2" table:default-cell-style-name="Default"/>
        <table:table-column table:style-name="co3" table:default-cell-style-name="ce94"/>
        <table:table-column table:style-name="co3" table:number-columns-repeated="12" table:default-cell-style-name="Default"/>
        <table:table-column table:style-name="co20" table:default-cell-style-name="ce94"/>
        <table:table-column table:style-name="co30" table:default-cell-style-name="ce94"/>
        <table:table-column table:style-name="co21" table:default-cell-style-name="ce94"/>
        <table:table-column table:style-name="co3" table:number-columns-repeated="11" table:default-cell-style-name="Default"/>
        <table:table-column table:style-name="co3" table:default-cell-style-name="ce94"/>
        <table:table-column table:style-name="co31" table:default-cell-style-name="ce94"/>
        <table:table-column table:style-name="co26" table:default-cell-style-name="ce94"/>
        <table:table-column table:style-name="co26" table:default-cell-style-name="Default"/>
        <table:table-column table:style-name="co3" table:number-columns-repeated="959" table:default-cell-style-name="Default"/>
        <table:table-row table:style-name="ro1">
          <table:table-cell table:style-name="ce10" office:value-type="string" calcext:value-type="string">
            <text:p>nom du filtre</text:p>
          </table:table-cell>
          <table:table-cell table:style-name="ce3" office:value-type="string" calcext:value-type="string">
            <text:p>Durée mini (sec)</text:p>
          </table:table-cell>
          <table:table-cell table:style-name="ce3" office:value-type="string" calcext:value-type="string">
            <text:p>Durée maxi (sec)</text:p>
          </table:table-cell>
          <table:table-cell table:style-name="ce13" office:value-type="string" calcext:value-type="string">
            <text:p>Motcle 1</text:p>
          </table:table-cell>
          <table:table-cell table:style-name="ce6" office:value-type="string" calcext:value-type="string">
            <text:p>Motcle 2</text:p>
          </table:table-cell>
          <table:table-cell table:style-name="ce6" office:value-type="string" calcext:value-type="string">
            <text:p>Motcle 3</text:p>
          </table:table-cell>
          <table:table-cell table:style-name="ce6" office:value-type="string" calcext:value-type="string">
            <text:p>Motcle 4</text:p>
          </table:table-cell>
          <table:table-cell table:style-name="ce6" office:value-type="string" calcext:value-type="string">
            <text:p>Motcle 5</text:p>
          </table:table-cell>
          <table:table-cell table:style-name="ce6" office:value-type="string" calcext:value-type="string">
            <text:p>Motcle 6</text:p>
          </table:table-cell>
          <table:table-cell table:style-name="ce6" office:value-type="string" calcext:value-type="string">
            <text:p>Motcle 7</text:p>
          </table:table-cell>
          <table:table-cell table:style-name="ce6" office:value-type="string" calcext:value-type="string">
            <text:p>Motcle 8</text:p>
          </table:table-cell>
          <table:table-cell table:style-name="ce6" office:value-type="string" calcext:value-type="string">
            <text:p>Motcle 9</text:p>
          </table:table-cell>
          <table:table-cell table:style-name="ce6" office:value-type="string" calcext:value-type="string">
            <text:p>Motcle 10</text:p>
          </table:table-cell>
          <table:table-cell table:style-name="ce6" office:value-type="string" calcext:value-type="string">
            <text:p>Motcle 11</text:p>
          </table:table-cell>
          <table:table-cell table:style-name="ce6" office:value-type="string" calcext:value-type="string">
            <text:p>Motcle 12</text:p>
          </table:table-cell>
          <table:table-cell table:style-name="ce6" office:value-type="string" calcext:value-type="string">
            <text:p>Motcle 13</text:p>
          </table:table-cell>
          <table:table-cell table:style-name="ce6" office:value-type="string" calcext:value-type="string">
            <text:p>Motcle 14</text:p>
          </table:table-cell>
          <table:table-cell table:style-name="ce6" office:value-type="string" calcext:value-type="string">
            <text:p>Motcle 15</text:p>
          </table:table-cell>
          <table:table-cell table:style-name="ce6" office:value-type="string" calcext:value-type="string">
            <text:p>Motcle 16</text:p>
          </table:table-cell>
          <table:table-cell table:style-name="ce6" office:value-type="string" calcext:value-type="string">
            <text:p>Motcle 17</text:p>
          </table:table-cell>
          <table:table-cell table:style-name="ce6" office:value-type="string" calcext:value-type="string">
            <text:p>Motcle 18</text:p>
          </table:table-cell>
          <table:table-cell table:style-name="ce7" office:value-type="string" calcext:value-type="string">
            <text:p>Nuance 1</text:p>
          </table:table-cell>
          <table:table-cell table:style-name="ce6" office:value-type="string" calcext:value-type="string">
            <text:p>Nuance 2</text:p>
          </table:table-cell>
          <table:table-cell table:style-name="ce6" office:value-type="string" calcext:value-type="string">
            <text:p>Nuance 3</text:p>
          </table:table-cell>
          <table:table-cell table:style-name="ce6" office:value-type="string" calcext:value-type="string">
            <text:p>Nuance 4</text:p>
          </table:table-cell>
          <table:table-cell table:style-name="ce6" office:value-type="string" calcext:value-type="string">
            <text:p>Nuance 5</text:p>
          </table:table-cell>
          <table:table-cell table:style-name="ce6" office:value-type="string" calcext:value-type="string">
            <text:p>Nuance 6</text:p>
          </table:table-cell>
          <table:table-cell table:style-name="ce6" office:value-type="string" calcext:value-type="string">
            <text:p>Nuance 7</text:p>
          </table:table-cell>
          <table:table-cell table:style-name="ce7" office:value-type="string" calcext:value-type="string">
            <text:p>Attaque 1</text:p>
          </table:table-cell>
          <table:table-cell table:style-name="ce6" office:value-type="string" calcext:value-type="string">
            <text:p>Attaque 2</text:p>
          </table:table-cell>
          <table:table-cell table:style-name="ce6" office:value-type="string" calcext:value-type="string">
            <text:p>Attaque 3</text:p>
          </table:table-cell>
          <table:table-cell table:style-name="ce7" office:value-type="string" calcext:value-type="string">
            <text:p>Relâchement 1</text:p>
          </table:table-cell>
          <table:table-cell table:style-name="ce6" office:value-type="string" calcext:value-type="string">
            <text:p>Relâchement 2</text:p>
          </table:table-cell>
          <table:table-cell table:style-name="ce6" office:value-type="string" calcext:value-type="string">
            <text:p>Relâchement 3</text:p>
          </table:table-cell>
          <table:table-cell table:style-name="ce7" office:value-type="string" calcext:value-type="string">
            <text:p>Note Fondamental 1</text:p>
          </table:table-cell>
          <table:table-cell table:style-name="ce6" office:value-type="string" calcext:value-type="string">
            <text:p>Note Fondamental 2</text:p>
          </table:table-cell>
          <table:table-cell table:style-name="ce6" office:value-type="string" calcext:value-type="string">
            <text:p>Note Fondamental 3</text:p>
          </table:table-cell>
          <table:table-cell table:style-name="ce6" office:value-type="string" calcext:value-type="string">
            <text:p>Note Fondamental 4</text:p>
          </table:table-cell>
          <table:table-cell table:style-name="ce6" office:value-type="string" calcext:value-type="string">
            <text:p>Note Fondamental 5</text:p>
          </table:table-cell>
          <table:table-cell table:style-name="ce6" office:value-type="string" calcext:value-type="string">
            <text:p>Note Fondamental 6</text:p>
          </table:table-cell>
          <table:table-cell table:style-name="ce6" office:value-type="string" calcext:value-type="string">
            <text:p>Note Fondamental 7</text:p>
          </table:table-cell>
          <table:table-cell table:style-name="ce6" office:value-type="string" calcext:value-type="string">
            <text:p>Note Fondamental 8</text:p>
          </table:table-cell>
          <table:table-cell table:style-name="ce6" office:value-type="string" calcext:value-type="string">
            <text:p>Note Fondamental 9</text:p>
          </table:table-cell>
          <table:table-cell table:style-name="ce6" office:value-type="string" calcext:value-type="string">
            <text:p>Note Fondamental 10</text:p>
          </table:table-cell>
          <table:table-cell table:style-name="ce6" office:value-type="string" calcext:value-type="string">
            <text:p>Note Fondamental 11</text:p>
          </table:table-cell>
          <table:table-cell table:style-name="ce6" office:value-type="string" calcext:value-type="string">
            <text:p>Note Fondamental 12</text:p>
          </table:table-cell>
          <table:table-cell table:style-name="ce6" office:value-type="string" calcext:value-type="string">
            <text:p>Note Fondamental 13</text:p>
          </table:table-cell>
          <table:table-cell table:style-name="ce3" office:value-type="string" calcext:value-type="string">
            <text:p>Phrase Musical?</text:p>
          </table:table-cell>
          <table:table-cell table:style-name="ce3" office:value-type="string" calcext:value-type="string">
            <text:p>Phrasé</text:p>
          </table:table-cell>
          <table:table-cell table:style-name="ce7" office:value-type="string" calcext:value-type="string">
            <text:p>note dans l'Accord 1</text:p>
          </table:table-cell>
          <table:table-cell table:style-name="ce6" office:value-type="string" calcext:value-type="string">
            <text:p>note dans l'Accord 2</text:p>
          </table:table-cell>
          <table:table-cell table:style-name="ce6" office:value-type="string" calcext:value-type="string">
            <text:p>note dans l'Accord 3</text:p>
          </table:table-cell>
          <table:table-cell table:style-name="ce6" office:value-type="string" calcext:value-type="string">
            <text:p>note dans l'Accord 4</text:p>
          </table:table-cell>
          <table:table-cell table:style-name="ce6" office:value-type="string" calcext:value-type="string">
            <text:p>note dans l'Accord 5</text:p>
          </table:table-cell>
          <table:table-cell table:style-name="ce6" office:value-type="string" calcext:value-type="string">
            <text:p>note dans l'Accord 6</text:p>
          </table:table-cell>
          <table:table-cell table:style-name="ce6" office:value-type="string" calcext:value-type="string">
            <text:p>note dans l'Accord 7</text:p>
          </table:table-cell>
          <table:table-cell table:style-name="ce6" office:value-type="string" calcext:value-type="string">
            <text:p>note dans l'Accord 8</text:p>
          </table:table-cell>
          <table:table-cell table:style-name="ce6" office:value-type="string" calcext:value-type="string">
            <text:p>note dans l'Accord 9</text:p>
          </table:table-cell>
          <table:table-cell table:style-name="ce6" office:value-type="string" calcext:value-type="string">
            <text:p>note dans l'Accord 10</text:p>
          </table:table-cell>
          <table:table-cell table:style-name="ce6" office:value-type="string" calcext:value-type="string">
            <text:p>note dans l'Accord 11</text:p>
          </table:table-cell>
          <table:table-cell table:style-name="ce6" office:value-type="string" calcext:value-type="string">
            <text:p>note dans l'Accord 12</text:p>
          </table:table-cell>
          <table:table-cell table:style-name="ce7" office:value-type="string" calcext:value-type="string">
            <text:p>Tempo min</text:p>
          </table:table-cell>
          <table:table-cell table:style-name="ce7" office:value-type="string" calcext:value-type="string">
            <text:p>Tempo max</text:p>
          </table:table-cell>
          <table:table-cell table:style-name="ce3" office:value-type="string" calcext:value-type="string">
            <text:p>Variation de Tempo</text:p>
          </table:table-cell>
          <table:table-cell table:style-name="ce3" office:value-type="string" calcext:value-type="string">
            <text:p>priorité (de 0 à 100)</text:p>
          </table:table-cell>
          <table:table-cell table:style-name="ce12" table:number-columns-repeated="958"/>
          <table:table-cell/>
        </table:table-row>
        <table:table-row table:style-name="ro1">
          <table:table-cell office:value-type="string" calcext:value-type="string">
            <text:p>passe_par_tous</text:p>
          </table:table-cell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 office:value-type="string" calcext:value-type="string">
            <text:p>nc</text:p>
          </table:table-cell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ilence</text:p>
          </table:table-cell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 office:value-type="string" calcext:value-type="string">
            <text:p>silence</text:p>
          </table:table-cell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table:style-name="ce9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9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19"/>
          <table:table-cell table:style-name="ce96" table:content-validation-name="val19" table:number-columns-repeated="17"/>
          <table:table-cell table:content-validation-name="val20"/>
          <table:table-cell table:style-name="ce96" table:content-validation-name="val20" table:number-columns-repeated="6"/>
          <table:table-cell table:content-validation-name="val21"/>
          <table:table-cell table:style-name="ce96" table:content-validation-name="val21" table:number-columns-repeated="2"/>
          <table:table-cell table:content-validation-name="val22"/>
          <table:table-cell table:style-name="ce96" table:content-validation-name="val22" table:number-columns-repeated="2"/>
          <table:table-cell table:content-validation-name="val23"/>
          <table:table-cell table:style-name="ce96" table:content-validation-name="val23" table:number-columns-repeated="12"/>
          <table:table-cell table:content-validation-name="val24"/>
          <table:table-cell table:content-validation-name="val25"/>
          <table:table-cell table:content-validation-name="val26"/>
          <table:table-cell table:style-name="ce96" table:content-validation-name="val26" table:number-columns-repeated="11"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content-validation-name="val27"/>
          <table:table-cell table:style-name="ce94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float" office:value="999" calcext:value-type="float">
            <text:p>999</text:p>
          </table:table-cell>
          <table:table-cell table:style-name="ce11" table:content-validation-name="val19"/>
          <table:table-cell table:style-name="ce12" table:content-validation-name="val19" table:number-columns-repeated="17"/>
          <table:table-cell table:style-name="ce11" table:content-validation-name="val20"/>
          <table:table-cell table:style-name="ce12" table:content-validation-name="val20" table:number-columns-repeated="6"/>
          <table:table-cell table:style-name="ce11" table:content-validation-name="val21"/>
          <table:table-cell table:style-name="ce12" table:content-validation-name="val21" table:number-columns-repeated="2"/>
          <table:table-cell table:style-name="ce11" table:content-validation-name="val22"/>
          <table:table-cell table:style-name="ce12" table:content-validation-name="val22" table:number-columns-repeated="2"/>
          <table:table-cell table:style-name="ce11" table:content-validation-name="val23"/>
          <table:table-cell table:style-name="ce12" table:content-validation-name="val23" table:number-columns-repeated="12"/>
          <table:table-cell table:style-name="ce11" table:content-validation-name="val24"/>
          <table:table-cell table:style-name="ce11" table:content-validation-name="val25"/>
          <table:table-cell table:style-name="ce11" table:content-validation-name="val26"/>
          <table:table-cell table:style-name="ce12" table:content-validation-name="val26" table:number-columns-repeated="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999" calcext:value-type="float">
            <text:p>999</text:p>
          </table:table-cell>
          <table:table-cell table:style-name="ce11" table:content-validation-name="val27"/>
          <table:table-cell table:style-name="ce11" office:value-type="float" office:value="50" calcext:value-type="float">
            <text:p>50</text:p>
          </table:table-cell>
          <table:table-cell table:style-name="ce12" table:number-columns-repeated="959"/>
        </table:table-row>
        <table:table-row table:style-name="ro1" table:number-rows-repeated="10481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quence" table:style-name="ta1">
        <office:forms form:automatic-focus="false" form:apply-design-mode="false"/>
        <table:table-column table:style-name="co32" table:default-cell-style-name="ce4"/>
        <table:table-column table:style-name="co33" table:number-columns-repeated="2" table:default-cell-style-name="ce4"/>
        <table:table-column table:style-name="co34" table:default-cell-style-name="ce4"/>
        <table:table-column table:style-name="co3" table:default-cell-style-name="ce19"/>
        <table:table-column table:style-name="co3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38" table:number-columns-repeated="6" table:default-cell-style-name="Default"/>
        <table:table-column table:style-name="co39" table:default-cell-style-name="Default"/>
        <table:table-column table:style-name="co38" table:default-cell-style-name="Default"/>
        <table:table-row table:style-name="ro1">
          <table:table-cell table:style-name="ce14" office:value-type="string" calcext:value-type="string">
            <text:p>nom séquence</text:p>
          </table:table-cell>
          <table:table-cell table:style-name="ce14" office:value-type="string" calcext:value-type="string">
            <text:p>taille du pas</text:p>
          </table:table-cell>
          <table:table-cell table:style-name="ce14" office:value-type="string" calcext:value-type="string">
            <text:p>longueur séquence</text:p>
          </table:table-cell>
          <table:table-cell table:style-name="ce14" office:value-type="string" calcext:value-type="string">
            <text:p>nombre de boucle séquence(-1 = inf)</text:p>
          </table:table-cell>
          <table:table-cell table:style-name="ce14" office:value-type="string" calcext:value-type="string">
            <text:p>trig</text:p>
          </table:table-cell>
          <table:table-cell table:style-name="ce14" office:value-type="string" calcext:value-type="string">
            <text:p>temps du trig (en pas)</text:p>
          </table:table-cell>
          <table:table-cell table:style-name="ce14" office:value-type="string" calcext:value-type="string">
            <text:p>volume (vélocité)</text:p>
          </table:table-cell>
          <table:table-cell table:style-name="ce14" office:value-type="string" calcext:value-type="string">
            <text:p>filtre</text:p>
          </table:table-cell>
          <table:table-cell table:style-name="ce14" office:value-type="string" calcext:value-type="string">
            <text:p>chance de jeu (entre 0 et 100)</text:p>
          </table:table-cell>
          <table:table-cell table:style-name="ce14" office:value-type="string" calcext:value-type="string">
            <text:p>départ vers effet A</text:p>
          </table:table-cell>
          <table:table-cell table:style-name="ce14" office:value-type="string" calcext:value-type="string">
            <text:p>départ vers effet B</text:p>
          </table:table-cell>
          <table:table-cell table:style-name="ce14" office:value-type="string" calcext:value-type="string">
            <text:p>départ vers effet C</text:p>
          </table:table-cell>
          <table:table-cell table:style-name="ce14" office:value-type="string" calcext:value-type="string">
            <text:p>départ vers effet D</text:p>
          </table:table-cell>
          <table:table-cell table:style-name="ce14" office:value-type="string" calcext:value-type="string">
            <text:p>départ vers effet E</text:p>
          </table:table-cell>
          <table:table-cell table:style-name="ce14" office:value-type="string" calcext:value-type="string">
            <text:p>départ vers effet F</text:p>
          </table:table-cell>
          <table:table-cell table:style-name="ce14" office:value-type="string" calcext:value-type="string">
            <text:p>départ vers effet G</text:p>
          </table:table-cell>
          <table:table-cell table:style-name="ce14" office:value-type="string" calcext:value-type="string">
            <text:p>départ vers effet H</text:p>
          </table:table-cell>
        </table:table-row>
        <table:table-row table:style-name="ro1">
          <table:table-cell table:style-name="ce15" office:value-type="string" calcext:value-type="string">
            <text:p>nul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content-validation-name="val28" office:value-type="string" calcext:value-type="string">
            <text:p>silence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]&gt;0;[.A2];&quot;&quot;)">
            <text:p/>
          </table:table-cell>
          <table:table-cell table:style-name="ce16" table:formula="of:=IF([.$F3]&gt;0;[.B2];&quot;&quot;)">
            <text:p/>
          </table:table-cell>
          <table:table-cell table:style-name="ce16" table:formula="of:=IF([.$F3]&gt;0;[.C2];&quot;&quot;)">
            <text:p/>
          </table:table-cell>
          <table:table-cell table:style-name="ce16" table:formula="of:=IF([.$F3]&gt;0;[.D2];&quot;&quot;)"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]&gt;0;[.A3];&quot;&quot;)">
            <text:p/>
          </table:table-cell>
          <table:table-cell table:style-name="ce16" table:formula="of:=IF([.$F4]&gt;0;[.B3];&quot;&quot;)">
            <text:p/>
          </table:table-cell>
          <table:table-cell table:style-name="ce16" table:formula="of:=IF([.$F4]&gt;0;[.C3];&quot;&quot;)">
            <text:p/>
          </table:table-cell>
          <table:table-cell table:style-name="ce16" table:formula="of:=IF([.$F4]&gt;0;[.D3]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5]&gt;0;[.A4];&quot;&quot;)">
            <text:p/>
          </table:table-cell>
          <table:table-cell table:style-name="ce16" table:formula="of:=IF([.$F5]&gt;0;[.B4];&quot;&quot;)">
            <text:p/>
          </table:table-cell>
          <table:table-cell table:style-name="ce16" table:formula="of:=IF([.$F5]&gt;0;[.C4];&quot;&quot;)">
            <text:p/>
          </table:table-cell>
          <table:table-cell table:style-name="ce16" table:formula="of:=IF([.$F5]&gt;0;[.D4]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6]&gt;0;[.A5];&quot;&quot;)">
            <text:p/>
          </table:table-cell>
          <table:table-cell table:style-name="ce16" table:formula="of:=IF([.$F6]&gt;0;[.B5];&quot;&quot;)">
            <text:p/>
          </table:table-cell>
          <table:table-cell table:style-name="ce16" table:formula="of:=IF([.$F6]&gt;0;[.C5];&quot;&quot;)">
            <text:p/>
          </table:table-cell>
          <table:table-cell table:style-name="ce16" table:formula="of:=IF([.$F6]&gt;0;[.D5]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7]&gt;0;[.A6];&quot;&quot;)">
            <text:p/>
          </table:table-cell>
          <table:table-cell table:style-name="ce16" table:formula="of:=IF([.$F7]&gt;0;[.B6];&quot;&quot;)">
            <text:p/>
          </table:table-cell>
          <table:table-cell table:style-name="ce16" table:formula="of:=IF([.$F7]&gt;0;[.C6];&quot;&quot;)">
            <text:p/>
          </table:table-cell>
          <table:table-cell table:style-name="ce16" table:formula="of:=IF([.$F7]&gt;0;[.D6]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8]&gt;0;[.A7];&quot;&quot;)">
            <text:p/>
          </table:table-cell>
          <table:table-cell table:style-name="ce16" table:formula="of:=IF([.$F8]&gt;0;[.B7];&quot;&quot;)">
            <text:p/>
          </table:table-cell>
          <table:table-cell table:style-name="ce16" table:formula="of:=IF([.$F8]&gt;0;[.C7];&quot;&quot;)">
            <text:p/>
          </table:table-cell>
          <table:table-cell table:style-name="ce16" table:formula="of:=IF([.$F8]&gt;0;[.D7]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9]&gt;0;[.A8];&quot;&quot;)">
            <text:p/>
          </table:table-cell>
          <table:table-cell table:style-name="ce16" table:formula="of:=IF([.$F9]&gt;0;[.B8];&quot;&quot;)">
            <text:p/>
          </table:table-cell>
          <table:table-cell table:style-name="ce16" table:formula="of:=IF([.$F9]&gt;0;[.C8];&quot;&quot;)">
            <text:p/>
          </table:table-cell>
          <table:table-cell table:style-name="ce16" table:formula="of:=IF([.$F9]&gt;0;[.D8]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0]&gt;0;[.A9];&quot;&quot;)">
            <text:p/>
          </table:table-cell>
          <table:table-cell table:style-name="ce16" table:formula="of:=IF([.$F10]&gt;0;[.B9];&quot;&quot;)">
            <text:p/>
          </table:table-cell>
          <table:table-cell table:style-name="ce16" table:formula="of:=IF([.$F10]&gt;0;[.C9];&quot;&quot;)">
            <text:p/>
          </table:table-cell>
          <table:table-cell table:style-name="ce16" table:formula="of:=IF([.$F10]&gt;0;[.D9]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1]&gt;0;[.A10];&quot;&quot;)">
            <text:p/>
          </table:table-cell>
          <table:table-cell table:style-name="ce16" table:formula="of:=IF([.$F11]&gt;0;[.B10];&quot;&quot;)">
            <text:p/>
          </table:table-cell>
          <table:table-cell table:style-name="ce16" table:formula="of:=IF([.$F11]&gt;0;[.C10];&quot;&quot;)">
            <text:p/>
          </table:table-cell>
          <table:table-cell table:style-name="ce16" table:formula="of:=IF([.$F11]&gt;0;[.D10]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2]&gt;0;[.A11];&quot;&quot;)">
            <text:p/>
          </table:table-cell>
          <table:table-cell table:style-name="ce16" table:formula="of:=IF([.$F12]&gt;0;[.B11];&quot;&quot;)">
            <text:p/>
          </table:table-cell>
          <table:table-cell table:style-name="ce16" table:formula="of:=IF([.$F12]&gt;0;[.C11];&quot;&quot;)">
            <text:p/>
          </table:table-cell>
          <table:table-cell table:style-name="ce16" table:formula="of:=IF([.$F12]&gt;0;[.D11]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3]&gt;0;[.A12];&quot;&quot;)">
            <text:p/>
          </table:table-cell>
          <table:table-cell table:style-name="ce16" table:formula="of:=IF([.$F13]&gt;0;[.B12];&quot;&quot;)">
            <text:p/>
          </table:table-cell>
          <table:table-cell table:style-name="ce16" table:formula="of:=IF([.$F13]&gt;0;[.C12];&quot;&quot;)">
            <text:p/>
          </table:table-cell>
          <table:table-cell table:style-name="ce16" table:formula="of:=IF([.$F13]&gt;0;[.D12]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4]&gt;0;[.A13];&quot;&quot;)">
            <text:p/>
          </table:table-cell>
          <table:table-cell table:style-name="ce16" table:formula="of:=IF([.$F14]&gt;0;[.B13];&quot;&quot;)">
            <text:p/>
          </table:table-cell>
          <table:table-cell table:style-name="ce16" table:formula="of:=IF([.$F14]&gt;0;[.C13];&quot;&quot;)">
            <text:p/>
          </table:table-cell>
          <table:table-cell table:style-name="ce16" table:formula="of:=IF([.$F14]&gt;0;[.D13];&quot;&quot;)">
            <text:p/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5]&gt;0;[.A14];&quot;&quot;)">
            <text:p/>
          </table:table-cell>
          <table:table-cell table:style-name="ce16" table:formula="of:=IF([.$F15]&gt;0;[.B14];&quot;&quot;)">
            <text:p/>
          </table:table-cell>
          <table:table-cell table:style-name="ce16" table:formula="of:=IF([.$F15]&gt;0;[.C14];&quot;&quot;)">
            <text:p/>
          </table:table-cell>
          <table:table-cell table:style-name="ce16" table:formula="of:=IF([.$F15]&gt;0;[.D14];&quot;&quot;)">
            <text:p/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6]&gt;0;[.A15];&quot;&quot;)">
            <text:p/>
          </table:table-cell>
          <table:table-cell table:style-name="ce16" table:formula="of:=IF([.$F16]&gt;0;[.B15];&quot;&quot;)">
            <text:p/>
          </table:table-cell>
          <table:table-cell table:style-name="ce16" table:formula="of:=IF([.$F16]&gt;0;[.C15];&quot;&quot;)">
            <text:p/>
          </table:table-cell>
          <table:table-cell table:style-name="ce16" table:formula="of:=IF([.$F16]&gt;0;[.D15];&quot;&quot;)">
            <text:p/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7]&gt;0;[.A16];&quot;&quot;)">
            <text:p/>
          </table:table-cell>
          <table:table-cell table:style-name="ce16" table:formula="of:=IF([.$F17]&gt;0;[.B16];&quot;&quot;)">
            <text:p/>
          </table:table-cell>
          <table:table-cell table:style-name="ce16" table:formula="of:=IF([.$F17]&gt;0;[.C16];&quot;&quot;)">
            <text:p/>
          </table:table-cell>
          <table:table-cell table:style-name="ce16" table:formula="of:=IF([.$F17]&gt;0;[.D16];&quot;&quot;)">
            <text:p/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8]&gt;0;[.A17];&quot;&quot;)">
            <text:p/>
          </table:table-cell>
          <table:table-cell table:style-name="ce16" table:formula="of:=IF([.$F18]&gt;0;[.B17];&quot;&quot;)">
            <text:p/>
          </table:table-cell>
          <table:table-cell table:style-name="ce16" table:formula="of:=IF([.$F18]&gt;0;[.C17];&quot;&quot;)">
            <text:p/>
          </table:table-cell>
          <table:table-cell table:style-name="ce16" table:formula="of:=IF([.$F18]&gt;0;[.D17];&quot;&quot;)">
            <text:p/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9]&gt;0;[.A18];&quot;&quot;)">
            <text:p/>
          </table:table-cell>
          <table:table-cell table:style-name="ce16" table:formula="of:=IF([.$F19]&gt;0;[.B18];&quot;&quot;)">
            <text:p/>
          </table:table-cell>
          <table:table-cell table:style-name="ce16" table:formula="of:=IF([.$F19]&gt;0;[.C18];&quot;&quot;)">
            <text:p/>
          </table:table-cell>
          <table:table-cell table:style-name="ce16" table:formula="of:=IF([.$F19]&gt;0;[.D18];&quot;&quot;)">
            <text:p/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0]&gt;0;[.A19];&quot;&quot;)">
            <text:p/>
          </table:table-cell>
          <table:table-cell table:style-name="ce16" table:formula="of:=IF([.$F20]&gt;0;[.B19];&quot;&quot;)">
            <text:p/>
          </table:table-cell>
          <table:table-cell table:style-name="ce16" table:formula="of:=IF([.$F20]&gt;0;[.C19];&quot;&quot;)">
            <text:p/>
          </table:table-cell>
          <table:table-cell table:style-name="ce16" table:formula="of:=IF([.$F20]&gt;0;[.D19];&quot;&quot;)">
            <text:p/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1]&gt;0;[.A20];&quot;&quot;)">
            <text:p/>
          </table:table-cell>
          <table:table-cell table:style-name="ce16" table:formula="of:=IF([.$F21]&gt;0;[.B20];&quot;&quot;)">
            <text:p/>
          </table:table-cell>
          <table:table-cell table:style-name="ce16" table:formula="of:=IF([.$F21]&gt;0;[.C20];&quot;&quot;)">
            <text:p/>
          </table:table-cell>
          <table:table-cell table:style-name="ce16" table:formula="of:=IF([.$F21]&gt;0;[.D20];&quot;&quot;)">
            <text:p/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2]&gt;0;[.A21];&quot;&quot;)">
            <text:p/>
          </table:table-cell>
          <table:table-cell table:style-name="ce16" table:formula="of:=IF([.$F22]&gt;0;[.B21];&quot;&quot;)">
            <text:p/>
          </table:table-cell>
          <table:table-cell table:style-name="ce16" table:formula="of:=IF([.$F22]&gt;0;[.C21];&quot;&quot;)">
            <text:p/>
          </table:table-cell>
          <table:table-cell table:style-name="ce16" table:formula="of:=IF([.$F22]&gt;0;[.D21];&quot;&quot;)">
            <text:p/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3]&gt;0;[.A22];&quot;&quot;)">
            <text:p/>
          </table:table-cell>
          <table:table-cell table:style-name="ce16" table:formula="of:=IF([.$F23]&gt;0;[.B22];&quot;&quot;)">
            <text:p/>
          </table:table-cell>
          <table:table-cell table:style-name="ce16" table:formula="of:=IF([.$F23]&gt;0;[.C22];&quot;&quot;)">
            <text:p/>
          </table:table-cell>
          <table:table-cell table:style-name="ce16" table:formula="of:=IF([.$F23]&gt;0;[.D22];&quot;&quot;)">
            <text:p/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4]&gt;0;[.A23];&quot;&quot;)">
            <text:p/>
          </table:table-cell>
          <table:table-cell table:style-name="ce16" table:formula="of:=IF([.$F24]&gt;0;[.B23];&quot;&quot;)">
            <text:p/>
          </table:table-cell>
          <table:table-cell table:style-name="ce16" table:formula="of:=IF([.$F24]&gt;0;[.C23];&quot;&quot;)">
            <text:p/>
          </table:table-cell>
          <table:table-cell table:style-name="ce16" table:formula="of:=IF([.$F24]&gt;0;[.D23];&quot;&quot;)">
            <text:p/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5]&gt;0;[.A24];&quot;&quot;)">
            <text:p/>
          </table:table-cell>
          <table:table-cell table:style-name="ce16" table:formula="of:=IF([.$F25]&gt;0;[.B24];&quot;&quot;)">
            <text:p/>
          </table:table-cell>
          <table:table-cell table:style-name="ce16" table:formula="of:=IF([.$F25]&gt;0;[.C24];&quot;&quot;)">
            <text:p/>
          </table:table-cell>
          <table:table-cell table:style-name="ce16" table:formula="of:=IF([.$F25]&gt;0;[.D24];&quot;&quot;)">
            <text:p/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7" table:number-columns-repeated="4"/>
          <table:table-cell table:style-name="ce20"/>
          <table:table-cell table:style-name="ce21" table:number-columns-repeated="12"/>
        </table:table-row>
        <table:table-row table:style-name="ro1">
          <table:table-cell table:style-name="ce15" office:value-type="string" calcext:value-type="string">
            <text:p>nc</text:p>
          </table:table-cell>
          <table:table-cell table:style-name="ce15"/>
          <table:table-cell table:style-name="ce15" office:value-type="string" calcext:value-type="string">
            <text:p>nc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8]&gt;0;[.A27];&quot;&quot;)">
            <text:p/>
          </table:table-cell>
          <table:table-cell table:style-name="ce16" table:formula="of:=IF([.$F28]&gt;0;[.B27];&quot;&quot;)">
            <text:p/>
          </table:table-cell>
          <table:table-cell table:style-name="ce16" table:formula="of:=IF([.$F28]&gt;0;[.C27];&quot;&quot;)">
            <text:p/>
          </table:table-cell>
          <table:table-cell table:style-name="ce16" table:formula="of:=IF([.$F28]&gt;0;[.D27];&quot;&quot;)"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9]&gt;0;[.A28];&quot;&quot;)">
            <text:p/>
          </table:table-cell>
          <table:table-cell table:style-name="ce16" table:formula="of:=IF([.$F29]&gt;0;[.B28];&quot;&quot;)">
            <text:p/>
          </table:table-cell>
          <table:table-cell table:style-name="ce16" table:formula="of:=IF([.$F29]&gt;0;[.C28];&quot;&quot;)">
            <text:p/>
          </table:table-cell>
          <table:table-cell table:style-name="ce16" table:formula="of:=IF([.$F29]&gt;0;[.D28]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0]&gt;0;[.A29];&quot;&quot;)">
            <text:p/>
          </table:table-cell>
          <table:table-cell table:style-name="ce16" table:formula="of:=IF([.$F30]&gt;0;[.B29];&quot;&quot;)">
            <text:p/>
          </table:table-cell>
          <table:table-cell table:style-name="ce16" table:formula="of:=IF([.$F30]&gt;0;[.C29];&quot;&quot;)">
            <text:p/>
          </table:table-cell>
          <table:table-cell table:style-name="ce16" table:formula="of:=IF([.$F30]&gt;0;[.D29]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1]&gt;0;[.A30];&quot;&quot;)">
            <text:p/>
          </table:table-cell>
          <table:table-cell table:style-name="ce16" table:formula="of:=IF([.$F31]&gt;0;[.B30];&quot;&quot;)">
            <text:p/>
          </table:table-cell>
          <table:table-cell table:style-name="ce16" table:formula="of:=IF([.$F31]&gt;0;[.C30];&quot;&quot;)">
            <text:p/>
          </table:table-cell>
          <table:table-cell table:style-name="ce16" table:formula="of:=IF([.$F31]&gt;0;[.D30]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2]&gt;0;[.A31];&quot;&quot;)">
            <text:p/>
          </table:table-cell>
          <table:table-cell table:style-name="ce16" table:formula="of:=IF([.$F32]&gt;0;[.B31];&quot;&quot;)">
            <text:p/>
          </table:table-cell>
          <table:table-cell table:style-name="ce16" table:formula="of:=IF([.$F32]&gt;0;[.C31];&quot;&quot;)">
            <text:p/>
          </table:table-cell>
          <table:table-cell table:style-name="ce16" table:formula="of:=IF([.$F32]&gt;0;[.D31]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3]&gt;0;[.A32];&quot;&quot;)">
            <text:p/>
          </table:table-cell>
          <table:table-cell table:style-name="ce16" table:formula="of:=IF([.$F33]&gt;0;[.B32];&quot;&quot;)">
            <text:p/>
          </table:table-cell>
          <table:table-cell table:style-name="ce16" table:formula="of:=IF([.$F33]&gt;0;[.C32];&quot;&quot;)">
            <text:p/>
          </table:table-cell>
          <table:table-cell table:style-name="ce16" table:formula="of:=IF([.$F33]&gt;0;[.D32]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4]&gt;0;[.A33];&quot;&quot;)">
            <text:p/>
          </table:table-cell>
          <table:table-cell table:style-name="ce16" table:formula="of:=IF([.$F34]&gt;0;[.B33];&quot;&quot;)">
            <text:p/>
          </table:table-cell>
          <table:table-cell table:style-name="ce16" table:formula="of:=IF([.$F34]&gt;0;[.C33];&quot;&quot;)">
            <text:p/>
          </table:table-cell>
          <table:table-cell table:style-name="ce16" table:formula="of:=IF([.$F34]&gt;0;[.D33]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5]&gt;0;[.A34];&quot;&quot;)">
            <text:p/>
          </table:table-cell>
          <table:table-cell table:style-name="ce16" table:formula="of:=IF([.$F35]&gt;0;[.B34];&quot;&quot;)">
            <text:p/>
          </table:table-cell>
          <table:table-cell table:style-name="ce16" table:formula="of:=IF([.$F35]&gt;0;[.C34];&quot;&quot;)">
            <text:p/>
          </table:table-cell>
          <table:table-cell table:style-name="ce16" table:formula="of:=IF([.$F35]&gt;0;[.D34]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6]&gt;0;[.A35];&quot;&quot;)">
            <text:p/>
          </table:table-cell>
          <table:table-cell table:style-name="ce16" table:formula="of:=IF([.$F36]&gt;0;[.B35];&quot;&quot;)">
            <text:p/>
          </table:table-cell>
          <table:table-cell table:style-name="ce16" table:formula="of:=IF([.$F36]&gt;0;[.C35];&quot;&quot;)">
            <text:p/>
          </table:table-cell>
          <table:table-cell table:style-name="ce16" table:formula="of:=IF([.$F36]&gt;0;[.D35]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7]&gt;0;[.A36];&quot;&quot;)">
            <text:p/>
          </table:table-cell>
          <table:table-cell table:style-name="ce16" table:formula="of:=IF([.$F37]&gt;0;[.B36];&quot;&quot;)">
            <text:p/>
          </table:table-cell>
          <table:table-cell table:style-name="ce16" table:formula="of:=IF([.$F37]&gt;0;[.C36];&quot;&quot;)">
            <text:p/>
          </table:table-cell>
          <table:table-cell table:style-name="ce16" table:formula="of:=IF([.$F37]&gt;0;[.D36]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8]&gt;0;[.A37];&quot;&quot;)">
            <text:p/>
          </table:table-cell>
          <table:table-cell table:style-name="ce16" table:formula="of:=IF([.$F38]&gt;0;[.B37];&quot;&quot;)">
            <text:p/>
          </table:table-cell>
          <table:table-cell table:style-name="ce16" table:formula="of:=IF([.$F38]&gt;0;[.C37];&quot;&quot;)">
            <text:p/>
          </table:table-cell>
          <table:table-cell table:style-name="ce16" table:formula="of:=IF([.$F38]&gt;0;[.D37]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9]&gt;0;[.A38];&quot;&quot;)">
            <text:p/>
          </table:table-cell>
          <table:table-cell table:style-name="ce16" table:formula="of:=IF([.$F39]&gt;0;[.B38];&quot;&quot;)">
            <text:p/>
          </table:table-cell>
          <table:table-cell table:style-name="ce16" table:formula="of:=IF([.$F39]&gt;0;[.C38];&quot;&quot;)">
            <text:p/>
          </table:table-cell>
          <table:table-cell table:style-name="ce16" table:formula="of:=IF([.$F39]&gt;0;[.D38];&quot;&quot;)">
            <text:p/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0]&gt;0;[.A39];&quot;&quot;)">
            <text:p/>
          </table:table-cell>
          <table:table-cell table:style-name="ce16" table:formula="of:=IF([.$F40]&gt;0;[.B39];&quot;&quot;)">
            <text:p/>
          </table:table-cell>
          <table:table-cell table:style-name="ce16" table:formula="of:=IF([.$F40]&gt;0;[.C39];&quot;&quot;)">
            <text:p/>
          </table:table-cell>
          <table:table-cell table:style-name="ce16" table:formula="of:=IF([.$F40]&gt;0;[.D39];&quot;&quot;)">
            <text:p/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1]&gt;0;[.A40];&quot;&quot;)">
            <text:p/>
          </table:table-cell>
          <table:table-cell table:style-name="ce16" table:formula="of:=IF([.$F41]&gt;0;[.B40];&quot;&quot;)">
            <text:p/>
          </table:table-cell>
          <table:table-cell table:style-name="ce16" table:formula="of:=IF([.$F41]&gt;0;[.C40];&quot;&quot;)">
            <text:p/>
          </table:table-cell>
          <table:table-cell table:style-name="ce16" table:formula="of:=IF([.$F41]&gt;0;[.D40];&quot;&quot;)">
            <text:p/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2]&gt;0;[.A41];&quot;&quot;)">
            <text:p/>
          </table:table-cell>
          <table:table-cell table:style-name="ce16" table:formula="of:=IF([.$F42]&gt;0;[.B41];&quot;&quot;)">
            <text:p/>
          </table:table-cell>
          <table:table-cell table:style-name="ce16" table:formula="of:=IF([.$F42]&gt;0;[.C41];&quot;&quot;)">
            <text:p/>
          </table:table-cell>
          <table:table-cell table:style-name="ce16" table:formula="of:=IF([.$F42]&gt;0;[.D41];&quot;&quot;)">
            <text:p/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3]&gt;0;[.A42];&quot;&quot;)">
            <text:p/>
          </table:table-cell>
          <table:table-cell table:style-name="ce16" table:formula="of:=IF([.$F43]&gt;0;[.B42];&quot;&quot;)">
            <text:p/>
          </table:table-cell>
          <table:table-cell table:style-name="ce16" table:formula="of:=IF([.$F43]&gt;0;[.C42];&quot;&quot;)">
            <text:p/>
          </table:table-cell>
          <table:table-cell table:style-name="ce16" table:formula="of:=IF([.$F43]&gt;0;[.D42];&quot;&quot;)">
            <text:p/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4]&gt;0;[.A43];&quot;&quot;)">
            <text:p/>
          </table:table-cell>
          <table:table-cell table:style-name="ce16" table:formula="of:=IF([.$F44]&gt;0;[.B43];&quot;&quot;)">
            <text:p/>
          </table:table-cell>
          <table:table-cell table:style-name="ce16" table:formula="of:=IF([.$F44]&gt;0;[.C43];&quot;&quot;)">
            <text:p/>
          </table:table-cell>
          <table:table-cell table:style-name="ce16" table:formula="of:=IF([.$F44]&gt;0;[.D43];&quot;&quot;)">
            <text:p/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5]&gt;0;[.A44];&quot;&quot;)">
            <text:p/>
          </table:table-cell>
          <table:table-cell table:style-name="ce16" table:formula="of:=IF([.$F45]&gt;0;[.B44];&quot;&quot;)">
            <text:p/>
          </table:table-cell>
          <table:table-cell table:style-name="ce16" table:formula="of:=IF([.$F45]&gt;0;[.C44];&quot;&quot;)">
            <text:p/>
          </table:table-cell>
          <table:table-cell table:style-name="ce16" table:formula="of:=IF([.$F45]&gt;0;[.D44];&quot;&quot;)">
            <text:p/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6]&gt;0;[.A45];&quot;&quot;)">
            <text:p/>
          </table:table-cell>
          <table:table-cell table:style-name="ce16" table:formula="of:=IF([.$F46]&gt;0;[.B45];&quot;&quot;)">
            <text:p/>
          </table:table-cell>
          <table:table-cell table:style-name="ce16" table:formula="of:=IF([.$F46]&gt;0;[.C45];&quot;&quot;)">
            <text:p/>
          </table:table-cell>
          <table:table-cell table:style-name="ce16" table:formula="of:=IF([.$F46]&gt;0;[.D45];&quot;&quot;)">
            <text:p/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7]&gt;0;[.A46];&quot;&quot;)">
            <text:p/>
          </table:table-cell>
          <table:table-cell table:style-name="ce16" table:formula="of:=IF([.$F47]&gt;0;[.B46];&quot;&quot;)">
            <text:p/>
          </table:table-cell>
          <table:table-cell table:style-name="ce16" table:formula="of:=IF([.$F47]&gt;0;[.C46];&quot;&quot;)">
            <text:p/>
          </table:table-cell>
          <table:table-cell table:style-name="ce16" table:formula="of:=IF([.$F47]&gt;0;[.D46];&quot;&quot;)">
            <text:p/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8]&gt;0;[.A47];&quot;&quot;)">
            <text:p/>
          </table:table-cell>
          <table:table-cell table:style-name="ce16" table:formula="of:=IF([.$F48]&gt;0;[.B47];&quot;&quot;)">
            <text:p/>
          </table:table-cell>
          <table:table-cell table:style-name="ce16" table:formula="of:=IF([.$F48]&gt;0;[.C47];&quot;&quot;)">
            <text:p/>
          </table:table-cell>
          <table:table-cell table:style-name="ce16" table:formula="of:=IF([.$F48]&gt;0;[.D47];&quot;&quot;)">
            <text:p/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9]&gt;0;[.A48];&quot;&quot;)">
            <text:p/>
          </table:table-cell>
          <table:table-cell table:style-name="ce16" table:formula="of:=IF([.$F49]&gt;0;[.B48];&quot;&quot;)">
            <text:p/>
          </table:table-cell>
          <table:table-cell table:style-name="ce16" table:formula="of:=IF([.$F49]&gt;0;[.C48];&quot;&quot;)">
            <text:p/>
          </table:table-cell>
          <table:table-cell table:style-name="ce16" table:formula="of:=IF([.$F49]&gt;0;[.D48];&quot;&quot;)">
            <text:p/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50]&gt;0;[.A49];&quot;&quot;)">
            <text:p/>
          </table:table-cell>
          <table:table-cell table:style-name="ce16" table:formula="of:=IF([.$F50]&gt;0;[.B49];&quot;&quot;)">
            <text:p/>
          </table:table-cell>
          <table:table-cell table:style-name="ce16" table:formula="of:=IF([.$F50]&gt;0;[.C49];&quot;&quot;)">
            <text:p/>
          </table:table-cell>
          <table:table-cell table:style-name="ce16" table:formula="of:=IF([.$F50]&gt;0;[.D49];&quot;&quot;)">
            <text:p/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7" table:number-columns-repeated="4"/>
          <table:table-cell table:style-name="ce20"/>
          <table:table-cell table:style-name="ce21" table:number-columns-repeated="12"/>
        </table:table-row>
        <table:table-row table:style-name="ro1">
          <table:table-cell table:style-name="ce15" office:value-type="string" calcext:value-type="string">
            <text:p>nc</text:p>
          </table:table-cell>
          <table:table-cell table:style-name="ce15"/>
          <table:table-cell table:style-name="ce15" office:value-type="string" calcext:value-type="string">
            <text:p>nc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53]&gt;0;[.A52];&quot;&quot;)">
            <text:p/>
          </table:table-cell>
          <table:table-cell table:style-name="ce16" table:formula="of:=IF([.$F53]&gt;0;[.B52];&quot;&quot;)">
            <text:p/>
          </table:table-cell>
          <table:table-cell table:style-name="ce16" table:formula="of:=IF([.$F53]&gt;0;[.C52];&quot;&quot;)">
            <text:p/>
          </table:table-cell>
          <table:table-cell table:style-name="ce16" table:formula="of:=IF([.$F53]&gt;0;[.D52];&quot;&quot;)"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54]&gt;0;[.A53];&quot;&quot;)">
            <text:p/>
          </table:table-cell>
          <table:table-cell table:style-name="ce16" table:formula="of:=IF([.$F54]&gt;0;[.B53];&quot;&quot;)">
            <text:p/>
          </table:table-cell>
          <table:table-cell table:style-name="ce16" table:formula="of:=IF([.$F54]&gt;0;[.C53];&quot;&quot;)">
            <text:p/>
          </table:table-cell>
          <table:table-cell table:style-name="ce16" table:formula="of:=IF([.$F54]&gt;0;[.D53]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55]&gt;0;[.A54];&quot;&quot;)">
            <text:p/>
          </table:table-cell>
          <table:table-cell table:style-name="ce16" table:formula="of:=IF([.$F55]&gt;0;[.B54];&quot;&quot;)">
            <text:p/>
          </table:table-cell>
          <table:table-cell table:style-name="ce16" table:formula="of:=IF([.$F55]&gt;0;[.C54];&quot;&quot;)">
            <text:p/>
          </table:table-cell>
          <table:table-cell table:style-name="ce16" table:formula="of:=IF([.$F55]&gt;0;[.D54]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56]&gt;0;[.A55];&quot;&quot;)">
            <text:p/>
          </table:table-cell>
          <table:table-cell table:style-name="ce16" table:formula="of:=IF([.$F56]&gt;0;[.B55];&quot;&quot;)">
            <text:p/>
          </table:table-cell>
          <table:table-cell table:style-name="ce16" table:formula="of:=IF([.$F56]&gt;0;[.C55];&quot;&quot;)">
            <text:p/>
          </table:table-cell>
          <table:table-cell table:style-name="ce16" table:formula="of:=IF([.$F56]&gt;0;[.D55]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57]&gt;0;[.A56];&quot;&quot;)">
            <text:p/>
          </table:table-cell>
          <table:table-cell table:style-name="ce16" table:formula="of:=IF([.$F57]&gt;0;[.B56];&quot;&quot;)">
            <text:p/>
          </table:table-cell>
          <table:table-cell table:style-name="ce16" table:formula="of:=IF([.$F57]&gt;0;[.C56];&quot;&quot;)">
            <text:p/>
          </table:table-cell>
          <table:table-cell table:style-name="ce16" table:formula="of:=IF([.$F57]&gt;0;[.D56]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58]&gt;0;[.A57];&quot;&quot;)">
            <text:p/>
          </table:table-cell>
          <table:table-cell table:style-name="ce16" table:formula="of:=IF([.$F58]&gt;0;[.B57];&quot;&quot;)">
            <text:p/>
          </table:table-cell>
          <table:table-cell table:style-name="ce16" table:formula="of:=IF([.$F58]&gt;0;[.C57];&quot;&quot;)">
            <text:p/>
          </table:table-cell>
          <table:table-cell table:style-name="ce16" table:formula="of:=IF([.$F58]&gt;0;[.D57]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59]&gt;0;[.A58];&quot;&quot;)">
            <text:p/>
          </table:table-cell>
          <table:table-cell table:style-name="ce16" table:formula="of:=IF([.$F59]&gt;0;[.B58];&quot;&quot;)">
            <text:p/>
          </table:table-cell>
          <table:table-cell table:style-name="ce16" table:formula="of:=IF([.$F59]&gt;0;[.C58];&quot;&quot;)">
            <text:p/>
          </table:table-cell>
          <table:table-cell table:style-name="ce16" table:formula="of:=IF([.$F59]&gt;0;[.D58]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60]&gt;0;[.A59];&quot;&quot;)">
            <text:p/>
          </table:table-cell>
          <table:table-cell table:style-name="ce16" table:formula="of:=IF([.$F60]&gt;0;[.B59];&quot;&quot;)">
            <text:p/>
          </table:table-cell>
          <table:table-cell table:style-name="ce16" table:formula="of:=IF([.$F60]&gt;0;[.C59];&quot;&quot;)">
            <text:p/>
          </table:table-cell>
          <table:table-cell table:style-name="ce16" table:formula="of:=IF([.$F60]&gt;0;[.D59]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61]&gt;0;[.A60];&quot;&quot;)">
            <text:p/>
          </table:table-cell>
          <table:table-cell table:style-name="ce16" table:formula="of:=IF([.$F61]&gt;0;[.B60];&quot;&quot;)">
            <text:p/>
          </table:table-cell>
          <table:table-cell table:style-name="ce16" table:formula="of:=IF([.$F61]&gt;0;[.C60];&quot;&quot;)">
            <text:p/>
          </table:table-cell>
          <table:table-cell table:style-name="ce16" table:formula="of:=IF([.$F61]&gt;0;[.D60]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62]&gt;0;[.A61];&quot;&quot;)">
            <text:p/>
          </table:table-cell>
          <table:table-cell table:style-name="ce16" table:formula="of:=IF([.$F62]&gt;0;[.B61];&quot;&quot;)">
            <text:p/>
          </table:table-cell>
          <table:table-cell table:style-name="ce16" table:formula="of:=IF([.$F62]&gt;0;[.C61];&quot;&quot;)">
            <text:p/>
          </table:table-cell>
          <table:table-cell table:style-name="ce16" table:formula="of:=IF([.$F62]&gt;0;[.D61]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63]&gt;0;[.A62];&quot;&quot;)">
            <text:p/>
          </table:table-cell>
          <table:table-cell table:style-name="ce16" table:formula="of:=IF([.$F63]&gt;0;[.B62];&quot;&quot;)">
            <text:p/>
          </table:table-cell>
          <table:table-cell table:style-name="ce16" table:formula="of:=IF([.$F63]&gt;0;[.C62];&quot;&quot;)">
            <text:p/>
          </table:table-cell>
          <table:table-cell table:style-name="ce16" table:formula="of:=IF([.$F63]&gt;0;[.D62]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64]&gt;0;[.A63];&quot;&quot;)">
            <text:p/>
          </table:table-cell>
          <table:table-cell table:style-name="ce16" table:formula="of:=IF([.$F64]&gt;0;[.B63];&quot;&quot;)">
            <text:p/>
          </table:table-cell>
          <table:table-cell table:style-name="ce16" table:formula="of:=IF([.$F64]&gt;0;[.C63];&quot;&quot;)">
            <text:p/>
          </table:table-cell>
          <table:table-cell table:style-name="ce16" table:formula="of:=IF([.$F64]&gt;0;[.D63];&quot;&quot;)">
            <text:p/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65]&gt;0;[.A64];&quot;&quot;)">
            <text:p/>
          </table:table-cell>
          <table:table-cell table:style-name="ce16" table:formula="of:=IF([.$F65]&gt;0;[.B64];&quot;&quot;)">
            <text:p/>
          </table:table-cell>
          <table:table-cell table:style-name="ce16" table:formula="of:=IF([.$F65]&gt;0;[.C64];&quot;&quot;)">
            <text:p/>
          </table:table-cell>
          <table:table-cell table:style-name="ce16" table:formula="of:=IF([.$F65]&gt;0;[.D64];&quot;&quot;)">
            <text:p/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66]&gt;0;[.A65];&quot;&quot;)">
            <text:p/>
          </table:table-cell>
          <table:table-cell table:style-name="ce16" table:formula="of:=IF([.$F66]&gt;0;[.B65];&quot;&quot;)">
            <text:p/>
          </table:table-cell>
          <table:table-cell table:style-name="ce16" table:formula="of:=IF([.$F66]&gt;0;[.C65];&quot;&quot;)">
            <text:p/>
          </table:table-cell>
          <table:table-cell table:style-name="ce16" table:formula="of:=IF([.$F66]&gt;0;[.D65];&quot;&quot;)">
            <text:p/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67]&gt;0;[.A66];&quot;&quot;)">
            <text:p/>
          </table:table-cell>
          <table:table-cell table:style-name="ce16" table:formula="of:=IF([.$F67]&gt;0;[.B66];&quot;&quot;)">
            <text:p/>
          </table:table-cell>
          <table:table-cell table:style-name="ce16" table:formula="of:=IF([.$F67]&gt;0;[.C66];&quot;&quot;)">
            <text:p/>
          </table:table-cell>
          <table:table-cell table:style-name="ce16" table:formula="of:=IF([.$F67]&gt;0;[.D66];&quot;&quot;)">
            <text:p/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68]&gt;0;[.A67];&quot;&quot;)">
            <text:p/>
          </table:table-cell>
          <table:table-cell table:style-name="ce16" table:formula="of:=IF([.$F68]&gt;0;[.B67];&quot;&quot;)">
            <text:p/>
          </table:table-cell>
          <table:table-cell table:style-name="ce16" table:formula="of:=IF([.$F68]&gt;0;[.C67];&quot;&quot;)">
            <text:p/>
          </table:table-cell>
          <table:table-cell table:style-name="ce16" table:formula="of:=IF([.$F68]&gt;0;[.D67];&quot;&quot;)">
            <text:p/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69]&gt;0;[.A68];&quot;&quot;)">
            <text:p/>
          </table:table-cell>
          <table:table-cell table:style-name="ce16" table:formula="of:=IF([.$F69]&gt;0;[.B68];&quot;&quot;)">
            <text:p/>
          </table:table-cell>
          <table:table-cell table:style-name="ce16" table:formula="of:=IF([.$F69]&gt;0;[.C68];&quot;&quot;)">
            <text:p/>
          </table:table-cell>
          <table:table-cell table:style-name="ce16" table:formula="of:=IF([.$F69]&gt;0;[.D68];&quot;&quot;)">
            <text:p/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70]&gt;0;[.A69];&quot;&quot;)">
            <text:p/>
          </table:table-cell>
          <table:table-cell table:style-name="ce16" table:formula="of:=IF([.$F70]&gt;0;[.B69];&quot;&quot;)">
            <text:p/>
          </table:table-cell>
          <table:table-cell table:style-name="ce16" table:formula="of:=IF([.$F70]&gt;0;[.C69];&quot;&quot;)">
            <text:p/>
          </table:table-cell>
          <table:table-cell table:style-name="ce16" table:formula="of:=IF([.$F70]&gt;0;[.D69];&quot;&quot;)">
            <text:p/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71]&gt;0;[.A70];&quot;&quot;)">
            <text:p/>
          </table:table-cell>
          <table:table-cell table:style-name="ce16" table:formula="of:=IF([.$F71]&gt;0;[.B70];&quot;&quot;)">
            <text:p/>
          </table:table-cell>
          <table:table-cell table:style-name="ce16" table:formula="of:=IF([.$F71]&gt;0;[.C70];&quot;&quot;)">
            <text:p/>
          </table:table-cell>
          <table:table-cell table:style-name="ce16" table:formula="of:=IF([.$F71]&gt;0;[.D70];&quot;&quot;)">
            <text:p/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72]&gt;0;[.A71];&quot;&quot;)">
            <text:p/>
          </table:table-cell>
          <table:table-cell table:style-name="ce16" table:formula="of:=IF([.$F72]&gt;0;[.B71];&quot;&quot;)">
            <text:p/>
          </table:table-cell>
          <table:table-cell table:style-name="ce16" table:formula="of:=IF([.$F72]&gt;0;[.C71];&quot;&quot;)">
            <text:p/>
          </table:table-cell>
          <table:table-cell table:style-name="ce16" table:formula="of:=IF([.$F72]&gt;0;[.D71];&quot;&quot;)">
            <text:p/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73]&gt;0;[.A72];&quot;&quot;)">
            <text:p/>
          </table:table-cell>
          <table:table-cell table:style-name="ce16" table:formula="of:=IF([.$F73]&gt;0;[.B72];&quot;&quot;)">
            <text:p/>
          </table:table-cell>
          <table:table-cell table:style-name="ce16" table:formula="of:=IF([.$F73]&gt;0;[.C72];&quot;&quot;)">
            <text:p/>
          </table:table-cell>
          <table:table-cell table:style-name="ce16" table:formula="of:=IF([.$F73]&gt;0;[.D72];&quot;&quot;)">
            <text:p/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74]&gt;0;[.A73];&quot;&quot;)">
            <text:p/>
          </table:table-cell>
          <table:table-cell table:style-name="ce16" table:formula="of:=IF([.$F74]&gt;0;[.B73];&quot;&quot;)">
            <text:p/>
          </table:table-cell>
          <table:table-cell table:style-name="ce16" table:formula="of:=IF([.$F74]&gt;0;[.C73];&quot;&quot;)">
            <text:p/>
          </table:table-cell>
          <table:table-cell table:style-name="ce16" table:formula="of:=IF([.$F74]&gt;0;[.D73];&quot;&quot;)">
            <text:p/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75]&gt;0;[.A74];&quot;&quot;)">
            <text:p/>
          </table:table-cell>
          <table:table-cell table:style-name="ce16" table:formula="of:=IF([.$F75]&gt;0;[.B74];&quot;&quot;)">
            <text:p/>
          </table:table-cell>
          <table:table-cell table:style-name="ce16" table:formula="of:=IF([.$F75]&gt;0;[.C74];&quot;&quot;)">
            <text:p/>
          </table:table-cell>
          <table:table-cell table:style-name="ce16" table:formula="of:=IF([.$F75]&gt;0;[.D74];&quot;&quot;)">
            <text:p/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7" table:number-columns-repeated="4"/>
          <table:table-cell table:style-name="ce20"/>
          <table:table-cell table:style-name="ce21" table:number-columns-repeated="12"/>
        </table:table-row>
        <table:table-row table:style-name="ro1">
          <table:table-cell table:style-name="ce15" office:value-type="string" calcext:value-type="string">
            <text:p>nc</text:p>
          </table:table-cell>
          <table:table-cell table:style-name="ce15"/>
          <table:table-cell table:style-name="ce15" office:value-type="string" calcext:value-type="string">
            <text:p>nc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78]&gt;0;[.A77];&quot;&quot;)">
            <text:p/>
          </table:table-cell>
          <table:table-cell table:style-name="ce16" table:formula="of:=IF([.$F78]&gt;0;[.B77];&quot;&quot;)">
            <text:p/>
          </table:table-cell>
          <table:table-cell table:style-name="ce16" table:formula="of:=IF([.$F78]&gt;0;[.C77];&quot;&quot;)">
            <text:p/>
          </table:table-cell>
          <table:table-cell table:style-name="ce16" table:formula="of:=IF([.$F78]&gt;0;[.D77];&quot;&quot;)"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79]&gt;0;[.A78];&quot;&quot;)">
            <text:p/>
          </table:table-cell>
          <table:table-cell table:style-name="ce16" table:formula="of:=IF([.$F79]&gt;0;[.B78];&quot;&quot;)">
            <text:p/>
          </table:table-cell>
          <table:table-cell table:style-name="ce16" table:formula="of:=IF([.$F79]&gt;0;[.C78];&quot;&quot;)">
            <text:p/>
          </table:table-cell>
          <table:table-cell table:style-name="ce16" table:formula="of:=IF([.$F79]&gt;0;[.D78]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80]&gt;0;[.A79];&quot;&quot;)">
            <text:p/>
          </table:table-cell>
          <table:table-cell table:style-name="ce16" table:formula="of:=IF([.$F80]&gt;0;[.B79];&quot;&quot;)">
            <text:p/>
          </table:table-cell>
          <table:table-cell table:style-name="ce16" table:formula="of:=IF([.$F80]&gt;0;[.C79];&quot;&quot;)">
            <text:p/>
          </table:table-cell>
          <table:table-cell table:style-name="ce16" table:formula="of:=IF([.$F80]&gt;0;[.D79]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81]&gt;0;[.A80];&quot;&quot;)">
            <text:p/>
          </table:table-cell>
          <table:table-cell table:style-name="ce16" table:formula="of:=IF([.$F81]&gt;0;[.B80];&quot;&quot;)">
            <text:p/>
          </table:table-cell>
          <table:table-cell table:style-name="ce16" table:formula="of:=IF([.$F81]&gt;0;[.C80];&quot;&quot;)">
            <text:p/>
          </table:table-cell>
          <table:table-cell table:style-name="ce16" table:formula="of:=IF([.$F81]&gt;0;[.D80]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82]&gt;0;[.A81];&quot;&quot;)">
            <text:p/>
          </table:table-cell>
          <table:table-cell table:style-name="ce16" table:formula="of:=IF([.$F82]&gt;0;[.B81];&quot;&quot;)">
            <text:p/>
          </table:table-cell>
          <table:table-cell table:style-name="ce16" table:formula="of:=IF([.$F82]&gt;0;[.C81];&quot;&quot;)">
            <text:p/>
          </table:table-cell>
          <table:table-cell table:style-name="ce16" table:formula="of:=IF([.$F82]&gt;0;[.D81]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83]&gt;0;[.A82];&quot;&quot;)">
            <text:p/>
          </table:table-cell>
          <table:table-cell table:style-name="ce16" table:formula="of:=IF([.$F83]&gt;0;[.B82];&quot;&quot;)">
            <text:p/>
          </table:table-cell>
          <table:table-cell table:style-name="ce16" table:formula="of:=IF([.$F83]&gt;0;[.C82];&quot;&quot;)">
            <text:p/>
          </table:table-cell>
          <table:table-cell table:style-name="ce16" table:formula="of:=IF([.$F83]&gt;0;[.D82]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84]&gt;0;[.A83];&quot;&quot;)">
            <text:p/>
          </table:table-cell>
          <table:table-cell table:style-name="ce16" table:formula="of:=IF([.$F84]&gt;0;[.B83];&quot;&quot;)">
            <text:p/>
          </table:table-cell>
          <table:table-cell table:style-name="ce16" table:formula="of:=IF([.$F84]&gt;0;[.C83];&quot;&quot;)">
            <text:p/>
          </table:table-cell>
          <table:table-cell table:style-name="ce16" table:formula="of:=IF([.$F84]&gt;0;[.D83]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85]&gt;0;[.A84];&quot;&quot;)">
            <text:p/>
          </table:table-cell>
          <table:table-cell table:style-name="ce16" table:formula="of:=IF([.$F85]&gt;0;[.B84];&quot;&quot;)">
            <text:p/>
          </table:table-cell>
          <table:table-cell table:style-name="ce16" table:formula="of:=IF([.$F85]&gt;0;[.C84];&quot;&quot;)">
            <text:p/>
          </table:table-cell>
          <table:table-cell table:style-name="ce16" table:formula="of:=IF([.$F85]&gt;0;[.D84]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86]&gt;0;[.A85];&quot;&quot;)">
            <text:p/>
          </table:table-cell>
          <table:table-cell table:style-name="ce16" table:formula="of:=IF([.$F86]&gt;0;[.B85];&quot;&quot;)">
            <text:p/>
          </table:table-cell>
          <table:table-cell table:style-name="ce16" table:formula="of:=IF([.$F86]&gt;0;[.C85];&quot;&quot;)">
            <text:p/>
          </table:table-cell>
          <table:table-cell table:style-name="ce16" table:formula="of:=IF([.$F86]&gt;0;[.D85]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87]&gt;0;[.A86];&quot;&quot;)">
            <text:p/>
          </table:table-cell>
          <table:table-cell table:style-name="ce16" table:formula="of:=IF([.$F87]&gt;0;[.B86];&quot;&quot;)">
            <text:p/>
          </table:table-cell>
          <table:table-cell table:style-name="ce16" table:formula="of:=IF([.$F87]&gt;0;[.C86];&quot;&quot;)">
            <text:p/>
          </table:table-cell>
          <table:table-cell table:style-name="ce16" table:formula="of:=IF([.$F87]&gt;0;[.D86]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88]&gt;0;[.A87];&quot;&quot;)">
            <text:p/>
          </table:table-cell>
          <table:table-cell table:style-name="ce16" table:formula="of:=IF([.$F88]&gt;0;[.B87];&quot;&quot;)">
            <text:p/>
          </table:table-cell>
          <table:table-cell table:style-name="ce16" table:formula="of:=IF([.$F88]&gt;0;[.C87];&quot;&quot;)">
            <text:p/>
          </table:table-cell>
          <table:table-cell table:style-name="ce16" table:formula="of:=IF([.$F88]&gt;0;[.D87]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89]&gt;0;[.A88];&quot;&quot;)">
            <text:p/>
          </table:table-cell>
          <table:table-cell table:style-name="ce16" table:formula="of:=IF([.$F89]&gt;0;[.B88];&quot;&quot;)">
            <text:p/>
          </table:table-cell>
          <table:table-cell table:style-name="ce16" table:formula="of:=IF([.$F89]&gt;0;[.C88];&quot;&quot;)">
            <text:p/>
          </table:table-cell>
          <table:table-cell table:style-name="ce16" table:formula="of:=IF([.$F89]&gt;0;[.D88];&quot;&quot;)">
            <text:p/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90]&gt;0;[.A89];&quot;&quot;)">
            <text:p/>
          </table:table-cell>
          <table:table-cell table:style-name="ce16" table:formula="of:=IF([.$F90]&gt;0;[.B89];&quot;&quot;)">
            <text:p/>
          </table:table-cell>
          <table:table-cell table:style-name="ce16" table:formula="of:=IF([.$F90]&gt;0;[.C89];&quot;&quot;)">
            <text:p/>
          </table:table-cell>
          <table:table-cell table:style-name="ce16" table:formula="of:=IF([.$F90]&gt;0;[.D89];&quot;&quot;)">
            <text:p/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91]&gt;0;[.A90];&quot;&quot;)">
            <text:p/>
          </table:table-cell>
          <table:table-cell table:style-name="ce16" table:formula="of:=IF([.$F91]&gt;0;[.B90];&quot;&quot;)">
            <text:p/>
          </table:table-cell>
          <table:table-cell table:style-name="ce16" table:formula="of:=IF([.$F91]&gt;0;[.C90];&quot;&quot;)">
            <text:p/>
          </table:table-cell>
          <table:table-cell table:style-name="ce16" table:formula="of:=IF([.$F91]&gt;0;[.D90];&quot;&quot;)">
            <text:p/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92]&gt;0;[.A91];&quot;&quot;)">
            <text:p/>
          </table:table-cell>
          <table:table-cell table:style-name="ce16" table:formula="of:=IF([.$F92]&gt;0;[.B91];&quot;&quot;)">
            <text:p/>
          </table:table-cell>
          <table:table-cell table:style-name="ce16" table:formula="of:=IF([.$F92]&gt;0;[.C91];&quot;&quot;)">
            <text:p/>
          </table:table-cell>
          <table:table-cell table:style-name="ce16" table:formula="of:=IF([.$F92]&gt;0;[.D91];&quot;&quot;)">
            <text:p/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93]&gt;0;[.A92];&quot;&quot;)">
            <text:p/>
          </table:table-cell>
          <table:table-cell table:style-name="ce16" table:formula="of:=IF([.$F93]&gt;0;[.B92];&quot;&quot;)">
            <text:p/>
          </table:table-cell>
          <table:table-cell table:style-name="ce16" table:formula="of:=IF([.$F93]&gt;0;[.C92];&quot;&quot;)">
            <text:p/>
          </table:table-cell>
          <table:table-cell table:style-name="ce16" table:formula="of:=IF([.$F93]&gt;0;[.D92];&quot;&quot;)">
            <text:p/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94]&gt;0;[.A93];&quot;&quot;)">
            <text:p/>
          </table:table-cell>
          <table:table-cell table:style-name="ce16" table:formula="of:=IF([.$F94]&gt;0;[.B93];&quot;&quot;)">
            <text:p/>
          </table:table-cell>
          <table:table-cell table:style-name="ce16" table:formula="of:=IF([.$F94]&gt;0;[.C93];&quot;&quot;)">
            <text:p/>
          </table:table-cell>
          <table:table-cell table:style-name="ce16" table:formula="of:=IF([.$F94]&gt;0;[.D93];&quot;&quot;)">
            <text:p/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95]&gt;0;[.A94];&quot;&quot;)">
            <text:p/>
          </table:table-cell>
          <table:table-cell table:style-name="ce16" table:formula="of:=IF([.$F95]&gt;0;[.B94];&quot;&quot;)">
            <text:p/>
          </table:table-cell>
          <table:table-cell table:style-name="ce16" table:formula="of:=IF([.$F95]&gt;0;[.C94];&quot;&quot;)">
            <text:p/>
          </table:table-cell>
          <table:table-cell table:style-name="ce16" table:formula="of:=IF([.$F95]&gt;0;[.D94];&quot;&quot;)">
            <text:p/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96]&gt;0;[.A95];&quot;&quot;)">
            <text:p/>
          </table:table-cell>
          <table:table-cell table:style-name="ce16" table:formula="of:=IF([.$F96]&gt;0;[.B95];&quot;&quot;)">
            <text:p/>
          </table:table-cell>
          <table:table-cell table:style-name="ce16" table:formula="of:=IF([.$F96]&gt;0;[.C95];&quot;&quot;)">
            <text:p/>
          </table:table-cell>
          <table:table-cell table:style-name="ce16" table:formula="of:=IF([.$F96]&gt;0;[.D95];&quot;&quot;)">
            <text:p/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97]&gt;0;[.A96];&quot;&quot;)">
            <text:p/>
          </table:table-cell>
          <table:table-cell table:style-name="ce16" table:formula="of:=IF([.$F97]&gt;0;[.B96];&quot;&quot;)">
            <text:p/>
          </table:table-cell>
          <table:table-cell table:style-name="ce16" table:formula="of:=IF([.$F97]&gt;0;[.C96];&quot;&quot;)">
            <text:p/>
          </table:table-cell>
          <table:table-cell table:style-name="ce16" table:formula="of:=IF([.$F97]&gt;0;[.D96];&quot;&quot;)">
            <text:p/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98]&gt;0;[.A97];&quot;&quot;)">
            <text:p/>
          </table:table-cell>
          <table:table-cell table:style-name="ce16" table:formula="of:=IF([.$F98]&gt;0;[.B97];&quot;&quot;)">
            <text:p/>
          </table:table-cell>
          <table:table-cell table:style-name="ce16" table:formula="of:=IF([.$F98]&gt;0;[.C97];&quot;&quot;)">
            <text:p/>
          </table:table-cell>
          <table:table-cell table:style-name="ce16" table:formula="of:=IF([.$F98]&gt;0;[.D97];&quot;&quot;)">
            <text:p/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99]&gt;0;[.A98];&quot;&quot;)">
            <text:p/>
          </table:table-cell>
          <table:table-cell table:style-name="ce16" table:formula="of:=IF([.$F99]&gt;0;[.B98];&quot;&quot;)">
            <text:p/>
          </table:table-cell>
          <table:table-cell table:style-name="ce16" table:formula="of:=IF([.$F99]&gt;0;[.C98];&quot;&quot;)">
            <text:p/>
          </table:table-cell>
          <table:table-cell table:style-name="ce16" table:formula="of:=IF([.$F99]&gt;0;[.D98];&quot;&quot;)">
            <text:p/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00]&gt;0;[.A99];&quot;&quot;)">
            <text:p/>
          </table:table-cell>
          <table:table-cell table:style-name="ce16" table:formula="of:=IF([.$F100]&gt;0;[.B99];&quot;&quot;)">
            <text:p/>
          </table:table-cell>
          <table:table-cell table:style-name="ce16" table:formula="of:=IF([.$F100]&gt;0;[.C99];&quot;&quot;)">
            <text:p/>
          </table:table-cell>
          <table:table-cell table:style-name="ce16" table:formula="of:=IF([.$F100]&gt;0;[.D99];&quot;&quot;)">
            <text:p/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7" table:number-columns-repeated="4"/>
          <table:table-cell table:style-name="ce20"/>
          <table:table-cell table:style-name="ce21" table:number-columns-repeated="12"/>
        </table:table-row>
        <table:table-row table:style-name="ro1">
          <table:table-cell table:style-name="ce15" office:value-type="string" calcext:value-type="string">
            <text:p>nc</text:p>
          </table:table-cell>
          <table:table-cell table:style-name="ce15"/>
          <table:table-cell table:style-name="ce15" office:value-type="string" calcext:value-type="string">
            <text:p>nc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03]&gt;0;[.A102];&quot;&quot;)">
            <text:p/>
          </table:table-cell>
          <table:table-cell table:style-name="ce16" table:formula="of:=IF([.$F103]&gt;0;[.B102];&quot;&quot;)">
            <text:p/>
          </table:table-cell>
          <table:table-cell table:style-name="ce16" table:formula="of:=IF([.$F103]&gt;0;[.C102];&quot;&quot;)">
            <text:p/>
          </table:table-cell>
          <table:table-cell table:style-name="ce16" table:formula="of:=IF([.$F103]&gt;0;[.D102];&quot;&quot;)"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04]&gt;0;[.A103];&quot;&quot;)">
            <text:p/>
          </table:table-cell>
          <table:table-cell table:style-name="ce16" table:formula="of:=IF([.$F104]&gt;0;[.B103];&quot;&quot;)">
            <text:p/>
          </table:table-cell>
          <table:table-cell table:style-name="ce16" table:formula="of:=IF([.$F104]&gt;0;[.C103];&quot;&quot;)">
            <text:p/>
          </table:table-cell>
          <table:table-cell table:style-name="ce16" table:formula="of:=IF([.$F104]&gt;0;[.D103]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05]&gt;0;[.A104];&quot;&quot;)">
            <text:p/>
          </table:table-cell>
          <table:table-cell table:style-name="ce16" table:formula="of:=IF([.$F105]&gt;0;[.B104];&quot;&quot;)">
            <text:p/>
          </table:table-cell>
          <table:table-cell table:style-name="ce16" table:formula="of:=IF([.$F105]&gt;0;[.C104];&quot;&quot;)">
            <text:p/>
          </table:table-cell>
          <table:table-cell table:style-name="ce16" table:formula="of:=IF([.$F105]&gt;0;[.D104]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06]&gt;0;[.A105];&quot;&quot;)">
            <text:p/>
          </table:table-cell>
          <table:table-cell table:style-name="ce16" table:formula="of:=IF([.$F106]&gt;0;[.B105];&quot;&quot;)">
            <text:p/>
          </table:table-cell>
          <table:table-cell table:style-name="ce16" table:formula="of:=IF([.$F106]&gt;0;[.C105];&quot;&quot;)">
            <text:p/>
          </table:table-cell>
          <table:table-cell table:style-name="ce16" table:formula="of:=IF([.$F106]&gt;0;[.D105]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07]&gt;0;[.A106];&quot;&quot;)">
            <text:p/>
          </table:table-cell>
          <table:table-cell table:style-name="ce16" table:formula="of:=IF([.$F107]&gt;0;[.B106];&quot;&quot;)">
            <text:p/>
          </table:table-cell>
          <table:table-cell table:style-name="ce16" table:formula="of:=IF([.$F107]&gt;0;[.C106];&quot;&quot;)">
            <text:p/>
          </table:table-cell>
          <table:table-cell table:style-name="ce16" table:formula="of:=IF([.$F107]&gt;0;[.D106]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08]&gt;0;[.A107];&quot;&quot;)">
            <text:p/>
          </table:table-cell>
          <table:table-cell table:style-name="ce16" table:formula="of:=IF([.$F108]&gt;0;[.B107];&quot;&quot;)">
            <text:p/>
          </table:table-cell>
          <table:table-cell table:style-name="ce16" table:formula="of:=IF([.$F108]&gt;0;[.C107];&quot;&quot;)">
            <text:p/>
          </table:table-cell>
          <table:table-cell table:style-name="ce16" table:formula="of:=IF([.$F108]&gt;0;[.D107]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09]&gt;0;[.A108];&quot;&quot;)">
            <text:p/>
          </table:table-cell>
          <table:table-cell table:style-name="ce16" table:formula="of:=IF([.$F109]&gt;0;[.B108];&quot;&quot;)">
            <text:p/>
          </table:table-cell>
          <table:table-cell table:style-name="ce16" table:formula="of:=IF([.$F109]&gt;0;[.C108];&quot;&quot;)">
            <text:p/>
          </table:table-cell>
          <table:table-cell table:style-name="ce16" table:formula="of:=IF([.$F109]&gt;0;[.D108]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10]&gt;0;[.A109];&quot;&quot;)">
            <text:p/>
          </table:table-cell>
          <table:table-cell table:style-name="ce16" table:formula="of:=IF([.$F110]&gt;0;[.B109];&quot;&quot;)">
            <text:p/>
          </table:table-cell>
          <table:table-cell table:style-name="ce16" table:formula="of:=IF([.$F110]&gt;0;[.C109];&quot;&quot;)">
            <text:p/>
          </table:table-cell>
          <table:table-cell table:style-name="ce16" table:formula="of:=IF([.$F110]&gt;0;[.D109]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11]&gt;0;[.A110];&quot;&quot;)">
            <text:p/>
          </table:table-cell>
          <table:table-cell table:style-name="ce16" table:formula="of:=IF([.$F111]&gt;0;[.B110];&quot;&quot;)">
            <text:p/>
          </table:table-cell>
          <table:table-cell table:style-name="ce16" table:formula="of:=IF([.$F111]&gt;0;[.C110];&quot;&quot;)">
            <text:p/>
          </table:table-cell>
          <table:table-cell table:style-name="ce16" table:formula="of:=IF([.$F111]&gt;0;[.D110]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12]&gt;0;[.A111];&quot;&quot;)">
            <text:p/>
          </table:table-cell>
          <table:table-cell table:style-name="ce16" table:formula="of:=IF([.$F112]&gt;0;[.B111];&quot;&quot;)">
            <text:p/>
          </table:table-cell>
          <table:table-cell table:style-name="ce16" table:formula="of:=IF([.$F112]&gt;0;[.C111];&quot;&quot;)">
            <text:p/>
          </table:table-cell>
          <table:table-cell table:style-name="ce16" table:formula="of:=IF([.$F112]&gt;0;[.D111]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13]&gt;0;[.A112];&quot;&quot;)">
            <text:p/>
          </table:table-cell>
          <table:table-cell table:style-name="ce16" table:formula="of:=IF([.$F113]&gt;0;[.B112];&quot;&quot;)">
            <text:p/>
          </table:table-cell>
          <table:table-cell table:style-name="ce16" table:formula="of:=IF([.$F113]&gt;0;[.C112];&quot;&quot;)">
            <text:p/>
          </table:table-cell>
          <table:table-cell table:style-name="ce16" table:formula="of:=IF([.$F113]&gt;0;[.D112]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14]&gt;0;[.A113];&quot;&quot;)">
            <text:p/>
          </table:table-cell>
          <table:table-cell table:style-name="ce16" table:formula="of:=IF([.$F114]&gt;0;[.B113];&quot;&quot;)">
            <text:p/>
          </table:table-cell>
          <table:table-cell table:style-name="ce16" table:formula="of:=IF([.$F114]&gt;0;[.C113];&quot;&quot;)">
            <text:p/>
          </table:table-cell>
          <table:table-cell table:style-name="ce16" table:formula="of:=IF([.$F114]&gt;0;[.D113];&quot;&quot;)">
            <text:p/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15]&gt;0;[.A114];&quot;&quot;)">
            <text:p/>
          </table:table-cell>
          <table:table-cell table:style-name="ce16" table:formula="of:=IF([.$F115]&gt;0;[.B114];&quot;&quot;)">
            <text:p/>
          </table:table-cell>
          <table:table-cell table:style-name="ce16" table:formula="of:=IF([.$F115]&gt;0;[.C114];&quot;&quot;)">
            <text:p/>
          </table:table-cell>
          <table:table-cell table:style-name="ce16" table:formula="of:=IF([.$F115]&gt;0;[.D114];&quot;&quot;)">
            <text:p/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16]&gt;0;[.A115];&quot;&quot;)">
            <text:p/>
          </table:table-cell>
          <table:table-cell table:style-name="ce16" table:formula="of:=IF([.$F116]&gt;0;[.B115];&quot;&quot;)">
            <text:p/>
          </table:table-cell>
          <table:table-cell table:style-name="ce16" table:formula="of:=IF([.$F116]&gt;0;[.C115];&quot;&quot;)">
            <text:p/>
          </table:table-cell>
          <table:table-cell table:style-name="ce16" table:formula="of:=IF([.$F116]&gt;0;[.D115];&quot;&quot;)">
            <text:p/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17]&gt;0;[.A116];&quot;&quot;)">
            <text:p/>
          </table:table-cell>
          <table:table-cell table:style-name="ce16" table:formula="of:=IF([.$F117]&gt;0;[.B116];&quot;&quot;)">
            <text:p/>
          </table:table-cell>
          <table:table-cell table:style-name="ce16" table:formula="of:=IF([.$F117]&gt;0;[.C116];&quot;&quot;)">
            <text:p/>
          </table:table-cell>
          <table:table-cell table:style-name="ce16" table:formula="of:=IF([.$F117]&gt;0;[.D116];&quot;&quot;)">
            <text:p/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18]&gt;0;[.A117];&quot;&quot;)">
            <text:p/>
          </table:table-cell>
          <table:table-cell table:style-name="ce16" table:formula="of:=IF([.$F118]&gt;0;[.B117];&quot;&quot;)">
            <text:p/>
          </table:table-cell>
          <table:table-cell table:style-name="ce16" table:formula="of:=IF([.$F118]&gt;0;[.C117];&quot;&quot;)">
            <text:p/>
          </table:table-cell>
          <table:table-cell table:style-name="ce16" table:formula="of:=IF([.$F118]&gt;0;[.D117];&quot;&quot;)">
            <text:p/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19]&gt;0;[.A118];&quot;&quot;)">
            <text:p/>
          </table:table-cell>
          <table:table-cell table:style-name="ce16" table:formula="of:=IF([.$F119]&gt;0;[.B118];&quot;&quot;)">
            <text:p/>
          </table:table-cell>
          <table:table-cell table:style-name="ce16" table:formula="of:=IF([.$F119]&gt;0;[.C118];&quot;&quot;)">
            <text:p/>
          </table:table-cell>
          <table:table-cell table:style-name="ce16" table:formula="of:=IF([.$F119]&gt;0;[.D118];&quot;&quot;)">
            <text:p/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20]&gt;0;[.A119];&quot;&quot;)">
            <text:p/>
          </table:table-cell>
          <table:table-cell table:style-name="ce16" table:formula="of:=IF([.$F120]&gt;0;[.B119];&quot;&quot;)">
            <text:p/>
          </table:table-cell>
          <table:table-cell table:style-name="ce16" table:formula="of:=IF([.$F120]&gt;0;[.C119];&quot;&quot;)">
            <text:p/>
          </table:table-cell>
          <table:table-cell table:style-name="ce16" table:formula="of:=IF([.$F120]&gt;0;[.D119];&quot;&quot;)">
            <text:p/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21]&gt;0;[.A120];&quot;&quot;)">
            <text:p/>
          </table:table-cell>
          <table:table-cell table:style-name="ce16" table:formula="of:=IF([.$F121]&gt;0;[.B120];&quot;&quot;)">
            <text:p/>
          </table:table-cell>
          <table:table-cell table:style-name="ce16" table:formula="of:=IF([.$F121]&gt;0;[.C120];&quot;&quot;)">
            <text:p/>
          </table:table-cell>
          <table:table-cell table:style-name="ce16" table:formula="of:=IF([.$F121]&gt;0;[.D120];&quot;&quot;)">
            <text:p/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22]&gt;0;[.A121];&quot;&quot;)">
            <text:p/>
          </table:table-cell>
          <table:table-cell table:style-name="ce16" table:formula="of:=IF([.$F122]&gt;0;[.B121];&quot;&quot;)">
            <text:p/>
          </table:table-cell>
          <table:table-cell table:style-name="ce16" table:formula="of:=IF([.$F122]&gt;0;[.C121];&quot;&quot;)">
            <text:p/>
          </table:table-cell>
          <table:table-cell table:style-name="ce16" table:formula="of:=IF([.$F122]&gt;0;[.D121];&quot;&quot;)">
            <text:p/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23]&gt;0;[.A122];&quot;&quot;)">
            <text:p/>
          </table:table-cell>
          <table:table-cell table:style-name="ce16" table:formula="of:=IF([.$F123]&gt;0;[.B122];&quot;&quot;)">
            <text:p/>
          </table:table-cell>
          <table:table-cell table:style-name="ce16" table:formula="of:=IF([.$F123]&gt;0;[.C122];&quot;&quot;)">
            <text:p/>
          </table:table-cell>
          <table:table-cell table:style-name="ce16" table:formula="of:=IF([.$F123]&gt;0;[.D122];&quot;&quot;)">
            <text:p/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24]&gt;0;[.A123];&quot;&quot;)">
            <text:p/>
          </table:table-cell>
          <table:table-cell table:style-name="ce16" table:formula="of:=IF([.$F124]&gt;0;[.B123];&quot;&quot;)">
            <text:p/>
          </table:table-cell>
          <table:table-cell table:style-name="ce16" table:formula="of:=IF([.$F124]&gt;0;[.C123];&quot;&quot;)">
            <text:p/>
          </table:table-cell>
          <table:table-cell table:style-name="ce16" table:formula="of:=IF([.$F124]&gt;0;[.D123];&quot;&quot;)">
            <text:p/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25]&gt;0;[.A124];&quot;&quot;)">
            <text:p/>
          </table:table-cell>
          <table:table-cell table:style-name="ce16" table:formula="of:=IF([.$F125]&gt;0;[.B124];&quot;&quot;)">
            <text:p/>
          </table:table-cell>
          <table:table-cell table:style-name="ce16" table:formula="of:=IF([.$F125]&gt;0;[.C124];&quot;&quot;)">
            <text:p/>
          </table:table-cell>
          <table:table-cell table:style-name="ce16" table:formula="of:=IF([.$F125]&gt;0;[.D124];&quot;&quot;)">
            <text:p/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7" table:number-columns-repeated="4"/>
          <table:table-cell table:style-name="ce20"/>
          <table:table-cell table:style-name="ce21" table:number-columns-repeated="12"/>
        </table:table-row>
        <table:table-row table:style-name="ro1">
          <table:table-cell table:style-name="ce15" office:value-type="string" calcext:value-type="string">
            <text:p>nc</text:p>
          </table:table-cell>
          <table:table-cell table:style-name="ce15"/>
          <table:table-cell table:style-name="ce15" office:value-type="string" calcext:value-type="string">
            <text:p>nc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28]&gt;0;[.A127];&quot;&quot;)">
            <text:p/>
          </table:table-cell>
          <table:table-cell table:style-name="ce16" table:formula="of:=IF([.$F128]&gt;0;[.B127];&quot;&quot;)">
            <text:p/>
          </table:table-cell>
          <table:table-cell table:style-name="ce16" table:formula="of:=IF([.$F128]&gt;0;[.C127];&quot;&quot;)">
            <text:p/>
          </table:table-cell>
          <table:table-cell table:style-name="ce16" table:formula="of:=IF([.$F128]&gt;0;[.D127];&quot;&quot;)"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29]&gt;0;[.A128];&quot;&quot;)">
            <text:p/>
          </table:table-cell>
          <table:table-cell table:style-name="ce16" table:formula="of:=IF([.$F129]&gt;0;[.B128];&quot;&quot;)">
            <text:p/>
          </table:table-cell>
          <table:table-cell table:style-name="ce16" table:formula="of:=IF([.$F129]&gt;0;[.C128];&quot;&quot;)">
            <text:p/>
          </table:table-cell>
          <table:table-cell table:style-name="ce16" table:formula="of:=IF([.$F129]&gt;0;[.D128]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30]&gt;0;[.A129];&quot;&quot;)">
            <text:p/>
          </table:table-cell>
          <table:table-cell table:style-name="ce16" table:formula="of:=IF([.$F130]&gt;0;[.B129];&quot;&quot;)">
            <text:p/>
          </table:table-cell>
          <table:table-cell table:style-name="ce16" table:formula="of:=IF([.$F130]&gt;0;[.C129];&quot;&quot;)">
            <text:p/>
          </table:table-cell>
          <table:table-cell table:style-name="ce16" table:formula="of:=IF([.$F130]&gt;0;[.D129]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31]&gt;0;[.A130];&quot;&quot;)">
            <text:p/>
          </table:table-cell>
          <table:table-cell table:style-name="ce16" table:formula="of:=IF([.$F131]&gt;0;[.B130];&quot;&quot;)">
            <text:p/>
          </table:table-cell>
          <table:table-cell table:style-name="ce16" table:formula="of:=IF([.$F131]&gt;0;[.C130];&quot;&quot;)">
            <text:p/>
          </table:table-cell>
          <table:table-cell table:style-name="ce16" table:formula="of:=IF([.$F131]&gt;0;[.D130]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32]&gt;0;[.A131];&quot;&quot;)">
            <text:p/>
          </table:table-cell>
          <table:table-cell table:style-name="ce16" table:formula="of:=IF([.$F132]&gt;0;[.B131];&quot;&quot;)">
            <text:p/>
          </table:table-cell>
          <table:table-cell table:style-name="ce16" table:formula="of:=IF([.$F132]&gt;0;[.C131];&quot;&quot;)">
            <text:p/>
          </table:table-cell>
          <table:table-cell table:style-name="ce16" table:formula="of:=IF([.$F132]&gt;0;[.D131]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33]&gt;0;[.A132];&quot;&quot;)">
            <text:p/>
          </table:table-cell>
          <table:table-cell table:style-name="ce16" table:formula="of:=IF([.$F133]&gt;0;[.B132];&quot;&quot;)">
            <text:p/>
          </table:table-cell>
          <table:table-cell table:style-name="ce16" table:formula="of:=IF([.$F133]&gt;0;[.C132];&quot;&quot;)">
            <text:p/>
          </table:table-cell>
          <table:table-cell table:style-name="ce16" table:formula="of:=IF([.$F133]&gt;0;[.D132]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34]&gt;0;[.A133];&quot;&quot;)">
            <text:p/>
          </table:table-cell>
          <table:table-cell table:style-name="ce16" table:formula="of:=IF([.$F134]&gt;0;[.B133];&quot;&quot;)">
            <text:p/>
          </table:table-cell>
          <table:table-cell table:style-name="ce16" table:formula="of:=IF([.$F134]&gt;0;[.C133];&quot;&quot;)">
            <text:p/>
          </table:table-cell>
          <table:table-cell table:style-name="ce16" table:formula="of:=IF([.$F134]&gt;0;[.D133]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35]&gt;0;[.A134];&quot;&quot;)">
            <text:p/>
          </table:table-cell>
          <table:table-cell table:style-name="ce16" table:formula="of:=IF([.$F135]&gt;0;[.B134];&quot;&quot;)">
            <text:p/>
          </table:table-cell>
          <table:table-cell table:style-name="ce16" table:formula="of:=IF([.$F135]&gt;0;[.C134];&quot;&quot;)">
            <text:p/>
          </table:table-cell>
          <table:table-cell table:style-name="ce16" table:formula="of:=IF([.$F135]&gt;0;[.D134]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36]&gt;0;[.A135];&quot;&quot;)">
            <text:p/>
          </table:table-cell>
          <table:table-cell table:style-name="ce16" table:formula="of:=IF([.$F136]&gt;0;[.B135];&quot;&quot;)">
            <text:p/>
          </table:table-cell>
          <table:table-cell table:style-name="ce16" table:formula="of:=IF([.$F136]&gt;0;[.C135];&quot;&quot;)">
            <text:p/>
          </table:table-cell>
          <table:table-cell table:style-name="ce16" table:formula="of:=IF([.$F136]&gt;0;[.D135]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37]&gt;0;[.A136];&quot;&quot;)">
            <text:p/>
          </table:table-cell>
          <table:table-cell table:style-name="ce16" table:formula="of:=IF([.$F137]&gt;0;[.B136];&quot;&quot;)">
            <text:p/>
          </table:table-cell>
          <table:table-cell table:style-name="ce16" table:formula="of:=IF([.$F137]&gt;0;[.C136];&quot;&quot;)">
            <text:p/>
          </table:table-cell>
          <table:table-cell table:style-name="ce16" table:formula="of:=IF([.$F137]&gt;0;[.D136]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38]&gt;0;[.A137];&quot;&quot;)">
            <text:p/>
          </table:table-cell>
          <table:table-cell table:style-name="ce16" table:formula="of:=IF([.$F138]&gt;0;[.B137];&quot;&quot;)">
            <text:p/>
          </table:table-cell>
          <table:table-cell table:style-name="ce16" table:formula="of:=IF([.$F138]&gt;0;[.C137];&quot;&quot;)">
            <text:p/>
          </table:table-cell>
          <table:table-cell table:style-name="ce16" table:formula="of:=IF([.$F138]&gt;0;[.D137]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39]&gt;0;[.A138];&quot;&quot;)">
            <text:p/>
          </table:table-cell>
          <table:table-cell table:style-name="ce16" table:formula="of:=IF([.$F139]&gt;0;[.B138];&quot;&quot;)">
            <text:p/>
          </table:table-cell>
          <table:table-cell table:style-name="ce16" table:formula="of:=IF([.$F139]&gt;0;[.C138];&quot;&quot;)">
            <text:p/>
          </table:table-cell>
          <table:table-cell table:style-name="ce16" table:formula="of:=IF([.$F139]&gt;0;[.D138];&quot;&quot;)">
            <text:p/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40]&gt;0;[.A139];&quot;&quot;)">
            <text:p/>
          </table:table-cell>
          <table:table-cell table:style-name="ce16" table:formula="of:=IF([.$F140]&gt;0;[.B139];&quot;&quot;)">
            <text:p/>
          </table:table-cell>
          <table:table-cell table:style-name="ce16" table:formula="of:=IF([.$F140]&gt;0;[.C139];&quot;&quot;)">
            <text:p/>
          </table:table-cell>
          <table:table-cell table:style-name="ce16" table:formula="of:=IF([.$F140]&gt;0;[.D139];&quot;&quot;)">
            <text:p/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41]&gt;0;[.A140];&quot;&quot;)">
            <text:p/>
          </table:table-cell>
          <table:table-cell table:style-name="ce16" table:formula="of:=IF([.$F141]&gt;0;[.B140];&quot;&quot;)">
            <text:p/>
          </table:table-cell>
          <table:table-cell table:style-name="ce16" table:formula="of:=IF([.$F141]&gt;0;[.C140];&quot;&quot;)">
            <text:p/>
          </table:table-cell>
          <table:table-cell table:style-name="ce16" table:formula="of:=IF([.$F141]&gt;0;[.D140];&quot;&quot;)">
            <text:p/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42]&gt;0;[.A141];&quot;&quot;)">
            <text:p/>
          </table:table-cell>
          <table:table-cell table:style-name="ce16" table:formula="of:=IF([.$F142]&gt;0;[.B141];&quot;&quot;)">
            <text:p/>
          </table:table-cell>
          <table:table-cell table:style-name="ce16" table:formula="of:=IF([.$F142]&gt;0;[.C141];&quot;&quot;)">
            <text:p/>
          </table:table-cell>
          <table:table-cell table:style-name="ce16" table:formula="of:=IF([.$F142]&gt;0;[.D141];&quot;&quot;)">
            <text:p/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43]&gt;0;[.A142];&quot;&quot;)">
            <text:p/>
          </table:table-cell>
          <table:table-cell table:style-name="ce16" table:formula="of:=IF([.$F143]&gt;0;[.B142];&quot;&quot;)">
            <text:p/>
          </table:table-cell>
          <table:table-cell table:style-name="ce16" table:formula="of:=IF([.$F143]&gt;0;[.C142];&quot;&quot;)">
            <text:p/>
          </table:table-cell>
          <table:table-cell table:style-name="ce16" table:formula="of:=IF([.$F143]&gt;0;[.D142];&quot;&quot;)">
            <text:p/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44]&gt;0;[.A143];&quot;&quot;)">
            <text:p/>
          </table:table-cell>
          <table:table-cell table:style-name="ce16" table:formula="of:=IF([.$F144]&gt;0;[.B143];&quot;&quot;)">
            <text:p/>
          </table:table-cell>
          <table:table-cell table:style-name="ce16" table:formula="of:=IF([.$F144]&gt;0;[.C143];&quot;&quot;)">
            <text:p/>
          </table:table-cell>
          <table:table-cell table:style-name="ce16" table:formula="of:=IF([.$F144]&gt;0;[.D143];&quot;&quot;)">
            <text:p/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45]&gt;0;[.A144];&quot;&quot;)">
            <text:p/>
          </table:table-cell>
          <table:table-cell table:style-name="ce16" table:formula="of:=IF([.$F145]&gt;0;[.B144];&quot;&quot;)">
            <text:p/>
          </table:table-cell>
          <table:table-cell table:style-name="ce16" table:formula="of:=IF([.$F145]&gt;0;[.C144];&quot;&quot;)">
            <text:p/>
          </table:table-cell>
          <table:table-cell table:style-name="ce16" table:formula="of:=IF([.$F145]&gt;0;[.D144];&quot;&quot;)">
            <text:p/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46]&gt;0;[.A145];&quot;&quot;)">
            <text:p/>
          </table:table-cell>
          <table:table-cell table:style-name="ce16" table:formula="of:=IF([.$F146]&gt;0;[.B145];&quot;&quot;)">
            <text:p/>
          </table:table-cell>
          <table:table-cell table:style-name="ce16" table:formula="of:=IF([.$F146]&gt;0;[.C145];&quot;&quot;)">
            <text:p/>
          </table:table-cell>
          <table:table-cell table:style-name="ce16" table:formula="of:=IF([.$F146]&gt;0;[.D145];&quot;&quot;)">
            <text:p/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47]&gt;0;[.A146];&quot;&quot;)">
            <text:p/>
          </table:table-cell>
          <table:table-cell table:style-name="ce16" table:formula="of:=IF([.$F147]&gt;0;[.B146];&quot;&quot;)">
            <text:p/>
          </table:table-cell>
          <table:table-cell table:style-name="ce16" table:formula="of:=IF([.$F147]&gt;0;[.C146];&quot;&quot;)">
            <text:p/>
          </table:table-cell>
          <table:table-cell table:style-name="ce16" table:formula="of:=IF([.$F147]&gt;0;[.D146];&quot;&quot;)">
            <text:p/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48]&gt;0;[.A147];&quot;&quot;)">
            <text:p/>
          </table:table-cell>
          <table:table-cell table:style-name="ce16" table:formula="of:=IF([.$F148]&gt;0;[.B147];&quot;&quot;)">
            <text:p/>
          </table:table-cell>
          <table:table-cell table:style-name="ce16" table:formula="of:=IF([.$F148]&gt;0;[.C147];&quot;&quot;)">
            <text:p/>
          </table:table-cell>
          <table:table-cell table:style-name="ce16" table:formula="of:=IF([.$F148]&gt;0;[.D147];&quot;&quot;)">
            <text:p/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49]&gt;0;[.A148];&quot;&quot;)">
            <text:p/>
          </table:table-cell>
          <table:table-cell table:style-name="ce16" table:formula="of:=IF([.$F149]&gt;0;[.B148];&quot;&quot;)">
            <text:p/>
          </table:table-cell>
          <table:table-cell table:style-name="ce16" table:formula="of:=IF([.$F149]&gt;0;[.C148];&quot;&quot;)">
            <text:p/>
          </table:table-cell>
          <table:table-cell table:style-name="ce16" table:formula="of:=IF([.$F149]&gt;0;[.D148];&quot;&quot;)">
            <text:p/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50]&gt;0;[.A149];&quot;&quot;)">
            <text:p/>
          </table:table-cell>
          <table:table-cell table:style-name="ce16" table:formula="of:=IF([.$F150]&gt;0;[.B149];&quot;&quot;)">
            <text:p/>
          </table:table-cell>
          <table:table-cell table:style-name="ce16" table:formula="of:=IF([.$F150]&gt;0;[.C149];&quot;&quot;)">
            <text:p/>
          </table:table-cell>
          <table:table-cell table:style-name="ce16" table:formula="of:=IF([.$F150]&gt;0;[.D149];&quot;&quot;)">
            <text:p/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7" table:number-columns-repeated="4"/>
          <table:table-cell table:style-name="ce20"/>
          <table:table-cell table:style-name="ce21" table:number-columns-repeated="12"/>
        </table:table-row>
        <table:table-row table:style-name="ro1">
          <table:table-cell table:style-name="ce15" office:value-type="string" calcext:value-type="string">
            <text:p>nc</text:p>
          </table:table-cell>
          <table:table-cell table:style-name="ce15"/>
          <table:table-cell table:style-name="ce15" office:value-type="string" calcext:value-type="string">
            <text:p>nc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53]&gt;0;[.A152];&quot;&quot;)">
            <text:p/>
          </table:table-cell>
          <table:table-cell table:style-name="ce16" table:formula="of:=IF([.$F153]&gt;0;[.B152];&quot;&quot;)">
            <text:p/>
          </table:table-cell>
          <table:table-cell table:style-name="ce16" table:formula="of:=IF([.$F153]&gt;0;[.C152];&quot;&quot;)">
            <text:p/>
          </table:table-cell>
          <table:table-cell table:style-name="ce16" table:formula="of:=IF([.$F153]&gt;0;[.D152];&quot;&quot;)"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54]&gt;0;[.A153];&quot;&quot;)">
            <text:p/>
          </table:table-cell>
          <table:table-cell table:style-name="ce16" table:formula="of:=IF([.$F154]&gt;0;[.B153];&quot;&quot;)">
            <text:p/>
          </table:table-cell>
          <table:table-cell table:style-name="ce16" table:formula="of:=IF([.$F154]&gt;0;[.C153];&quot;&quot;)">
            <text:p/>
          </table:table-cell>
          <table:table-cell table:style-name="ce16" table:formula="of:=IF([.$F154]&gt;0;[.D153]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55]&gt;0;[.A154];&quot;&quot;)">
            <text:p/>
          </table:table-cell>
          <table:table-cell table:style-name="ce16" table:formula="of:=IF([.$F155]&gt;0;[.B154];&quot;&quot;)">
            <text:p/>
          </table:table-cell>
          <table:table-cell table:style-name="ce16" table:formula="of:=IF([.$F155]&gt;0;[.C154];&quot;&quot;)">
            <text:p/>
          </table:table-cell>
          <table:table-cell table:style-name="ce16" table:formula="of:=IF([.$F155]&gt;0;[.D154]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56]&gt;0;[.A155];&quot;&quot;)">
            <text:p/>
          </table:table-cell>
          <table:table-cell table:style-name="ce16" table:formula="of:=IF([.$F156]&gt;0;[.B155];&quot;&quot;)">
            <text:p/>
          </table:table-cell>
          <table:table-cell table:style-name="ce16" table:formula="of:=IF([.$F156]&gt;0;[.C155];&quot;&quot;)">
            <text:p/>
          </table:table-cell>
          <table:table-cell table:style-name="ce16" table:formula="of:=IF([.$F156]&gt;0;[.D155]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57]&gt;0;[.A156];&quot;&quot;)">
            <text:p/>
          </table:table-cell>
          <table:table-cell table:style-name="ce16" table:formula="of:=IF([.$F157]&gt;0;[.B156];&quot;&quot;)">
            <text:p/>
          </table:table-cell>
          <table:table-cell table:style-name="ce16" table:formula="of:=IF([.$F157]&gt;0;[.C156];&quot;&quot;)">
            <text:p/>
          </table:table-cell>
          <table:table-cell table:style-name="ce16" table:formula="of:=IF([.$F157]&gt;0;[.D156]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58]&gt;0;[.A157];&quot;&quot;)">
            <text:p/>
          </table:table-cell>
          <table:table-cell table:style-name="ce16" table:formula="of:=IF([.$F158]&gt;0;[.B157];&quot;&quot;)">
            <text:p/>
          </table:table-cell>
          <table:table-cell table:style-name="ce16" table:formula="of:=IF([.$F158]&gt;0;[.C157];&quot;&quot;)">
            <text:p/>
          </table:table-cell>
          <table:table-cell table:style-name="ce16" table:formula="of:=IF([.$F158]&gt;0;[.D157]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59]&gt;0;[.A158];&quot;&quot;)">
            <text:p/>
          </table:table-cell>
          <table:table-cell table:style-name="ce16" table:formula="of:=IF([.$F159]&gt;0;[.B158];&quot;&quot;)">
            <text:p/>
          </table:table-cell>
          <table:table-cell table:style-name="ce16" table:formula="of:=IF([.$F159]&gt;0;[.C158];&quot;&quot;)">
            <text:p/>
          </table:table-cell>
          <table:table-cell table:style-name="ce16" table:formula="of:=IF([.$F159]&gt;0;[.D158]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60]&gt;0;[.A159];&quot;&quot;)">
            <text:p/>
          </table:table-cell>
          <table:table-cell table:style-name="ce16" table:formula="of:=IF([.$F160]&gt;0;[.B159];&quot;&quot;)">
            <text:p/>
          </table:table-cell>
          <table:table-cell table:style-name="ce16" table:formula="of:=IF([.$F160]&gt;0;[.C159];&quot;&quot;)">
            <text:p/>
          </table:table-cell>
          <table:table-cell table:style-name="ce16" table:formula="of:=IF([.$F160]&gt;0;[.D159]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61]&gt;0;[.A160];&quot;&quot;)">
            <text:p/>
          </table:table-cell>
          <table:table-cell table:style-name="ce16" table:formula="of:=IF([.$F161]&gt;0;[.B160];&quot;&quot;)">
            <text:p/>
          </table:table-cell>
          <table:table-cell table:style-name="ce16" table:formula="of:=IF([.$F161]&gt;0;[.C160];&quot;&quot;)">
            <text:p/>
          </table:table-cell>
          <table:table-cell table:style-name="ce16" table:formula="of:=IF([.$F161]&gt;0;[.D160]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62]&gt;0;[.A161];&quot;&quot;)">
            <text:p/>
          </table:table-cell>
          <table:table-cell table:style-name="ce16" table:formula="of:=IF([.$F162]&gt;0;[.B161];&quot;&quot;)">
            <text:p/>
          </table:table-cell>
          <table:table-cell table:style-name="ce16" table:formula="of:=IF([.$F162]&gt;0;[.C161];&quot;&quot;)">
            <text:p/>
          </table:table-cell>
          <table:table-cell table:style-name="ce16" table:formula="of:=IF([.$F162]&gt;0;[.D161]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63]&gt;0;[.A162];&quot;&quot;)">
            <text:p/>
          </table:table-cell>
          <table:table-cell table:style-name="ce16" table:formula="of:=IF([.$F163]&gt;0;[.B162];&quot;&quot;)">
            <text:p/>
          </table:table-cell>
          <table:table-cell table:style-name="ce16" table:formula="of:=IF([.$F163]&gt;0;[.C162];&quot;&quot;)">
            <text:p/>
          </table:table-cell>
          <table:table-cell table:style-name="ce16" table:formula="of:=IF([.$F163]&gt;0;[.D162]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64]&gt;0;[.A163];&quot;&quot;)">
            <text:p/>
          </table:table-cell>
          <table:table-cell table:style-name="ce16" table:formula="of:=IF([.$F164]&gt;0;[.B163];&quot;&quot;)">
            <text:p/>
          </table:table-cell>
          <table:table-cell table:style-name="ce16" table:formula="of:=IF([.$F164]&gt;0;[.C163];&quot;&quot;)">
            <text:p/>
          </table:table-cell>
          <table:table-cell table:style-name="ce16" table:formula="of:=IF([.$F164]&gt;0;[.D163];&quot;&quot;)">
            <text:p/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65]&gt;0;[.A164];&quot;&quot;)">
            <text:p/>
          </table:table-cell>
          <table:table-cell table:style-name="ce16" table:formula="of:=IF([.$F165]&gt;0;[.B164];&quot;&quot;)">
            <text:p/>
          </table:table-cell>
          <table:table-cell table:style-name="ce16" table:formula="of:=IF([.$F165]&gt;0;[.C164];&quot;&quot;)">
            <text:p/>
          </table:table-cell>
          <table:table-cell table:style-name="ce16" table:formula="of:=IF([.$F165]&gt;0;[.D164];&quot;&quot;)">
            <text:p/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66]&gt;0;[.A165];&quot;&quot;)">
            <text:p/>
          </table:table-cell>
          <table:table-cell table:style-name="ce16" table:formula="of:=IF([.$F166]&gt;0;[.B165];&quot;&quot;)">
            <text:p/>
          </table:table-cell>
          <table:table-cell table:style-name="ce16" table:formula="of:=IF([.$F166]&gt;0;[.C165];&quot;&quot;)">
            <text:p/>
          </table:table-cell>
          <table:table-cell table:style-name="ce16" table:formula="of:=IF([.$F166]&gt;0;[.D165];&quot;&quot;)">
            <text:p/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67]&gt;0;[.A166];&quot;&quot;)">
            <text:p/>
          </table:table-cell>
          <table:table-cell table:style-name="ce16" table:formula="of:=IF([.$F167]&gt;0;[.B166];&quot;&quot;)">
            <text:p/>
          </table:table-cell>
          <table:table-cell table:style-name="ce16" table:formula="of:=IF([.$F167]&gt;0;[.C166];&quot;&quot;)">
            <text:p/>
          </table:table-cell>
          <table:table-cell table:style-name="ce16" table:formula="of:=IF([.$F167]&gt;0;[.D166];&quot;&quot;)">
            <text:p/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68]&gt;0;[.A167];&quot;&quot;)">
            <text:p/>
          </table:table-cell>
          <table:table-cell table:style-name="ce16" table:formula="of:=IF([.$F168]&gt;0;[.B167];&quot;&quot;)">
            <text:p/>
          </table:table-cell>
          <table:table-cell table:style-name="ce16" table:formula="of:=IF([.$F168]&gt;0;[.C167];&quot;&quot;)">
            <text:p/>
          </table:table-cell>
          <table:table-cell table:style-name="ce16" table:formula="of:=IF([.$F168]&gt;0;[.D167];&quot;&quot;)">
            <text:p/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69]&gt;0;[.A168];&quot;&quot;)">
            <text:p/>
          </table:table-cell>
          <table:table-cell table:style-name="ce16" table:formula="of:=IF([.$F169]&gt;0;[.B168];&quot;&quot;)">
            <text:p/>
          </table:table-cell>
          <table:table-cell table:style-name="ce16" table:formula="of:=IF([.$F169]&gt;0;[.C168];&quot;&quot;)">
            <text:p/>
          </table:table-cell>
          <table:table-cell table:style-name="ce16" table:formula="of:=IF([.$F169]&gt;0;[.D168];&quot;&quot;)">
            <text:p/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70]&gt;0;[.A169];&quot;&quot;)">
            <text:p/>
          </table:table-cell>
          <table:table-cell table:style-name="ce16" table:formula="of:=IF([.$F170]&gt;0;[.B169];&quot;&quot;)">
            <text:p/>
          </table:table-cell>
          <table:table-cell table:style-name="ce16" table:formula="of:=IF([.$F170]&gt;0;[.C169];&quot;&quot;)">
            <text:p/>
          </table:table-cell>
          <table:table-cell table:style-name="ce16" table:formula="of:=IF([.$F170]&gt;0;[.D169];&quot;&quot;)">
            <text:p/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71]&gt;0;[.A170];&quot;&quot;)">
            <text:p/>
          </table:table-cell>
          <table:table-cell table:style-name="ce16" table:formula="of:=IF([.$F171]&gt;0;[.B170];&quot;&quot;)">
            <text:p/>
          </table:table-cell>
          <table:table-cell table:style-name="ce16" table:formula="of:=IF([.$F171]&gt;0;[.C170];&quot;&quot;)">
            <text:p/>
          </table:table-cell>
          <table:table-cell table:style-name="ce16" table:formula="of:=IF([.$F171]&gt;0;[.D170];&quot;&quot;)">
            <text:p/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72]&gt;0;[.A171];&quot;&quot;)">
            <text:p/>
          </table:table-cell>
          <table:table-cell table:style-name="ce16" table:formula="of:=IF([.$F172]&gt;0;[.B171];&quot;&quot;)">
            <text:p/>
          </table:table-cell>
          <table:table-cell table:style-name="ce16" table:formula="of:=IF([.$F172]&gt;0;[.C171];&quot;&quot;)">
            <text:p/>
          </table:table-cell>
          <table:table-cell table:style-name="ce16" table:formula="of:=IF([.$F172]&gt;0;[.D171];&quot;&quot;)">
            <text:p/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73]&gt;0;[.A172];&quot;&quot;)">
            <text:p/>
          </table:table-cell>
          <table:table-cell table:style-name="ce16" table:formula="of:=IF([.$F173]&gt;0;[.B172];&quot;&quot;)">
            <text:p/>
          </table:table-cell>
          <table:table-cell table:style-name="ce16" table:formula="of:=IF([.$F173]&gt;0;[.C172];&quot;&quot;)">
            <text:p/>
          </table:table-cell>
          <table:table-cell table:style-name="ce16" table:formula="of:=IF([.$F173]&gt;0;[.D172];&quot;&quot;)">
            <text:p/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74]&gt;0;[.A173];&quot;&quot;)">
            <text:p/>
          </table:table-cell>
          <table:table-cell table:style-name="ce16" table:formula="of:=IF([.$F174]&gt;0;[.B173];&quot;&quot;)">
            <text:p/>
          </table:table-cell>
          <table:table-cell table:style-name="ce16" table:formula="of:=IF([.$F174]&gt;0;[.C173];&quot;&quot;)">
            <text:p/>
          </table:table-cell>
          <table:table-cell table:style-name="ce16" table:formula="of:=IF([.$F174]&gt;0;[.D173];&quot;&quot;)">
            <text:p/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75]&gt;0;[.A174];&quot;&quot;)">
            <text:p/>
          </table:table-cell>
          <table:table-cell table:style-name="ce16" table:formula="of:=IF([.$F175]&gt;0;[.B174];&quot;&quot;)">
            <text:p/>
          </table:table-cell>
          <table:table-cell table:style-name="ce16" table:formula="of:=IF([.$F175]&gt;0;[.C174];&quot;&quot;)">
            <text:p/>
          </table:table-cell>
          <table:table-cell table:style-name="ce16" table:formula="of:=IF([.$F175]&gt;0;[.D174];&quot;&quot;)">
            <text:p/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7" table:number-columns-repeated="4"/>
          <table:table-cell table:style-name="ce20"/>
          <table:table-cell table:style-name="ce21" table:number-columns-repeated="12"/>
        </table:table-row>
        <table:table-row table:style-name="ro1">
          <table:table-cell table:style-name="ce15" office:value-type="string" calcext:value-type="string">
            <text:p>nc</text:p>
          </table:table-cell>
          <table:table-cell table:style-name="ce15"/>
          <table:table-cell table:style-name="ce15" office:value-type="string" calcext:value-type="string">
            <text:p>nc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78]&gt;0;[.A177];&quot;&quot;)">
            <text:p/>
          </table:table-cell>
          <table:table-cell table:style-name="ce16" table:formula="of:=IF([.$F178]&gt;0;[.B177];&quot;&quot;)">
            <text:p/>
          </table:table-cell>
          <table:table-cell table:style-name="ce16" table:formula="of:=IF([.$F178]&gt;0;[.C177];&quot;&quot;)">
            <text:p/>
          </table:table-cell>
          <table:table-cell table:style-name="ce16" table:formula="of:=IF([.$F178]&gt;0;[.D177];&quot;&quot;)"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79]&gt;0;[.A178];&quot;&quot;)">
            <text:p/>
          </table:table-cell>
          <table:table-cell table:style-name="ce16" table:formula="of:=IF([.$F179]&gt;0;[.B178];&quot;&quot;)">
            <text:p/>
          </table:table-cell>
          <table:table-cell table:style-name="ce16" table:formula="of:=IF([.$F179]&gt;0;[.C178];&quot;&quot;)">
            <text:p/>
          </table:table-cell>
          <table:table-cell table:style-name="ce16" table:formula="of:=IF([.$F179]&gt;0;[.D178]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80]&gt;0;[.A179];&quot;&quot;)">
            <text:p/>
          </table:table-cell>
          <table:table-cell table:style-name="ce16" table:formula="of:=IF([.$F180]&gt;0;[.B179];&quot;&quot;)">
            <text:p/>
          </table:table-cell>
          <table:table-cell table:style-name="ce16" table:formula="of:=IF([.$F180]&gt;0;[.C179];&quot;&quot;)">
            <text:p/>
          </table:table-cell>
          <table:table-cell table:style-name="ce16" table:formula="of:=IF([.$F180]&gt;0;[.D179]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81]&gt;0;[.A180];&quot;&quot;)">
            <text:p/>
          </table:table-cell>
          <table:table-cell table:style-name="ce16" table:formula="of:=IF([.$F181]&gt;0;[.B180];&quot;&quot;)">
            <text:p/>
          </table:table-cell>
          <table:table-cell table:style-name="ce16" table:formula="of:=IF([.$F181]&gt;0;[.C180];&quot;&quot;)">
            <text:p/>
          </table:table-cell>
          <table:table-cell table:style-name="ce16" table:formula="of:=IF([.$F181]&gt;0;[.D180]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82]&gt;0;[.A181];&quot;&quot;)">
            <text:p/>
          </table:table-cell>
          <table:table-cell table:style-name="ce16" table:formula="of:=IF([.$F182]&gt;0;[.B181];&quot;&quot;)">
            <text:p/>
          </table:table-cell>
          <table:table-cell table:style-name="ce16" table:formula="of:=IF([.$F182]&gt;0;[.C181];&quot;&quot;)">
            <text:p/>
          </table:table-cell>
          <table:table-cell table:style-name="ce16" table:formula="of:=IF([.$F182]&gt;0;[.D181]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83]&gt;0;[.A182];&quot;&quot;)">
            <text:p/>
          </table:table-cell>
          <table:table-cell table:style-name="ce16" table:formula="of:=IF([.$F183]&gt;0;[.B182];&quot;&quot;)">
            <text:p/>
          </table:table-cell>
          <table:table-cell table:style-name="ce16" table:formula="of:=IF([.$F183]&gt;0;[.C182];&quot;&quot;)">
            <text:p/>
          </table:table-cell>
          <table:table-cell table:style-name="ce16" table:formula="of:=IF([.$F183]&gt;0;[.D182]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84]&gt;0;[.A183];&quot;&quot;)">
            <text:p/>
          </table:table-cell>
          <table:table-cell table:style-name="ce16" table:formula="of:=IF([.$F184]&gt;0;[.B183];&quot;&quot;)">
            <text:p/>
          </table:table-cell>
          <table:table-cell table:style-name="ce16" table:formula="of:=IF([.$F184]&gt;0;[.C183];&quot;&quot;)">
            <text:p/>
          </table:table-cell>
          <table:table-cell table:style-name="ce16" table:formula="of:=IF([.$F184]&gt;0;[.D183]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85]&gt;0;[.A184];&quot;&quot;)">
            <text:p/>
          </table:table-cell>
          <table:table-cell table:style-name="ce16" table:formula="of:=IF([.$F185]&gt;0;[.B184];&quot;&quot;)">
            <text:p/>
          </table:table-cell>
          <table:table-cell table:style-name="ce16" table:formula="of:=IF([.$F185]&gt;0;[.C184];&quot;&quot;)">
            <text:p/>
          </table:table-cell>
          <table:table-cell table:style-name="ce16" table:formula="of:=IF([.$F185]&gt;0;[.D184]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86]&gt;0;[.A185];&quot;&quot;)">
            <text:p/>
          </table:table-cell>
          <table:table-cell table:style-name="ce16" table:formula="of:=IF([.$F186]&gt;0;[.B185];&quot;&quot;)">
            <text:p/>
          </table:table-cell>
          <table:table-cell table:style-name="ce16" table:formula="of:=IF([.$F186]&gt;0;[.C185];&quot;&quot;)">
            <text:p/>
          </table:table-cell>
          <table:table-cell table:style-name="ce16" table:formula="of:=IF([.$F186]&gt;0;[.D185]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87]&gt;0;[.A186];&quot;&quot;)">
            <text:p/>
          </table:table-cell>
          <table:table-cell table:style-name="ce16" table:formula="of:=IF([.$F187]&gt;0;[.B186];&quot;&quot;)">
            <text:p/>
          </table:table-cell>
          <table:table-cell table:style-name="ce16" table:formula="of:=IF([.$F187]&gt;0;[.C186];&quot;&quot;)">
            <text:p/>
          </table:table-cell>
          <table:table-cell table:style-name="ce16" table:formula="of:=IF([.$F187]&gt;0;[.D186]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88]&gt;0;[.A187];&quot;&quot;)">
            <text:p/>
          </table:table-cell>
          <table:table-cell table:style-name="ce16" table:formula="of:=IF([.$F188]&gt;0;[.B187];&quot;&quot;)">
            <text:p/>
          </table:table-cell>
          <table:table-cell table:style-name="ce16" table:formula="of:=IF([.$F188]&gt;0;[.C187];&quot;&quot;)">
            <text:p/>
          </table:table-cell>
          <table:table-cell table:style-name="ce16" table:formula="of:=IF([.$F188]&gt;0;[.D187]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89]&gt;0;[.A188];&quot;&quot;)">
            <text:p/>
          </table:table-cell>
          <table:table-cell table:style-name="ce16" table:formula="of:=IF([.$F189]&gt;0;[.B188];&quot;&quot;)">
            <text:p/>
          </table:table-cell>
          <table:table-cell table:style-name="ce16" table:formula="of:=IF([.$F189]&gt;0;[.C188];&quot;&quot;)">
            <text:p/>
          </table:table-cell>
          <table:table-cell table:style-name="ce16" table:formula="of:=IF([.$F189]&gt;0;[.D188];&quot;&quot;)">
            <text:p/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90]&gt;0;[.A189];&quot;&quot;)">
            <text:p/>
          </table:table-cell>
          <table:table-cell table:style-name="ce16" table:formula="of:=IF([.$F190]&gt;0;[.B189];&quot;&quot;)">
            <text:p/>
          </table:table-cell>
          <table:table-cell table:style-name="ce16" table:formula="of:=IF([.$F190]&gt;0;[.C189];&quot;&quot;)">
            <text:p/>
          </table:table-cell>
          <table:table-cell table:style-name="ce16" table:formula="of:=IF([.$F190]&gt;0;[.D189];&quot;&quot;)">
            <text:p/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91]&gt;0;[.A190];&quot;&quot;)">
            <text:p/>
          </table:table-cell>
          <table:table-cell table:style-name="ce16" table:formula="of:=IF([.$F191]&gt;0;[.B190];&quot;&quot;)">
            <text:p/>
          </table:table-cell>
          <table:table-cell table:style-name="ce16" table:formula="of:=IF([.$F191]&gt;0;[.C190];&quot;&quot;)">
            <text:p/>
          </table:table-cell>
          <table:table-cell table:style-name="ce16" table:formula="of:=IF([.$F191]&gt;0;[.D190];&quot;&quot;)">
            <text:p/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92]&gt;0;[.A191];&quot;&quot;)">
            <text:p/>
          </table:table-cell>
          <table:table-cell table:style-name="ce16" table:formula="of:=IF([.$F192]&gt;0;[.B191];&quot;&quot;)">
            <text:p/>
          </table:table-cell>
          <table:table-cell table:style-name="ce16" table:formula="of:=IF([.$F192]&gt;0;[.C191];&quot;&quot;)">
            <text:p/>
          </table:table-cell>
          <table:table-cell table:style-name="ce16" table:formula="of:=IF([.$F192]&gt;0;[.D191];&quot;&quot;)">
            <text:p/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93]&gt;0;[.A192];&quot;&quot;)">
            <text:p/>
          </table:table-cell>
          <table:table-cell table:style-name="ce16" table:formula="of:=IF([.$F193]&gt;0;[.B192];&quot;&quot;)">
            <text:p/>
          </table:table-cell>
          <table:table-cell table:style-name="ce16" table:formula="of:=IF([.$F193]&gt;0;[.C192];&quot;&quot;)">
            <text:p/>
          </table:table-cell>
          <table:table-cell table:style-name="ce16" table:formula="of:=IF([.$F193]&gt;0;[.D192];&quot;&quot;)">
            <text:p/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94]&gt;0;[.A193];&quot;&quot;)">
            <text:p/>
          </table:table-cell>
          <table:table-cell table:style-name="ce16" table:formula="of:=IF([.$F194]&gt;0;[.B193];&quot;&quot;)">
            <text:p/>
          </table:table-cell>
          <table:table-cell table:style-name="ce16" table:formula="of:=IF([.$F194]&gt;0;[.C193];&quot;&quot;)">
            <text:p/>
          </table:table-cell>
          <table:table-cell table:style-name="ce16" table:formula="of:=IF([.$F194]&gt;0;[.D193];&quot;&quot;)">
            <text:p/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95]&gt;0;[.A194];&quot;&quot;)">
            <text:p/>
          </table:table-cell>
          <table:table-cell table:style-name="ce16" table:formula="of:=IF([.$F195]&gt;0;[.B194];&quot;&quot;)">
            <text:p/>
          </table:table-cell>
          <table:table-cell table:style-name="ce16" table:formula="of:=IF([.$F195]&gt;0;[.C194];&quot;&quot;)">
            <text:p/>
          </table:table-cell>
          <table:table-cell table:style-name="ce16" table:formula="of:=IF([.$F195]&gt;0;[.D194];&quot;&quot;)">
            <text:p/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96]&gt;0;[.A195];&quot;&quot;)">
            <text:p/>
          </table:table-cell>
          <table:table-cell table:style-name="ce16" table:formula="of:=IF([.$F196]&gt;0;[.B195];&quot;&quot;)">
            <text:p/>
          </table:table-cell>
          <table:table-cell table:style-name="ce16" table:formula="of:=IF([.$F196]&gt;0;[.C195];&quot;&quot;)">
            <text:p/>
          </table:table-cell>
          <table:table-cell table:style-name="ce16" table:formula="of:=IF([.$F196]&gt;0;[.D195];&quot;&quot;)">
            <text:p/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97]&gt;0;[.A196];&quot;&quot;)">
            <text:p/>
          </table:table-cell>
          <table:table-cell table:style-name="ce16" table:formula="of:=IF([.$F197]&gt;0;[.B196];&quot;&quot;)">
            <text:p/>
          </table:table-cell>
          <table:table-cell table:style-name="ce16" table:formula="of:=IF([.$F197]&gt;0;[.C196];&quot;&quot;)">
            <text:p/>
          </table:table-cell>
          <table:table-cell table:style-name="ce16" table:formula="of:=IF([.$F197]&gt;0;[.D196];&quot;&quot;)">
            <text:p/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98]&gt;0;[.A197];&quot;&quot;)">
            <text:p/>
          </table:table-cell>
          <table:table-cell table:style-name="ce16" table:formula="of:=IF([.$F198]&gt;0;[.B197];&quot;&quot;)">
            <text:p/>
          </table:table-cell>
          <table:table-cell table:style-name="ce16" table:formula="of:=IF([.$F198]&gt;0;[.C197];&quot;&quot;)">
            <text:p/>
          </table:table-cell>
          <table:table-cell table:style-name="ce16" table:formula="of:=IF([.$F198]&gt;0;[.D197];&quot;&quot;)">
            <text:p/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199]&gt;0;[.A198];&quot;&quot;)">
            <text:p/>
          </table:table-cell>
          <table:table-cell table:style-name="ce16" table:formula="of:=IF([.$F199]&gt;0;[.B198];&quot;&quot;)">
            <text:p/>
          </table:table-cell>
          <table:table-cell table:style-name="ce16" table:formula="of:=IF([.$F199]&gt;0;[.C198];&quot;&quot;)">
            <text:p/>
          </table:table-cell>
          <table:table-cell table:style-name="ce16" table:formula="of:=IF([.$F199]&gt;0;[.D198];&quot;&quot;)">
            <text:p/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00]&gt;0;[.A199];&quot;&quot;)">
            <text:p/>
          </table:table-cell>
          <table:table-cell table:style-name="ce16" table:formula="of:=IF([.$F200]&gt;0;[.B199];&quot;&quot;)">
            <text:p/>
          </table:table-cell>
          <table:table-cell table:style-name="ce16" table:formula="of:=IF([.$F200]&gt;0;[.C199];&quot;&quot;)">
            <text:p/>
          </table:table-cell>
          <table:table-cell table:style-name="ce16" table:formula="of:=IF([.$F200]&gt;0;[.D199];&quot;&quot;)">
            <text:p/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7" table:number-columns-repeated="4"/>
          <table:table-cell table:style-name="ce20"/>
          <table:table-cell table:style-name="ce21" table:number-columns-repeated="12"/>
        </table:table-row>
        <table:table-row table:style-name="ro1">
          <table:table-cell table:style-name="ce15" office:value-type="string" calcext:value-type="string">
            <text:p>nc</text:p>
          </table:table-cell>
          <table:table-cell table:style-name="ce15"/>
          <table:table-cell table:style-name="ce15" office:value-type="string" calcext:value-type="string">
            <text:p>nc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03]&gt;0;[.A202];&quot;&quot;)">
            <text:p/>
          </table:table-cell>
          <table:table-cell table:style-name="ce16" table:formula="of:=IF([.$F203]&gt;0;[.B202];&quot;&quot;)">
            <text:p/>
          </table:table-cell>
          <table:table-cell table:style-name="ce16" table:formula="of:=IF([.$F203]&gt;0;[.C202];&quot;&quot;)">
            <text:p/>
          </table:table-cell>
          <table:table-cell table:style-name="ce16" table:formula="of:=IF([.$F203]&gt;0;[.D202];&quot;&quot;)"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04]&gt;0;[.A203];&quot;&quot;)">
            <text:p/>
          </table:table-cell>
          <table:table-cell table:style-name="ce16" table:formula="of:=IF([.$F204]&gt;0;[.B203];&quot;&quot;)">
            <text:p/>
          </table:table-cell>
          <table:table-cell table:style-name="ce16" table:formula="of:=IF([.$F204]&gt;0;[.C203];&quot;&quot;)">
            <text:p/>
          </table:table-cell>
          <table:table-cell table:style-name="ce16" table:formula="of:=IF([.$F204]&gt;0;[.D203]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05]&gt;0;[.A204];&quot;&quot;)">
            <text:p/>
          </table:table-cell>
          <table:table-cell table:style-name="ce16" table:formula="of:=IF([.$F205]&gt;0;[.B204];&quot;&quot;)">
            <text:p/>
          </table:table-cell>
          <table:table-cell table:style-name="ce16" table:formula="of:=IF([.$F205]&gt;0;[.C204];&quot;&quot;)">
            <text:p/>
          </table:table-cell>
          <table:table-cell table:style-name="ce16" table:formula="of:=IF([.$F205]&gt;0;[.D204]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06]&gt;0;[.A205];&quot;&quot;)">
            <text:p/>
          </table:table-cell>
          <table:table-cell table:style-name="ce16" table:formula="of:=IF([.$F206]&gt;0;[.B205];&quot;&quot;)">
            <text:p/>
          </table:table-cell>
          <table:table-cell table:style-name="ce16" table:formula="of:=IF([.$F206]&gt;0;[.C205];&quot;&quot;)">
            <text:p/>
          </table:table-cell>
          <table:table-cell table:style-name="ce16" table:formula="of:=IF([.$F206]&gt;0;[.D205]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07]&gt;0;[.A206];&quot;&quot;)">
            <text:p/>
          </table:table-cell>
          <table:table-cell table:style-name="ce16" table:formula="of:=IF([.$F207]&gt;0;[.B206];&quot;&quot;)">
            <text:p/>
          </table:table-cell>
          <table:table-cell table:style-name="ce16" table:formula="of:=IF([.$F207]&gt;0;[.C206];&quot;&quot;)">
            <text:p/>
          </table:table-cell>
          <table:table-cell table:style-name="ce16" table:formula="of:=IF([.$F207]&gt;0;[.D206]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08]&gt;0;[.A207];&quot;&quot;)">
            <text:p/>
          </table:table-cell>
          <table:table-cell table:style-name="ce16" table:formula="of:=IF([.$F208]&gt;0;[.B207];&quot;&quot;)">
            <text:p/>
          </table:table-cell>
          <table:table-cell table:style-name="ce16" table:formula="of:=IF([.$F208]&gt;0;[.C207];&quot;&quot;)">
            <text:p/>
          </table:table-cell>
          <table:table-cell table:style-name="ce16" table:formula="of:=IF([.$F208]&gt;0;[.D207]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09]&gt;0;[.A208];&quot;&quot;)">
            <text:p/>
          </table:table-cell>
          <table:table-cell table:style-name="ce16" table:formula="of:=IF([.$F209]&gt;0;[.B208];&quot;&quot;)">
            <text:p/>
          </table:table-cell>
          <table:table-cell table:style-name="ce16" table:formula="of:=IF([.$F209]&gt;0;[.C208];&quot;&quot;)">
            <text:p/>
          </table:table-cell>
          <table:table-cell table:style-name="ce16" table:formula="of:=IF([.$F209]&gt;0;[.D208]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10]&gt;0;[.A209];&quot;&quot;)">
            <text:p/>
          </table:table-cell>
          <table:table-cell table:style-name="ce16" table:formula="of:=IF([.$F210]&gt;0;[.B209];&quot;&quot;)">
            <text:p/>
          </table:table-cell>
          <table:table-cell table:style-name="ce16" table:formula="of:=IF([.$F210]&gt;0;[.C209];&quot;&quot;)">
            <text:p/>
          </table:table-cell>
          <table:table-cell table:style-name="ce16" table:formula="of:=IF([.$F210]&gt;0;[.D209]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11]&gt;0;[.A210];&quot;&quot;)">
            <text:p/>
          </table:table-cell>
          <table:table-cell table:style-name="ce16" table:formula="of:=IF([.$F211]&gt;0;[.B210];&quot;&quot;)">
            <text:p/>
          </table:table-cell>
          <table:table-cell table:style-name="ce16" table:formula="of:=IF([.$F211]&gt;0;[.C210];&quot;&quot;)">
            <text:p/>
          </table:table-cell>
          <table:table-cell table:style-name="ce16" table:formula="of:=IF([.$F211]&gt;0;[.D210]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12]&gt;0;[.A211];&quot;&quot;)">
            <text:p/>
          </table:table-cell>
          <table:table-cell table:style-name="ce16" table:formula="of:=IF([.$F212]&gt;0;[.B211];&quot;&quot;)">
            <text:p/>
          </table:table-cell>
          <table:table-cell table:style-name="ce16" table:formula="of:=IF([.$F212]&gt;0;[.C211];&quot;&quot;)">
            <text:p/>
          </table:table-cell>
          <table:table-cell table:style-name="ce16" table:formula="of:=IF([.$F212]&gt;0;[.D211]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13]&gt;0;[.A212];&quot;&quot;)">
            <text:p/>
          </table:table-cell>
          <table:table-cell table:style-name="ce16" table:formula="of:=IF([.$F213]&gt;0;[.B212];&quot;&quot;)">
            <text:p/>
          </table:table-cell>
          <table:table-cell table:style-name="ce16" table:formula="of:=IF([.$F213]&gt;0;[.C212];&quot;&quot;)">
            <text:p/>
          </table:table-cell>
          <table:table-cell table:style-name="ce16" table:formula="of:=IF([.$F213]&gt;0;[.D212]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14]&gt;0;[.A213];&quot;&quot;)">
            <text:p/>
          </table:table-cell>
          <table:table-cell table:style-name="ce16" table:formula="of:=IF([.$F214]&gt;0;[.B213];&quot;&quot;)">
            <text:p/>
          </table:table-cell>
          <table:table-cell table:style-name="ce16" table:formula="of:=IF([.$F214]&gt;0;[.C213];&quot;&quot;)">
            <text:p/>
          </table:table-cell>
          <table:table-cell table:style-name="ce16" table:formula="of:=IF([.$F214]&gt;0;[.D213];&quot;&quot;)">
            <text:p/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15]&gt;0;[.A214];&quot;&quot;)">
            <text:p/>
          </table:table-cell>
          <table:table-cell table:style-name="ce16" table:formula="of:=IF([.$F215]&gt;0;[.B214];&quot;&quot;)">
            <text:p/>
          </table:table-cell>
          <table:table-cell table:style-name="ce16" table:formula="of:=IF([.$F215]&gt;0;[.C214];&quot;&quot;)">
            <text:p/>
          </table:table-cell>
          <table:table-cell table:style-name="ce16" table:formula="of:=IF([.$F215]&gt;0;[.D214];&quot;&quot;)">
            <text:p/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16]&gt;0;[.A215];&quot;&quot;)">
            <text:p/>
          </table:table-cell>
          <table:table-cell table:style-name="ce16" table:formula="of:=IF([.$F216]&gt;0;[.B215];&quot;&quot;)">
            <text:p/>
          </table:table-cell>
          <table:table-cell table:style-name="ce16" table:formula="of:=IF([.$F216]&gt;0;[.C215];&quot;&quot;)">
            <text:p/>
          </table:table-cell>
          <table:table-cell table:style-name="ce16" table:formula="of:=IF([.$F216]&gt;0;[.D215];&quot;&quot;)">
            <text:p/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17]&gt;0;[.A216];&quot;&quot;)">
            <text:p/>
          </table:table-cell>
          <table:table-cell table:style-name="ce16" table:formula="of:=IF([.$F217]&gt;0;[.B216];&quot;&quot;)">
            <text:p/>
          </table:table-cell>
          <table:table-cell table:style-name="ce16" table:formula="of:=IF([.$F217]&gt;0;[.C216];&quot;&quot;)">
            <text:p/>
          </table:table-cell>
          <table:table-cell table:style-name="ce16" table:formula="of:=IF([.$F217]&gt;0;[.D216];&quot;&quot;)">
            <text:p/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18]&gt;0;[.A217];&quot;&quot;)">
            <text:p/>
          </table:table-cell>
          <table:table-cell table:style-name="ce16" table:formula="of:=IF([.$F218]&gt;0;[.B217];&quot;&quot;)">
            <text:p/>
          </table:table-cell>
          <table:table-cell table:style-name="ce16" table:formula="of:=IF([.$F218]&gt;0;[.C217];&quot;&quot;)">
            <text:p/>
          </table:table-cell>
          <table:table-cell table:style-name="ce16" table:formula="of:=IF([.$F218]&gt;0;[.D217];&quot;&quot;)">
            <text:p/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19]&gt;0;[.A218];&quot;&quot;)">
            <text:p/>
          </table:table-cell>
          <table:table-cell table:style-name="ce16" table:formula="of:=IF([.$F219]&gt;0;[.B218];&quot;&quot;)">
            <text:p/>
          </table:table-cell>
          <table:table-cell table:style-name="ce16" table:formula="of:=IF([.$F219]&gt;0;[.C218];&quot;&quot;)">
            <text:p/>
          </table:table-cell>
          <table:table-cell table:style-name="ce16" table:formula="of:=IF([.$F219]&gt;0;[.D218];&quot;&quot;)">
            <text:p/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20]&gt;0;[.A219];&quot;&quot;)">
            <text:p/>
          </table:table-cell>
          <table:table-cell table:style-name="ce16" table:formula="of:=IF([.$F220]&gt;0;[.B219];&quot;&quot;)">
            <text:p/>
          </table:table-cell>
          <table:table-cell table:style-name="ce16" table:formula="of:=IF([.$F220]&gt;0;[.C219];&quot;&quot;)">
            <text:p/>
          </table:table-cell>
          <table:table-cell table:style-name="ce16" table:formula="of:=IF([.$F220]&gt;0;[.D219];&quot;&quot;)">
            <text:p/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21]&gt;0;[.A220];&quot;&quot;)">
            <text:p/>
          </table:table-cell>
          <table:table-cell table:style-name="ce16" table:formula="of:=IF([.$F221]&gt;0;[.B220];&quot;&quot;)">
            <text:p/>
          </table:table-cell>
          <table:table-cell table:style-name="ce16" table:formula="of:=IF([.$F221]&gt;0;[.C220];&quot;&quot;)">
            <text:p/>
          </table:table-cell>
          <table:table-cell table:style-name="ce16" table:formula="of:=IF([.$F221]&gt;0;[.D220];&quot;&quot;)">
            <text:p/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22]&gt;0;[.A221];&quot;&quot;)">
            <text:p/>
          </table:table-cell>
          <table:table-cell table:style-name="ce16" table:formula="of:=IF([.$F222]&gt;0;[.B221];&quot;&quot;)">
            <text:p/>
          </table:table-cell>
          <table:table-cell table:style-name="ce16" table:formula="of:=IF([.$F222]&gt;0;[.C221];&quot;&quot;)">
            <text:p/>
          </table:table-cell>
          <table:table-cell table:style-name="ce16" table:formula="of:=IF([.$F222]&gt;0;[.D221];&quot;&quot;)">
            <text:p/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23]&gt;0;[.A222];&quot;&quot;)">
            <text:p/>
          </table:table-cell>
          <table:table-cell table:style-name="ce16" table:formula="of:=IF([.$F223]&gt;0;[.B222];&quot;&quot;)">
            <text:p/>
          </table:table-cell>
          <table:table-cell table:style-name="ce16" table:formula="of:=IF([.$F223]&gt;0;[.C222];&quot;&quot;)">
            <text:p/>
          </table:table-cell>
          <table:table-cell table:style-name="ce16" table:formula="of:=IF([.$F223]&gt;0;[.D222];&quot;&quot;)">
            <text:p/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24]&gt;0;[.A223];&quot;&quot;)">
            <text:p/>
          </table:table-cell>
          <table:table-cell table:style-name="ce16" table:formula="of:=IF([.$F224]&gt;0;[.B223];&quot;&quot;)">
            <text:p/>
          </table:table-cell>
          <table:table-cell table:style-name="ce16" table:formula="of:=IF([.$F224]&gt;0;[.C223];&quot;&quot;)">
            <text:p/>
          </table:table-cell>
          <table:table-cell table:style-name="ce16" table:formula="of:=IF([.$F224]&gt;0;[.D223];&quot;&quot;)">
            <text:p/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25]&gt;0;[.A224];&quot;&quot;)">
            <text:p/>
          </table:table-cell>
          <table:table-cell table:style-name="ce16" table:formula="of:=IF([.$F225]&gt;0;[.B224];&quot;&quot;)">
            <text:p/>
          </table:table-cell>
          <table:table-cell table:style-name="ce16" table:formula="of:=IF([.$F225]&gt;0;[.C224];&quot;&quot;)">
            <text:p/>
          </table:table-cell>
          <table:table-cell table:style-name="ce16" table:formula="of:=IF([.$F225]&gt;0;[.D224];&quot;&quot;)">
            <text:p/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7" table:number-columns-repeated="4"/>
          <table:table-cell table:style-name="ce20"/>
          <table:table-cell table:style-name="ce21" table:number-columns-repeated="12"/>
        </table:table-row>
        <table:table-row table:style-name="ro1">
          <table:table-cell table:style-name="ce15" office:value-type="string" calcext:value-type="string">
            <text:p>nc</text:p>
          </table:table-cell>
          <table:table-cell table:style-name="ce15"/>
          <table:table-cell table:style-name="ce15" office:value-type="string" calcext:value-type="string">
            <text:p>nc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28]&gt;0;[.A227];&quot;&quot;)">
            <text:p/>
          </table:table-cell>
          <table:table-cell table:style-name="ce16" table:formula="of:=IF([.$F228]&gt;0;[.B227];&quot;&quot;)">
            <text:p/>
          </table:table-cell>
          <table:table-cell table:style-name="ce16" table:formula="of:=IF([.$F228]&gt;0;[.C227];&quot;&quot;)">
            <text:p/>
          </table:table-cell>
          <table:table-cell table:style-name="ce16" table:formula="of:=IF([.$F228]&gt;0;[.D227];&quot;&quot;)"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29]&gt;0;[.A228];&quot;&quot;)">
            <text:p/>
          </table:table-cell>
          <table:table-cell table:style-name="ce16" table:formula="of:=IF([.$F229]&gt;0;[.B228];&quot;&quot;)">
            <text:p/>
          </table:table-cell>
          <table:table-cell table:style-name="ce16" table:formula="of:=IF([.$F229]&gt;0;[.C228];&quot;&quot;)">
            <text:p/>
          </table:table-cell>
          <table:table-cell table:style-name="ce16" table:formula="of:=IF([.$F229]&gt;0;[.D228]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30]&gt;0;[.A229];&quot;&quot;)">
            <text:p/>
          </table:table-cell>
          <table:table-cell table:style-name="ce16" table:formula="of:=IF([.$F230]&gt;0;[.B229];&quot;&quot;)">
            <text:p/>
          </table:table-cell>
          <table:table-cell table:style-name="ce16" table:formula="of:=IF([.$F230]&gt;0;[.C229];&quot;&quot;)">
            <text:p/>
          </table:table-cell>
          <table:table-cell table:style-name="ce16" table:formula="of:=IF([.$F230]&gt;0;[.D229]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31]&gt;0;[.A230];&quot;&quot;)">
            <text:p/>
          </table:table-cell>
          <table:table-cell table:style-name="ce16" table:formula="of:=IF([.$F231]&gt;0;[.B230];&quot;&quot;)">
            <text:p/>
          </table:table-cell>
          <table:table-cell table:style-name="ce16" table:formula="of:=IF([.$F231]&gt;0;[.C230];&quot;&quot;)">
            <text:p/>
          </table:table-cell>
          <table:table-cell table:style-name="ce16" table:formula="of:=IF([.$F231]&gt;0;[.D230]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32]&gt;0;[.A231];&quot;&quot;)">
            <text:p/>
          </table:table-cell>
          <table:table-cell table:style-name="ce16" table:formula="of:=IF([.$F232]&gt;0;[.B231];&quot;&quot;)">
            <text:p/>
          </table:table-cell>
          <table:table-cell table:style-name="ce16" table:formula="of:=IF([.$F232]&gt;0;[.C231];&quot;&quot;)">
            <text:p/>
          </table:table-cell>
          <table:table-cell table:style-name="ce16" table:formula="of:=IF([.$F232]&gt;0;[.D231]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33]&gt;0;[.A232];&quot;&quot;)">
            <text:p/>
          </table:table-cell>
          <table:table-cell table:style-name="ce16" table:formula="of:=IF([.$F233]&gt;0;[.B232];&quot;&quot;)">
            <text:p/>
          </table:table-cell>
          <table:table-cell table:style-name="ce16" table:formula="of:=IF([.$F233]&gt;0;[.C232];&quot;&quot;)">
            <text:p/>
          </table:table-cell>
          <table:table-cell table:style-name="ce16" table:formula="of:=IF([.$F233]&gt;0;[.D232]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34]&gt;0;[.A233];&quot;&quot;)">
            <text:p/>
          </table:table-cell>
          <table:table-cell table:style-name="ce16" table:formula="of:=IF([.$F234]&gt;0;[.B233];&quot;&quot;)">
            <text:p/>
          </table:table-cell>
          <table:table-cell table:style-name="ce16" table:formula="of:=IF([.$F234]&gt;0;[.C233];&quot;&quot;)">
            <text:p/>
          </table:table-cell>
          <table:table-cell table:style-name="ce16" table:formula="of:=IF([.$F234]&gt;0;[.D233]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35]&gt;0;[.A234];&quot;&quot;)">
            <text:p/>
          </table:table-cell>
          <table:table-cell table:style-name="ce16" table:formula="of:=IF([.$F235]&gt;0;[.B234];&quot;&quot;)">
            <text:p/>
          </table:table-cell>
          <table:table-cell table:style-name="ce16" table:formula="of:=IF([.$F235]&gt;0;[.C234];&quot;&quot;)">
            <text:p/>
          </table:table-cell>
          <table:table-cell table:style-name="ce16" table:formula="of:=IF([.$F235]&gt;0;[.D234]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36]&gt;0;[.A235];&quot;&quot;)">
            <text:p/>
          </table:table-cell>
          <table:table-cell table:style-name="ce16" table:formula="of:=IF([.$F236]&gt;0;[.B235];&quot;&quot;)">
            <text:p/>
          </table:table-cell>
          <table:table-cell table:style-name="ce16" table:formula="of:=IF([.$F236]&gt;0;[.C235];&quot;&quot;)">
            <text:p/>
          </table:table-cell>
          <table:table-cell table:style-name="ce16" table:formula="of:=IF([.$F236]&gt;0;[.D235]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37]&gt;0;[.A236];&quot;&quot;)">
            <text:p/>
          </table:table-cell>
          <table:table-cell table:style-name="ce16" table:formula="of:=IF([.$F237]&gt;0;[.B236];&quot;&quot;)">
            <text:p/>
          </table:table-cell>
          <table:table-cell table:style-name="ce16" table:formula="of:=IF([.$F237]&gt;0;[.C236];&quot;&quot;)">
            <text:p/>
          </table:table-cell>
          <table:table-cell table:style-name="ce16" table:formula="of:=IF([.$F237]&gt;0;[.D236]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38]&gt;0;[.A237];&quot;&quot;)">
            <text:p/>
          </table:table-cell>
          <table:table-cell table:style-name="ce16" table:formula="of:=IF([.$F238]&gt;0;[.B237];&quot;&quot;)">
            <text:p/>
          </table:table-cell>
          <table:table-cell table:style-name="ce16" table:formula="of:=IF([.$F238]&gt;0;[.C237];&quot;&quot;)">
            <text:p/>
          </table:table-cell>
          <table:table-cell table:style-name="ce16" table:formula="of:=IF([.$F238]&gt;0;[.D237]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39]&gt;0;[.A238];&quot;&quot;)">
            <text:p/>
          </table:table-cell>
          <table:table-cell table:style-name="ce16" table:formula="of:=IF([.$F239]&gt;0;[.B238];&quot;&quot;)">
            <text:p/>
          </table:table-cell>
          <table:table-cell table:style-name="ce16" table:formula="of:=IF([.$F239]&gt;0;[.C238];&quot;&quot;)">
            <text:p/>
          </table:table-cell>
          <table:table-cell table:style-name="ce16" table:formula="of:=IF([.$F239]&gt;0;[.D238];&quot;&quot;)">
            <text:p/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40]&gt;0;[.A239];&quot;&quot;)">
            <text:p/>
          </table:table-cell>
          <table:table-cell table:style-name="ce16" table:formula="of:=IF([.$F240]&gt;0;[.B239];&quot;&quot;)">
            <text:p/>
          </table:table-cell>
          <table:table-cell table:style-name="ce16" table:formula="of:=IF([.$F240]&gt;0;[.C239];&quot;&quot;)">
            <text:p/>
          </table:table-cell>
          <table:table-cell table:style-name="ce16" table:formula="of:=IF([.$F240]&gt;0;[.D239];&quot;&quot;)">
            <text:p/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41]&gt;0;[.A240];&quot;&quot;)">
            <text:p/>
          </table:table-cell>
          <table:table-cell table:style-name="ce16" table:formula="of:=IF([.$F241]&gt;0;[.B240];&quot;&quot;)">
            <text:p/>
          </table:table-cell>
          <table:table-cell table:style-name="ce16" table:formula="of:=IF([.$F241]&gt;0;[.C240];&quot;&quot;)">
            <text:p/>
          </table:table-cell>
          <table:table-cell table:style-name="ce16" table:formula="of:=IF([.$F241]&gt;0;[.D240];&quot;&quot;)">
            <text:p/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42]&gt;0;[.A241];&quot;&quot;)">
            <text:p/>
          </table:table-cell>
          <table:table-cell table:style-name="ce16" table:formula="of:=IF([.$F242]&gt;0;[.B241];&quot;&quot;)">
            <text:p/>
          </table:table-cell>
          <table:table-cell table:style-name="ce16" table:formula="of:=IF([.$F242]&gt;0;[.C241];&quot;&quot;)">
            <text:p/>
          </table:table-cell>
          <table:table-cell table:style-name="ce16" table:formula="of:=IF([.$F242]&gt;0;[.D241];&quot;&quot;)">
            <text:p/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43]&gt;0;[.A242];&quot;&quot;)">
            <text:p/>
          </table:table-cell>
          <table:table-cell table:style-name="ce16" table:formula="of:=IF([.$F243]&gt;0;[.B242];&quot;&quot;)">
            <text:p/>
          </table:table-cell>
          <table:table-cell table:style-name="ce16" table:formula="of:=IF([.$F243]&gt;0;[.C242];&quot;&quot;)">
            <text:p/>
          </table:table-cell>
          <table:table-cell table:style-name="ce16" table:formula="of:=IF([.$F243]&gt;0;[.D242];&quot;&quot;)">
            <text:p/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44]&gt;0;[.A243];&quot;&quot;)">
            <text:p/>
          </table:table-cell>
          <table:table-cell table:style-name="ce16" table:formula="of:=IF([.$F244]&gt;0;[.B243];&quot;&quot;)">
            <text:p/>
          </table:table-cell>
          <table:table-cell table:style-name="ce16" table:formula="of:=IF([.$F244]&gt;0;[.C243];&quot;&quot;)">
            <text:p/>
          </table:table-cell>
          <table:table-cell table:style-name="ce16" table:formula="of:=IF([.$F244]&gt;0;[.D243];&quot;&quot;)">
            <text:p/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45]&gt;0;[.A244];&quot;&quot;)">
            <text:p/>
          </table:table-cell>
          <table:table-cell table:style-name="ce16" table:formula="of:=IF([.$F245]&gt;0;[.B244];&quot;&quot;)">
            <text:p/>
          </table:table-cell>
          <table:table-cell table:style-name="ce16" table:formula="of:=IF([.$F245]&gt;0;[.C244];&quot;&quot;)">
            <text:p/>
          </table:table-cell>
          <table:table-cell table:style-name="ce16" table:formula="of:=IF([.$F245]&gt;0;[.D244];&quot;&quot;)">
            <text:p/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46]&gt;0;[.A245];&quot;&quot;)">
            <text:p/>
          </table:table-cell>
          <table:table-cell table:style-name="ce16" table:formula="of:=IF([.$F246]&gt;0;[.B245];&quot;&quot;)">
            <text:p/>
          </table:table-cell>
          <table:table-cell table:style-name="ce16" table:formula="of:=IF([.$F246]&gt;0;[.C245];&quot;&quot;)">
            <text:p/>
          </table:table-cell>
          <table:table-cell table:style-name="ce16" table:formula="of:=IF([.$F246]&gt;0;[.D245];&quot;&quot;)">
            <text:p/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47]&gt;0;[.A246];&quot;&quot;)">
            <text:p/>
          </table:table-cell>
          <table:table-cell table:style-name="ce16" table:formula="of:=IF([.$F247]&gt;0;[.B246];&quot;&quot;)">
            <text:p/>
          </table:table-cell>
          <table:table-cell table:style-name="ce16" table:formula="of:=IF([.$F247]&gt;0;[.C246];&quot;&quot;)">
            <text:p/>
          </table:table-cell>
          <table:table-cell table:style-name="ce16" table:formula="of:=IF([.$F247]&gt;0;[.D246];&quot;&quot;)">
            <text:p/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48]&gt;0;[.A247];&quot;&quot;)">
            <text:p/>
          </table:table-cell>
          <table:table-cell table:style-name="ce16" table:formula="of:=IF([.$F248]&gt;0;[.B247];&quot;&quot;)">
            <text:p/>
          </table:table-cell>
          <table:table-cell table:style-name="ce16" table:formula="of:=IF([.$F248]&gt;0;[.C247];&quot;&quot;)">
            <text:p/>
          </table:table-cell>
          <table:table-cell table:style-name="ce16" table:formula="of:=IF([.$F248]&gt;0;[.D247];&quot;&quot;)">
            <text:p/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49]&gt;0;[.A248];&quot;&quot;)">
            <text:p/>
          </table:table-cell>
          <table:table-cell table:style-name="ce16" table:formula="of:=IF([.$F249]&gt;0;[.B248];&quot;&quot;)">
            <text:p/>
          </table:table-cell>
          <table:table-cell table:style-name="ce16" table:formula="of:=IF([.$F249]&gt;0;[.C248];&quot;&quot;)">
            <text:p/>
          </table:table-cell>
          <table:table-cell table:style-name="ce16" table:formula="of:=IF([.$F249]&gt;0;[.D248];&quot;&quot;)">
            <text:p/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50]&gt;0;[.A249];&quot;&quot;)">
            <text:p/>
          </table:table-cell>
          <table:table-cell table:style-name="ce16" table:formula="of:=IF([.$F250]&gt;0;[.B249];&quot;&quot;)">
            <text:p/>
          </table:table-cell>
          <table:table-cell table:style-name="ce16" table:formula="of:=IF([.$F250]&gt;0;[.C249];&quot;&quot;)">
            <text:p/>
          </table:table-cell>
          <table:table-cell table:style-name="ce16" table:formula="of:=IF([.$F250]&gt;0;[.D249];&quot;&quot;)">
            <text:p/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7" table:number-columns-repeated="4"/>
          <table:table-cell table:style-name="ce20"/>
          <table:table-cell table:style-name="ce21" table:number-columns-repeated="12"/>
        </table:table-row>
        <table:table-row table:style-name="ro1">
          <table:table-cell table:style-name="ce15" office:value-type="string" calcext:value-type="string">
            <text:p>nc</text:p>
          </table:table-cell>
          <table:table-cell table:style-name="ce15"/>
          <table:table-cell table:style-name="ce15" office:value-type="string" calcext:value-type="string">
            <text:p>nc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53]&gt;0;[.A252];&quot;&quot;)">
            <text:p/>
          </table:table-cell>
          <table:table-cell table:style-name="ce16" table:formula="of:=IF([.$F253]&gt;0;[.B252];&quot;&quot;)">
            <text:p/>
          </table:table-cell>
          <table:table-cell table:style-name="ce16" table:formula="of:=IF([.$F253]&gt;0;[.C252];&quot;&quot;)">
            <text:p/>
          </table:table-cell>
          <table:table-cell table:style-name="ce16" table:formula="of:=IF([.$F253]&gt;0;[.D252];&quot;&quot;)"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54]&gt;0;[.A253];&quot;&quot;)">
            <text:p/>
          </table:table-cell>
          <table:table-cell table:style-name="ce16" table:formula="of:=IF([.$F254]&gt;0;[.B253];&quot;&quot;)">
            <text:p/>
          </table:table-cell>
          <table:table-cell table:style-name="ce16" table:formula="of:=IF([.$F254]&gt;0;[.C253];&quot;&quot;)">
            <text:p/>
          </table:table-cell>
          <table:table-cell table:style-name="ce16" table:formula="of:=IF([.$F254]&gt;0;[.D253]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55]&gt;0;[.A254];&quot;&quot;)">
            <text:p/>
          </table:table-cell>
          <table:table-cell table:style-name="ce16" table:formula="of:=IF([.$F255]&gt;0;[.B254];&quot;&quot;)">
            <text:p/>
          </table:table-cell>
          <table:table-cell table:style-name="ce16" table:formula="of:=IF([.$F255]&gt;0;[.C254];&quot;&quot;)">
            <text:p/>
          </table:table-cell>
          <table:table-cell table:style-name="ce16" table:formula="of:=IF([.$F255]&gt;0;[.D254]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56]&gt;0;[.A255];&quot;&quot;)">
            <text:p/>
          </table:table-cell>
          <table:table-cell table:style-name="ce16" table:formula="of:=IF([.$F256]&gt;0;[.B255];&quot;&quot;)">
            <text:p/>
          </table:table-cell>
          <table:table-cell table:style-name="ce16" table:formula="of:=IF([.$F256]&gt;0;[.C255];&quot;&quot;)">
            <text:p/>
          </table:table-cell>
          <table:table-cell table:style-name="ce16" table:formula="of:=IF([.$F256]&gt;0;[.D255]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57]&gt;0;[.A256];&quot;&quot;)">
            <text:p/>
          </table:table-cell>
          <table:table-cell table:style-name="ce16" table:formula="of:=IF([.$F257]&gt;0;[.B256];&quot;&quot;)">
            <text:p/>
          </table:table-cell>
          <table:table-cell table:style-name="ce16" table:formula="of:=IF([.$F257]&gt;0;[.C256];&quot;&quot;)">
            <text:p/>
          </table:table-cell>
          <table:table-cell table:style-name="ce16" table:formula="of:=IF([.$F257]&gt;0;[.D256]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58]&gt;0;[.A257];&quot;&quot;)">
            <text:p/>
          </table:table-cell>
          <table:table-cell table:style-name="ce16" table:formula="of:=IF([.$F258]&gt;0;[.B257];&quot;&quot;)">
            <text:p/>
          </table:table-cell>
          <table:table-cell table:style-name="ce16" table:formula="of:=IF([.$F258]&gt;0;[.C257];&quot;&quot;)">
            <text:p/>
          </table:table-cell>
          <table:table-cell table:style-name="ce16" table:formula="of:=IF([.$F258]&gt;0;[.D257]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59]&gt;0;[.A258];&quot;&quot;)">
            <text:p/>
          </table:table-cell>
          <table:table-cell table:style-name="ce16" table:formula="of:=IF([.$F259]&gt;0;[.B258];&quot;&quot;)">
            <text:p/>
          </table:table-cell>
          <table:table-cell table:style-name="ce16" table:formula="of:=IF([.$F259]&gt;0;[.C258];&quot;&quot;)">
            <text:p/>
          </table:table-cell>
          <table:table-cell table:style-name="ce16" table:formula="of:=IF([.$F259]&gt;0;[.D258]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60]&gt;0;[.A259];&quot;&quot;)">
            <text:p/>
          </table:table-cell>
          <table:table-cell table:style-name="ce16" table:formula="of:=IF([.$F260]&gt;0;[.B259];&quot;&quot;)">
            <text:p/>
          </table:table-cell>
          <table:table-cell table:style-name="ce16" table:formula="of:=IF([.$F260]&gt;0;[.C259];&quot;&quot;)">
            <text:p/>
          </table:table-cell>
          <table:table-cell table:style-name="ce16" table:formula="of:=IF([.$F260]&gt;0;[.D259]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61]&gt;0;[.A260];&quot;&quot;)">
            <text:p/>
          </table:table-cell>
          <table:table-cell table:style-name="ce16" table:formula="of:=IF([.$F261]&gt;0;[.B260];&quot;&quot;)">
            <text:p/>
          </table:table-cell>
          <table:table-cell table:style-name="ce16" table:formula="of:=IF([.$F261]&gt;0;[.C260];&quot;&quot;)">
            <text:p/>
          </table:table-cell>
          <table:table-cell table:style-name="ce16" table:formula="of:=IF([.$F261]&gt;0;[.D260]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62]&gt;0;[.A261];&quot;&quot;)">
            <text:p/>
          </table:table-cell>
          <table:table-cell table:style-name="ce16" table:formula="of:=IF([.$F262]&gt;0;[.B261];&quot;&quot;)">
            <text:p/>
          </table:table-cell>
          <table:table-cell table:style-name="ce16" table:formula="of:=IF([.$F262]&gt;0;[.C261];&quot;&quot;)">
            <text:p/>
          </table:table-cell>
          <table:table-cell table:style-name="ce16" table:formula="of:=IF([.$F262]&gt;0;[.D261]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63]&gt;0;[.A262];&quot;&quot;)">
            <text:p/>
          </table:table-cell>
          <table:table-cell table:style-name="ce16" table:formula="of:=IF([.$F263]&gt;0;[.B262];&quot;&quot;)">
            <text:p/>
          </table:table-cell>
          <table:table-cell table:style-name="ce16" table:formula="of:=IF([.$F263]&gt;0;[.C262];&quot;&quot;)">
            <text:p/>
          </table:table-cell>
          <table:table-cell table:style-name="ce16" table:formula="of:=IF([.$F263]&gt;0;[.D262]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64]&gt;0;[.A263];&quot;&quot;)">
            <text:p/>
          </table:table-cell>
          <table:table-cell table:style-name="ce16" table:formula="of:=IF([.$F264]&gt;0;[.B263];&quot;&quot;)">
            <text:p/>
          </table:table-cell>
          <table:table-cell table:style-name="ce16" table:formula="of:=IF([.$F264]&gt;0;[.C263];&quot;&quot;)">
            <text:p/>
          </table:table-cell>
          <table:table-cell table:style-name="ce16" table:formula="of:=IF([.$F264]&gt;0;[.D263];&quot;&quot;)">
            <text:p/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65]&gt;0;[.A264];&quot;&quot;)">
            <text:p/>
          </table:table-cell>
          <table:table-cell table:style-name="ce16" table:formula="of:=IF([.$F265]&gt;0;[.B264];&quot;&quot;)">
            <text:p/>
          </table:table-cell>
          <table:table-cell table:style-name="ce16" table:formula="of:=IF([.$F265]&gt;0;[.C264];&quot;&quot;)">
            <text:p/>
          </table:table-cell>
          <table:table-cell table:style-name="ce16" table:formula="of:=IF([.$F265]&gt;0;[.D264];&quot;&quot;)">
            <text:p/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66]&gt;0;[.A265];&quot;&quot;)">
            <text:p/>
          </table:table-cell>
          <table:table-cell table:style-name="ce16" table:formula="of:=IF([.$F266]&gt;0;[.B265];&quot;&quot;)">
            <text:p/>
          </table:table-cell>
          <table:table-cell table:style-name="ce16" table:formula="of:=IF([.$F266]&gt;0;[.C265];&quot;&quot;)">
            <text:p/>
          </table:table-cell>
          <table:table-cell table:style-name="ce16" table:formula="of:=IF([.$F266]&gt;0;[.D265];&quot;&quot;)">
            <text:p/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67]&gt;0;[.A266];&quot;&quot;)">
            <text:p/>
          </table:table-cell>
          <table:table-cell table:style-name="ce16" table:formula="of:=IF([.$F267]&gt;0;[.B266];&quot;&quot;)">
            <text:p/>
          </table:table-cell>
          <table:table-cell table:style-name="ce16" table:formula="of:=IF([.$F267]&gt;0;[.C266];&quot;&quot;)">
            <text:p/>
          </table:table-cell>
          <table:table-cell table:style-name="ce16" table:formula="of:=IF([.$F267]&gt;0;[.D266];&quot;&quot;)">
            <text:p/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68]&gt;0;[.A267];&quot;&quot;)">
            <text:p/>
          </table:table-cell>
          <table:table-cell table:style-name="ce16" table:formula="of:=IF([.$F268]&gt;0;[.B267];&quot;&quot;)">
            <text:p/>
          </table:table-cell>
          <table:table-cell table:style-name="ce16" table:formula="of:=IF([.$F268]&gt;0;[.C267];&quot;&quot;)">
            <text:p/>
          </table:table-cell>
          <table:table-cell table:style-name="ce16" table:formula="of:=IF([.$F268]&gt;0;[.D267];&quot;&quot;)">
            <text:p/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69]&gt;0;[.A268];&quot;&quot;)">
            <text:p/>
          </table:table-cell>
          <table:table-cell table:style-name="ce16" table:formula="of:=IF([.$F269]&gt;0;[.B268];&quot;&quot;)">
            <text:p/>
          </table:table-cell>
          <table:table-cell table:style-name="ce16" table:formula="of:=IF([.$F269]&gt;0;[.C268];&quot;&quot;)">
            <text:p/>
          </table:table-cell>
          <table:table-cell table:style-name="ce16" table:formula="of:=IF([.$F269]&gt;0;[.D268];&quot;&quot;)">
            <text:p/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70]&gt;0;[.A269];&quot;&quot;)">
            <text:p/>
          </table:table-cell>
          <table:table-cell table:style-name="ce16" table:formula="of:=IF([.$F270]&gt;0;[.B269];&quot;&quot;)">
            <text:p/>
          </table:table-cell>
          <table:table-cell table:style-name="ce16" table:formula="of:=IF([.$F270]&gt;0;[.C269];&quot;&quot;)">
            <text:p/>
          </table:table-cell>
          <table:table-cell table:style-name="ce16" table:formula="of:=IF([.$F270]&gt;0;[.D269];&quot;&quot;)">
            <text:p/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71]&gt;0;[.A270];&quot;&quot;)">
            <text:p/>
          </table:table-cell>
          <table:table-cell table:style-name="ce16" table:formula="of:=IF([.$F271]&gt;0;[.B270];&quot;&quot;)">
            <text:p/>
          </table:table-cell>
          <table:table-cell table:style-name="ce16" table:formula="of:=IF([.$F271]&gt;0;[.C270];&quot;&quot;)">
            <text:p/>
          </table:table-cell>
          <table:table-cell table:style-name="ce16" table:formula="of:=IF([.$F271]&gt;0;[.D270];&quot;&quot;)">
            <text:p/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72]&gt;0;[.A271];&quot;&quot;)">
            <text:p/>
          </table:table-cell>
          <table:table-cell table:style-name="ce16" table:formula="of:=IF([.$F272]&gt;0;[.B271];&quot;&quot;)">
            <text:p/>
          </table:table-cell>
          <table:table-cell table:style-name="ce16" table:formula="of:=IF([.$F272]&gt;0;[.C271];&quot;&quot;)">
            <text:p/>
          </table:table-cell>
          <table:table-cell table:style-name="ce16" table:formula="of:=IF([.$F272]&gt;0;[.D271];&quot;&quot;)">
            <text:p/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73]&gt;0;[.A272];&quot;&quot;)">
            <text:p/>
          </table:table-cell>
          <table:table-cell table:style-name="ce16" table:formula="of:=IF([.$F273]&gt;0;[.B272];&quot;&quot;)">
            <text:p/>
          </table:table-cell>
          <table:table-cell table:style-name="ce16" table:formula="of:=IF([.$F273]&gt;0;[.C272];&quot;&quot;)">
            <text:p/>
          </table:table-cell>
          <table:table-cell table:style-name="ce16" table:formula="of:=IF([.$F273]&gt;0;[.D272];&quot;&quot;)">
            <text:p/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74]&gt;0;[.A273];&quot;&quot;)">
            <text:p/>
          </table:table-cell>
          <table:table-cell table:style-name="ce16" table:formula="of:=IF([.$F274]&gt;0;[.B273];&quot;&quot;)">
            <text:p/>
          </table:table-cell>
          <table:table-cell table:style-name="ce16" table:formula="of:=IF([.$F274]&gt;0;[.C273];&quot;&quot;)">
            <text:p/>
          </table:table-cell>
          <table:table-cell table:style-name="ce16" table:formula="of:=IF([.$F274]&gt;0;[.D273];&quot;&quot;)">
            <text:p/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75]&gt;0;[.A274];&quot;&quot;)">
            <text:p/>
          </table:table-cell>
          <table:table-cell table:style-name="ce16" table:formula="of:=IF([.$F275]&gt;0;[.B274];&quot;&quot;)">
            <text:p/>
          </table:table-cell>
          <table:table-cell table:style-name="ce16" table:formula="of:=IF([.$F275]&gt;0;[.C274];&quot;&quot;)">
            <text:p/>
          </table:table-cell>
          <table:table-cell table:style-name="ce16" table:formula="of:=IF([.$F275]&gt;0;[.D274];&quot;&quot;)">
            <text:p/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7" table:number-columns-repeated="4"/>
          <table:table-cell table:style-name="ce20"/>
          <table:table-cell table:style-name="ce21" table:number-columns-repeated="12"/>
        </table:table-row>
        <table:table-row table:style-name="ro1">
          <table:table-cell table:style-name="ce15" office:value-type="string" calcext:value-type="string">
            <text:p>nc</text:p>
          </table:table-cell>
          <table:table-cell table:style-name="ce15"/>
          <table:table-cell table:style-name="ce15" office:value-type="string" calcext:value-type="string">
            <text:p>nc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78]&gt;0;[.A277];&quot;&quot;)">
            <text:p/>
          </table:table-cell>
          <table:table-cell table:style-name="ce16" table:formula="of:=IF([.$F278]&gt;0;[.B277];&quot;&quot;)">
            <text:p/>
          </table:table-cell>
          <table:table-cell table:style-name="ce16" table:formula="of:=IF([.$F278]&gt;0;[.C277];&quot;&quot;)">
            <text:p/>
          </table:table-cell>
          <table:table-cell table:style-name="ce16" table:formula="of:=IF([.$F278]&gt;0;[.D277];&quot;&quot;)"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79]&gt;0;[.A278];&quot;&quot;)">
            <text:p/>
          </table:table-cell>
          <table:table-cell table:style-name="ce16" table:formula="of:=IF([.$F279]&gt;0;[.B278];&quot;&quot;)">
            <text:p/>
          </table:table-cell>
          <table:table-cell table:style-name="ce16" table:formula="of:=IF([.$F279]&gt;0;[.C278];&quot;&quot;)">
            <text:p/>
          </table:table-cell>
          <table:table-cell table:style-name="ce16" table:formula="of:=IF([.$F279]&gt;0;[.D278]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80]&gt;0;[.A279];&quot;&quot;)">
            <text:p/>
          </table:table-cell>
          <table:table-cell table:style-name="ce16" table:formula="of:=IF([.$F280]&gt;0;[.B279];&quot;&quot;)">
            <text:p/>
          </table:table-cell>
          <table:table-cell table:style-name="ce16" table:formula="of:=IF([.$F280]&gt;0;[.C279];&quot;&quot;)">
            <text:p/>
          </table:table-cell>
          <table:table-cell table:style-name="ce16" table:formula="of:=IF([.$F280]&gt;0;[.D279]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81]&gt;0;[.A280];&quot;&quot;)">
            <text:p/>
          </table:table-cell>
          <table:table-cell table:style-name="ce16" table:formula="of:=IF([.$F281]&gt;0;[.B280];&quot;&quot;)">
            <text:p/>
          </table:table-cell>
          <table:table-cell table:style-name="ce16" table:formula="of:=IF([.$F281]&gt;0;[.C280];&quot;&quot;)">
            <text:p/>
          </table:table-cell>
          <table:table-cell table:style-name="ce16" table:formula="of:=IF([.$F281]&gt;0;[.D280]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82]&gt;0;[.A281];&quot;&quot;)">
            <text:p/>
          </table:table-cell>
          <table:table-cell table:style-name="ce16" table:formula="of:=IF([.$F282]&gt;0;[.B281];&quot;&quot;)">
            <text:p/>
          </table:table-cell>
          <table:table-cell table:style-name="ce16" table:formula="of:=IF([.$F282]&gt;0;[.C281];&quot;&quot;)">
            <text:p/>
          </table:table-cell>
          <table:table-cell table:style-name="ce16" table:formula="of:=IF([.$F282]&gt;0;[.D281]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83]&gt;0;[.A282];&quot;&quot;)">
            <text:p/>
          </table:table-cell>
          <table:table-cell table:style-name="ce16" table:formula="of:=IF([.$F283]&gt;0;[.B282];&quot;&quot;)">
            <text:p/>
          </table:table-cell>
          <table:table-cell table:style-name="ce16" table:formula="of:=IF([.$F283]&gt;0;[.C282];&quot;&quot;)">
            <text:p/>
          </table:table-cell>
          <table:table-cell table:style-name="ce16" table:formula="of:=IF([.$F283]&gt;0;[.D282]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84]&gt;0;[.A283];&quot;&quot;)">
            <text:p/>
          </table:table-cell>
          <table:table-cell table:style-name="ce16" table:formula="of:=IF([.$F284]&gt;0;[.B283];&quot;&quot;)">
            <text:p/>
          </table:table-cell>
          <table:table-cell table:style-name="ce16" table:formula="of:=IF([.$F284]&gt;0;[.C283];&quot;&quot;)">
            <text:p/>
          </table:table-cell>
          <table:table-cell table:style-name="ce16" table:formula="of:=IF([.$F284]&gt;0;[.D283]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85]&gt;0;[.A284];&quot;&quot;)">
            <text:p/>
          </table:table-cell>
          <table:table-cell table:style-name="ce16" table:formula="of:=IF([.$F285]&gt;0;[.B284];&quot;&quot;)">
            <text:p/>
          </table:table-cell>
          <table:table-cell table:style-name="ce16" table:formula="of:=IF([.$F285]&gt;0;[.C284];&quot;&quot;)">
            <text:p/>
          </table:table-cell>
          <table:table-cell table:style-name="ce16" table:formula="of:=IF([.$F285]&gt;0;[.D284]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86]&gt;0;[.A285];&quot;&quot;)">
            <text:p/>
          </table:table-cell>
          <table:table-cell table:style-name="ce16" table:formula="of:=IF([.$F286]&gt;0;[.B285];&quot;&quot;)">
            <text:p/>
          </table:table-cell>
          <table:table-cell table:style-name="ce16" table:formula="of:=IF([.$F286]&gt;0;[.C285];&quot;&quot;)">
            <text:p/>
          </table:table-cell>
          <table:table-cell table:style-name="ce16" table:formula="of:=IF([.$F286]&gt;0;[.D285]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87]&gt;0;[.A286];&quot;&quot;)">
            <text:p/>
          </table:table-cell>
          <table:table-cell table:style-name="ce16" table:formula="of:=IF([.$F287]&gt;0;[.B286];&quot;&quot;)">
            <text:p/>
          </table:table-cell>
          <table:table-cell table:style-name="ce16" table:formula="of:=IF([.$F287]&gt;0;[.C286];&quot;&quot;)">
            <text:p/>
          </table:table-cell>
          <table:table-cell table:style-name="ce16" table:formula="of:=IF([.$F287]&gt;0;[.D286]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88]&gt;0;[.A287];&quot;&quot;)">
            <text:p/>
          </table:table-cell>
          <table:table-cell table:style-name="ce16" table:formula="of:=IF([.$F288]&gt;0;[.B287];&quot;&quot;)">
            <text:p/>
          </table:table-cell>
          <table:table-cell table:style-name="ce16" table:formula="of:=IF([.$F288]&gt;0;[.C287];&quot;&quot;)">
            <text:p/>
          </table:table-cell>
          <table:table-cell table:style-name="ce16" table:formula="of:=IF([.$F288]&gt;0;[.D287]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89]&gt;0;[.A288];&quot;&quot;)">
            <text:p/>
          </table:table-cell>
          <table:table-cell table:style-name="ce16" table:formula="of:=IF([.$F289]&gt;0;[.B288];&quot;&quot;)">
            <text:p/>
          </table:table-cell>
          <table:table-cell table:style-name="ce16" table:formula="of:=IF([.$F289]&gt;0;[.C288];&quot;&quot;)">
            <text:p/>
          </table:table-cell>
          <table:table-cell table:style-name="ce16" table:formula="of:=IF([.$F289]&gt;0;[.D288];&quot;&quot;)">
            <text:p/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90]&gt;0;[.A289];&quot;&quot;)">
            <text:p/>
          </table:table-cell>
          <table:table-cell table:style-name="ce16" table:formula="of:=IF([.$F290]&gt;0;[.B289];&quot;&quot;)">
            <text:p/>
          </table:table-cell>
          <table:table-cell table:style-name="ce16" table:formula="of:=IF([.$F290]&gt;0;[.C289];&quot;&quot;)">
            <text:p/>
          </table:table-cell>
          <table:table-cell table:style-name="ce16" table:formula="of:=IF([.$F290]&gt;0;[.D289];&quot;&quot;)">
            <text:p/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91]&gt;0;[.A290];&quot;&quot;)">
            <text:p/>
          </table:table-cell>
          <table:table-cell table:style-name="ce16" table:formula="of:=IF([.$F291]&gt;0;[.B290];&quot;&quot;)">
            <text:p/>
          </table:table-cell>
          <table:table-cell table:style-name="ce16" table:formula="of:=IF([.$F291]&gt;0;[.C290];&quot;&quot;)">
            <text:p/>
          </table:table-cell>
          <table:table-cell table:style-name="ce16" table:formula="of:=IF([.$F291]&gt;0;[.D290];&quot;&quot;)">
            <text:p/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92]&gt;0;[.A291];&quot;&quot;)">
            <text:p/>
          </table:table-cell>
          <table:table-cell table:style-name="ce16" table:formula="of:=IF([.$F292]&gt;0;[.B291];&quot;&quot;)">
            <text:p/>
          </table:table-cell>
          <table:table-cell table:style-name="ce16" table:formula="of:=IF([.$F292]&gt;0;[.C291];&quot;&quot;)">
            <text:p/>
          </table:table-cell>
          <table:table-cell table:style-name="ce16" table:formula="of:=IF([.$F292]&gt;0;[.D291];&quot;&quot;)">
            <text:p/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93]&gt;0;[.A292];&quot;&quot;)">
            <text:p/>
          </table:table-cell>
          <table:table-cell table:style-name="ce16" table:formula="of:=IF([.$F293]&gt;0;[.B292];&quot;&quot;)">
            <text:p/>
          </table:table-cell>
          <table:table-cell table:style-name="ce16" table:formula="of:=IF([.$F293]&gt;0;[.C292];&quot;&quot;)">
            <text:p/>
          </table:table-cell>
          <table:table-cell table:style-name="ce16" table:formula="of:=IF([.$F293]&gt;0;[.D292];&quot;&quot;)">
            <text:p/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94]&gt;0;[.A293];&quot;&quot;)">
            <text:p/>
          </table:table-cell>
          <table:table-cell table:style-name="ce16" table:formula="of:=IF([.$F294]&gt;0;[.B293];&quot;&quot;)">
            <text:p/>
          </table:table-cell>
          <table:table-cell table:style-name="ce16" table:formula="of:=IF([.$F294]&gt;0;[.C293];&quot;&quot;)">
            <text:p/>
          </table:table-cell>
          <table:table-cell table:style-name="ce16" table:formula="of:=IF([.$F294]&gt;0;[.D293];&quot;&quot;)">
            <text:p/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95]&gt;0;[.A294];&quot;&quot;)">
            <text:p/>
          </table:table-cell>
          <table:table-cell table:style-name="ce16" table:formula="of:=IF([.$F295]&gt;0;[.B294];&quot;&quot;)">
            <text:p/>
          </table:table-cell>
          <table:table-cell table:style-name="ce16" table:formula="of:=IF([.$F295]&gt;0;[.C294];&quot;&quot;)">
            <text:p/>
          </table:table-cell>
          <table:table-cell table:style-name="ce16" table:formula="of:=IF([.$F295]&gt;0;[.D294];&quot;&quot;)">
            <text:p/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96]&gt;0;[.A295];&quot;&quot;)">
            <text:p/>
          </table:table-cell>
          <table:table-cell table:style-name="ce16" table:formula="of:=IF([.$F296]&gt;0;[.B295];&quot;&quot;)">
            <text:p/>
          </table:table-cell>
          <table:table-cell table:style-name="ce16" table:formula="of:=IF([.$F296]&gt;0;[.C295];&quot;&quot;)">
            <text:p/>
          </table:table-cell>
          <table:table-cell table:style-name="ce16" table:formula="of:=IF([.$F296]&gt;0;[.D295];&quot;&quot;)">
            <text:p/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97]&gt;0;[.A296];&quot;&quot;)">
            <text:p/>
          </table:table-cell>
          <table:table-cell table:style-name="ce16" table:formula="of:=IF([.$F297]&gt;0;[.B296];&quot;&quot;)">
            <text:p/>
          </table:table-cell>
          <table:table-cell table:style-name="ce16" table:formula="of:=IF([.$F297]&gt;0;[.C296];&quot;&quot;)">
            <text:p/>
          </table:table-cell>
          <table:table-cell table:style-name="ce16" table:formula="of:=IF([.$F297]&gt;0;[.D296];&quot;&quot;)">
            <text:p/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98]&gt;0;[.A297];&quot;&quot;)">
            <text:p/>
          </table:table-cell>
          <table:table-cell table:style-name="ce16" table:formula="of:=IF([.$F298]&gt;0;[.B297];&quot;&quot;)">
            <text:p/>
          </table:table-cell>
          <table:table-cell table:style-name="ce16" table:formula="of:=IF([.$F298]&gt;0;[.C297];&quot;&quot;)">
            <text:p/>
          </table:table-cell>
          <table:table-cell table:style-name="ce16" table:formula="of:=IF([.$F298]&gt;0;[.D297];&quot;&quot;)">
            <text:p/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299]&gt;0;[.A298];&quot;&quot;)">
            <text:p/>
          </table:table-cell>
          <table:table-cell table:style-name="ce16" table:formula="of:=IF([.$F299]&gt;0;[.B298];&quot;&quot;)">
            <text:p/>
          </table:table-cell>
          <table:table-cell table:style-name="ce16" table:formula="of:=IF([.$F299]&gt;0;[.C298];&quot;&quot;)">
            <text:p/>
          </table:table-cell>
          <table:table-cell table:style-name="ce16" table:formula="of:=IF([.$F299]&gt;0;[.D298];&quot;&quot;)">
            <text:p/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00]&gt;0;[.A299];&quot;&quot;)">
            <text:p/>
          </table:table-cell>
          <table:table-cell table:style-name="ce16" table:formula="of:=IF([.$F300]&gt;0;[.B299];&quot;&quot;)">
            <text:p/>
          </table:table-cell>
          <table:table-cell table:style-name="ce16" table:formula="of:=IF([.$F300]&gt;0;[.C299];&quot;&quot;)">
            <text:p/>
          </table:table-cell>
          <table:table-cell table:style-name="ce16" table:formula="of:=IF([.$F300]&gt;0;[.D299];&quot;&quot;)">
            <text:p/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7" table:number-columns-repeated="4"/>
          <table:table-cell table:style-name="ce20"/>
          <table:table-cell table:style-name="ce21" table:number-columns-repeated="12"/>
        </table:table-row>
        <table:table-row table:style-name="ro1">
          <table:table-cell table:style-name="ce15" office:value-type="string" calcext:value-type="string">
            <text:p>nc</text:p>
          </table:table-cell>
          <table:table-cell table:style-name="ce15"/>
          <table:table-cell table:style-name="ce15" office:value-type="string" calcext:value-type="string">
            <text:p>nc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03]&gt;0;[.A302];&quot;&quot;)">
            <text:p/>
          </table:table-cell>
          <table:table-cell table:style-name="ce16" table:formula="of:=IF([.$F303]&gt;0;[.B302];&quot;&quot;)">
            <text:p/>
          </table:table-cell>
          <table:table-cell table:style-name="ce16" table:formula="of:=IF([.$F303]&gt;0;[.C302];&quot;&quot;)">
            <text:p/>
          </table:table-cell>
          <table:table-cell table:style-name="ce16" table:formula="of:=IF([.$F303]&gt;0;[.D302];&quot;&quot;)"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04]&gt;0;[.A303];&quot;&quot;)">
            <text:p/>
          </table:table-cell>
          <table:table-cell table:style-name="ce16" table:formula="of:=IF([.$F304]&gt;0;[.B303];&quot;&quot;)">
            <text:p/>
          </table:table-cell>
          <table:table-cell table:style-name="ce16" table:formula="of:=IF([.$F304]&gt;0;[.C303];&quot;&quot;)">
            <text:p/>
          </table:table-cell>
          <table:table-cell table:style-name="ce16" table:formula="of:=IF([.$F304]&gt;0;[.D303]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05]&gt;0;[.A304];&quot;&quot;)">
            <text:p/>
          </table:table-cell>
          <table:table-cell table:style-name="ce16" table:formula="of:=IF([.$F305]&gt;0;[.B304];&quot;&quot;)">
            <text:p/>
          </table:table-cell>
          <table:table-cell table:style-name="ce16" table:formula="of:=IF([.$F305]&gt;0;[.C304];&quot;&quot;)">
            <text:p/>
          </table:table-cell>
          <table:table-cell table:style-name="ce16" table:formula="of:=IF([.$F305]&gt;0;[.D304]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06]&gt;0;[.A305];&quot;&quot;)">
            <text:p/>
          </table:table-cell>
          <table:table-cell table:style-name="ce16" table:formula="of:=IF([.$F306]&gt;0;[.B305];&quot;&quot;)">
            <text:p/>
          </table:table-cell>
          <table:table-cell table:style-name="ce16" table:formula="of:=IF([.$F306]&gt;0;[.C305];&quot;&quot;)">
            <text:p/>
          </table:table-cell>
          <table:table-cell table:style-name="ce16" table:formula="of:=IF([.$F306]&gt;0;[.D305]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07]&gt;0;[.A306];&quot;&quot;)">
            <text:p/>
          </table:table-cell>
          <table:table-cell table:style-name="ce16" table:formula="of:=IF([.$F307]&gt;0;[.B306];&quot;&quot;)">
            <text:p/>
          </table:table-cell>
          <table:table-cell table:style-name="ce16" table:formula="of:=IF([.$F307]&gt;0;[.C306];&quot;&quot;)">
            <text:p/>
          </table:table-cell>
          <table:table-cell table:style-name="ce16" table:formula="of:=IF([.$F307]&gt;0;[.D306]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08]&gt;0;[.A307];&quot;&quot;)">
            <text:p/>
          </table:table-cell>
          <table:table-cell table:style-name="ce16" table:formula="of:=IF([.$F308]&gt;0;[.B307];&quot;&quot;)">
            <text:p/>
          </table:table-cell>
          <table:table-cell table:style-name="ce16" table:formula="of:=IF([.$F308]&gt;0;[.C307];&quot;&quot;)">
            <text:p/>
          </table:table-cell>
          <table:table-cell table:style-name="ce16" table:formula="of:=IF([.$F308]&gt;0;[.D307]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09]&gt;0;[.A308];&quot;&quot;)">
            <text:p/>
          </table:table-cell>
          <table:table-cell table:style-name="ce16" table:formula="of:=IF([.$F309]&gt;0;[.B308];&quot;&quot;)">
            <text:p/>
          </table:table-cell>
          <table:table-cell table:style-name="ce16" table:formula="of:=IF([.$F309]&gt;0;[.C308];&quot;&quot;)">
            <text:p/>
          </table:table-cell>
          <table:table-cell table:style-name="ce16" table:formula="of:=IF([.$F309]&gt;0;[.D308]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10]&gt;0;[.A309];&quot;&quot;)">
            <text:p/>
          </table:table-cell>
          <table:table-cell table:style-name="ce16" table:formula="of:=IF([.$F310]&gt;0;[.B309];&quot;&quot;)">
            <text:p/>
          </table:table-cell>
          <table:table-cell table:style-name="ce16" table:formula="of:=IF([.$F310]&gt;0;[.C309];&quot;&quot;)">
            <text:p/>
          </table:table-cell>
          <table:table-cell table:style-name="ce16" table:formula="of:=IF([.$F310]&gt;0;[.D309]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11]&gt;0;[.A310];&quot;&quot;)">
            <text:p/>
          </table:table-cell>
          <table:table-cell table:style-name="ce16" table:formula="of:=IF([.$F311]&gt;0;[.B310];&quot;&quot;)">
            <text:p/>
          </table:table-cell>
          <table:table-cell table:style-name="ce16" table:formula="of:=IF([.$F311]&gt;0;[.C310];&quot;&quot;)">
            <text:p/>
          </table:table-cell>
          <table:table-cell table:style-name="ce16" table:formula="of:=IF([.$F311]&gt;0;[.D310]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12]&gt;0;[.A311];&quot;&quot;)">
            <text:p/>
          </table:table-cell>
          <table:table-cell table:style-name="ce16" table:formula="of:=IF([.$F312]&gt;0;[.B311];&quot;&quot;)">
            <text:p/>
          </table:table-cell>
          <table:table-cell table:style-name="ce16" table:formula="of:=IF([.$F312]&gt;0;[.C311];&quot;&quot;)">
            <text:p/>
          </table:table-cell>
          <table:table-cell table:style-name="ce16" table:formula="of:=IF([.$F312]&gt;0;[.D311]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13]&gt;0;[.A312];&quot;&quot;)">
            <text:p/>
          </table:table-cell>
          <table:table-cell table:style-name="ce16" table:formula="of:=IF([.$F313]&gt;0;[.B312];&quot;&quot;)">
            <text:p/>
          </table:table-cell>
          <table:table-cell table:style-name="ce16" table:formula="of:=IF([.$F313]&gt;0;[.C312];&quot;&quot;)">
            <text:p/>
          </table:table-cell>
          <table:table-cell table:style-name="ce16" table:formula="of:=IF([.$F313]&gt;0;[.D312]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14]&gt;0;[.A313];&quot;&quot;)">
            <text:p/>
          </table:table-cell>
          <table:table-cell table:style-name="ce16" table:formula="of:=IF([.$F314]&gt;0;[.B313];&quot;&quot;)">
            <text:p/>
          </table:table-cell>
          <table:table-cell table:style-name="ce16" table:formula="of:=IF([.$F314]&gt;0;[.C313];&quot;&quot;)">
            <text:p/>
          </table:table-cell>
          <table:table-cell table:style-name="ce16" table:formula="of:=IF([.$F314]&gt;0;[.D313];&quot;&quot;)">
            <text:p/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15]&gt;0;[.A314];&quot;&quot;)">
            <text:p/>
          </table:table-cell>
          <table:table-cell table:style-name="ce16" table:formula="of:=IF([.$F315]&gt;0;[.B314];&quot;&quot;)">
            <text:p/>
          </table:table-cell>
          <table:table-cell table:style-name="ce16" table:formula="of:=IF([.$F315]&gt;0;[.C314];&quot;&quot;)">
            <text:p/>
          </table:table-cell>
          <table:table-cell table:style-name="ce16" table:formula="of:=IF([.$F315]&gt;0;[.D314];&quot;&quot;)">
            <text:p/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16]&gt;0;[.A315];&quot;&quot;)">
            <text:p/>
          </table:table-cell>
          <table:table-cell table:style-name="ce16" table:formula="of:=IF([.$F316]&gt;0;[.B315];&quot;&quot;)">
            <text:p/>
          </table:table-cell>
          <table:table-cell table:style-name="ce16" table:formula="of:=IF([.$F316]&gt;0;[.C315];&quot;&quot;)">
            <text:p/>
          </table:table-cell>
          <table:table-cell table:style-name="ce16" table:formula="of:=IF([.$F316]&gt;0;[.D315];&quot;&quot;)">
            <text:p/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17]&gt;0;[.A316];&quot;&quot;)">
            <text:p/>
          </table:table-cell>
          <table:table-cell table:style-name="ce16" table:formula="of:=IF([.$F317]&gt;0;[.B316];&quot;&quot;)">
            <text:p/>
          </table:table-cell>
          <table:table-cell table:style-name="ce16" table:formula="of:=IF([.$F317]&gt;0;[.C316];&quot;&quot;)">
            <text:p/>
          </table:table-cell>
          <table:table-cell table:style-name="ce16" table:formula="of:=IF([.$F317]&gt;0;[.D316];&quot;&quot;)">
            <text:p/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18]&gt;0;[.A317];&quot;&quot;)">
            <text:p/>
          </table:table-cell>
          <table:table-cell table:style-name="ce16" table:formula="of:=IF([.$F318]&gt;0;[.B317];&quot;&quot;)">
            <text:p/>
          </table:table-cell>
          <table:table-cell table:style-name="ce16" table:formula="of:=IF([.$F318]&gt;0;[.C317];&quot;&quot;)">
            <text:p/>
          </table:table-cell>
          <table:table-cell table:style-name="ce16" table:formula="of:=IF([.$F318]&gt;0;[.D317];&quot;&quot;)">
            <text:p/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19]&gt;0;[.A318];&quot;&quot;)">
            <text:p/>
          </table:table-cell>
          <table:table-cell table:style-name="ce16" table:formula="of:=IF([.$F319]&gt;0;[.B318];&quot;&quot;)">
            <text:p/>
          </table:table-cell>
          <table:table-cell table:style-name="ce16" table:formula="of:=IF([.$F319]&gt;0;[.C318];&quot;&quot;)">
            <text:p/>
          </table:table-cell>
          <table:table-cell table:style-name="ce16" table:formula="of:=IF([.$F319]&gt;0;[.D318];&quot;&quot;)">
            <text:p/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20]&gt;0;[.A319];&quot;&quot;)">
            <text:p/>
          </table:table-cell>
          <table:table-cell table:style-name="ce16" table:formula="of:=IF([.$F320]&gt;0;[.B319];&quot;&quot;)">
            <text:p/>
          </table:table-cell>
          <table:table-cell table:style-name="ce16" table:formula="of:=IF([.$F320]&gt;0;[.C319];&quot;&quot;)">
            <text:p/>
          </table:table-cell>
          <table:table-cell table:style-name="ce16" table:formula="of:=IF([.$F320]&gt;0;[.D319];&quot;&quot;)">
            <text:p/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21]&gt;0;[.A320];&quot;&quot;)">
            <text:p/>
          </table:table-cell>
          <table:table-cell table:style-name="ce16" table:formula="of:=IF([.$F321]&gt;0;[.B320];&quot;&quot;)">
            <text:p/>
          </table:table-cell>
          <table:table-cell table:style-name="ce16" table:formula="of:=IF([.$F321]&gt;0;[.C320];&quot;&quot;)">
            <text:p/>
          </table:table-cell>
          <table:table-cell table:style-name="ce16" table:formula="of:=IF([.$F321]&gt;0;[.D320];&quot;&quot;)">
            <text:p/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22]&gt;0;[.A321];&quot;&quot;)">
            <text:p/>
          </table:table-cell>
          <table:table-cell table:style-name="ce16" table:formula="of:=IF([.$F322]&gt;0;[.B321];&quot;&quot;)">
            <text:p/>
          </table:table-cell>
          <table:table-cell table:style-name="ce16" table:formula="of:=IF([.$F322]&gt;0;[.C321];&quot;&quot;)">
            <text:p/>
          </table:table-cell>
          <table:table-cell table:style-name="ce16" table:formula="of:=IF([.$F322]&gt;0;[.D321];&quot;&quot;)">
            <text:p/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23]&gt;0;[.A322];&quot;&quot;)">
            <text:p/>
          </table:table-cell>
          <table:table-cell table:style-name="ce16" table:formula="of:=IF([.$F323]&gt;0;[.B322];&quot;&quot;)">
            <text:p/>
          </table:table-cell>
          <table:table-cell table:style-name="ce16" table:formula="of:=IF([.$F323]&gt;0;[.C322];&quot;&quot;)">
            <text:p/>
          </table:table-cell>
          <table:table-cell table:style-name="ce16" table:formula="of:=IF([.$F323]&gt;0;[.D322];&quot;&quot;)">
            <text:p/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24]&gt;0;[.A323];&quot;&quot;)">
            <text:p/>
          </table:table-cell>
          <table:table-cell table:style-name="ce16" table:formula="of:=IF([.$F324]&gt;0;[.B323];&quot;&quot;)">
            <text:p/>
          </table:table-cell>
          <table:table-cell table:style-name="ce16" table:formula="of:=IF([.$F324]&gt;0;[.C323];&quot;&quot;)">
            <text:p/>
          </table:table-cell>
          <table:table-cell table:style-name="ce16" table:formula="of:=IF([.$F324]&gt;0;[.D323];&quot;&quot;)">
            <text:p/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25]&gt;0;[.A324];&quot;&quot;)">
            <text:p/>
          </table:table-cell>
          <table:table-cell table:style-name="ce16" table:formula="of:=IF([.$F325]&gt;0;[.B324];&quot;&quot;)">
            <text:p/>
          </table:table-cell>
          <table:table-cell table:style-name="ce16" table:formula="of:=IF([.$F325]&gt;0;[.C324];&quot;&quot;)">
            <text:p/>
          </table:table-cell>
          <table:table-cell table:style-name="ce16" table:formula="of:=IF([.$F325]&gt;0;[.D324];&quot;&quot;)">
            <text:p/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7" table:number-columns-repeated="4"/>
          <table:table-cell table:style-name="ce20"/>
          <table:table-cell table:style-name="ce21" table:number-columns-repeated="12"/>
        </table:table-row>
        <table:table-row table:style-name="ro1">
          <table:table-cell table:style-name="ce15" office:value-type="string" calcext:value-type="string">
            <text:p>nc</text:p>
          </table:table-cell>
          <table:table-cell table:style-name="ce15"/>
          <table:table-cell table:style-name="ce15" office:value-type="string" calcext:value-type="string">
            <text:p>nc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28]&gt;0;[.A327];&quot;&quot;)">
            <text:p/>
          </table:table-cell>
          <table:table-cell table:style-name="ce16" table:formula="of:=IF([.$F328]&gt;0;[.B327];&quot;&quot;)">
            <text:p/>
          </table:table-cell>
          <table:table-cell table:style-name="ce16" table:formula="of:=IF([.$F328]&gt;0;[.C327];&quot;&quot;)">
            <text:p/>
          </table:table-cell>
          <table:table-cell table:style-name="ce16" table:formula="of:=IF([.$F328]&gt;0;[.D327];&quot;&quot;)"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29]&gt;0;[.A328];&quot;&quot;)">
            <text:p/>
          </table:table-cell>
          <table:table-cell table:style-name="ce16" table:formula="of:=IF([.$F329]&gt;0;[.B328];&quot;&quot;)">
            <text:p/>
          </table:table-cell>
          <table:table-cell table:style-name="ce16" table:formula="of:=IF([.$F329]&gt;0;[.C328];&quot;&quot;)">
            <text:p/>
          </table:table-cell>
          <table:table-cell table:style-name="ce16" table:formula="of:=IF([.$F329]&gt;0;[.D328]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30]&gt;0;[.A329];&quot;&quot;)">
            <text:p/>
          </table:table-cell>
          <table:table-cell table:style-name="ce16" table:formula="of:=IF([.$F330]&gt;0;[.B329];&quot;&quot;)">
            <text:p/>
          </table:table-cell>
          <table:table-cell table:style-name="ce16" table:formula="of:=IF([.$F330]&gt;0;[.C329];&quot;&quot;)">
            <text:p/>
          </table:table-cell>
          <table:table-cell table:style-name="ce16" table:formula="of:=IF([.$F330]&gt;0;[.D329]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31]&gt;0;[.A330];&quot;&quot;)">
            <text:p/>
          </table:table-cell>
          <table:table-cell table:style-name="ce16" table:formula="of:=IF([.$F331]&gt;0;[.B330];&quot;&quot;)">
            <text:p/>
          </table:table-cell>
          <table:table-cell table:style-name="ce16" table:formula="of:=IF([.$F331]&gt;0;[.C330];&quot;&quot;)">
            <text:p/>
          </table:table-cell>
          <table:table-cell table:style-name="ce16" table:formula="of:=IF([.$F331]&gt;0;[.D330]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32]&gt;0;[.A331];&quot;&quot;)">
            <text:p/>
          </table:table-cell>
          <table:table-cell table:style-name="ce16" table:formula="of:=IF([.$F332]&gt;0;[.B331];&quot;&quot;)">
            <text:p/>
          </table:table-cell>
          <table:table-cell table:style-name="ce16" table:formula="of:=IF([.$F332]&gt;0;[.C331];&quot;&quot;)">
            <text:p/>
          </table:table-cell>
          <table:table-cell table:style-name="ce16" table:formula="of:=IF([.$F332]&gt;0;[.D331]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33]&gt;0;[.A332];&quot;&quot;)">
            <text:p/>
          </table:table-cell>
          <table:table-cell table:style-name="ce16" table:formula="of:=IF([.$F333]&gt;0;[.B332];&quot;&quot;)">
            <text:p/>
          </table:table-cell>
          <table:table-cell table:style-name="ce16" table:formula="of:=IF([.$F333]&gt;0;[.C332];&quot;&quot;)">
            <text:p/>
          </table:table-cell>
          <table:table-cell table:style-name="ce16" table:formula="of:=IF([.$F333]&gt;0;[.D332]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34]&gt;0;[.A333];&quot;&quot;)">
            <text:p/>
          </table:table-cell>
          <table:table-cell table:style-name="ce16" table:formula="of:=IF([.$F334]&gt;0;[.B333];&quot;&quot;)">
            <text:p/>
          </table:table-cell>
          <table:table-cell table:style-name="ce16" table:formula="of:=IF([.$F334]&gt;0;[.C333];&quot;&quot;)">
            <text:p/>
          </table:table-cell>
          <table:table-cell table:style-name="ce16" table:formula="of:=IF([.$F334]&gt;0;[.D333]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35]&gt;0;[.A334];&quot;&quot;)">
            <text:p/>
          </table:table-cell>
          <table:table-cell table:style-name="ce16" table:formula="of:=IF([.$F335]&gt;0;[.B334];&quot;&quot;)">
            <text:p/>
          </table:table-cell>
          <table:table-cell table:style-name="ce16" table:formula="of:=IF([.$F335]&gt;0;[.C334];&quot;&quot;)">
            <text:p/>
          </table:table-cell>
          <table:table-cell table:style-name="ce16" table:formula="of:=IF([.$F335]&gt;0;[.D334]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36]&gt;0;[.A335];&quot;&quot;)">
            <text:p/>
          </table:table-cell>
          <table:table-cell table:style-name="ce16" table:formula="of:=IF([.$F336]&gt;0;[.B335];&quot;&quot;)">
            <text:p/>
          </table:table-cell>
          <table:table-cell table:style-name="ce16" table:formula="of:=IF([.$F336]&gt;0;[.C335];&quot;&quot;)">
            <text:p/>
          </table:table-cell>
          <table:table-cell table:style-name="ce16" table:formula="of:=IF([.$F336]&gt;0;[.D335]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37]&gt;0;[.A336];&quot;&quot;)">
            <text:p/>
          </table:table-cell>
          <table:table-cell table:style-name="ce16" table:formula="of:=IF([.$F337]&gt;0;[.B336];&quot;&quot;)">
            <text:p/>
          </table:table-cell>
          <table:table-cell table:style-name="ce16" table:formula="of:=IF([.$F337]&gt;0;[.C336];&quot;&quot;)">
            <text:p/>
          </table:table-cell>
          <table:table-cell table:style-name="ce16" table:formula="of:=IF([.$F337]&gt;0;[.D336]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38]&gt;0;[.A337];&quot;&quot;)">
            <text:p/>
          </table:table-cell>
          <table:table-cell table:style-name="ce16" table:formula="of:=IF([.$F338]&gt;0;[.B337];&quot;&quot;)">
            <text:p/>
          </table:table-cell>
          <table:table-cell table:style-name="ce16" table:formula="of:=IF([.$F338]&gt;0;[.C337];&quot;&quot;)">
            <text:p/>
          </table:table-cell>
          <table:table-cell table:style-name="ce16" table:formula="of:=IF([.$F338]&gt;0;[.D337]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39]&gt;0;[.A338];&quot;&quot;)">
            <text:p/>
          </table:table-cell>
          <table:table-cell table:style-name="ce16" table:formula="of:=IF([.$F339]&gt;0;[.B338];&quot;&quot;)">
            <text:p/>
          </table:table-cell>
          <table:table-cell table:style-name="ce16" table:formula="of:=IF([.$F339]&gt;0;[.C338];&quot;&quot;)">
            <text:p/>
          </table:table-cell>
          <table:table-cell table:style-name="ce16" table:formula="of:=IF([.$F339]&gt;0;[.D338];&quot;&quot;)">
            <text:p/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40]&gt;0;[.A339];&quot;&quot;)">
            <text:p/>
          </table:table-cell>
          <table:table-cell table:style-name="ce16" table:formula="of:=IF([.$F340]&gt;0;[.B339];&quot;&quot;)">
            <text:p/>
          </table:table-cell>
          <table:table-cell table:style-name="ce16" table:formula="of:=IF([.$F340]&gt;0;[.C339];&quot;&quot;)">
            <text:p/>
          </table:table-cell>
          <table:table-cell table:style-name="ce16" table:formula="of:=IF([.$F340]&gt;0;[.D339];&quot;&quot;)">
            <text:p/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41]&gt;0;[.A340];&quot;&quot;)">
            <text:p/>
          </table:table-cell>
          <table:table-cell table:style-name="ce16" table:formula="of:=IF([.$F341]&gt;0;[.B340];&quot;&quot;)">
            <text:p/>
          </table:table-cell>
          <table:table-cell table:style-name="ce16" table:formula="of:=IF([.$F341]&gt;0;[.C340];&quot;&quot;)">
            <text:p/>
          </table:table-cell>
          <table:table-cell table:style-name="ce16" table:formula="of:=IF([.$F341]&gt;0;[.D340];&quot;&quot;)">
            <text:p/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42]&gt;0;[.A341];&quot;&quot;)">
            <text:p/>
          </table:table-cell>
          <table:table-cell table:style-name="ce16" table:formula="of:=IF([.$F342]&gt;0;[.B341];&quot;&quot;)">
            <text:p/>
          </table:table-cell>
          <table:table-cell table:style-name="ce16" table:formula="of:=IF([.$F342]&gt;0;[.C341];&quot;&quot;)">
            <text:p/>
          </table:table-cell>
          <table:table-cell table:style-name="ce16" table:formula="of:=IF([.$F342]&gt;0;[.D341];&quot;&quot;)">
            <text:p/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43]&gt;0;[.A342];&quot;&quot;)">
            <text:p/>
          </table:table-cell>
          <table:table-cell table:style-name="ce16" table:formula="of:=IF([.$F343]&gt;0;[.B342];&quot;&quot;)">
            <text:p/>
          </table:table-cell>
          <table:table-cell table:style-name="ce16" table:formula="of:=IF([.$F343]&gt;0;[.C342];&quot;&quot;)">
            <text:p/>
          </table:table-cell>
          <table:table-cell table:style-name="ce16" table:formula="of:=IF([.$F343]&gt;0;[.D342];&quot;&quot;)">
            <text:p/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44]&gt;0;[.A343];&quot;&quot;)">
            <text:p/>
          </table:table-cell>
          <table:table-cell table:style-name="ce16" table:formula="of:=IF([.$F344]&gt;0;[.B343];&quot;&quot;)">
            <text:p/>
          </table:table-cell>
          <table:table-cell table:style-name="ce16" table:formula="of:=IF([.$F344]&gt;0;[.C343];&quot;&quot;)">
            <text:p/>
          </table:table-cell>
          <table:table-cell table:style-name="ce16" table:formula="of:=IF([.$F344]&gt;0;[.D343];&quot;&quot;)">
            <text:p/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45]&gt;0;[.A344];&quot;&quot;)">
            <text:p/>
          </table:table-cell>
          <table:table-cell table:style-name="ce16" table:formula="of:=IF([.$F345]&gt;0;[.B344];&quot;&quot;)">
            <text:p/>
          </table:table-cell>
          <table:table-cell table:style-name="ce16" table:formula="of:=IF([.$F345]&gt;0;[.C344];&quot;&quot;)">
            <text:p/>
          </table:table-cell>
          <table:table-cell table:style-name="ce16" table:formula="of:=IF([.$F345]&gt;0;[.D344];&quot;&quot;)">
            <text:p/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46]&gt;0;[.A345];&quot;&quot;)">
            <text:p/>
          </table:table-cell>
          <table:table-cell table:style-name="ce16" table:formula="of:=IF([.$F346]&gt;0;[.B345];&quot;&quot;)">
            <text:p/>
          </table:table-cell>
          <table:table-cell table:style-name="ce16" table:formula="of:=IF([.$F346]&gt;0;[.C345];&quot;&quot;)">
            <text:p/>
          </table:table-cell>
          <table:table-cell table:style-name="ce16" table:formula="of:=IF([.$F346]&gt;0;[.D345];&quot;&quot;)">
            <text:p/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47]&gt;0;[.A346];&quot;&quot;)">
            <text:p/>
          </table:table-cell>
          <table:table-cell table:style-name="ce16" table:formula="of:=IF([.$F347]&gt;0;[.B346];&quot;&quot;)">
            <text:p/>
          </table:table-cell>
          <table:table-cell table:style-name="ce16" table:formula="of:=IF([.$F347]&gt;0;[.C346];&quot;&quot;)">
            <text:p/>
          </table:table-cell>
          <table:table-cell table:style-name="ce16" table:formula="of:=IF([.$F347]&gt;0;[.D346];&quot;&quot;)">
            <text:p/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48]&gt;0;[.A347];&quot;&quot;)">
            <text:p/>
          </table:table-cell>
          <table:table-cell table:style-name="ce16" table:formula="of:=IF([.$F348]&gt;0;[.B347];&quot;&quot;)">
            <text:p/>
          </table:table-cell>
          <table:table-cell table:style-name="ce16" table:formula="of:=IF([.$F348]&gt;0;[.C347];&quot;&quot;)">
            <text:p/>
          </table:table-cell>
          <table:table-cell table:style-name="ce16" table:formula="of:=IF([.$F348]&gt;0;[.D347];&quot;&quot;)">
            <text:p/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49]&gt;0;[.A348];&quot;&quot;)">
            <text:p/>
          </table:table-cell>
          <table:table-cell table:style-name="ce16" table:formula="of:=IF([.$F349]&gt;0;[.B348];&quot;&quot;)">
            <text:p/>
          </table:table-cell>
          <table:table-cell table:style-name="ce16" table:formula="of:=IF([.$F349]&gt;0;[.C348];&quot;&quot;)">
            <text:p/>
          </table:table-cell>
          <table:table-cell table:style-name="ce16" table:formula="of:=IF([.$F349]&gt;0;[.D348];&quot;&quot;)">
            <text:p/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50]&gt;0;[.A349];&quot;&quot;)">
            <text:p/>
          </table:table-cell>
          <table:table-cell table:style-name="ce16" table:formula="of:=IF([.$F350]&gt;0;[.B349];&quot;&quot;)">
            <text:p/>
          </table:table-cell>
          <table:table-cell table:style-name="ce16" table:formula="of:=IF([.$F350]&gt;0;[.C349];&quot;&quot;)">
            <text:p/>
          </table:table-cell>
          <table:table-cell table:style-name="ce16" table:formula="of:=IF([.$F350]&gt;0;[.D349];&quot;&quot;)">
            <text:p/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7" table:number-columns-repeated="4"/>
          <table:table-cell table:style-name="ce20"/>
          <table:table-cell table:style-name="ce21" table:number-columns-repeated="12"/>
        </table:table-row>
        <table:table-row table:style-name="ro1">
          <table:table-cell table:style-name="ce15" office:value-type="string" calcext:value-type="string">
            <text:p>nc</text:p>
          </table:table-cell>
          <table:table-cell table:style-name="ce15"/>
          <table:table-cell table:style-name="ce15" office:value-type="string" calcext:value-type="string">
            <text:p>nc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53]&gt;0;[.A352];&quot;&quot;)">
            <text:p/>
          </table:table-cell>
          <table:table-cell table:style-name="ce16" table:formula="of:=IF([.$F353]&gt;0;[.B352];&quot;&quot;)">
            <text:p/>
          </table:table-cell>
          <table:table-cell table:style-name="ce16" table:formula="of:=IF([.$F353]&gt;0;[.C352];&quot;&quot;)">
            <text:p/>
          </table:table-cell>
          <table:table-cell table:style-name="ce16" table:formula="of:=IF([.$F353]&gt;0;[.D352];&quot;&quot;)"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54]&gt;0;[.A353];&quot;&quot;)">
            <text:p/>
          </table:table-cell>
          <table:table-cell table:style-name="ce16" table:formula="of:=IF([.$F354]&gt;0;[.B353];&quot;&quot;)">
            <text:p/>
          </table:table-cell>
          <table:table-cell table:style-name="ce16" table:formula="of:=IF([.$F354]&gt;0;[.C353];&quot;&quot;)">
            <text:p/>
          </table:table-cell>
          <table:table-cell table:style-name="ce16" table:formula="of:=IF([.$F354]&gt;0;[.D353]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55]&gt;0;[.A354];&quot;&quot;)">
            <text:p/>
          </table:table-cell>
          <table:table-cell table:style-name="ce16" table:formula="of:=IF([.$F355]&gt;0;[.B354];&quot;&quot;)">
            <text:p/>
          </table:table-cell>
          <table:table-cell table:style-name="ce16" table:formula="of:=IF([.$F355]&gt;0;[.C354];&quot;&quot;)">
            <text:p/>
          </table:table-cell>
          <table:table-cell table:style-name="ce16" table:formula="of:=IF([.$F355]&gt;0;[.D354]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56]&gt;0;[.A355];&quot;&quot;)">
            <text:p/>
          </table:table-cell>
          <table:table-cell table:style-name="ce16" table:formula="of:=IF([.$F356]&gt;0;[.B355];&quot;&quot;)">
            <text:p/>
          </table:table-cell>
          <table:table-cell table:style-name="ce16" table:formula="of:=IF([.$F356]&gt;0;[.C355];&quot;&quot;)">
            <text:p/>
          </table:table-cell>
          <table:table-cell table:style-name="ce16" table:formula="of:=IF([.$F356]&gt;0;[.D355]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57]&gt;0;[.A356];&quot;&quot;)">
            <text:p/>
          </table:table-cell>
          <table:table-cell table:style-name="ce16" table:formula="of:=IF([.$F357]&gt;0;[.B356];&quot;&quot;)">
            <text:p/>
          </table:table-cell>
          <table:table-cell table:style-name="ce16" table:formula="of:=IF([.$F357]&gt;0;[.C356];&quot;&quot;)">
            <text:p/>
          </table:table-cell>
          <table:table-cell table:style-name="ce16" table:formula="of:=IF([.$F357]&gt;0;[.D356]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58]&gt;0;[.A357];&quot;&quot;)">
            <text:p/>
          </table:table-cell>
          <table:table-cell table:style-name="ce16" table:formula="of:=IF([.$F358]&gt;0;[.B357];&quot;&quot;)">
            <text:p/>
          </table:table-cell>
          <table:table-cell table:style-name="ce16" table:formula="of:=IF([.$F358]&gt;0;[.C357];&quot;&quot;)">
            <text:p/>
          </table:table-cell>
          <table:table-cell table:style-name="ce16" table:formula="of:=IF([.$F358]&gt;0;[.D357]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59]&gt;0;[.A358];&quot;&quot;)">
            <text:p/>
          </table:table-cell>
          <table:table-cell table:style-name="ce16" table:formula="of:=IF([.$F359]&gt;0;[.B358];&quot;&quot;)">
            <text:p/>
          </table:table-cell>
          <table:table-cell table:style-name="ce16" table:formula="of:=IF([.$F359]&gt;0;[.C358];&quot;&quot;)">
            <text:p/>
          </table:table-cell>
          <table:table-cell table:style-name="ce16" table:formula="of:=IF([.$F359]&gt;0;[.D358]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60]&gt;0;[.A359];&quot;&quot;)">
            <text:p/>
          </table:table-cell>
          <table:table-cell table:style-name="ce16" table:formula="of:=IF([.$F360]&gt;0;[.B359];&quot;&quot;)">
            <text:p/>
          </table:table-cell>
          <table:table-cell table:style-name="ce16" table:formula="of:=IF([.$F360]&gt;0;[.C359];&quot;&quot;)">
            <text:p/>
          </table:table-cell>
          <table:table-cell table:style-name="ce16" table:formula="of:=IF([.$F360]&gt;0;[.D359]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61]&gt;0;[.A360];&quot;&quot;)">
            <text:p/>
          </table:table-cell>
          <table:table-cell table:style-name="ce16" table:formula="of:=IF([.$F361]&gt;0;[.B360];&quot;&quot;)">
            <text:p/>
          </table:table-cell>
          <table:table-cell table:style-name="ce16" table:formula="of:=IF([.$F361]&gt;0;[.C360];&quot;&quot;)">
            <text:p/>
          </table:table-cell>
          <table:table-cell table:style-name="ce16" table:formula="of:=IF([.$F361]&gt;0;[.D360]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62]&gt;0;[.A361];&quot;&quot;)">
            <text:p/>
          </table:table-cell>
          <table:table-cell table:style-name="ce16" table:formula="of:=IF([.$F362]&gt;0;[.B361];&quot;&quot;)">
            <text:p/>
          </table:table-cell>
          <table:table-cell table:style-name="ce16" table:formula="of:=IF([.$F362]&gt;0;[.C361];&quot;&quot;)">
            <text:p/>
          </table:table-cell>
          <table:table-cell table:style-name="ce16" table:formula="of:=IF([.$F362]&gt;0;[.D361]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63]&gt;0;[.A362];&quot;&quot;)">
            <text:p/>
          </table:table-cell>
          <table:table-cell table:style-name="ce16" table:formula="of:=IF([.$F363]&gt;0;[.B362];&quot;&quot;)">
            <text:p/>
          </table:table-cell>
          <table:table-cell table:style-name="ce16" table:formula="of:=IF([.$F363]&gt;0;[.C362];&quot;&quot;)">
            <text:p/>
          </table:table-cell>
          <table:table-cell table:style-name="ce16" table:formula="of:=IF([.$F363]&gt;0;[.D362]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64]&gt;0;[.A363];&quot;&quot;)">
            <text:p/>
          </table:table-cell>
          <table:table-cell table:style-name="ce16" table:formula="of:=IF([.$F364]&gt;0;[.B363];&quot;&quot;)">
            <text:p/>
          </table:table-cell>
          <table:table-cell table:style-name="ce16" table:formula="of:=IF([.$F364]&gt;0;[.C363];&quot;&quot;)">
            <text:p/>
          </table:table-cell>
          <table:table-cell table:style-name="ce16" table:formula="of:=IF([.$F364]&gt;0;[.D363];&quot;&quot;)">
            <text:p/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65]&gt;0;[.A364];&quot;&quot;)">
            <text:p/>
          </table:table-cell>
          <table:table-cell table:style-name="ce16" table:formula="of:=IF([.$F365]&gt;0;[.B364];&quot;&quot;)">
            <text:p/>
          </table:table-cell>
          <table:table-cell table:style-name="ce16" table:formula="of:=IF([.$F365]&gt;0;[.C364];&quot;&quot;)">
            <text:p/>
          </table:table-cell>
          <table:table-cell table:style-name="ce16" table:formula="of:=IF([.$F365]&gt;0;[.D364];&quot;&quot;)">
            <text:p/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66]&gt;0;[.A365];&quot;&quot;)">
            <text:p/>
          </table:table-cell>
          <table:table-cell table:style-name="ce16" table:formula="of:=IF([.$F366]&gt;0;[.B365];&quot;&quot;)">
            <text:p/>
          </table:table-cell>
          <table:table-cell table:style-name="ce16" table:formula="of:=IF([.$F366]&gt;0;[.C365];&quot;&quot;)">
            <text:p/>
          </table:table-cell>
          <table:table-cell table:style-name="ce16" table:formula="of:=IF([.$F366]&gt;0;[.D365];&quot;&quot;)">
            <text:p/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67]&gt;0;[.A366];&quot;&quot;)">
            <text:p/>
          </table:table-cell>
          <table:table-cell table:style-name="ce16" table:formula="of:=IF([.$F367]&gt;0;[.B366];&quot;&quot;)">
            <text:p/>
          </table:table-cell>
          <table:table-cell table:style-name="ce16" table:formula="of:=IF([.$F367]&gt;0;[.C366];&quot;&quot;)">
            <text:p/>
          </table:table-cell>
          <table:table-cell table:style-name="ce16" table:formula="of:=IF([.$F367]&gt;0;[.D366];&quot;&quot;)">
            <text:p/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68]&gt;0;[.A367];&quot;&quot;)">
            <text:p/>
          </table:table-cell>
          <table:table-cell table:style-name="ce16" table:formula="of:=IF([.$F368]&gt;0;[.B367];&quot;&quot;)">
            <text:p/>
          </table:table-cell>
          <table:table-cell table:style-name="ce16" table:formula="of:=IF([.$F368]&gt;0;[.C367];&quot;&quot;)">
            <text:p/>
          </table:table-cell>
          <table:table-cell table:style-name="ce16" table:formula="of:=IF([.$F368]&gt;0;[.D367];&quot;&quot;)">
            <text:p/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69]&gt;0;[.A368];&quot;&quot;)">
            <text:p/>
          </table:table-cell>
          <table:table-cell table:style-name="ce16" table:formula="of:=IF([.$F369]&gt;0;[.B368];&quot;&quot;)">
            <text:p/>
          </table:table-cell>
          <table:table-cell table:style-name="ce16" table:formula="of:=IF([.$F369]&gt;0;[.C368];&quot;&quot;)">
            <text:p/>
          </table:table-cell>
          <table:table-cell table:style-name="ce16" table:formula="of:=IF([.$F369]&gt;0;[.D368];&quot;&quot;)">
            <text:p/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70]&gt;0;[.A369];&quot;&quot;)">
            <text:p/>
          </table:table-cell>
          <table:table-cell table:style-name="ce16" table:formula="of:=IF([.$F370]&gt;0;[.B369];&quot;&quot;)">
            <text:p/>
          </table:table-cell>
          <table:table-cell table:style-name="ce16" table:formula="of:=IF([.$F370]&gt;0;[.C369];&quot;&quot;)">
            <text:p/>
          </table:table-cell>
          <table:table-cell table:style-name="ce16" table:formula="of:=IF([.$F370]&gt;0;[.D369];&quot;&quot;)">
            <text:p/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71]&gt;0;[.A370];&quot;&quot;)">
            <text:p/>
          </table:table-cell>
          <table:table-cell table:style-name="ce16" table:formula="of:=IF([.$F371]&gt;0;[.B370];&quot;&quot;)">
            <text:p/>
          </table:table-cell>
          <table:table-cell table:style-name="ce16" table:formula="of:=IF([.$F371]&gt;0;[.C370];&quot;&quot;)">
            <text:p/>
          </table:table-cell>
          <table:table-cell table:style-name="ce16" table:formula="of:=IF([.$F371]&gt;0;[.D370];&quot;&quot;)">
            <text:p/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72]&gt;0;[.A371];&quot;&quot;)">
            <text:p/>
          </table:table-cell>
          <table:table-cell table:style-name="ce16" table:formula="of:=IF([.$F372]&gt;0;[.B371];&quot;&quot;)">
            <text:p/>
          </table:table-cell>
          <table:table-cell table:style-name="ce16" table:formula="of:=IF([.$F372]&gt;0;[.C371];&quot;&quot;)">
            <text:p/>
          </table:table-cell>
          <table:table-cell table:style-name="ce16" table:formula="of:=IF([.$F372]&gt;0;[.D371];&quot;&quot;)">
            <text:p/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73]&gt;0;[.A372];&quot;&quot;)">
            <text:p/>
          </table:table-cell>
          <table:table-cell table:style-name="ce16" table:formula="of:=IF([.$F373]&gt;0;[.B372];&quot;&quot;)">
            <text:p/>
          </table:table-cell>
          <table:table-cell table:style-name="ce16" table:formula="of:=IF([.$F373]&gt;0;[.C372];&quot;&quot;)">
            <text:p/>
          </table:table-cell>
          <table:table-cell table:style-name="ce16" table:formula="of:=IF([.$F373]&gt;0;[.D372];&quot;&quot;)">
            <text:p/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74]&gt;0;[.A373];&quot;&quot;)">
            <text:p/>
          </table:table-cell>
          <table:table-cell table:style-name="ce16" table:formula="of:=IF([.$F374]&gt;0;[.B373];&quot;&quot;)">
            <text:p/>
          </table:table-cell>
          <table:table-cell table:style-name="ce16" table:formula="of:=IF([.$F374]&gt;0;[.C373];&quot;&quot;)">
            <text:p/>
          </table:table-cell>
          <table:table-cell table:style-name="ce16" table:formula="of:=IF([.$F374]&gt;0;[.D373];&quot;&quot;)">
            <text:p/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75]&gt;0;[.A374];&quot;&quot;)">
            <text:p/>
          </table:table-cell>
          <table:table-cell table:style-name="ce16" table:formula="of:=IF([.$F375]&gt;0;[.B374];&quot;&quot;)">
            <text:p/>
          </table:table-cell>
          <table:table-cell table:style-name="ce16" table:formula="of:=IF([.$F375]&gt;0;[.C374];&quot;&quot;)">
            <text:p/>
          </table:table-cell>
          <table:table-cell table:style-name="ce16" table:formula="of:=IF([.$F375]&gt;0;[.D374];&quot;&quot;)">
            <text:p/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7" table:number-columns-repeated="4"/>
          <table:table-cell table:style-name="ce20"/>
          <table:table-cell table:style-name="ce21" table:number-columns-repeated="12"/>
        </table:table-row>
        <table:table-row table:style-name="ro1">
          <table:table-cell table:style-name="ce15" office:value-type="string" calcext:value-type="string">
            <text:p>nc</text:p>
          </table:table-cell>
          <table:table-cell table:style-name="ce15"/>
          <table:table-cell table:style-name="ce15" office:value-type="string" calcext:value-type="string">
            <text:p>nc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78]&gt;0;[.A377];&quot;&quot;)">
            <text:p/>
          </table:table-cell>
          <table:table-cell table:style-name="ce16" table:formula="of:=IF([.$F378]&gt;0;[.B377];&quot;&quot;)">
            <text:p/>
          </table:table-cell>
          <table:table-cell table:style-name="ce16" table:formula="of:=IF([.$F378]&gt;0;[.C377];&quot;&quot;)">
            <text:p/>
          </table:table-cell>
          <table:table-cell table:style-name="ce16" table:formula="of:=IF([.$F378]&gt;0;[.D377];&quot;&quot;)"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79]&gt;0;[.A378];&quot;&quot;)">
            <text:p/>
          </table:table-cell>
          <table:table-cell table:style-name="ce16" table:formula="of:=IF([.$F379]&gt;0;[.B378];&quot;&quot;)">
            <text:p/>
          </table:table-cell>
          <table:table-cell table:style-name="ce16" table:formula="of:=IF([.$F379]&gt;0;[.C378];&quot;&quot;)">
            <text:p/>
          </table:table-cell>
          <table:table-cell table:style-name="ce16" table:formula="of:=IF([.$F379]&gt;0;[.D378]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80]&gt;0;[.A379];&quot;&quot;)">
            <text:p/>
          </table:table-cell>
          <table:table-cell table:style-name="ce16" table:formula="of:=IF([.$F380]&gt;0;[.B379];&quot;&quot;)">
            <text:p/>
          </table:table-cell>
          <table:table-cell table:style-name="ce16" table:formula="of:=IF([.$F380]&gt;0;[.C379];&quot;&quot;)">
            <text:p/>
          </table:table-cell>
          <table:table-cell table:style-name="ce16" table:formula="of:=IF([.$F380]&gt;0;[.D379]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81]&gt;0;[.A380];&quot;&quot;)">
            <text:p/>
          </table:table-cell>
          <table:table-cell table:style-name="ce16" table:formula="of:=IF([.$F381]&gt;0;[.B380];&quot;&quot;)">
            <text:p/>
          </table:table-cell>
          <table:table-cell table:style-name="ce16" table:formula="of:=IF([.$F381]&gt;0;[.C380];&quot;&quot;)">
            <text:p/>
          </table:table-cell>
          <table:table-cell table:style-name="ce16" table:formula="of:=IF([.$F381]&gt;0;[.D380]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82]&gt;0;[.A381];&quot;&quot;)">
            <text:p/>
          </table:table-cell>
          <table:table-cell table:style-name="ce16" table:formula="of:=IF([.$F382]&gt;0;[.B381];&quot;&quot;)">
            <text:p/>
          </table:table-cell>
          <table:table-cell table:style-name="ce16" table:formula="of:=IF([.$F382]&gt;0;[.C381];&quot;&quot;)">
            <text:p/>
          </table:table-cell>
          <table:table-cell table:style-name="ce16" table:formula="of:=IF([.$F382]&gt;0;[.D381]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83]&gt;0;[.A382];&quot;&quot;)">
            <text:p/>
          </table:table-cell>
          <table:table-cell table:style-name="ce16" table:formula="of:=IF([.$F383]&gt;0;[.B382];&quot;&quot;)">
            <text:p/>
          </table:table-cell>
          <table:table-cell table:style-name="ce16" table:formula="of:=IF([.$F383]&gt;0;[.C382];&quot;&quot;)">
            <text:p/>
          </table:table-cell>
          <table:table-cell table:style-name="ce16" table:formula="of:=IF([.$F383]&gt;0;[.D382]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84]&gt;0;[.A383];&quot;&quot;)">
            <text:p/>
          </table:table-cell>
          <table:table-cell table:style-name="ce16" table:formula="of:=IF([.$F384]&gt;0;[.B383];&quot;&quot;)">
            <text:p/>
          </table:table-cell>
          <table:table-cell table:style-name="ce16" table:formula="of:=IF([.$F384]&gt;0;[.C383];&quot;&quot;)">
            <text:p/>
          </table:table-cell>
          <table:table-cell table:style-name="ce16" table:formula="of:=IF([.$F384]&gt;0;[.D383]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85]&gt;0;[.A384];&quot;&quot;)">
            <text:p/>
          </table:table-cell>
          <table:table-cell table:style-name="ce16" table:formula="of:=IF([.$F385]&gt;0;[.B384];&quot;&quot;)">
            <text:p/>
          </table:table-cell>
          <table:table-cell table:style-name="ce16" table:formula="of:=IF([.$F385]&gt;0;[.C384];&quot;&quot;)">
            <text:p/>
          </table:table-cell>
          <table:table-cell table:style-name="ce16" table:formula="of:=IF([.$F385]&gt;0;[.D384]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86]&gt;0;[.A385];&quot;&quot;)">
            <text:p/>
          </table:table-cell>
          <table:table-cell table:style-name="ce16" table:formula="of:=IF([.$F386]&gt;0;[.B385];&quot;&quot;)">
            <text:p/>
          </table:table-cell>
          <table:table-cell table:style-name="ce16" table:formula="of:=IF([.$F386]&gt;0;[.C385];&quot;&quot;)">
            <text:p/>
          </table:table-cell>
          <table:table-cell table:style-name="ce16" table:formula="of:=IF([.$F386]&gt;0;[.D385]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87]&gt;0;[.A386];&quot;&quot;)">
            <text:p/>
          </table:table-cell>
          <table:table-cell table:style-name="ce16" table:formula="of:=IF([.$F387]&gt;0;[.B386];&quot;&quot;)">
            <text:p/>
          </table:table-cell>
          <table:table-cell table:style-name="ce16" table:formula="of:=IF([.$F387]&gt;0;[.C386];&quot;&quot;)">
            <text:p/>
          </table:table-cell>
          <table:table-cell table:style-name="ce16" table:formula="of:=IF([.$F387]&gt;0;[.D386]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88]&gt;0;[.A387];&quot;&quot;)">
            <text:p/>
          </table:table-cell>
          <table:table-cell table:style-name="ce16" table:formula="of:=IF([.$F388]&gt;0;[.B387];&quot;&quot;)">
            <text:p/>
          </table:table-cell>
          <table:table-cell table:style-name="ce16" table:formula="of:=IF([.$F388]&gt;0;[.C387];&quot;&quot;)">
            <text:p/>
          </table:table-cell>
          <table:table-cell table:style-name="ce16" table:formula="of:=IF([.$F388]&gt;0;[.D387]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89]&gt;0;[.A388];&quot;&quot;)">
            <text:p/>
          </table:table-cell>
          <table:table-cell table:style-name="ce16" table:formula="of:=IF([.$F389]&gt;0;[.B388];&quot;&quot;)">
            <text:p/>
          </table:table-cell>
          <table:table-cell table:style-name="ce16" table:formula="of:=IF([.$F389]&gt;0;[.C388];&quot;&quot;)">
            <text:p/>
          </table:table-cell>
          <table:table-cell table:style-name="ce16" table:formula="of:=IF([.$F389]&gt;0;[.D388];&quot;&quot;)">
            <text:p/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90]&gt;0;[.A389];&quot;&quot;)">
            <text:p/>
          </table:table-cell>
          <table:table-cell table:style-name="ce16" table:formula="of:=IF([.$F390]&gt;0;[.B389];&quot;&quot;)">
            <text:p/>
          </table:table-cell>
          <table:table-cell table:style-name="ce16" table:formula="of:=IF([.$F390]&gt;0;[.C389];&quot;&quot;)">
            <text:p/>
          </table:table-cell>
          <table:table-cell table:style-name="ce16" table:formula="of:=IF([.$F390]&gt;0;[.D389];&quot;&quot;)">
            <text:p/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91]&gt;0;[.A390];&quot;&quot;)">
            <text:p/>
          </table:table-cell>
          <table:table-cell table:style-name="ce16" table:formula="of:=IF([.$F391]&gt;0;[.B390];&quot;&quot;)">
            <text:p/>
          </table:table-cell>
          <table:table-cell table:style-name="ce16" table:formula="of:=IF([.$F391]&gt;0;[.C390];&quot;&quot;)">
            <text:p/>
          </table:table-cell>
          <table:table-cell table:style-name="ce16" table:formula="of:=IF([.$F391]&gt;0;[.D390];&quot;&quot;)">
            <text:p/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92]&gt;0;[.A391];&quot;&quot;)">
            <text:p/>
          </table:table-cell>
          <table:table-cell table:style-name="ce16" table:formula="of:=IF([.$F392]&gt;0;[.B391];&quot;&quot;)">
            <text:p/>
          </table:table-cell>
          <table:table-cell table:style-name="ce16" table:formula="of:=IF([.$F392]&gt;0;[.C391];&quot;&quot;)">
            <text:p/>
          </table:table-cell>
          <table:table-cell table:style-name="ce16" table:formula="of:=IF([.$F392]&gt;0;[.D391];&quot;&quot;)">
            <text:p/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93]&gt;0;[.A392];&quot;&quot;)">
            <text:p/>
          </table:table-cell>
          <table:table-cell table:style-name="ce16" table:formula="of:=IF([.$F393]&gt;0;[.B392];&quot;&quot;)">
            <text:p/>
          </table:table-cell>
          <table:table-cell table:style-name="ce16" table:formula="of:=IF([.$F393]&gt;0;[.C392];&quot;&quot;)">
            <text:p/>
          </table:table-cell>
          <table:table-cell table:style-name="ce16" table:formula="of:=IF([.$F393]&gt;0;[.D392];&quot;&quot;)">
            <text:p/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94]&gt;0;[.A393];&quot;&quot;)">
            <text:p/>
          </table:table-cell>
          <table:table-cell table:style-name="ce16" table:formula="of:=IF([.$F394]&gt;0;[.B393];&quot;&quot;)">
            <text:p/>
          </table:table-cell>
          <table:table-cell table:style-name="ce16" table:formula="of:=IF([.$F394]&gt;0;[.C393];&quot;&quot;)">
            <text:p/>
          </table:table-cell>
          <table:table-cell table:style-name="ce16" table:formula="of:=IF([.$F394]&gt;0;[.D393];&quot;&quot;)">
            <text:p/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95]&gt;0;[.A394];&quot;&quot;)">
            <text:p/>
          </table:table-cell>
          <table:table-cell table:style-name="ce16" table:formula="of:=IF([.$F395]&gt;0;[.B394];&quot;&quot;)">
            <text:p/>
          </table:table-cell>
          <table:table-cell table:style-name="ce16" table:formula="of:=IF([.$F395]&gt;0;[.C394];&quot;&quot;)">
            <text:p/>
          </table:table-cell>
          <table:table-cell table:style-name="ce16" table:formula="of:=IF([.$F395]&gt;0;[.D394];&quot;&quot;)">
            <text:p/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96]&gt;0;[.A395];&quot;&quot;)">
            <text:p/>
          </table:table-cell>
          <table:table-cell table:style-name="ce16" table:formula="of:=IF([.$F396]&gt;0;[.B395];&quot;&quot;)">
            <text:p/>
          </table:table-cell>
          <table:table-cell table:style-name="ce16" table:formula="of:=IF([.$F396]&gt;0;[.C395];&quot;&quot;)">
            <text:p/>
          </table:table-cell>
          <table:table-cell table:style-name="ce16" table:formula="of:=IF([.$F396]&gt;0;[.D395];&quot;&quot;)">
            <text:p/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97]&gt;0;[.A396];&quot;&quot;)">
            <text:p/>
          </table:table-cell>
          <table:table-cell table:style-name="ce16" table:formula="of:=IF([.$F397]&gt;0;[.B396];&quot;&quot;)">
            <text:p/>
          </table:table-cell>
          <table:table-cell table:style-name="ce16" table:formula="of:=IF([.$F397]&gt;0;[.C396];&quot;&quot;)">
            <text:p/>
          </table:table-cell>
          <table:table-cell table:style-name="ce16" table:formula="of:=IF([.$F397]&gt;0;[.D396];&quot;&quot;)">
            <text:p/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98]&gt;0;[.A397];&quot;&quot;)">
            <text:p/>
          </table:table-cell>
          <table:table-cell table:style-name="ce16" table:formula="of:=IF([.$F398]&gt;0;[.B397];&quot;&quot;)">
            <text:p/>
          </table:table-cell>
          <table:table-cell table:style-name="ce16" table:formula="of:=IF([.$F398]&gt;0;[.C397];&quot;&quot;)">
            <text:p/>
          </table:table-cell>
          <table:table-cell table:style-name="ce16" table:formula="of:=IF([.$F398]&gt;0;[.D397];&quot;&quot;)">
            <text:p/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399]&gt;0;[.A398];&quot;&quot;)">
            <text:p/>
          </table:table-cell>
          <table:table-cell table:style-name="ce16" table:formula="of:=IF([.$F399]&gt;0;[.B398];&quot;&quot;)">
            <text:p/>
          </table:table-cell>
          <table:table-cell table:style-name="ce16" table:formula="of:=IF([.$F399]&gt;0;[.C398];&quot;&quot;)">
            <text:p/>
          </table:table-cell>
          <table:table-cell table:style-name="ce16" table:formula="of:=IF([.$F399]&gt;0;[.D398];&quot;&quot;)">
            <text:p/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00]&gt;0;[.A399];&quot;&quot;)">
            <text:p/>
          </table:table-cell>
          <table:table-cell table:style-name="ce16" table:formula="of:=IF([.$F400]&gt;0;[.B399];&quot;&quot;)">
            <text:p/>
          </table:table-cell>
          <table:table-cell table:style-name="ce16" table:formula="of:=IF([.$F400]&gt;0;[.C399];&quot;&quot;)">
            <text:p/>
          </table:table-cell>
          <table:table-cell table:style-name="ce16" table:formula="of:=IF([.$F400]&gt;0;[.D399];&quot;&quot;)">
            <text:p/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7" table:number-columns-repeated="4"/>
          <table:table-cell table:style-name="ce20"/>
          <table:table-cell table:style-name="ce21" table:number-columns-repeated="12"/>
        </table:table-row>
        <table:table-row table:style-name="ro1">
          <table:table-cell table:style-name="ce15" office:value-type="string" calcext:value-type="string">
            <text:p>nc</text:p>
          </table:table-cell>
          <table:table-cell table:style-name="ce15"/>
          <table:table-cell table:style-name="ce15" office:value-type="string" calcext:value-type="string">
            <text:p>nc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03]&gt;0;[.A402];&quot;&quot;)">
            <text:p/>
          </table:table-cell>
          <table:table-cell table:style-name="ce16" table:formula="of:=IF([.$F403]&gt;0;[.B402];&quot;&quot;)">
            <text:p/>
          </table:table-cell>
          <table:table-cell table:style-name="ce16" table:formula="of:=IF([.$F403]&gt;0;[.C402];&quot;&quot;)">
            <text:p/>
          </table:table-cell>
          <table:table-cell table:style-name="ce16" table:formula="of:=IF([.$F403]&gt;0;[.D402];&quot;&quot;)"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04]&gt;0;[.A403];&quot;&quot;)">
            <text:p/>
          </table:table-cell>
          <table:table-cell table:style-name="ce16" table:formula="of:=IF([.$F404]&gt;0;[.B403];&quot;&quot;)">
            <text:p/>
          </table:table-cell>
          <table:table-cell table:style-name="ce16" table:formula="of:=IF([.$F404]&gt;0;[.C403];&quot;&quot;)">
            <text:p/>
          </table:table-cell>
          <table:table-cell table:style-name="ce16" table:formula="of:=IF([.$F404]&gt;0;[.D403]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05]&gt;0;[.A404];&quot;&quot;)">
            <text:p/>
          </table:table-cell>
          <table:table-cell table:style-name="ce16" table:formula="of:=IF([.$F405]&gt;0;[.B404];&quot;&quot;)">
            <text:p/>
          </table:table-cell>
          <table:table-cell table:style-name="ce16" table:formula="of:=IF([.$F405]&gt;0;[.C404];&quot;&quot;)">
            <text:p/>
          </table:table-cell>
          <table:table-cell table:style-name="ce16" table:formula="of:=IF([.$F405]&gt;0;[.D404]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06]&gt;0;[.A405];&quot;&quot;)">
            <text:p/>
          </table:table-cell>
          <table:table-cell table:style-name="ce16" table:formula="of:=IF([.$F406]&gt;0;[.B405];&quot;&quot;)">
            <text:p/>
          </table:table-cell>
          <table:table-cell table:style-name="ce16" table:formula="of:=IF([.$F406]&gt;0;[.C405];&quot;&quot;)">
            <text:p/>
          </table:table-cell>
          <table:table-cell table:style-name="ce16" table:formula="of:=IF([.$F406]&gt;0;[.D405]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07]&gt;0;[.A406];&quot;&quot;)">
            <text:p/>
          </table:table-cell>
          <table:table-cell table:style-name="ce16" table:formula="of:=IF([.$F407]&gt;0;[.B406];&quot;&quot;)">
            <text:p/>
          </table:table-cell>
          <table:table-cell table:style-name="ce16" table:formula="of:=IF([.$F407]&gt;0;[.C406];&quot;&quot;)">
            <text:p/>
          </table:table-cell>
          <table:table-cell table:style-name="ce16" table:formula="of:=IF([.$F407]&gt;0;[.D406]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08]&gt;0;[.A407];&quot;&quot;)">
            <text:p/>
          </table:table-cell>
          <table:table-cell table:style-name="ce16" table:formula="of:=IF([.$F408]&gt;0;[.B407];&quot;&quot;)">
            <text:p/>
          </table:table-cell>
          <table:table-cell table:style-name="ce16" table:formula="of:=IF([.$F408]&gt;0;[.C407];&quot;&quot;)">
            <text:p/>
          </table:table-cell>
          <table:table-cell table:style-name="ce16" table:formula="of:=IF([.$F408]&gt;0;[.D407]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09]&gt;0;[.A408];&quot;&quot;)">
            <text:p/>
          </table:table-cell>
          <table:table-cell table:style-name="ce16" table:formula="of:=IF([.$F409]&gt;0;[.B408];&quot;&quot;)">
            <text:p/>
          </table:table-cell>
          <table:table-cell table:style-name="ce16" table:formula="of:=IF([.$F409]&gt;0;[.C408];&quot;&quot;)">
            <text:p/>
          </table:table-cell>
          <table:table-cell table:style-name="ce16" table:formula="of:=IF([.$F409]&gt;0;[.D408]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10]&gt;0;[.A409];&quot;&quot;)">
            <text:p/>
          </table:table-cell>
          <table:table-cell table:style-name="ce16" table:formula="of:=IF([.$F410]&gt;0;[.B409];&quot;&quot;)">
            <text:p/>
          </table:table-cell>
          <table:table-cell table:style-name="ce16" table:formula="of:=IF([.$F410]&gt;0;[.C409];&quot;&quot;)">
            <text:p/>
          </table:table-cell>
          <table:table-cell table:style-name="ce16" table:formula="of:=IF([.$F410]&gt;0;[.D409]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11]&gt;0;[.A410];&quot;&quot;)">
            <text:p/>
          </table:table-cell>
          <table:table-cell table:style-name="ce16" table:formula="of:=IF([.$F411]&gt;0;[.B410];&quot;&quot;)">
            <text:p/>
          </table:table-cell>
          <table:table-cell table:style-name="ce16" table:formula="of:=IF([.$F411]&gt;0;[.C410];&quot;&quot;)">
            <text:p/>
          </table:table-cell>
          <table:table-cell table:style-name="ce16" table:formula="of:=IF([.$F411]&gt;0;[.D410]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12]&gt;0;[.A411];&quot;&quot;)">
            <text:p/>
          </table:table-cell>
          <table:table-cell table:style-name="ce16" table:formula="of:=IF([.$F412]&gt;0;[.B411];&quot;&quot;)">
            <text:p/>
          </table:table-cell>
          <table:table-cell table:style-name="ce16" table:formula="of:=IF([.$F412]&gt;0;[.C411];&quot;&quot;)">
            <text:p/>
          </table:table-cell>
          <table:table-cell table:style-name="ce16" table:formula="of:=IF([.$F412]&gt;0;[.D411]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13]&gt;0;[.A412];&quot;&quot;)">
            <text:p/>
          </table:table-cell>
          <table:table-cell table:style-name="ce16" table:formula="of:=IF([.$F413]&gt;0;[.B412];&quot;&quot;)">
            <text:p/>
          </table:table-cell>
          <table:table-cell table:style-name="ce16" table:formula="of:=IF([.$F413]&gt;0;[.C412];&quot;&quot;)">
            <text:p/>
          </table:table-cell>
          <table:table-cell table:style-name="ce16" table:formula="of:=IF([.$F413]&gt;0;[.D412]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14]&gt;0;[.A413];&quot;&quot;)">
            <text:p/>
          </table:table-cell>
          <table:table-cell table:style-name="ce16" table:formula="of:=IF([.$F414]&gt;0;[.B413];&quot;&quot;)">
            <text:p/>
          </table:table-cell>
          <table:table-cell table:style-name="ce16" table:formula="of:=IF([.$F414]&gt;0;[.C413];&quot;&quot;)">
            <text:p/>
          </table:table-cell>
          <table:table-cell table:style-name="ce16" table:formula="of:=IF([.$F414]&gt;0;[.D413];&quot;&quot;)">
            <text:p/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15]&gt;0;[.A414];&quot;&quot;)">
            <text:p/>
          </table:table-cell>
          <table:table-cell table:style-name="ce16" table:formula="of:=IF([.$F415]&gt;0;[.B414];&quot;&quot;)">
            <text:p/>
          </table:table-cell>
          <table:table-cell table:style-name="ce16" table:formula="of:=IF([.$F415]&gt;0;[.C414];&quot;&quot;)">
            <text:p/>
          </table:table-cell>
          <table:table-cell table:style-name="ce16" table:formula="of:=IF([.$F415]&gt;0;[.D414];&quot;&quot;)">
            <text:p/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16]&gt;0;[.A415];&quot;&quot;)">
            <text:p/>
          </table:table-cell>
          <table:table-cell table:style-name="ce16" table:formula="of:=IF([.$F416]&gt;0;[.B415];&quot;&quot;)">
            <text:p/>
          </table:table-cell>
          <table:table-cell table:style-name="ce16" table:formula="of:=IF([.$F416]&gt;0;[.C415];&quot;&quot;)">
            <text:p/>
          </table:table-cell>
          <table:table-cell table:style-name="ce16" table:formula="of:=IF([.$F416]&gt;0;[.D415];&quot;&quot;)">
            <text:p/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17]&gt;0;[.A416];&quot;&quot;)">
            <text:p/>
          </table:table-cell>
          <table:table-cell table:style-name="ce16" table:formula="of:=IF([.$F417]&gt;0;[.B416];&quot;&quot;)">
            <text:p/>
          </table:table-cell>
          <table:table-cell table:style-name="ce16" table:formula="of:=IF([.$F417]&gt;0;[.C416];&quot;&quot;)">
            <text:p/>
          </table:table-cell>
          <table:table-cell table:style-name="ce16" table:formula="of:=IF([.$F417]&gt;0;[.D416];&quot;&quot;)">
            <text:p/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18]&gt;0;[.A417];&quot;&quot;)">
            <text:p/>
          </table:table-cell>
          <table:table-cell table:style-name="ce16" table:formula="of:=IF([.$F418]&gt;0;[.B417];&quot;&quot;)">
            <text:p/>
          </table:table-cell>
          <table:table-cell table:style-name="ce16" table:formula="of:=IF([.$F418]&gt;0;[.C417];&quot;&quot;)">
            <text:p/>
          </table:table-cell>
          <table:table-cell table:style-name="ce16" table:formula="of:=IF([.$F418]&gt;0;[.D417];&quot;&quot;)">
            <text:p/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19]&gt;0;[.A418];&quot;&quot;)">
            <text:p/>
          </table:table-cell>
          <table:table-cell table:style-name="ce16" table:formula="of:=IF([.$F419]&gt;0;[.B418];&quot;&quot;)">
            <text:p/>
          </table:table-cell>
          <table:table-cell table:style-name="ce16" table:formula="of:=IF([.$F419]&gt;0;[.C418];&quot;&quot;)">
            <text:p/>
          </table:table-cell>
          <table:table-cell table:style-name="ce16" table:formula="of:=IF([.$F419]&gt;0;[.D418];&quot;&quot;)">
            <text:p/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20]&gt;0;[.A419];&quot;&quot;)">
            <text:p/>
          </table:table-cell>
          <table:table-cell table:style-name="ce16" table:formula="of:=IF([.$F420]&gt;0;[.B419];&quot;&quot;)">
            <text:p/>
          </table:table-cell>
          <table:table-cell table:style-name="ce16" table:formula="of:=IF([.$F420]&gt;0;[.C419];&quot;&quot;)">
            <text:p/>
          </table:table-cell>
          <table:table-cell table:style-name="ce16" table:formula="of:=IF([.$F420]&gt;0;[.D419];&quot;&quot;)">
            <text:p/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21]&gt;0;[.A420];&quot;&quot;)">
            <text:p/>
          </table:table-cell>
          <table:table-cell table:style-name="ce16" table:formula="of:=IF([.$F421]&gt;0;[.B420];&quot;&quot;)">
            <text:p/>
          </table:table-cell>
          <table:table-cell table:style-name="ce16" table:formula="of:=IF([.$F421]&gt;0;[.C420];&quot;&quot;)">
            <text:p/>
          </table:table-cell>
          <table:table-cell table:style-name="ce16" table:formula="of:=IF([.$F421]&gt;0;[.D420];&quot;&quot;)">
            <text:p/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22]&gt;0;[.A421];&quot;&quot;)">
            <text:p/>
          </table:table-cell>
          <table:table-cell table:style-name="ce16" table:formula="of:=IF([.$F422]&gt;0;[.B421];&quot;&quot;)">
            <text:p/>
          </table:table-cell>
          <table:table-cell table:style-name="ce16" table:formula="of:=IF([.$F422]&gt;0;[.C421];&quot;&quot;)">
            <text:p/>
          </table:table-cell>
          <table:table-cell table:style-name="ce16" table:formula="of:=IF([.$F422]&gt;0;[.D421];&quot;&quot;)">
            <text:p/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23]&gt;0;[.A422];&quot;&quot;)">
            <text:p/>
          </table:table-cell>
          <table:table-cell table:style-name="ce16" table:formula="of:=IF([.$F423]&gt;0;[.B422];&quot;&quot;)">
            <text:p/>
          </table:table-cell>
          <table:table-cell table:style-name="ce16" table:formula="of:=IF([.$F423]&gt;0;[.C422];&quot;&quot;)">
            <text:p/>
          </table:table-cell>
          <table:table-cell table:style-name="ce16" table:formula="of:=IF([.$F423]&gt;0;[.D422];&quot;&quot;)">
            <text:p/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24]&gt;0;[.A423];&quot;&quot;)">
            <text:p/>
          </table:table-cell>
          <table:table-cell table:style-name="ce16" table:formula="of:=IF([.$F424]&gt;0;[.B423];&quot;&quot;)">
            <text:p/>
          </table:table-cell>
          <table:table-cell table:style-name="ce16" table:formula="of:=IF([.$F424]&gt;0;[.C423];&quot;&quot;)">
            <text:p/>
          </table:table-cell>
          <table:table-cell table:style-name="ce16" table:formula="of:=IF([.$F424]&gt;0;[.D423];&quot;&quot;)">
            <text:p/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25]&gt;0;[.A424];&quot;&quot;)">
            <text:p/>
          </table:table-cell>
          <table:table-cell table:style-name="ce16" table:formula="of:=IF([.$F425]&gt;0;[.B424];&quot;&quot;)">
            <text:p/>
          </table:table-cell>
          <table:table-cell table:style-name="ce16" table:formula="of:=IF([.$F425]&gt;0;[.C424];&quot;&quot;)">
            <text:p/>
          </table:table-cell>
          <table:table-cell table:style-name="ce16" table:formula="of:=IF([.$F425]&gt;0;[.D424];&quot;&quot;)">
            <text:p/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7" table:number-columns-repeated="4"/>
          <table:table-cell table:style-name="ce20"/>
          <table:table-cell table:style-name="ce21" table:number-columns-repeated="12"/>
        </table:table-row>
        <table:table-row table:style-name="ro1">
          <table:table-cell table:style-name="ce15" office:value-type="string" calcext:value-type="string">
            <text:p>nc</text:p>
          </table:table-cell>
          <table:table-cell table:style-name="ce15"/>
          <table:table-cell table:style-name="ce15" office:value-type="string" calcext:value-type="string">
            <text:p>nc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28]&gt;0;[.A427];&quot;&quot;)">
            <text:p/>
          </table:table-cell>
          <table:table-cell table:style-name="ce16" table:formula="of:=IF([.$F428]&gt;0;[.B427];&quot;&quot;)">
            <text:p/>
          </table:table-cell>
          <table:table-cell table:style-name="ce16" table:formula="of:=IF([.$F428]&gt;0;[.C427];&quot;&quot;)">
            <text:p/>
          </table:table-cell>
          <table:table-cell table:style-name="ce16" table:formula="of:=IF([.$F428]&gt;0;[.D427];&quot;&quot;)"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29]&gt;0;[.A428];&quot;&quot;)">
            <text:p/>
          </table:table-cell>
          <table:table-cell table:style-name="ce16" table:formula="of:=IF([.$F429]&gt;0;[.B428];&quot;&quot;)">
            <text:p/>
          </table:table-cell>
          <table:table-cell table:style-name="ce16" table:formula="of:=IF([.$F429]&gt;0;[.C428];&quot;&quot;)">
            <text:p/>
          </table:table-cell>
          <table:table-cell table:style-name="ce16" table:formula="of:=IF([.$F429]&gt;0;[.D428]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30]&gt;0;[.A429];&quot;&quot;)">
            <text:p/>
          </table:table-cell>
          <table:table-cell table:style-name="ce16" table:formula="of:=IF([.$F430]&gt;0;[.B429];&quot;&quot;)">
            <text:p/>
          </table:table-cell>
          <table:table-cell table:style-name="ce16" table:formula="of:=IF([.$F430]&gt;0;[.C429];&quot;&quot;)">
            <text:p/>
          </table:table-cell>
          <table:table-cell table:style-name="ce16" table:formula="of:=IF([.$F430]&gt;0;[.D429]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31]&gt;0;[.A430];&quot;&quot;)">
            <text:p/>
          </table:table-cell>
          <table:table-cell table:style-name="ce16" table:formula="of:=IF([.$F431]&gt;0;[.B430];&quot;&quot;)">
            <text:p/>
          </table:table-cell>
          <table:table-cell table:style-name="ce16" table:formula="of:=IF([.$F431]&gt;0;[.C430];&quot;&quot;)">
            <text:p/>
          </table:table-cell>
          <table:table-cell table:style-name="ce16" table:formula="of:=IF([.$F431]&gt;0;[.D430]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32]&gt;0;[.A431];&quot;&quot;)">
            <text:p/>
          </table:table-cell>
          <table:table-cell table:style-name="ce16" table:formula="of:=IF([.$F432]&gt;0;[.B431];&quot;&quot;)">
            <text:p/>
          </table:table-cell>
          <table:table-cell table:style-name="ce16" table:formula="of:=IF([.$F432]&gt;0;[.C431];&quot;&quot;)">
            <text:p/>
          </table:table-cell>
          <table:table-cell table:style-name="ce16" table:formula="of:=IF([.$F432]&gt;0;[.D431]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33]&gt;0;[.A432];&quot;&quot;)">
            <text:p/>
          </table:table-cell>
          <table:table-cell table:style-name="ce16" table:formula="of:=IF([.$F433]&gt;0;[.B432];&quot;&quot;)">
            <text:p/>
          </table:table-cell>
          <table:table-cell table:style-name="ce16" table:formula="of:=IF([.$F433]&gt;0;[.C432];&quot;&quot;)">
            <text:p/>
          </table:table-cell>
          <table:table-cell table:style-name="ce16" table:formula="of:=IF([.$F433]&gt;0;[.D432]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34]&gt;0;[.A433];&quot;&quot;)">
            <text:p/>
          </table:table-cell>
          <table:table-cell table:style-name="ce16" table:formula="of:=IF([.$F434]&gt;0;[.B433];&quot;&quot;)">
            <text:p/>
          </table:table-cell>
          <table:table-cell table:style-name="ce16" table:formula="of:=IF([.$F434]&gt;0;[.C433];&quot;&quot;)">
            <text:p/>
          </table:table-cell>
          <table:table-cell table:style-name="ce16" table:formula="of:=IF([.$F434]&gt;0;[.D433]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35]&gt;0;[.A434];&quot;&quot;)">
            <text:p/>
          </table:table-cell>
          <table:table-cell table:style-name="ce16" table:formula="of:=IF([.$F435]&gt;0;[.B434];&quot;&quot;)">
            <text:p/>
          </table:table-cell>
          <table:table-cell table:style-name="ce16" table:formula="of:=IF([.$F435]&gt;0;[.C434];&quot;&quot;)">
            <text:p/>
          </table:table-cell>
          <table:table-cell table:style-name="ce16" table:formula="of:=IF([.$F435]&gt;0;[.D434]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36]&gt;0;[.A435];&quot;&quot;)">
            <text:p/>
          </table:table-cell>
          <table:table-cell table:style-name="ce16" table:formula="of:=IF([.$F436]&gt;0;[.B435];&quot;&quot;)">
            <text:p/>
          </table:table-cell>
          <table:table-cell table:style-name="ce16" table:formula="of:=IF([.$F436]&gt;0;[.C435];&quot;&quot;)">
            <text:p/>
          </table:table-cell>
          <table:table-cell table:style-name="ce16" table:formula="of:=IF([.$F436]&gt;0;[.D435]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37]&gt;0;[.A436];&quot;&quot;)">
            <text:p/>
          </table:table-cell>
          <table:table-cell table:style-name="ce16" table:formula="of:=IF([.$F437]&gt;0;[.B436];&quot;&quot;)">
            <text:p/>
          </table:table-cell>
          <table:table-cell table:style-name="ce16" table:formula="of:=IF([.$F437]&gt;0;[.C436];&quot;&quot;)">
            <text:p/>
          </table:table-cell>
          <table:table-cell table:style-name="ce16" table:formula="of:=IF([.$F437]&gt;0;[.D436]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38]&gt;0;[.A437];&quot;&quot;)">
            <text:p/>
          </table:table-cell>
          <table:table-cell table:style-name="ce16" table:formula="of:=IF([.$F438]&gt;0;[.B437];&quot;&quot;)">
            <text:p/>
          </table:table-cell>
          <table:table-cell table:style-name="ce16" table:formula="of:=IF([.$F438]&gt;0;[.C437];&quot;&quot;)">
            <text:p/>
          </table:table-cell>
          <table:table-cell table:style-name="ce16" table:formula="of:=IF([.$F438]&gt;0;[.D437]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39]&gt;0;[.A438];&quot;&quot;)">
            <text:p/>
          </table:table-cell>
          <table:table-cell table:style-name="ce16" table:formula="of:=IF([.$F439]&gt;0;[.B438];&quot;&quot;)">
            <text:p/>
          </table:table-cell>
          <table:table-cell table:style-name="ce16" table:formula="of:=IF([.$F439]&gt;0;[.C438];&quot;&quot;)">
            <text:p/>
          </table:table-cell>
          <table:table-cell table:style-name="ce16" table:formula="of:=IF([.$F439]&gt;0;[.D438];&quot;&quot;)">
            <text:p/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40]&gt;0;[.A439];&quot;&quot;)">
            <text:p/>
          </table:table-cell>
          <table:table-cell table:style-name="ce16" table:formula="of:=IF([.$F440]&gt;0;[.B439];&quot;&quot;)">
            <text:p/>
          </table:table-cell>
          <table:table-cell table:style-name="ce16" table:formula="of:=IF([.$F440]&gt;0;[.C439];&quot;&quot;)">
            <text:p/>
          </table:table-cell>
          <table:table-cell table:style-name="ce16" table:formula="of:=IF([.$F440]&gt;0;[.D439];&quot;&quot;)">
            <text:p/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41]&gt;0;[.A440];&quot;&quot;)">
            <text:p/>
          </table:table-cell>
          <table:table-cell table:style-name="ce16" table:formula="of:=IF([.$F441]&gt;0;[.B440];&quot;&quot;)">
            <text:p/>
          </table:table-cell>
          <table:table-cell table:style-name="ce16" table:formula="of:=IF([.$F441]&gt;0;[.C440];&quot;&quot;)">
            <text:p/>
          </table:table-cell>
          <table:table-cell table:style-name="ce16" table:formula="of:=IF([.$F441]&gt;0;[.D440];&quot;&quot;)">
            <text:p/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42]&gt;0;[.A441];&quot;&quot;)">
            <text:p/>
          </table:table-cell>
          <table:table-cell table:style-name="ce16" table:formula="of:=IF([.$F442]&gt;0;[.B441];&quot;&quot;)">
            <text:p/>
          </table:table-cell>
          <table:table-cell table:style-name="ce16" table:formula="of:=IF([.$F442]&gt;0;[.C441];&quot;&quot;)">
            <text:p/>
          </table:table-cell>
          <table:table-cell table:style-name="ce16" table:formula="of:=IF([.$F442]&gt;0;[.D441];&quot;&quot;)">
            <text:p/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43]&gt;0;[.A442];&quot;&quot;)">
            <text:p/>
          </table:table-cell>
          <table:table-cell table:style-name="ce16" table:formula="of:=IF([.$F443]&gt;0;[.B442];&quot;&quot;)">
            <text:p/>
          </table:table-cell>
          <table:table-cell table:style-name="ce16" table:formula="of:=IF([.$F443]&gt;0;[.C442];&quot;&quot;)">
            <text:p/>
          </table:table-cell>
          <table:table-cell table:style-name="ce16" table:formula="of:=IF([.$F443]&gt;0;[.D442];&quot;&quot;)">
            <text:p/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44]&gt;0;[.A443];&quot;&quot;)">
            <text:p/>
          </table:table-cell>
          <table:table-cell table:style-name="ce16" table:formula="of:=IF([.$F444]&gt;0;[.B443];&quot;&quot;)">
            <text:p/>
          </table:table-cell>
          <table:table-cell table:style-name="ce16" table:formula="of:=IF([.$F444]&gt;0;[.C443];&quot;&quot;)">
            <text:p/>
          </table:table-cell>
          <table:table-cell table:style-name="ce16" table:formula="of:=IF([.$F444]&gt;0;[.D443];&quot;&quot;)">
            <text:p/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45]&gt;0;[.A444];&quot;&quot;)">
            <text:p/>
          </table:table-cell>
          <table:table-cell table:style-name="ce16" table:formula="of:=IF([.$F445]&gt;0;[.B444];&quot;&quot;)">
            <text:p/>
          </table:table-cell>
          <table:table-cell table:style-name="ce16" table:formula="of:=IF([.$F445]&gt;0;[.C444];&quot;&quot;)">
            <text:p/>
          </table:table-cell>
          <table:table-cell table:style-name="ce16" table:formula="of:=IF([.$F445]&gt;0;[.D444];&quot;&quot;)">
            <text:p/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46]&gt;0;[.A445];&quot;&quot;)">
            <text:p/>
          </table:table-cell>
          <table:table-cell table:style-name="ce16" table:formula="of:=IF([.$F446]&gt;0;[.B445];&quot;&quot;)">
            <text:p/>
          </table:table-cell>
          <table:table-cell table:style-name="ce16" table:formula="of:=IF([.$F446]&gt;0;[.C445];&quot;&quot;)">
            <text:p/>
          </table:table-cell>
          <table:table-cell table:style-name="ce16" table:formula="of:=IF([.$F446]&gt;0;[.D445];&quot;&quot;)">
            <text:p/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47]&gt;0;[.A446];&quot;&quot;)">
            <text:p/>
          </table:table-cell>
          <table:table-cell table:style-name="ce16" table:formula="of:=IF([.$F447]&gt;0;[.B446];&quot;&quot;)">
            <text:p/>
          </table:table-cell>
          <table:table-cell table:style-name="ce16" table:formula="of:=IF([.$F447]&gt;0;[.C446];&quot;&quot;)">
            <text:p/>
          </table:table-cell>
          <table:table-cell table:style-name="ce16" table:formula="of:=IF([.$F447]&gt;0;[.D446];&quot;&quot;)">
            <text:p/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48]&gt;0;[.A447];&quot;&quot;)">
            <text:p/>
          </table:table-cell>
          <table:table-cell table:style-name="ce16" table:formula="of:=IF([.$F448]&gt;0;[.B447];&quot;&quot;)">
            <text:p/>
          </table:table-cell>
          <table:table-cell table:style-name="ce16" table:formula="of:=IF([.$F448]&gt;0;[.C447];&quot;&quot;)">
            <text:p/>
          </table:table-cell>
          <table:table-cell table:style-name="ce16" table:formula="of:=IF([.$F448]&gt;0;[.D447];&quot;&quot;)">
            <text:p/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49]&gt;0;[.A448];&quot;&quot;)">
            <text:p/>
          </table:table-cell>
          <table:table-cell table:style-name="ce16" table:formula="of:=IF([.$F449]&gt;0;[.B448];&quot;&quot;)">
            <text:p/>
          </table:table-cell>
          <table:table-cell table:style-name="ce16" table:formula="of:=IF([.$F449]&gt;0;[.C448];&quot;&quot;)">
            <text:p/>
          </table:table-cell>
          <table:table-cell table:style-name="ce16" table:formula="of:=IF([.$F449]&gt;0;[.D448];&quot;&quot;)">
            <text:p/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50]&gt;0;[.A449];&quot;&quot;)">
            <text:p/>
          </table:table-cell>
          <table:table-cell table:style-name="ce16" table:formula="of:=IF([.$F450]&gt;0;[.B449];&quot;&quot;)">
            <text:p/>
          </table:table-cell>
          <table:table-cell table:style-name="ce16" table:formula="of:=IF([.$F450]&gt;0;[.C449];&quot;&quot;)">
            <text:p/>
          </table:table-cell>
          <table:table-cell table:style-name="ce16" table:formula="of:=IF([.$F450]&gt;0;[.D449];&quot;&quot;)">
            <text:p/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7" table:number-columns-repeated="4"/>
          <table:table-cell table:style-name="ce20"/>
          <table:table-cell table:style-name="ce21" table:number-columns-repeated="12"/>
        </table:table-row>
        <table:table-row table:style-name="ro1">
          <table:table-cell table:style-name="ce15" office:value-type="string" calcext:value-type="string">
            <text:p>nc</text:p>
          </table:table-cell>
          <table:table-cell table:style-name="ce15"/>
          <table:table-cell table:style-name="ce15" office:value-type="string" calcext:value-type="string">
            <text:p>nc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53]&gt;0;[.A452];&quot;&quot;)">
            <text:p/>
          </table:table-cell>
          <table:table-cell table:style-name="ce16" table:formula="of:=IF([.$F453]&gt;0;[.B452];&quot;&quot;)">
            <text:p/>
          </table:table-cell>
          <table:table-cell table:style-name="ce16" table:formula="of:=IF([.$F453]&gt;0;[.C452];&quot;&quot;)">
            <text:p/>
          </table:table-cell>
          <table:table-cell table:style-name="ce16" table:formula="of:=IF([.$F453]&gt;0;[.D452];&quot;&quot;)"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54]&gt;0;[.A453];&quot;&quot;)">
            <text:p/>
          </table:table-cell>
          <table:table-cell table:style-name="ce16" table:formula="of:=IF([.$F454]&gt;0;[.B453];&quot;&quot;)">
            <text:p/>
          </table:table-cell>
          <table:table-cell table:style-name="ce16" table:formula="of:=IF([.$F454]&gt;0;[.C453];&quot;&quot;)">
            <text:p/>
          </table:table-cell>
          <table:table-cell table:style-name="ce16" table:formula="of:=IF([.$F454]&gt;0;[.D453]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55]&gt;0;[.A454];&quot;&quot;)">
            <text:p/>
          </table:table-cell>
          <table:table-cell table:style-name="ce16" table:formula="of:=IF([.$F455]&gt;0;[.B454];&quot;&quot;)">
            <text:p/>
          </table:table-cell>
          <table:table-cell table:style-name="ce16" table:formula="of:=IF([.$F455]&gt;0;[.C454];&quot;&quot;)">
            <text:p/>
          </table:table-cell>
          <table:table-cell table:style-name="ce16" table:formula="of:=IF([.$F455]&gt;0;[.D454]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56]&gt;0;[.A455];&quot;&quot;)">
            <text:p/>
          </table:table-cell>
          <table:table-cell table:style-name="ce16" table:formula="of:=IF([.$F456]&gt;0;[.B455];&quot;&quot;)">
            <text:p/>
          </table:table-cell>
          <table:table-cell table:style-name="ce16" table:formula="of:=IF([.$F456]&gt;0;[.C455];&quot;&quot;)">
            <text:p/>
          </table:table-cell>
          <table:table-cell table:style-name="ce16" table:formula="of:=IF([.$F456]&gt;0;[.D455]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57]&gt;0;[.A456];&quot;&quot;)">
            <text:p/>
          </table:table-cell>
          <table:table-cell table:style-name="ce16" table:formula="of:=IF([.$F457]&gt;0;[.B456];&quot;&quot;)">
            <text:p/>
          </table:table-cell>
          <table:table-cell table:style-name="ce16" table:formula="of:=IF([.$F457]&gt;0;[.C456];&quot;&quot;)">
            <text:p/>
          </table:table-cell>
          <table:table-cell table:style-name="ce16" table:formula="of:=IF([.$F457]&gt;0;[.D456]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58]&gt;0;[.A457];&quot;&quot;)">
            <text:p/>
          </table:table-cell>
          <table:table-cell table:style-name="ce16" table:formula="of:=IF([.$F458]&gt;0;[.B457];&quot;&quot;)">
            <text:p/>
          </table:table-cell>
          <table:table-cell table:style-name="ce16" table:formula="of:=IF([.$F458]&gt;0;[.C457];&quot;&quot;)">
            <text:p/>
          </table:table-cell>
          <table:table-cell table:style-name="ce16" table:formula="of:=IF([.$F458]&gt;0;[.D457]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59]&gt;0;[.A458];&quot;&quot;)">
            <text:p/>
          </table:table-cell>
          <table:table-cell table:style-name="ce16" table:formula="of:=IF([.$F459]&gt;0;[.B458];&quot;&quot;)">
            <text:p/>
          </table:table-cell>
          <table:table-cell table:style-name="ce16" table:formula="of:=IF([.$F459]&gt;0;[.C458];&quot;&quot;)">
            <text:p/>
          </table:table-cell>
          <table:table-cell table:style-name="ce16" table:formula="of:=IF([.$F459]&gt;0;[.D458]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60]&gt;0;[.A459];&quot;&quot;)">
            <text:p/>
          </table:table-cell>
          <table:table-cell table:style-name="ce16" table:formula="of:=IF([.$F460]&gt;0;[.B459];&quot;&quot;)">
            <text:p/>
          </table:table-cell>
          <table:table-cell table:style-name="ce16" table:formula="of:=IF([.$F460]&gt;0;[.C459];&quot;&quot;)">
            <text:p/>
          </table:table-cell>
          <table:table-cell table:style-name="ce16" table:formula="of:=IF([.$F460]&gt;0;[.D459]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61]&gt;0;[.A460];&quot;&quot;)">
            <text:p/>
          </table:table-cell>
          <table:table-cell table:style-name="ce16" table:formula="of:=IF([.$F461]&gt;0;[.B460];&quot;&quot;)">
            <text:p/>
          </table:table-cell>
          <table:table-cell table:style-name="ce16" table:formula="of:=IF([.$F461]&gt;0;[.C460];&quot;&quot;)">
            <text:p/>
          </table:table-cell>
          <table:table-cell table:style-name="ce16" table:formula="of:=IF([.$F461]&gt;0;[.D460]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62]&gt;0;[.A461];&quot;&quot;)">
            <text:p/>
          </table:table-cell>
          <table:table-cell table:style-name="ce16" table:formula="of:=IF([.$F462]&gt;0;[.B461];&quot;&quot;)">
            <text:p/>
          </table:table-cell>
          <table:table-cell table:style-name="ce16" table:formula="of:=IF([.$F462]&gt;0;[.C461];&quot;&quot;)">
            <text:p/>
          </table:table-cell>
          <table:table-cell table:style-name="ce16" table:formula="of:=IF([.$F462]&gt;0;[.D461]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63]&gt;0;[.A462];&quot;&quot;)">
            <text:p/>
          </table:table-cell>
          <table:table-cell table:style-name="ce16" table:formula="of:=IF([.$F463]&gt;0;[.B462];&quot;&quot;)">
            <text:p/>
          </table:table-cell>
          <table:table-cell table:style-name="ce16" table:formula="of:=IF([.$F463]&gt;0;[.C462];&quot;&quot;)">
            <text:p/>
          </table:table-cell>
          <table:table-cell table:style-name="ce16" table:formula="of:=IF([.$F463]&gt;0;[.D462]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64]&gt;0;[.A463];&quot;&quot;)">
            <text:p/>
          </table:table-cell>
          <table:table-cell table:style-name="ce16" table:formula="of:=IF([.$F464]&gt;0;[.B463];&quot;&quot;)">
            <text:p/>
          </table:table-cell>
          <table:table-cell table:style-name="ce16" table:formula="of:=IF([.$F464]&gt;0;[.C463];&quot;&quot;)">
            <text:p/>
          </table:table-cell>
          <table:table-cell table:style-name="ce16" table:formula="of:=IF([.$F464]&gt;0;[.D463];&quot;&quot;)">
            <text:p/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65]&gt;0;[.A464];&quot;&quot;)">
            <text:p/>
          </table:table-cell>
          <table:table-cell table:style-name="ce16" table:formula="of:=IF([.$F465]&gt;0;[.B464];&quot;&quot;)">
            <text:p/>
          </table:table-cell>
          <table:table-cell table:style-name="ce16" table:formula="of:=IF([.$F465]&gt;0;[.C464];&quot;&quot;)">
            <text:p/>
          </table:table-cell>
          <table:table-cell table:style-name="ce16" table:formula="of:=IF([.$F465]&gt;0;[.D464];&quot;&quot;)">
            <text:p/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66]&gt;0;[.A465];&quot;&quot;)">
            <text:p/>
          </table:table-cell>
          <table:table-cell table:style-name="ce16" table:formula="of:=IF([.$F466]&gt;0;[.B465];&quot;&quot;)">
            <text:p/>
          </table:table-cell>
          <table:table-cell table:style-name="ce16" table:formula="of:=IF([.$F466]&gt;0;[.C465];&quot;&quot;)">
            <text:p/>
          </table:table-cell>
          <table:table-cell table:style-name="ce16" table:formula="of:=IF([.$F466]&gt;0;[.D465];&quot;&quot;)">
            <text:p/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67]&gt;0;[.A466];&quot;&quot;)">
            <text:p/>
          </table:table-cell>
          <table:table-cell table:style-name="ce16" table:formula="of:=IF([.$F467]&gt;0;[.B466];&quot;&quot;)">
            <text:p/>
          </table:table-cell>
          <table:table-cell table:style-name="ce16" table:formula="of:=IF([.$F467]&gt;0;[.C466];&quot;&quot;)">
            <text:p/>
          </table:table-cell>
          <table:table-cell table:style-name="ce16" table:formula="of:=IF([.$F467]&gt;0;[.D466];&quot;&quot;)">
            <text:p/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68]&gt;0;[.A467];&quot;&quot;)">
            <text:p/>
          </table:table-cell>
          <table:table-cell table:style-name="ce16" table:formula="of:=IF([.$F468]&gt;0;[.B467];&quot;&quot;)">
            <text:p/>
          </table:table-cell>
          <table:table-cell table:style-name="ce16" table:formula="of:=IF([.$F468]&gt;0;[.C467];&quot;&quot;)">
            <text:p/>
          </table:table-cell>
          <table:table-cell table:style-name="ce16" table:formula="of:=IF([.$F468]&gt;0;[.D467];&quot;&quot;)">
            <text:p/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69]&gt;0;[.A468];&quot;&quot;)">
            <text:p/>
          </table:table-cell>
          <table:table-cell table:style-name="ce16" table:formula="of:=IF([.$F469]&gt;0;[.B468];&quot;&quot;)">
            <text:p/>
          </table:table-cell>
          <table:table-cell table:style-name="ce16" table:formula="of:=IF([.$F469]&gt;0;[.C468];&quot;&quot;)">
            <text:p/>
          </table:table-cell>
          <table:table-cell table:style-name="ce16" table:formula="of:=IF([.$F469]&gt;0;[.D468];&quot;&quot;)">
            <text:p/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70]&gt;0;[.A469];&quot;&quot;)">
            <text:p/>
          </table:table-cell>
          <table:table-cell table:style-name="ce16" table:formula="of:=IF([.$F470]&gt;0;[.B469];&quot;&quot;)">
            <text:p/>
          </table:table-cell>
          <table:table-cell table:style-name="ce16" table:formula="of:=IF([.$F470]&gt;0;[.C469];&quot;&quot;)">
            <text:p/>
          </table:table-cell>
          <table:table-cell table:style-name="ce16" table:formula="of:=IF([.$F470]&gt;0;[.D469];&quot;&quot;)">
            <text:p/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71]&gt;0;[.A470];&quot;&quot;)">
            <text:p/>
          </table:table-cell>
          <table:table-cell table:style-name="ce16" table:formula="of:=IF([.$F471]&gt;0;[.B470];&quot;&quot;)">
            <text:p/>
          </table:table-cell>
          <table:table-cell table:style-name="ce16" table:formula="of:=IF([.$F471]&gt;0;[.C470];&quot;&quot;)">
            <text:p/>
          </table:table-cell>
          <table:table-cell table:style-name="ce16" table:formula="of:=IF([.$F471]&gt;0;[.D470];&quot;&quot;)">
            <text:p/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72]&gt;0;[.A471];&quot;&quot;)">
            <text:p/>
          </table:table-cell>
          <table:table-cell table:style-name="ce16" table:formula="of:=IF([.$F472]&gt;0;[.B471];&quot;&quot;)">
            <text:p/>
          </table:table-cell>
          <table:table-cell table:style-name="ce16" table:formula="of:=IF([.$F472]&gt;0;[.C471];&quot;&quot;)">
            <text:p/>
          </table:table-cell>
          <table:table-cell table:style-name="ce16" table:formula="of:=IF([.$F472]&gt;0;[.D471];&quot;&quot;)">
            <text:p/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73]&gt;0;[.A472];&quot;&quot;)">
            <text:p/>
          </table:table-cell>
          <table:table-cell table:style-name="ce16" table:formula="of:=IF([.$F473]&gt;0;[.B472];&quot;&quot;)">
            <text:p/>
          </table:table-cell>
          <table:table-cell table:style-name="ce16" table:formula="of:=IF([.$F473]&gt;0;[.C472];&quot;&quot;)">
            <text:p/>
          </table:table-cell>
          <table:table-cell table:style-name="ce16" table:formula="of:=IF([.$F473]&gt;0;[.D472];&quot;&quot;)">
            <text:p/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74]&gt;0;[.A473];&quot;&quot;)">
            <text:p/>
          </table:table-cell>
          <table:table-cell table:style-name="ce16" table:formula="of:=IF([.$F474]&gt;0;[.B473];&quot;&quot;)">
            <text:p/>
          </table:table-cell>
          <table:table-cell table:style-name="ce16" table:formula="of:=IF([.$F474]&gt;0;[.C473];&quot;&quot;)">
            <text:p/>
          </table:table-cell>
          <table:table-cell table:style-name="ce16" table:formula="of:=IF([.$F474]&gt;0;[.D473];&quot;&quot;)">
            <text:p/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75]&gt;0;[.A474];&quot;&quot;)">
            <text:p/>
          </table:table-cell>
          <table:table-cell table:style-name="ce16" table:formula="of:=IF([.$F475]&gt;0;[.B474];&quot;&quot;)">
            <text:p/>
          </table:table-cell>
          <table:table-cell table:style-name="ce16" table:formula="of:=IF([.$F475]&gt;0;[.C474];&quot;&quot;)">
            <text:p/>
          </table:table-cell>
          <table:table-cell table:style-name="ce16" table:formula="of:=IF([.$F475]&gt;0;[.D474];&quot;&quot;)">
            <text:p/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7" table:number-columns-repeated="4"/>
          <table:table-cell table:style-name="ce20"/>
          <table:table-cell table:style-name="ce21" table:number-columns-repeated="12"/>
        </table:table-row>
        <table:table-row table:style-name="ro1">
          <table:table-cell table:style-name="ce15" office:value-type="string" calcext:value-type="string">
            <text:p>nc</text:p>
          </table:table-cell>
          <table:table-cell table:style-name="ce15"/>
          <table:table-cell table:style-name="ce15" office:value-type="string" calcext:value-type="string">
            <text:p>nc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78]&gt;0;[.A477];&quot;&quot;)">
            <text:p/>
          </table:table-cell>
          <table:table-cell table:style-name="ce16" table:formula="of:=IF([.$F478]&gt;0;[.B477];&quot;&quot;)">
            <text:p/>
          </table:table-cell>
          <table:table-cell table:style-name="ce16" table:formula="of:=IF([.$F478]&gt;0;[.C477];&quot;&quot;)">
            <text:p/>
          </table:table-cell>
          <table:table-cell table:style-name="ce16" table:formula="of:=IF([.$F478]&gt;0;[.D477];&quot;&quot;)"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79]&gt;0;[.A478];&quot;&quot;)">
            <text:p/>
          </table:table-cell>
          <table:table-cell table:style-name="ce16" table:formula="of:=IF([.$F479]&gt;0;[.B478];&quot;&quot;)">
            <text:p/>
          </table:table-cell>
          <table:table-cell table:style-name="ce16" table:formula="of:=IF([.$F479]&gt;0;[.C478];&quot;&quot;)">
            <text:p/>
          </table:table-cell>
          <table:table-cell table:style-name="ce16" table:formula="of:=IF([.$F479]&gt;0;[.D478]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80]&gt;0;[.A479];&quot;&quot;)">
            <text:p/>
          </table:table-cell>
          <table:table-cell table:style-name="ce16" table:formula="of:=IF([.$F480]&gt;0;[.B479];&quot;&quot;)">
            <text:p/>
          </table:table-cell>
          <table:table-cell table:style-name="ce16" table:formula="of:=IF([.$F480]&gt;0;[.C479];&quot;&quot;)">
            <text:p/>
          </table:table-cell>
          <table:table-cell table:style-name="ce16" table:formula="of:=IF([.$F480]&gt;0;[.D479]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81]&gt;0;[.A480];&quot;&quot;)">
            <text:p/>
          </table:table-cell>
          <table:table-cell table:style-name="ce16" table:formula="of:=IF([.$F481]&gt;0;[.B480];&quot;&quot;)">
            <text:p/>
          </table:table-cell>
          <table:table-cell table:style-name="ce16" table:formula="of:=IF([.$F481]&gt;0;[.C480];&quot;&quot;)">
            <text:p/>
          </table:table-cell>
          <table:table-cell table:style-name="ce16" table:formula="of:=IF([.$F481]&gt;0;[.D480]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82]&gt;0;[.A481];&quot;&quot;)">
            <text:p/>
          </table:table-cell>
          <table:table-cell table:style-name="ce16" table:formula="of:=IF([.$F482]&gt;0;[.B481];&quot;&quot;)">
            <text:p/>
          </table:table-cell>
          <table:table-cell table:style-name="ce16" table:formula="of:=IF([.$F482]&gt;0;[.C481];&quot;&quot;)">
            <text:p/>
          </table:table-cell>
          <table:table-cell table:style-name="ce16" table:formula="of:=IF([.$F482]&gt;0;[.D481]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83]&gt;0;[.A482];&quot;&quot;)">
            <text:p/>
          </table:table-cell>
          <table:table-cell table:style-name="ce16" table:formula="of:=IF([.$F483]&gt;0;[.B482];&quot;&quot;)">
            <text:p/>
          </table:table-cell>
          <table:table-cell table:style-name="ce16" table:formula="of:=IF([.$F483]&gt;0;[.C482];&quot;&quot;)">
            <text:p/>
          </table:table-cell>
          <table:table-cell table:style-name="ce16" table:formula="of:=IF([.$F483]&gt;0;[.D482]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84]&gt;0;[.A483];&quot;&quot;)">
            <text:p/>
          </table:table-cell>
          <table:table-cell table:style-name="ce16" table:formula="of:=IF([.$F484]&gt;0;[.B483];&quot;&quot;)">
            <text:p/>
          </table:table-cell>
          <table:table-cell table:style-name="ce16" table:formula="of:=IF([.$F484]&gt;0;[.C483];&quot;&quot;)">
            <text:p/>
          </table:table-cell>
          <table:table-cell table:style-name="ce16" table:formula="of:=IF([.$F484]&gt;0;[.D483]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85]&gt;0;[.A484];&quot;&quot;)">
            <text:p/>
          </table:table-cell>
          <table:table-cell table:style-name="ce16" table:formula="of:=IF([.$F485]&gt;0;[.B484];&quot;&quot;)">
            <text:p/>
          </table:table-cell>
          <table:table-cell table:style-name="ce16" table:formula="of:=IF([.$F485]&gt;0;[.C484];&quot;&quot;)">
            <text:p/>
          </table:table-cell>
          <table:table-cell table:style-name="ce16" table:formula="of:=IF([.$F485]&gt;0;[.D484]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86]&gt;0;[.A485];&quot;&quot;)">
            <text:p/>
          </table:table-cell>
          <table:table-cell table:style-name="ce16" table:formula="of:=IF([.$F486]&gt;0;[.B485];&quot;&quot;)">
            <text:p/>
          </table:table-cell>
          <table:table-cell table:style-name="ce16" table:formula="of:=IF([.$F486]&gt;0;[.C485];&quot;&quot;)">
            <text:p/>
          </table:table-cell>
          <table:table-cell table:style-name="ce16" table:formula="of:=IF([.$F486]&gt;0;[.D485]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87]&gt;0;[.A486];&quot;&quot;)">
            <text:p/>
          </table:table-cell>
          <table:table-cell table:style-name="ce16" table:formula="of:=IF([.$F487]&gt;0;[.B486];&quot;&quot;)">
            <text:p/>
          </table:table-cell>
          <table:table-cell table:style-name="ce16" table:formula="of:=IF([.$F487]&gt;0;[.C486];&quot;&quot;)">
            <text:p/>
          </table:table-cell>
          <table:table-cell table:style-name="ce16" table:formula="of:=IF([.$F487]&gt;0;[.D486]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88]&gt;0;[.A487];&quot;&quot;)">
            <text:p/>
          </table:table-cell>
          <table:table-cell table:style-name="ce16" table:formula="of:=IF([.$F488]&gt;0;[.B487];&quot;&quot;)">
            <text:p/>
          </table:table-cell>
          <table:table-cell table:style-name="ce16" table:formula="of:=IF([.$F488]&gt;0;[.C487];&quot;&quot;)">
            <text:p/>
          </table:table-cell>
          <table:table-cell table:style-name="ce16" table:formula="of:=IF([.$F488]&gt;0;[.D487]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89]&gt;0;[.A488];&quot;&quot;)">
            <text:p/>
          </table:table-cell>
          <table:table-cell table:style-name="ce16" table:formula="of:=IF([.$F489]&gt;0;[.B488];&quot;&quot;)">
            <text:p/>
          </table:table-cell>
          <table:table-cell table:style-name="ce16" table:formula="of:=IF([.$F489]&gt;0;[.C488];&quot;&quot;)">
            <text:p/>
          </table:table-cell>
          <table:table-cell table:style-name="ce16" table:formula="of:=IF([.$F489]&gt;0;[.D488];&quot;&quot;)">
            <text:p/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90]&gt;0;[.A489];&quot;&quot;)">
            <text:p/>
          </table:table-cell>
          <table:table-cell table:style-name="ce16" table:formula="of:=IF([.$F490]&gt;0;[.B489];&quot;&quot;)">
            <text:p/>
          </table:table-cell>
          <table:table-cell table:style-name="ce16" table:formula="of:=IF([.$F490]&gt;0;[.C489];&quot;&quot;)">
            <text:p/>
          </table:table-cell>
          <table:table-cell table:style-name="ce16" table:formula="of:=IF([.$F490]&gt;0;[.D489];&quot;&quot;)">
            <text:p/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91]&gt;0;[.A490];&quot;&quot;)">
            <text:p/>
          </table:table-cell>
          <table:table-cell table:style-name="ce16" table:formula="of:=IF([.$F491]&gt;0;[.B490];&quot;&quot;)">
            <text:p/>
          </table:table-cell>
          <table:table-cell table:style-name="ce16" table:formula="of:=IF([.$F491]&gt;0;[.C490];&quot;&quot;)">
            <text:p/>
          </table:table-cell>
          <table:table-cell table:style-name="ce16" table:formula="of:=IF([.$F491]&gt;0;[.D490];&quot;&quot;)">
            <text:p/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92]&gt;0;[.A491];&quot;&quot;)">
            <text:p/>
          </table:table-cell>
          <table:table-cell table:style-name="ce16" table:formula="of:=IF([.$F492]&gt;0;[.B491];&quot;&quot;)">
            <text:p/>
          </table:table-cell>
          <table:table-cell table:style-name="ce16" table:formula="of:=IF([.$F492]&gt;0;[.C491];&quot;&quot;)">
            <text:p/>
          </table:table-cell>
          <table:table-cell table:style-name="ce16" table:formula="of:=IF([.$F492]&gt;0;[.D491];&quot;&quot;)">
            <text:p/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93]&gt;0;[.A492];&quot;&quot;)">
            <text:p/>
          </table:table-cell>
          <table:table-cell table:style-name="ce16" table:formula="of:=IF([.$F493]&gt;0;[.B492];&quot;&quot;)">
            <text:p/>
          </table:table-cell>
          <table:table-cell table:style-name="ce16" table:formula="of:=IF([.$F493]&gt;0;[.C492];&quot;&quot;)">
            <text:p/>
          </table:table-cell>
          <table:table-cell table:style-name="ce16" table:formula="of:=IF([.$F493]&gt;0;[.D492];&quot;&quot;)">
            <text:p/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94]&gt;0;[.A493];&quot;&quot;)">
            <text:p/>
          </table:table-cell>
          <table:table-cell table:style-name="ce16" table:formula="of:=IF([.$F494]&gt;0;[.B493];&quot;&quot;)">
            <text:p/>
          </table:table-cell>
          <table:table-cell table:style-name="ce16" table:formula="of:=IF([.$F494]&gt;0;[.C493];&quot;&quot;)">
            <text:p/>
          </table:table-cell>
          <table:table-cell table:style-name="ce16" table:formula="of:=IF([.$F494]&gt;0;[.D493];&quot;&quot;)">
            <text:p/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95]&gt;0;[.A494];&quot;&quot;)">
            <text:p/>
          </table:table-cell>
          <table:table-cell table:style-name="ce16" table:formula="of:=IF([.$F495]&gt;0;[.B494];&quot;&quot;)">
            <text:p/>
          </table:table-cell>
          <table:table-cell table:style-name="ce16" table:formula="of:=IF([.$F495]&gt;0;[.C494];&quot;&quot;)">
            <text:p/>
          </table:table-cell>
          <table:table-cell table:style-name="ce16" table:formula="of:=IF([.$F495]&gt;0;[.D494];&quot;&quot;)">
            <text:p/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96]&gt;0;[.A495];&quot;&quot;)">
            <text:p/>
          </table:table-cell>
          <table:table-cell table:style-name="ce16" table:formula="of:=IF([.$F496]&gt;0;[.B495];&quot;&quot;)">
            <text:p/>
          </table:table-cell>
          <table:table-cell table:style-name="ce16" table:formula="of:=IF([.$F496]&gt;0;[.C495];&quot;&quot;)">
            <text:p/>
          </table:table-cell>
          <table:table-cell table:style-name="ce16" table:formula="of:=IF([.$F496]&gt;0;[.D495];&quot;&quot;)">
            <text:p/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97]&gt;0;[.A496];&quot;&quot;)">
            <text:p/>
          </table:table-cell>
          <table:table-cell table:style-name="ce16" table:formula="of:=IF([.$F497]&gt;0;[.B496];&quot;&quot;)">
            <text:p/>
          </table:table-cell>
          <table:table-cell table:style-name="ce16" table:formula="of:=IF([.$F497]&gt;0;[.C496];&quot;&quot;)">
            <text:p/>
          </table:table-cell>
          <table:table-cell table:style-name="ce16" table:formula="of:=IF([.$F497]&gt;0;[.D496];&quot;&quot;)">
            <text:p/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98]&gt;0;[.A497];&quot;&quot;)">
            <text:p/>
          </table:table-cell>
          <table:table-cell table:style-name="ce16" table:formula="of:=IF([.$F498]&gt;0;[.B497];&quot;&quot;)">
            <text:p/>
          </table:table-cell>
          <table:table-cell table:style-name="ce16" table:formula="of:=IF([.$F498]&gt;0;[.C497];&quot;&quot;)">
            <text:p/>
          </table:table-cell>
          <table:table-cell table:style-name="ce16" table:formula="of:=IF([.$F498]&gt;0;[.D497];&quot;&quot;)">
            <text:p/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499]&gt;0;[.A498];&quot;&quot;)">
            <text:p/>
          </table:table-cell>
          <table:table-cell table:style-name="ce16" table:formula="of:=IF([.$F499]&gt;0;[.B498];&quot;&quot;)">
            <text:p/>
          </table:table-cell>
          <table:table-cell table:style-name="ce16" table:formula="of:=IF([.$F499]&gt;0;[.C498];&quot;&quot;)">
            <text:p/>
          </table:table-cell>
          <table:table-cell table:style-name="ce16" table:formula="of:=IF([.$F499]&gt;0;[.D498];&quot;&quot;)">
            <text:p/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IF([.$F500]&gt;0;[.A499];&quot;&quot;)">
            <text:p/>
          </table:table-cell>
          <table:table-cell table:style-name="ce16" table:formula="of:=IF([.$F500]&gt;0;[.B499];&quot;&quot;)">
            <text:p/>
          </table:table-cell>
          <table:table-cell table:style-name="ce16" table:formula="of:=IF([.$F500]&gt;0;[.C499];&quot;&quot;)">
            <text:p/>
          </table:table-cell>
          <table:table-cell table:style-name="ce16" table:formula="of:=IF([.$F500]&gt;0;[.D499];&quot;&quot;)">
            <text:p/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8"/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 table:number-rows-repeated="1045748">
          <table:table-cell table:number-columns-repeated="17"/>
        </table:table-row>
        <table:table-row table:style-name="ro1" table:number-rows-repeated="2327">
          <table:table-cell table:style-name="ce18" table:number-columns-repeated="4"/>
          <table:table-cell table:number-columns-repeated="13"/>
        </table:table-row>
        <table:table-row table:style-name="ro1">
          <table:table-cell table:style-name="ce18" table:number-columns-repeated="4"/>
          <table:table-cell table:number-columns-repeated="13"/>
        </table:table-row>
      </table:table>
      <table:table table:name="recette" table:style-name="ta1">
        <office:forms form:automatic-focus="false" form:apply-design-mode="false"/>
        <table:table-column table:style-name="co40" table:default-cell-style-name="ce4"/>
        <table:table-column table:style-name="co41" table:default-cell-style-name="ce4"/>
        <table:table-column table:style-name="co42" table:default-cell-style-name="ce4"/>
        <table:table-column table:style-name="co43" table:default-cell-style-name="ce4"/>
        <table:table-column table:style-name="co44" table:default-cell-style-name="ce4"/>
        <table:table-column table:style-name="co45" table:default-cell-style-name="ce4"/>
        <table:table-column table:style-name="co38" table:number-columns-repeated="5" table:default-cell-style-name="ce4"/>
        <table:table-column table:style-name="co46" table:default-cell-style-name="ce4"/>
        <table:table-column table:style-name="co39" table:default-cell-style-name="ce4"/>
        <table:table-column table:style-name="co38" table:default-cell-style-name="ce4"/>
        <table:table-row table:style-name="ro1">
          <table:table-cell table:style-name="ce22" office:value-type="string" calcext:value-type="string">
            <text:p>nom de recette</text:p>
          </table:table-cell>
          <table:table-cell table:style-name="ce22" office:value-type="string" calcext:value-type="string">
            <text:p>filtre</text:p>
          </table:table-cell>
          <table:table-cell table:style-name="ce22" office:value-type="string" calcext:value-type="string">
            <text:p>séquence</text:p>
          </table:table-cell>
          <table:table-cell table:style-name="ce22" office:value-type="string" calcext:value-type="string">
            <text:p>départ séquence</text:p>
          </table:table-cell>
          <table:table-cell table:style-name="ce22" office:value-type="string" calcext:value-type="string">
            <text:p>type de lecture</text:p>
          </table:table-cell>
          <table:table-cell table:style-name="ce22" office:value-type="string" calcext:value-type="string">
            <text:p>nbre de canal de lecture max</text:p>
          </table:table-cell>
          <table:table-cell table:style-name="ce22" office:value-type="string" calcext:value-type="string">
            <text:p>départ vers effet A</text:p>
          </table:table-cell>
          <table:table-cell table:style-name="ce22" office:value-type="string" calcext:value-type="string">
            <text:p>départ vers effet B</text:p>
          </table:table-cell>
          <table:table-cell table:style-name="ce22" office:value-type="string" calcext:value-type="string">
            <text:p>départ vers effet C</text:p>
          </table:table-cell>
          <table:table-cell table:style-name="ce22" office:value-type="string" calcext:value-type="string">
            <text:p>départ vers effet D</text:p>
          </table:table-cell>
          <table:table-cell table:style-name="ce22" office:value-type="string" calcext:value-type="string">
            <text:p>départ vers effet E</text:p>
          </table:table-cell>
          <table:table-cell table:style-name="ce22" office:value-type="string" calcext:value-type="string">
            <text:p>départ vers effet F</text:p>
          </table:table-cell>
          <table:table-cell table:style-name="ce22" office:value-type="string" calcext:value-type="string">
            <text:p>départ vers effet G</text:p>
          </table:table-cell>
          <table:table-cell table:style-name="ce22" office:value-type="string" calcext:value-type="string">
            <text:p>départ vers effet H</text:p>
          </table:table-cell>
        </table:table-row>
        <table:table-row table:style-name="ro1">
          <table:table-cell office:value-type="string" calcext:value-type="string">
            <text:p>recette_nul</text:p>
          </table:table-cell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random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content-validation-name="val29"/>
          <table:table-cell table:content-validation-name="val30"/>
          <table:table-cell table:content-validation-name="val31" office:value-type="string" calcext:value-type="string">
            <text:p>begin</text:p>
          </table:table-cell>
          <table:table-cell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8"/>
          <table:table-cell table:style-name="ce18" table:content-validation-name="val29"/>
          <table:table-cell table:style-name="ce18" table:content-validation-name="val30"/>
          <table:table-cell table:content-validation-name="val31" office:value-type="string" calcext:value-type="string">
            <text:p>begin</text:p>
          </table:table-cell>
          <table:table-cell table:style-name="ce18" table:content-validation-name="val32" office:value-type="string" calcext:value-type="string">
            <text:p>normal</text:p>
          </table:table-cell>
          <table:table-cell table:content-validation-name="val33"/>
          <table:table-cell table:number-columns-repeated="8" table:style-name="ce18" office:value-type="float" office:value="0" calcext:value-type="float">
            <text:p>0</text:p>
          </table:table-cell>
        </table:table-row>
      </table:table>
      <table:table table:name="instrumentiste" table:style-name="ta1">
        <office:forms form:automatic-focus="false" form:apply-design-mode="false">
          <form:form form:name="FormulaireTst" form:apply-filter="true" form:method="post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Grafcet II" form:control-implementation="ooo:com.sun.star.form.component.CommandButton" xml:id="control1" form:id="control1" form:label="Grafcet I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grafcet_II_01?language=Basic&amp;location=document" xlink:type="simple"/>
              </office:event-listeners>
            </form:button>
            <form:button form:name="Grafcet I" form:control-implementation="ooo:com.sun.star.form.component.CommandButton" xml:id="control2" form:id="control2" form:label="Grafcet 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grafcet_I_01?language=Basic&amp;location=document" xlink:type="simple"/>
              </office:event-listeners>
            </form:button>
            <form:button form:name="Bouton 1" form:control-implementation="ooo:com.sun.star.form.component.CommandButton" xml:id="control3" form:id="control3" form:label="Exporter&#10; Fichiers CSV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myscript.py$definir_instru?language=Python&amp;location=document" xlink:type="simple"/>
              </office:event-listeners>
            </form:button>
          </form:form>
        </office:forms>
        <table:shapes>
          <draw:control draw:z-index="0" draw:text-style-name="P1" svg:width="37.6mm" svg:height="15.95mm" svg:x="163.53mm" svg:y="2.42mm" draw:control="control1"/>
          <draw:control draw:z-index="1" draw:text-style-name="P1" svg:width="37.6mm" svg:height="15.95mm" svg:x="121.96mm" svg:y="2.72mm" draw:control="control2"/>
          <draw:control draw:z-index="2" draw:text-style-name="P1" svg:width="45.54mm" svg:height="20.74mm" svg:x="14.52mm" svg:y="48.05mm" draw:control="control3"/>
        </table:shapes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50" table:number-columns-repeated="22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number-columns-repeated="2" table:default-cell-style-name="Default"/>
        <table:table-column table:style-name="co54" table:number-columns-repeated="2" table:default-cell-style-name="Default"/>
        <table:table-column table:style-name="co55" table:number-columns-repeated="4" table:default-cell-style-name="Default"/>
        <table:table-column table:style-name="co56" table:number-columns-repeated="17" table:default-cell-style-name="ce25"/>
        <table:table-column table:style-name="co57" table:number-columns-repeated="3" table:default-cell-style-name="ce25"/>
        <table:table-column table:style-name="co57" table:number-columns-repeated="15" table:default-cell-style-name="Default"/>
        <table:table-column table:style-name="co58" table:number-columns-repeated="21" table:default-cell-style-name="Default"/>
        <table:table-column table:style-name="co56" table:number-columns-repeated="8" table:default-cell-style-name="Default"/>
        <table:table-column table:style-name="co3" table:number-columns-repeated="924" table:default-cell-style-name="Default"/>
        <table:table-row table:style-name="ro2">
          <table:table-cell table:style-name="ce23" office:value-type="string" calcext:value-type="string">
            <text:p>Instrumentiste – Grafcet 1</text:p>
          </table:table-cell>
          <table:table-cell table:style-name="ce26"/>
          <table:table-cell table:style-name="ce111" table:number-columns-repeated="24"/>
          <table:table-cell table:style-name="ce9" table:number-columns-repeated="10"/>
          <table:table-cell table:number-columns-repeated="988"/>
        </table:table-row>
        <table:table-row table:style-name="ro1" table:number-rows-repeated="2">
          <table:table-cell table:style-name="ce111" table:number-columns-repeated="26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4"/>
          <table:table-cell table:style-name="ce28" table:number-columns-repeated="7"/>
          <table:table-cell table:style-name="ce111" table:number-columns-repeated="15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 table:number-rows-repeated="2">
          <table:table-cell table:style-name="ce111" table:number-columns-repeated="3"/>
          <table:table-cell table:style-name="ce27"/>
          <table:table-cell table:style-name="ce111" table:number-columns-repeated="6"/>
          <table:table-cell table:style-name="ce27"/>
          <table:table-cell table:style-name="ce111" table:number-columns-repeated="15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 table:number-columns-repeated="5"/>
          <table:table-cell table:style-name="ce117" office:value-type="string" calcext:value-type="string" table:number-columns-spanned="4" table:number-rows-spanned="1">
            <text:p>recette initial</text:p>
          </table:table-cell>
          <table:covered-table-cell table:number-columns-repeated="3" table:style-name="ce111"/>
          <table:table-cell table:style-name="ce111" table:number-columns-repeated="13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 table:number-columns-repeated="5"/>
          <table:table-cell table:style-name="ce52"/>
          <table:table-cell table:style-name="ce55" table:number-columns-repeated="2"/>
          <table:table-cell table:style-name="ce58"/>
          <table:table-cell table:style-name="ce111" table:number-columns-repeated="13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 table:number-columns-repeated="5"/>
          <table:table-cell table:style-name="ce53"/>
          <table:table-cell table:style-name="ce56" table:content-validation-name="val35" office:value-type="string" calcext:value-type="string" table:number-columns-spanned="2" table:number-rows-spanned="2">
            <text:p>recette_nul</text:p>
          </table:table-cell>
          <table:covered-table-cell table:style-name="ce111"/>
          <table:table-cell table:style-name="ce59"/>
          <table:table-cell table:style-name="ce111" table:number-columns-repeated="13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 table:number-columns-repeated="5"/>
          <table:table-cell table:style-name="ce53"/>
          <table:covered-table-cell table:number-columns-repeated="2" table:style-name="ce111"/>
          <table:table-cell table:style-name="ce59"/>
          <table:table-cell table:style-name="ce111" table:number-columns-repeated="13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 table:number-columns-repeated="5"/>
          <table:table-cell table:style-name="ce54"/>
          <table:table-cell table:style-name="ce57" table:number-columns-repeated="2"/>
          <table:table-cell table:style-name="ce60"/>
          <table:table-cell table:style-name="ce111" table:number-columns-repeated="13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 table:number-columns-repeated="6"/>
          <table:table-cell table:style-name="ce27"/>
          <table:table-cell table:style-name="ce111" table:number-columns-repeated="15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28" table:number-columns-repeated="5"/>
          <table:table-cell table:style-name="ce32"/>
          <table:table-cell table:style-name="ce28" table:number-columns-repeated="13"/>
          <table:table-cell table:style-name="ce111" table:number-columns-repeated="2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 table:number-rows-repeated="2"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23" office:value-type="string" calcext:value-type="string" table:number-columns-spanned="3" table:number-rows-spanned="1">
            <text:p>Condition 0 – A</text:p>
          </table:table-cell>
          <table:covered-table-cell table:style-name="ce123"/>
          <table:covered-table-cell table:style-name="ce111"/>
          <table:table-cell table:style-name="ce111" table:number-columns-repeated="4"/>
          <table:table-cell table:style-name="ce27"/>
          <table:table-cell table:style-name="ce123" office:value-type="string" calcext:value-type="string" table:number-columns-spanned="3" table:number-rows-spanned="1">
            <text:p>Condition 0 – B</text:p>
          </table:table-cell>
          <table:covered-table-cell table:style-name="ce123"/>
          <table:covered-table-cell table:style-name="ce111"/>
          <table:table-cell table:style-name="ce111" table:number-columns-repeated="4"/>
          <table:table-cell table:style-name="ce27"/>
          <table:table-cell table:style-name="ce123" office:value-type="string" calcext:value-type="string" table:number-columns-spanned="3" table:number-rows-spanned="1">
            <text:p>Condition 0 – C</text:p>
          </table:table-cell>
          <table:covered-table-cell table:style-name="ce123"/>
          <table:covered-table-cell table:style-name="ce111"/>
          <table:table-cell table:style-name="ce111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37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 table:number-columns-repeated="4"/>
          <table:table-cell table:style-name="ce27"/>
          <table:table-cell table:style-name="ce65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 table:number-columns-repeated="4"/>
          <table:table-cell table:style-name="ce27"/>
          <table:table-cell table:style-name="ce79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29" table:content-validation-name="val34" office:value-type="string" calcext:value-type="string">
            <text:p>or</text:p>
          </table:table-cell>
          <table:table-cell table:style-name="ce38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 table:number-columns-repeated="4"/>
          <table:table-cell table:style-name="ce29" table:content-validation-name="val34" office:value-type="string" calcext:value-type="string">
            <text:p>or</text:p>
          </table:table-cell>
          <table:table-cell table:style-name="ce66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 table:number-columns-repeated="4"/>
          <table:table-cell table:style-name="ce29" table:content-validation-name="val34" office:value-type="string" calcext:value-type="string">
            <text:p>or</text:p>
          </table:table-cell>
          <table:table-cell table:style-name="ce80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117" office:value-type="string" calcext:value-type="string" table:number-columns-spanned="2" table:number-rows-spanned="1">
            <text:p>Recette 1 – A</text:p>
          </table:table-cell>
          <table:covered-table-cell table:style-name="ce111"/>
          <table:table-cell table:style-name="ce26" table:number-columns-repeated="2"/>
          <table:table-cell table:style-name="ce111" table:number-columns-repeated="4"/>
          <table:table-cell table:style-name="ce117" office:value-type="string" calcext:value-type="string" table:number-columns-spanned="2" table:number-rows-spanned="1">
            <text:p>Recette 1 – B</text:p>
          </table:table-cell>
          <table:covered-table-cell table:style-name="ce111"/>
          <table:table-cell table:style-name="ce26" table:number-columns-repeated="2"/>
          <table:table-cell table:style-name="ce111" table:number-columns-repeated="4"/>
          <table:table-cell table:style-name="ce117" office:value-type="string" calcext:value-type="string" table:number-columns-spanned="2" table:number-rows-spanned="1">
            <text:p>Recette 1 – C</text:p>
          </table:table-cell>
          <table:covered-table-cell table:style-name="ce111"/>
          <table:table-cell table:style-name="ce26" table:number-columns-repeated="2"/>
          <table:table-cell table:style-name="ce111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31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 table:number-columns-repeated="4"/>
          <table:table-cell table:style-name="ce61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 table:number-columns-repeated="4"/>
          <table:table-cell table:style-name="ce75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covered-table-cell table:number-columns-repeated="4" table:style-name="ce111"/>
          <table:table-cell table:style-name="ce111" table:number-columns-repeated="4"/>
          <table:covered-table-cell table:number-columns-repeated="4" table:style-name="ce111"/>
          <table:table-cell table:style-name="ce111" table:number-columns-repeated="4"/>
          <table:covered-table-cell table:number-columns-repeated="4" table:style-name="ce111"/>
          <table:table-cell table:style-name="ce111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26" table:number-columns-repeated="3"/>
          <table:table-cell table:style-name="ce111" table:number-columns-repeated="4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26" table:number-columns-repeated="2"/>
          <table:table-cell table:style-name="ce111" table:number-columns-repeated="5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32"/>
          <table:table-cell table:style-name="ce28" table:number-columns-repeated="7"/>
          <table:table-cell table:style-name="ce32"/>
          <table:table-cell table:style-name="ce28" table:number-columns-repeated="7"/>
          <table:table-cell table:style-name="ce32"/>
          <table:table-cell table:style-name="ce28" table:number-columns-repeated="2"/>
          <table:table-cell table:style-name="ce111" table:number-columns-repeated="2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 table:number-rows-repeated="2"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26" table:number-columns-repeated="2"/>
          <table:table-cell table:style-name="ce111" table:number-columns-repeated="5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26" office:value-type="string" calcext:value-type="string" table:number-columns-spanned="3" table:number-rows-spanned="1">
            <text:p>Condition 1 – A</text:p>
          </table:table-cell>
          <table:covered-table-cell table:style-name="ce126"/>
          <table:covered-table-cell table:style-name="ce111"/>
          <table:table-cell table:style-name="ce111" table:number-columns-repeated="4"/>
          <table:table-cell table:style-name="ce27"/>
          <table:table-cell table:style-name="ce123" office:value-type="string" calcext:value-type="string" table:number-columns-spanned="3" table:number-rows-spanned="1">
            <text:p>Condition 1 – B</text:p>
          </table:table-cell>
          <table:covered-table-cell table:style-name="ce123"/>
          <table:covered-table-cell table:style-name="ce111"/>
          <table:table-cell table:style-name="ce111" table:number-columns-repeated="4"/>
          <table:table-cell table:style-name="ce27"/>
          <table:table-cell table:style-name="ce123" office:value-type="string" calcext:value-type="string" table:number-columns-spanned="3" table:number-rows-spanned="1">
            <text:p>Condition 1 – C</text:p>
          </table:table-cell>
          <table:covered-table-cell table:style-name="ce123"/>
          <table:covered-table-cell table:style-name="ce111"/>
          <table:table-cell table:style-name="ce111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40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 table:number-columns-repeated="4"/>
          <table:table-cell table:style-name="ce27"/>
          <table:table-cell table:style-name="ce67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 table:number-columns-repeated="4"/>
          <table:table-cell table:style-name="ce27"/>
          <table:table-cell table:style-name="ce81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29" table:content-validation-name="val34" office:value-type="string" calcext:value-type="string">
            <text:p>or</text:p>
          </table:table-cell>
          <table:table-cell table:style-name="ce41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 table:number-columns-repeated="4"/>
          <table:table-cell table:style-name="ce29" table:content-validation-name="val34" office:value-type="string" calcext:value-type="string">
            <text:p>or</text:p>
          </table:table-cell>
          <table:table-cell table:style-name="ce68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 table:number-columns-repeated="4"/>
          <table:table-cell table:style-name="ce29" table:content-validation-name="val34" office:value-type="string" calcext:value-type="string">
            <text:p>or</text:p>
          </table:table-cell>
          <table:table-cell table:style-name="ce82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42" table:number-columns-repeated="2"/>
          <table:table-cell table:style-name="ce111" table:number-columns-repeated="5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117" office:value-type="string" calcext:value-type="string" table:number-columns-spanned="2" table:number-rows-spanned="1">
            <text:p>Recette 2 – A</text:p>
          </table:table-cell>
          <table:covered-table-cell table:style-name="ce111"/>
          <table:table-cell table:style-name="ce26" table:number-columns-repeated="2"/>
          <table:table-cell table:style-name="ce111" table:number-columns-repeated="4"/>
          <table:table-cell table:style-name="ce117" office:value-type="string" calcext:value-type="string" table:number-columns-spanned="2" table:number-rows-spanned="1">
            <text:p>Recette 2 – B</text:p>
          </table:table-cell>
          <table:covered-table-cell table:style-name="ce111"/>
          <table:table-cell table:style-name="ce26" table:number-columns-repeated="2"/>
          <table:table-cell table:style-name="ce111" table:number-columns-repeated="4"/>
          <table:table-cell table:style-name="ce117" office:value-type="string" calcext:value-type="string" table:number-columns-spanned="2" table:number-rows-spanned="1">
            <text:p>Recette 2 – C</text:p>
          </table:table-cell>
          <table:covered-table-cell table:style-name="ce111"/>
          <table:table-cell table:style-name="ce26" table:number-columns-repeated="2"/>
          <table:table-cell table:style-name="ce111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33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 table:number-columns-repeated="4"/>
          <table:table-cell table:style-name="ce62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 table:number-columns-repeated="4"/>
          <table:table-cell table:style-name="ce76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covered-table-cell table:number-columns-repeated="4" table:style-name="ce111"/>
          <table:table-cell table:style-name="ce111" table:number-columns-repeated="4"/>
          <table:covered-table-cell table:number-columns-repeated="4" table:style-name="ce111"/>
          <table:table-cell table:style-name="ce111" table:number-columns-repeated="4"/>
          <table:covered-table-cell table:number-columns-repeated="4" table:style-name="ce111"/>
          <table:table-cell table:style-name="ce111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 table:number-rows-repeated="2"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32"/>
          <table:table-cell table:style-name="ce28" table:number-columns-repeated="7"/>
          <table:table-cell table:style-name="ce32"/>
          <table:table-cell table:style-name="ce28" table:number-columns-repeated="7"/>
          <table:table-cell table:style-name="ce32"/>
          <table:table-cell table:style-name="ce28" table:number-columns-repeated="2"/>
          <table:table-cell table:style-name="ce111" table:number-columns-repeated="2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 table:number-rows-repeated="2"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23" office:value-type="string" calcext:value-type="string" table:number-columns-spanned="3" table:number-rows-spanned="1">
            <text:p>Condition 2 – A</text:p>
          </table:table-cell>
          <table:covered-table-cell table:style-name="ce123"/>
          <table:covered-table-cell table:style-name="ce111"/>
          <table:table-cell table:style-name="ce111" table:number-columns-repeated="4"/>
          <table:table-cell table:style-name="ce27"/>
          <table:table-cell table:style-name="ce123" office:value-type="string" calcext:value-type="string" table:number-columns-spanned="3" table:number-rows-spanned="1">
            <text:p>Condition 2 – B</text:p>
          </table:table-cell>
          <table:covered-table-cell table:style-name="ce123"/>
          <table:covered-table-cell table:style-name="ce111"/>
          <table:table-cell table:style-name="ce111" table:number-columns-repeated="4"/>
          <table:table-cell table:style-name="ce27"/>
          <table:table-cell table:style-name="ce123" office:value-type="string" calcext:value-type="string" table:number-columns-spanned="3" table:number-rows-spanned="1">
            <text:p>Condition 2 – C</text:p>
          </table:table-cell>
          <table:covered-table-cell table:style-name="ce123"/>
          <table:covered-table-cell table:style-name="ce111"/>
          <table:table-cell table:style-name="ce111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43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 table:number-columns-repeated="4"/>
          <table:table-cell table:style-name="ce27"/>
          <table:table-cell table:style-name="ce69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 table:number-columns-repeated="4"/>
          <table:table-cell table:style-name="ce27"/>
          <table:table-cell table:style-name="ce83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29" table:content-validation-name="val34" office:value-type="string" calcext:value-type="string">
            <text:p>or</text:p>
          </table:table-cell>
          <table:table-cell table:style-name="ce44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 table:number-columns-repeated="4"/>
          <table:table-cell table:style-name="ce29" table:content-validation-name="val34" office:value-type="string" calcext:value-type="string">
            <text:p>or</text:p>
          </table:table-cell>
          <table:table-cell table:style-name="ce70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 table:number-columns-repeated="4"/>
          <table:table-cell table:style-name="ce29" table:content-validation-name="val34" office:value-type="string" calcext:value-type="string">
            <text:p>or</text:p>
          </table:table-cell>
          <table:table-cell table:style-name="ce84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117" office:value-type="string" calcext:value-type="string" table:number-columns-spanned="2" table:number-rows-spanned="1">
            <text:p>Recette 3 – A</text:p>
          </table:table-cell>
          <table:covered-table-cell table:style-name="ce111"/>
          <table:table-cell table:style-name="ce26" table:number-columns-repeated="2"/>
          <table:table-cell table:style-name="ce111" table:number-columns-repeated="4"/>
          <table:table-cell table:style-name="ce117" office:value-type="string" calcext:value-type="string" table:number-columns-spanned="2" table:number-rows-spanned="1">
            <text:p>Recette 3 – B</text:p>
          </table:table-cell>
          <table:covered-table-cell table:style-name="ce111"/>
          <table:table-cell table:style-name="ce26" table:number-columns-repeated="2"/>
          <table:table-cell table:style-name="ce111" table:number-columns-repeated="4"/>
          <table:table-cell table:style-name="ce117" office:value-type="string" calcext:value-type="string" table:number-columns-spanned="2" table:number-rows-spanned="1">
            <text:p>Recette 3 – C</text:p>
          </table:table-cell>
          <table:covered-table-cell table:style-name="ce111"/>
          <table:table-cell table:style-name="ce26" table:number-columns-repeated="2"/>
          <table:table-cell table:style-name="ce111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34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 table:number-columns-repeated="4"/>
          <table:table-cell table:style-name="ce63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 table:number-columns-repeated="4"/>
          <table:table-cell table:style-name="ce77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covered-table-cell table:number-columns-repeated="4" table:style-name="ce111"/>
          <table:table-cell table:style-name="ce111" table:number-columns-repeated="4"/>
          <table:covered-table-cell table:number-columns-repeated="4" table:style-name="ce111"/>
          <table:table-cell table:style-name="ce111" table:number-columns-repeated="4"/>
          <table:covered-table-cell table:number-columns-repeated="4" table:style-name="ce111"/>
          <table:table-cell table:style-name="ce111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 table:number-rows-repeated="2"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32"/>
          <table:table-cell table:style-name="ce28" table:number-columns-repeated="7"/>
          <table:table-cell table:style-name="ce32"/>
          <table:table-cell table:style-name="ce28" table:number-columns-repeated="7"/>
          <table:table-cell table:style-name="ce32"/>
          <table:table-cell table:style-name="ce28" table:number-columns-repeated="2"/>
          <table:table-cell table:style-name="ce111" table:number-columns-repeated="2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 table:number-rows-repeated="2"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23" office:value-type="string" calcext:value-type="string" table:number-columns-spanned="3" table:number-rows-spanned="1">
            <text:p>Condition 3 – A</text:p>
          </table:table-cell>
          <table:covered-table-cell table:style-name="ce123"/>
          <table:covered-table-cell table:style-name="ce111"/>
          <table:table-cell table:style-name="ce111" table:number-columns-repeated="4"/>
          <table:table-cell table:style-name="ce27"/>
          <table:table-cell table:style-name="ce123" office:value-type="string" calcext:value-type="string" table:number-columns-spanned="3" table:number-rows-spanned="1">
            <text:p>Condition 3 – B</text:p>
          </table:table-cell>
          <table:covered-table-cell table:style-name="ce123"/>
          <table:covered-table-cell table:style-name="ce111"/>
          <table:table-cell table:style-name="ce111" table:number-columns-repeated="4"/>
          <table:table-cell table:style-name="ce27"/>
          <table:table-cell table:style-name="ce123" office:value-type="string" calcext:value-type="string" table:number-columns-spanned="3" table:number-rows-spanned="1">
            <text:p>Condition 3 – C</text:p>
          </table:table-cell>
          <table:covered-table-cell table:style-name="ce123"/>
          <table:covered-table-cell table:style-name="ce111"/>
          <table:table-cell table:style-name="ce111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45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 table:number-columns-repeated="4"/>
          <table:table-cell table:style-name="ce27"/>
          <table:table-cell table:style-name="ce71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 table:number-columns-repeated="4"/>
          <table:table-cell table:style-name="ce27"/>
          <table:table-cell table:style-name="ce85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29" table:content-validation-name="val34" office:value-type="string" calcext:value-type="string">
            <text:p>or</text:p>
          </table:table-cell>
          <table:table-cell table:style-name="ce46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 table:number-columns-repeated="4"/>
          <table:table-cell table:style-name="ce29" table:content-validation-name="val34" office:value-type="string" calcext:value-type="string">
            <text:p>or</text:p>
          </table:table-cell>
          <table:table-cell table:style-name="ce72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 table:number-columns-repeated="4"/>
          <table:table-cell table:style-name="ce29" table:content-validation-name="val34" office:value-type="string" calcext:value-type="string">
            <text:p>or</text:p>
          </table:table-cell>
          <table:table-cell table:style-name="ce86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117" office:value-type="string" calcext:value-type="string" table:number-columns-spanned="2" table:number-rows-spanned="1">
            <text:p>Recette 4 – A</text:p>
          </table:table-cell>
          <table:covered-table-cell table:style-name="ce111"/>
          <table:table-cell table:style-name="ce26" table:number-columns-repeated="2"/>
          <table:table-cell table:style-name="ce111" table:number-columns-repeated="4"/>
          <table:table-cell table:style-name="ce117" office:value-type="string" calcext:value-type="string" table:number-columns-spanned="2" table:number-rows-spanned="1">
            <text:p>Recette 4 – B</text:p>
          </table:table-cell>
          <table:covered-table-cell table:style-name="ce111"/>
          <table:table-cell table:style-name="ce26" table:number-columns-repeated="2"/>
          <table:table-cell table:style-name="ce111" table:number-columns-repeated="4"/>
          <table:table-cell table:style-name="ce117" office:value-type="string" calcext:value-type="string" table:number-columns-spanned="2" table:number-rows-spanned="1">
            <text:p>Recette 4 – C</text:p>
          </table:table-cell>
          <table:covered-table-cell table:style-name="ce111"/>
          <table:table-cell table:style-name="ce26" table:number-columns-repeated="2"/>
          <table:table-cell table:style-name="ce111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35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 table:number-columns-repeated="4"/>
          <table:table-cell table:style-name="ce64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 table:number-columns-repeated="4"/>
          <table:table-cell table:style-name="ce78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covered-table-cell table:number-columns-repeated="4" table:style-name="ce111"/>
          <table:table-cell table:style-name="ce111" table:number-columns-repeated="4"/>
          <table:covered-table-cell table:number-columns-repeated="4" table:style-name="ce111"/>
          <table:table-cell table:style-name="ce111" table:number-columns-repeated="4"/>
          <table:covered-table-cell table:number-columns-repeated="4" table:style-name="ce111"/>
          <table:table-cell table:style-name="ce111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 table:number-rows-repeated="5"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23" office:value-type="string" calcext:value-type="string" table:number-columns-spanned="3" table:number-rows-spanned="1">
            <text:p>Condition 4 – A</text:p>
          </table:table-cell>
          <table:covered-table-cell table:style-name="ce123"/>
          <table:covered-table-cell table:style-name="ce111"/>
          <table:table-cell table:style-name="ce111" table:number-columns-repeated="4"/>
          <table:table-cell table:style-name="ce27"/>
          <table:table-cell table:style-name="ce123" office:value-type="string" calcext:value-type="string" table:number-columns-spanned="3" table:number-rows-spanned="1">
            <text:p>Condition 4 – B</text:p>
          </table:table-cell>
          <table:covered-table-cell table:style-name="ce123"/>
          <table:covered-table-cell table:style-name="ce111"/>
          <table:table-cell table:style-name="ce111" table:number-columns-repeated="4"/>
          <table:table-cell table:style-name="ce27"/>
          <table:table-cell table:style-name="ce123" office:value-type="string" calcext:value-type="string" table:number-columns-spanned="3" table:number-rows-spanned="1">
            <text:p>Condition 4 – C</text:p>
          </table:table-cell>
          <table:covered-table-cell table:style-name="ce123"/>
          <table:covered-table-cell table:style-name="ce111"/>
          <table:table-cell table:style-name="ce111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47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 table:number-columns-repeated="4"/>
          <table:table-cell table:style-name="ce27"/>
          <table:table-cell table:style-name="ce73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 table:number-columns-repeated="4"/>
          <table:table-cell table:style-name="ce27"/>
          <table:table-cell table:style-name="ce87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29" table:content-validation-name="val34" office:value-type="string" calcext:value-type="string">
            <text:p>or</text:p>
          </table:table-cell>
          <table:table-cell table:style-name="ce48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 table:number-columns-repeated="4"/>
          <table:table-cell table:style-name="ce29" table:content-validation-name="val34" office:value-type="string" calcext:value-type="string">
            <text:p>or</text:p>
          </table:table-cell>
          <table:table-cell table:style-name="ce74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 table:number-columns-repeated="4"/>
          <table:table-cell table:style-name="ce29" table:content-validation-name="val34" office:value-type="string" calcext:value-type="string">
            <text:p>or</text:p>
          </table:table-cell>
          <table:table-cell table:style-name="ce88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28"/>
          <table:table-cell table:style-name="ce32"/>
          <table:table-cell table:style-name="ce111" table:number-columns-repeated="7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 table:number-columns-repeated="9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28" table:number-columns-repeated="9"/>
          <table:table-cell table:style-name="ce32"/>
          <table:table-cell table:style-name="ce111" table:number-columns-repeated="7"/>
          <table:table-cell table:style-name="ce27"/>
          <table:table-cell table:style-name="ce111" table:number-columns-repeated="4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111" table:number-columns-repeated="17"/>
          <table:table-cell table:style-name="ce27"/>
          <table:table-cell table:style-name="ce111" table:number-columns-repeated="4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111" table:number-columns-repeated="3"/>
          <table:table-cell table:style-name="ce27"/>
          <table:table-cell table:style-name="ce28" table:number-columns-repeated="17"/>
          <table:table-cell table:style-name="ce32"/>
          <table:table-cell table:style-name="ce111" table:number-columns-repeated="4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 table:number-rows-repeated="2">
          <table:table-cell table:style-name="ce111" table:number-columns-repeated="26"/>
          <table:table-cell table:number-columns-repeated="10"/>
          <table:table-cell table:style-name="Default" table:number-columns-repeated="19"/>
          <table:table-cell table:number-columns-repeated="969"/>
        </table:table-row>
        <table:table-row table:style-name="ro1">
          <table:table-cell table:style-name="ce21" table:number-columns-repeated="1024"/>
        </table:table-row>
        <table:table-row table:style-name="ro1">
          <table:table-cell table:style-name="ce25" table:number-columns-repeated="28"/>
          <table:table-cell table:number-columns-repeated="8"/>
          <table:table-cell table:style-name="Default" table:number-columns-repeated="3"/>
          <table:table-cell table:number-columns-repeated="17"/>
          <table:table-cell table:style-name="ce25" table:number-columns-repeated="968"/>
        </table:table-row>
        <table:table-row table:style-name="ro1" table:number-rows-repeated="26">
          <table:table-cell table:style-name="ce25" table:number-columns-repeated="36"/>
          <table:table-cell table:number-columns-repeated="20"/>
          <table:table-cell table:style-name="ce25" table:number-columns-repeated="968"/>
        </table:table-row>
        <table:table-row table:style-name="ro1">
          <table:table-cell table:style-name="ce21" table:number-columns-repeated="1024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nstrumentiste.G17:instrumentiste.G17">
            <calcext:condition calcext:apply-style-name="Default" calcext:value="=0" calcext:base-cell-address="instrumentiste.G17"/>
            <calcext:condition calcext:apply-style-name="saisie" calcext:value="!=0" calcext:base-cell-address="instrumentiste.G17"/>
          </calcext:conditional-format>
          <calcext:conditional-format calcext:target-range-address="instrumentiste.K9:instrumentiste.K9">
            <calcext:condition calcext:apply-style-name="null" calcext:value="=0" calcext:base-cell-address="instrumentiste.K9"/>
            <calcext:condition calcext:apply-style-name="saisie" calcext:value="!=0" calcext:base-cell-address="instrumentiste.K9"/>
          </calcext:conditional-format>
          <calcext:conditional-format calcext:target-range-address="instrumentiste.N21:instrumentiste.N21">
            <calcext:condition calcext:apply-style-name="null" calcext:value="=0" calcext:base-cell-address="instrumentiste.N21"/>
            <calcext:condition calcext:apply-style-name="saisie" calcext:value="!=0" calcext:base-cell-address="instrumentiste.N21"/>
          </calcext:conditional-format>
          <calcext:conditional-format calcext:target-range-address="instrumentiste.N33:instrumentiste.N33">
            <calcext:condition calcext:apply-style-name="null" calcext:value="=0" calcext:base-cell-address="instrumentiste.N33"/>
            <calcext:condition calcext:apply-style-name="saisie" calcext:value="!=0" calcext:base-cell-address="instrumentiste.N33"/>
          </calcext:conditional-format>
          <calcext:conditional-format calcext:target-range-address="instrumentiste.N45:instrumentiste.N45">
            <calcext:condition calcext:apply-style-name="null" calcext:value="=0" calcext:base-cell-address="instrumentiste.N45"/>
            <calcext:condition calcext:apply-style-name="saisie" calcext:value="!=0" calcext:base-cell-address="instrumentiste.N45"/>
          </calcext:conditional-format>
          <calcext:conditional-format calcext:target-range-address="instrumentiste.N57:instrumentiste.N57">
            <calcext:condition calcext:apply-style-name="null" calcext:value="=0" calcext:base-cell-address="instrumentiste.N57"/>
            <calcext:condition calcext:apply-style-name="saisie" calcext:value="!=0" calcext:base-cell-address="instrumentiste.N57"/>
          </calcext:conditional-format>
          <calcext:conditional-format calcext:target-range-address="instrumentiste.F57:instrumentiste.F57">
            <calcext:condition calcext:apply-style-name="null" calcext:value="=0" calcext:base-cell-address="instrumentiste.F57"/>
            <calcext:condition calcext:apply-style-name="saisie" calcext:value="!=0" calcext:base-cell-address="instrumentiste.F57"/>
          </calcext:conditional-format>
          <calcext:conditional-format calcext:target-range-address="instrumentiste.V57:instrumentiste.V57">
            <calcext:condition calcext:apply-style-name="null" calcext:value="=0" calcext:base-cell-address="instrumentiste.V57"/>
            <calcext:condition calcext:apply-style-name="saisie" calcext:value="!=0" calcext:base-cell-address="instrumentiste.V57"/>
          </calcext:conditional-format>
          <calcext:conditional-format calcext:target-range-address="instrumentiste.V45:instrumentiste.V45">
            <calcext:condition calcext:apply-style-name="null" calcext:value="=0" calcext:base-cell-address="instrumentiste.V45"/>
            <calcext:condition calcext:apply-style-name="saisie" calcext:value="!=0" calcext:base-cell-address="instrumentiste.V45"/>
          </calcext:conditional-format>
          <calcext:conditional-format calcext:target-range-address="instrumentiste.V33:instrumentiste.V33">
            <calcext:condition calcext:apply-style-name="null" calcext:value="=0" calcext:base-cell-address="instrumentiste.V33"/>
            <calcext:condition calcext:apply-style-name="saisie" calcext:value="!=0" calcext:base-cell-address="instrumentiste.V33"/>
          </calcext:conditional-format>
          <calcext:conditional-format calcext:target-range-address="instrumentiste.V21:instrumentiste.V21">
            <calcext:condition calcext:apply-style-name="null" calcext:value="=0" calcext:base-cell-address="instrumentiste.V21"/>
            <calcext:condition calcext:apply-style-name="saisie" calcext:value="!=0" calcext:base-cell-address="instrumentiste.V21"/>
          </calcext:conditional-format>
          <calcext:conditional-format calcext:target-range-address="instrumentiste.F21:instrumentiste.F21">
            <calcext:condition calcext:apply-style-name="null" calcext:value="=0" calcext:base-cell-address="instrumentiste.F21"/>
            <calcext:condition calcext:apply-style-name="saisie" calcext:value="!=0" calcext:base-cell-address="instrumentiste.F21"/>
          </calcext:conditional-format>
          <calcext:conditional-format calcext:target-range-address="instrumentiste.F33:instrumentiste.F33">
            <calcext:condition calcext:apply-style-name="null" calcext:value="=0" calcext:base-cell-address="instrumentiste.F33"/>
            <calcext:condition calcext:apply-style-name="saisie" calcext:value="!=0" calcext:base-cell-address="instrumentiste.F33"/>
          </calcext:conditional-format>
          <calcext:conditional-format calcext:target-range-address="instrumentiste.F45:instrumentiste.F45">
            <calcext:condition calcext:apply-style-name="null" calcext:value="=0" calcext:base-cell-address="instrumentiste.F45"/>
            <calcext:condition calcext:apply-style-name="saisie" calcext:value="!=0" calcext:base-cell-address="instrumentiste.F45"/>
          </calcext:conditional-format>
          <calcext:conditional-format calcext:target-range-address="instrumentiste.G18:instrumentiste.G18">
            <calcext:condition calcext:apply-style-name="Default" calcext:value="=0" calcext:base-cell-address="instrumentiste.G18"/>
            <calcext:condition calcext:apply-style-name="saisie" calcext:value="!=0" calcext:base-cell-address="instrumentiste.G18"/>
          </calcext:conditional-format>
          <calcext:conditional-format calcext:target-range-address="instrumentiste.G29:instrumentiste.G29">
            <calcext:condition calcext:apply-style-name="Default" calcext:value="=0" calcext:base-cell-address="instrumentiste.G29"/>
            <calcext:condition calcext:apply-style-name="saisie" calcext:value="!=0" calcext:base-cell-address="instrumentiste.G29"/>
          </calcext:conditional-format>
          <calcext:conditional-format calcext:target-range-address="instrumentiste.G30:instrumentiste.G30">
            <calcext:condition calcext:apply-style-name="Default" calcext:value="=0" calcext:base-cell-address="instrumentiste.G30"/>
            <calcext:condition calcext:apply-style-name="saisie" calcext:value="!=0" calcext:base-cell-address="instrumentiste.G30"/>
          </calcext:conditional-format>
          <calcext:conditional-format calcext:target-range-address="instrumentiste.G41:instrumentiste.G41">
            <calcext:condition calcext:apply-style-name="Default" calcext:value="=0" calcext:base-cell-address="instrumentiste.G41"/>
            <calcext:condition calcext:apply-style-name="saisie" calcext:value="!=0" calcext:base-cell-address="instrumentiste.G41"/>
          </calcext:conditional-format>
          <calcext:conditional-format calcext:target-range-address="instrumentiste.G42:instrumentiste.G42">
            <calcext:condition calcext:apply-style-name="Default" calcext:value="=0" calcext:base-cell-address="instrumentiste.G42"/>
            <calcext:condition calcext:apply-style-name="saisie" calcext:value="!=0" calcext:base-cell-address="instrumentiste.G42"/>
          </calcext:conditional-format>
          <calcext:conditional-format calcext:target-range-address="instrumentiste.G53:instrumentiste.G53">
            <calcext:condition calcext:apply-style-name="Default" calcext:value="=0" calcext:base-cell-address="instrumentiste.G53"/>
            <calcext:condition calcext:apply-style-name="saisie" calcext:value="!=0" calcext:base-cell-address="instrumentiste.G53"/>
          </calcext:conditional-format>
          <calcext:conditional-format calcext:target-range-address="instrumentiste.G54:instrumentiste.G54">
            <calcext:condition calcext:apply-style-name="Default" calcext:value="=0" calcext:base-cell-address="instrumentiste.G54"/>
            <calcext:condition calcext:apply-style-name="saisie" calcext:value="!=0" calcext:base-cell-address="instrumentiste.G54"/>
          </calcext:conditional-format>
          <calcext:conditional-format calcext:target-range-address="instrumentiste.G65:instrumentiste.G65">
            <calcext:condition calcext:apply-style-name="Default" calcext:value="=0" calcext:base-cell-address="instrumentiste.G65"/>
            <calcext:condition calcext:apply-style-name="saisie" calcext:value="!=0" calcext:base-cell-address="instrumentiste.G65"/>
          </calcext:conditional-format>
          <calcext:conditional-format calcext:target-range-address="instrumentiste.G66:instrumentiste.G66">
            <calcext:condition calcext:apply-style-name="Default" calcext:value="=0" calcext:base-cell-address="instrumentiste.G66"/>
            <calcext:condition calcext:apply-style-name="saisie" calcext:value="!=0" calcext:base-cell-address="instrumentiste.G66"/>
          </calcext:conditional-format>
          <calcext:conditional-format calcext:target-range-address="instrumentiste.O17:instrumentiste.O17">
            <calcext:condition calcext:apply-style-name="Default" calcext:value="=0" calcext:base-cell-address="instrumentiste.O17"/>
            <calcext:condition calcext:apply-style-name="saisie" calcext:value="!=0" calcext:base-cell-address="instrumentiste.O17"/>
          </calcext:conditional-format>
          <calcext:conditional-format calcext:target-range-address="instrumentiste.O18:instrumentiste.O18">
            <calcext:condition calcext:apply-style-name="Default" calcext:value="=0" calcext:base-cell-address="instrumentiste.O18"/>
            <calcext:condition calcext:apply-style-name="saisie" calcext:value="!=0" calcext:base-cell-address="instrumentiste.O18"/>
          </calcext:conditional-format>
          <calcext:conditional-format calcext:target-range-address="instrumentiste.O29:instrumentiste.O29">
            <calcext:condition calcext:apply-style-name="Default" calcext:value="=0" calcext:base-cell-address="instrumentiste.O29"/>
            <calcext:condition calcext:apply-style-name="saisie" calcext:value="!=0" calcext:base-cell-address="instrumentiste.O29"/>
          </calcext:conditional-format>
          <calcext:conditional-format calcext:target-range-address="instrumentiste.O30:instrumentiste.O30">
            <calcext:condition calcext:apply-style-name="Default" calcext:value="=0" calcext:base-cell-address="instrumentiste.O30"/>
            <calcext:condition calcext:apply-style-name="saisie" calcext:value="!=0" calcext:base-cell-address="instrumentiste.O30"/>
          </calcext:conditional-format>
          <calcext:conditional-format calcext:target-range-address="instrumentiste.O41:instrumentiste.O41">
            <calcext:condition calcext:apply-style-name="Default" calcext:value="=0" calcext:base-cell-address="instrumentiste.O41"/>
            <calcext:condition calcext:apply-style-name="saisie" calcext:value="!=0" calcext:base-cell-address="instrumentiste.O41"/>
          </calcext:conditional-format>
          <calcext:conditional-format calcext:target-range-address="instrumentiste.O42:instrumentiste.O42">
            <calcext:condition calcext:apply-style-name="Default" calcext:value="=0" calcext:base-cell-address="instrumentiste.O42"/>
            <calcext:condition calcext:apply-style-name="saisie" calcext:value="!=0" calcext:base-cell-address="instrumentiste.O42"/>
          </calcext:conditional-format>
          <calcext:conditional-format calcext:target-range-address="instrumentiste.O53:instrumentiste.O53">
            <calcext:condition calcext:apply-style-name="Default" calcext:value="=0" calcext:base-cell-address="instrumentiste.O53"/>
            <calcext:condition calcext:apply-style-name="saisie" calcext:value="!=0" calcext:base-cell-address="instrumentiste.O53"/>
          </calcext:conditional-format>
          <calcext:conditional-format calcext:target-range-address="instrumentiste.O54:instrumentiste.O54">
            <calcext:condition calcext:apply-style-name="Default" calcext:value="=0" calcext:base-cell-address="instrumentiste.O54"/>
            <calcext:condition calcext:apply-style-name="saisie" calcext:value="!=0" calcext:base-cell-address="instrumentiste.O54"/>
          </calcext:conditional-format>
          <calcext:conditional-format calcext:target-range-address="instrumentiste.O66:instrumentiste.O66">
            <calcext:condition calcext:apply-style-name="Default" calcext:value="=0" calcext:base-cell-address="instrumentiste.O66"/>
            <calcext:condition calcext:apply-style-name="saisie" calcext:value="!=0" calcext:base-cell-address="instrumentiste.O66"/>
          </calcext:conditional-format>
          <calcext:conditional-format calcext:target-range-address="instrumentiste.W17:instrumentiste.W17">
            <calcext:condition calcext:apply-style-name="Default" calcext:value="=0" calcext:base-cell-address="instrumentiste.W17"/>
            <calcext:condition calcext:apply-style-name="saisie" calcext:value="!=0" calcext:base-cell-address="instrumentiste.W17"/>
          </calcext:conditional-format>
          <calcext:conditional-format calcext:target-range-address="instrumentiste.W18:instrumentiste.W18">
            <calcext:condition calcext:apply-style-name="Default" calcext:value="=0" calcext:base-cell-address="instrumentiste.W18"/>
            <calcext:condition calcext:apply-style-name="saisie" calcext:value="!=0" calcext:base-cell-address="instrumentiste.W18"/>
          </calcext:conditional-format>
          <calcext:conditional-format calcext:target-range-address="instrumentiste.W29:instrumentiste.W29">
            <calcext:condition calcext:apply-style-name="Default" calcext:value="=0" calcext:base-cell-address="instrumentiste.W29"/>
            <calcext:condition calcext:apply-style-name="saisie" calcext:value="!=0" calcext:base-cell-address="instrumentiste.W29"/>
          </calcext:conditional-format>
          <calcext:conditional-format calcext:target-range-address="instrumentiste.W30:instrumentiste.W30">
            <calcext:condition calcext:apply-style-name="Default" calcext:value="=0" calcext:base-cell-address="instrumentiste.W30"/>
            <calcext:condition calcext:apply-style-name="saisie" calcext:value="!=0" calcext:base-cell-address="instrumentiste.W30"/>
          </calcext:conditional-format>
          <calcext:conditional-format calcext:target-range-address="instrumentiste.W41:instrumentiste.W41">
            <calcext:condition calcext:apply-style-name="Default" calcext:value="=0" calcext:base-cell-address="instrumentiste.W41"/>
            <calcext:condition calcext:apply-style-name="saisie" calcext:value="!=0" calcext:base-cell-address="instrumentiste.W41"/>
          </calcext:conditional-format>
          <calcext:conditional-format calcext:target-range-address="instrumentiste.W42:instrumentiste.W42">
            <calcext:condition calcext:apply-style-name="Default" calcext:value="=0" calcext:base-cell-address="instrumentiste.W42"/>
            <calcext:condition calcext:apply-style-name="saisie" calcext:value="!=0" calcext:base-cell-address="instrumentiste.W42"/>
          </calcext:conditional-format>
          <calcext:conditional-format calcext:target-range-address="instrumentiste.W53:instrumentiste.W53">
            <calcext:condition calcext:apply-style-name="Default" calcext:value="=0" calcext:base-cell-address="instrumentiste.W53"/>
            <calcext:condition calcext:apply-style-name="saisie" calcext:value="!=0" calcext:base-cell-address="instrumentiste.W53"/>
          </calcext:conditional-format>
          <calcext:conditional-format calcext:target-range-address="instrumentiste.W54:instrumentiste.W54">
            <calcext:condition calcext:apply-style-name="Default" calcext:value="=0" calcext:base-cell-address="instrumentiste.W54"/>
            <calcext:condition calcext:apply-style-name="saisie" calcext:value="!=0" calcext:base-cell-address="instrumentiste.W54"/>
          </calcext:conditional-format>
          <calcext:conditional-format calcext:target-range-address="instrumentiste.W65:instrumentiste.W65">
            <calcext:condition calcext:apply-style-name="Default" calcext:value="=0" calcext:base-cell-address="instrumentiste.W65"/>
            <calcext:condition calcext:apply-style-name="saisie" calcext:value="!=0" calcext:base-cell-address="instrumentiste.W65"/>
          </calcext:conditional-format>
          <calcext:conditional-format calcext:target-range-address="instrumentiste.W66:instrumentiste.W66">
            <calcext:condition calcext:apply-style-name="Default" calcext:value="=0" calcext:base-cell-address="instrumentiste.W66"/>
            <calcext:condition calcext:apply-style-name="saisie" calcext:value="!=0" calcext:base-cell-address="instrumentiste.W66"/>
          </calcext:conditional-format>
          <calcext:conditional-format calcext:target-range-address="instrumentiste.O65:instrumentiste.O65">
            <calcext:condition calcext:apply-style-name="Default" calcext:value="=0" calcext:base-cell-address="instrumentiste.O65"/>
            <calcext:condition calcext:apply-style-name="saisie" calcext:value="!=0" calcext:base-cell-address="instrumentiste.O65"/>
          </calcext:conditional-format>
        </calcext:conditional-formats>
      </table:table>
      <table:table table:name="liste des possibilités" table:style-name="ta1">
        <office:forms form:automatic-focus="false" form:apply-design-mode="false"/>
        <table:table-column table:style-name="co59" table:default-cell-style-name="Default"/>
        <table:table-column table:style-name="co12" table:default-cell-style-name="ce21"/>
        <table:table-column table:style-name="co60" table:default-cell-style-name="Default"/>
        <table:table-column table:style-name="co12" table:default-cell-style-name="ce21"/>
        <table:table-column table:style-name="co61" table:default-cell-style-name="Default"/>
        <table:table-column table:style-name="co12" table:default-cell-style-name="ce21"/>
        <table:table-column table:style-name="co62" table:default-cell-style-name="Default"/>
        <table:table-column table:style-name="co12" table:default-cell-style-name="ce21"/>
        <table:table-column table:style-name="co63" table:default-cell-style-name="Default"/>
        <table:table-column table:style-name="co12" table:default-cell-style-name="ce21"/>
        <table:table-column table:style-name="co3" table:default-cell-style-name="Default"/>
        <table:table-column table:style-name="co12" table:default-cell-style-name="ce21"/>
        <table:table-column table:style-name="co28" table:default-cell-style-name="Default"/>
        <table:table-column table:style-name="co12" table:default-cell-style-name="ce21"/>
        <table:table-column table:style-name="co26" table:default-cell-style-name="Default"/>
        <table:table-column table:style-name="co12" table:default-cell-style-name="ce21"/>
        <table:table-column table:style-name="co3" table:default-cell-style-name="ce21"/>
        <table:table-column table:style-name="co64" table:default-cell-style-name="ce89"/>
        <table:table-column table:style-name="co65" table:default-cell-style-name="ce21"/>
        <table:table-column table:style-name="co3" table:number-columns-repeated="3" table:default-cell-style-name="ce21"/>
        <table:table-column table:style-name="co66" table:default-cell-style-name="ce21"/>
        <table:table-column table:style-name="co3" table:default-cell-style-name="ce21"/>
        <table:table-column table:style-name="co43" table:default-cell-style-name="ce21"/>
        <table:table-column table:style-name="co3" table:default-cell-style-name="ce21"/>
        <table:table-column table:style-name="co44" table:default-cell-style-name="ce21"/>
        <table:table-column table:style-name="co3" table:number-columns-repeated="12" table:default-cell-style-name="ce21"/>
        <table:table-column table:style-name="co3" table:number-columns-repeated="86" table:default-cell-style-name="Default"/>
        <table:table-row table:style-name="ro2">
          <table:table-cell table:style-name="ce14" office:value-type="string" calcext:value-type="string">
            <text:p>Mot Clé</text:p>
          </table:table-cell>
          <table:table-cell/>
          <table:table-cell table:style-name="ce14" office:value-type="string" calcext:value-type="string">
            <text:p>Nuance et Tessiture</text:p>
          </table:table-cell>
          <table:table-cell/>
          <table:table-cell table:style-name="ce14" office:value-type="string" calcext:value-type="string">
            <text:p>Attaque / Relâchement</text:p>
          </table:table-cell>
          <table:table-cell/>
          <table:table-cell table:style-name="ce14" office:value-type="string" calcext:value-type="string">
            <text:p>Note Fondamentale</text:p>
          </table:table-cell>
          <table:table-cell/>
          <table:table-cell table:style-name="ce14" office:value-type="string" calcext:value-type="string">
            <text:p>Phrase Musicale</text:p>
          </table:table-cell>
          <table:table-cell/>
          <table:table-cell table:style-name="ce14" office:value-type="string" calcext:value-type="string">
            <text:p>Phrasé</text:p>
          </table:table-cell>
          <table:table-cell/>
          <table:table-cell table:style-name="ce14" office:value-type="string" calcext:value-type="string">
            <text:p>Note de l'Accord</text:p>
          </table:table-cell>
          <table:table-cell/>
          <table:table-cell table:style-name="ce14" office:value-type="string" calcext:value-type="string">
            <text:p>Variation de Tempo</text:p>
          </table:table-cell>
          <table:table-cell table:number-columns-repeated="2"/>
          <table:table-cell office:value-type="string" calcext:value-type="string">
            <text:p>Attention aux modifications !!!</text:p>
          </table:table-cell>
          <table:table-cell table:style-name="ce90" office:value-type="string" calcext:value-type="string">
            <text:p>action grafcet</text:p>
          </table:table-cell>
          <table:table-cell/>
          <table:table-cell table:style-name="ce90" office:value-type="string" calcext:value-type="string">
            <text:p>opération</text:p>
          </table:table-cell>
          <table:table-cell/>
          <table:table-cell table:style-name="ce90" office:value-type="string" calcext:value-type="string">
            <text:p>opération logique g7</text:p>
          </table:table-cell>
          <table:table-cell/>
          <table:table-cell table:style-name="ce90" office:value-type="string" calcext:value-type="string">
            <text:p>départ séquence</text:p>
          </table:table-cell>
          <table:table-cell/>
          <table:table-cell table:style-name="ce90" office:value-type="string" calcext:value-type="string">
            <text:p>type de lecture</text:p>
          </table:table-cell>
          <table:table-cell table:number-columns-repeated="5"/>
          <table:table-cell office:value-type="string" calcext:value-type="string">
            <text:p>transitions</text:p>
          </table:table-cell>
          <table:table-cell table:style-name="Default" office:value-type="string" calcext:value-type="string">
            <text:p>etape_precedente</text:p>
          </table:table-cell>
          <table:table-cell table:style-name="Default" office:value-type="string" calcext:value-type="string">
            <text:p>etape_suivante</text:p>
          </table:table-cell>
          <table:table-cell table:style-name="Default" office:value-type="string" calcext:value-type="string">
            <text:p>condition1</text:p>
          </table:table-cell>
          <table:table-cell table:style-name="Default" office:value-type="string" calcext:value-type="string">
            <text:p>operateur</text:p>
          </table:table-cell>
          <table:table-cell table:style-name="Default" office:value-type="string" calcext:value-type="string">
            <text:p>condition2</text:p>
          </table:table-cell>
          <table:table-cell/>
          <table:table-cell table:style-name="ce23" office:value-type="string" calcext:value-type="string">
            <text:p>Instrumentiste – Grafcet 1</text:p>
          </table:table-cell>
          <table:table-cell table:style-name="ce26"/>
          <table:table-cell table:style-name="ce111" table:number-columns-repeated="24"/>
          <table:table-cell table:style-name="ce21"/>
          <table:table-cell table:style-name="ce21" office:value-type="string" calcext:value-type="string">
            <text:p>Etapes</text:p>
          </table:table-cell>
          <table:table-cell table:style-name="ce136" office:value-type="string" calcext:value-type="string">
            <text:p>nom_etape</text:p>
          </table:table-cell>
          <table:table-cell table:style-name="ce137" office:value-type="string" calcext:value-type="string">
            <text:p>nom_recette</text:p>
          </table:table-cell>
          <table:table-cell table:style-name="ce21" table:number-columns-repeated="10"/>
          <table:table-cell table:style-name="ce21" office:value-type="string" calcext:value-type="string">
            <text:p>transition </text:p>
          </table:table-cell>
          <table:table-cell table:style-name="ce25" office:value-type="string" calcext:value-type="string">
            <text:p>etape_precedente</text:p>
          </table:table-cell>
          <table:table-cell table:style-name="ce25" office:value-type="string" calcext:value-type="string">
            <text:p>etape_suivante</text:p>
          </table:table-cell>
          <table:table-cell table:style-name="ce25" office:value-type="string" calcext:value-type="string">
            <text:p>condition1</text:p>
          </table:table-cell>
          <table:table-cell table:style-name="ce25" office:value-type="string" calcext:value-type="string">
            <text:p>operateur</text:p>
          </table:table-cell>
          <table:table-cell table:style-name="ce25" office:value-type="string" calcext:value-type="string">
            <text:p>condition2</text:p>
          </table:table-cell>
          <table:table-cell table:style-name="ce21"/>
          <table:table-cell table:style-name="ce23" office:value-type="string" calcext:value-type="string">
            <text:p>Instrumentiste – Grafcet 2</text:p>
          </table:table-cell>
          <table:table-cell table:style-name="ce26"/>
          <table:table-cell table:style-name="ce111" table:number-columns-repeated="24"/>
          <table:table-cell table:style-name="ce21"/>
          <table:table-cell table:style-name="ce21" office:value-type="string" calcext:value-type="string">
            <text:p>Etapes</text:p>
          </table:table-cell>
          <table:table-cell table:style-name="ce136" office:value-type="string" calcext:value-type="string">
            <text:p>nom_etape</text:p>
          </table:table-cell>
          <table:table-cell table:style-name="ce137" office:value-type="string" calcext:value-type="string">
            <text:p>nom_recette</text:p>
          </table:table-cell>
          <table:table-cell table:style-name="ce21" table:number-columns-repeated="9"/>
        </table:table-row>
        <table:table-row table:style-name="ro1">
          <table:table-cell table:style-name="ce4" office:value-type="string" calcext:value-type="string">
            <text:p>nc</text:p>
          </table:table-cell>
          <table:table-cell/>
          <table:table-cell table:style-name="ce22" office:value-type="string" calcext:value-type="string">
            <text:p>nc</text:p>
          </table:table-cell>
          <table:table-cell/>
          <table:table-cell table:style-name="ce22" office:value-type="string" calcext:value-type="string">
            <text:p>nc</text:p>
          </table:table-cell>
          <table:table-cell/>
          <table:table-cell table:style-name="ce22" office:value-type="string" calcext:value-type="string">
            <text:p>nc</text:p>
          </table:table-cell>
          <table:table-cell/>
          <table:table-cell table:style-name="ce22" office:value-type="string" calcext:value-type="string">
            <text:p>nc</text:p>
          </table:table-cell>
          <table:table-cell/>
          <table:table-cell table:style-name="ce22" office:value-type="string" calcext:value-type="string">
            <text:p>nc</text:p>
          </table:table-cell>
          <table:table-cell/>
          <table:table-cell table:style-name="ce22" office:value-type="string" calcext:value-type="string">
            <text:p>nc</text:p>
          </table:table-cell>
          <table:table-cell/>
          <table:table-cell table:style-name="ce22" office:value-type="string" calcext:value-type="string">
            <text:p>nc</text:p>
          </table:table-cell>
          <table:table-cell table:number-columns-repeated="3"/>
          <table:table-cell table:style-name="ce15"/>
          <table:table-cell/>
          <table:table-cell table:style-name="ce15" office:value-type="string" calcext:value-type="string">
            <text:p>+</text:p>
          </table:table-cell>
          <table:table-cell/>
          <table:table-cell table:style-name="ce15" office:value-type="string" calcext:value-type="string">
            <text:p>or</text:p>
          </table:table-cell>
          <table:table-cell/>
          <table:table-cell table:style-name="ce15" office:value-type="string" calcext:value-type="string">
            <text:p>begin</text:p>
          </table:table-cell>
          <table:table-cell/>
          <table:table-cell table:style-name="ce15"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Grafcet 1</text:p>
          </table:table-cell>
          <table:table-cell table:style-name="Default" office:value-type="string" calcext:value-type="string">
            <text:p>init</text:p>
          </table:table-cell>
          <table:table-cell table:style-name="Default" office:value-type="string" calcext:value-type="string">
            <text:p>1A</text:p>
          </table:table-cell>
          <table:table-cell table:style-name="ce4" table:formula="of:=IF([$instrumentiste.$G$17]=&quot;&quot;;&quot;nc&quot;;[$instrumentiste.$G$17])" office:value-type="string" office:string-value="nc" calcext:value-type="string">
            <text:p>nc</text:p>
          </table:table-cell>
          <table:table-cell table:style-name="Default" table:formula="of:=IF([$instrumentiste.$F$18]=&quot;&quot;;&quot;nc&quot;;[$instrumentiste.$F$18])" office:value-type="string" office:string-value="or" calcext:value-type="string">
            <text:p>or</text:p>
          </table:table-cell>
          <table:table-cell table:style-name="Default" table:formula="of:=IF([$instrumentiste.$G$18]=&quot;&quot;;&quot;nc&quot;;[$instrumentiste.$G$18])" office:value-type="string" office:string-value="nc" calcext:value-type="string">
            <text:p>nc</text:p>
          </table:table-cell>
          <table:table-cell/>
          <table:table-cell table:style-name="ce111" table:number-columns-repeated="26"/>
          <table:table-cell table:style-name="ce21"/>
          <table:table-cell table:style-name="ce21" office:value-type="string" calcext:value-type="string">
            <text:p>Grafcet 1</text:p>
          </table:table-cell>
          <table:table-cell office:value-type="string" calcext:value-type="string">
            <text:p>init</text:p>
          </table:table-cell>
          <table:table-cell table:style-name="ce138" table:formula="of:=[$instrumentiste.$K$9]" office:value-type="string" office:string-value="recette_nul" calcext:value-type="string">
            <text:p>recette_nul</text:p>
          </table:table-cell>
          <table:table-cell table:style-name="ce21" table:number-columns-repeated="10"/>
          <table:table-cell table:style-name="ce21" office:value-type="string" calcext:value-type="string">
            <text:p>Grafcet 2</text:p>
          </table:table-cell>
          <table:table-cell table:style-name="ce25" office:value-type="string" calcext:value-type="string">
            <text:p>init</text:p>
          </table:table-cell>
          <table:table-cell table:style-name="ce25" office:value-type="string" calcext:value-type="string">
            <text:p>1A</text:p>
          </table:table-cell>
          <table:table-cell table:style-name="ce15" table:formula="of:=IF([$instrumentiste.$G$17]=&quot;&quot;;&quot;nc&quot;;[$instrumentiste.$G$17])" office:value-type="string" office:string-value="nc" calcext:value-type="string">
            <text:p>nc</text:p>
          </table:table-cell>
          <table:table-cell table:style-name="ce25" table:formula="of:=IF([$instrumentiste.$F$18]=&quot;&quot;;&quot;nc&quot;;[$instrumentiste.$F$18])" office:value-type="string" office:string-value="or" calcext:value-type="string">
            <text:p>or</text:p>
          </table:table-cell>
          <table:table-cell table:style-name="ce25" table:formula="of:=IF([$instrumentiste.$G$18]=&quot;&quot;;&quot;nc&quot;;[$instrumentiste.$G$18])" office:value-type="string" office:string-value="nc" calcext:value-type="string">
            <text:p>nc</text:p>
          </table:table-cell>
          <table:table-cell table:style-name="ce21"/>
          <table:table-cell table:style-name="ce111" table:number-columns-repeated="26"/>
          <table:table-cell table:style-name="ce21"/>
          <table:table-cell table:style-name="ce21" office:value-type="string" calcext:value-type="string">
            <text:p>Grafcet 2</text:p>
          </table:table-cell>
          <table:table-cell office:value-type="string" calcext:value-type="string">
            <text:p>init</text:p>
          </table:table-cell>
          <table:table-cell table:style-name="ce138" table:formula="of:=[$instrumentiste.$K$9]" office:value-type="string" office:string-value="recette_nul" calcext:value-type="string">
            <text:p>recette_nul</text:p>
          </table:table-cell>
          <table:table-cell table:style-name="ce21" table:number-columns-repeated="9"/>
        </table:table-row>
        <table:table-row table:style-name="ro1">
          <table:table-cell table:style-name="ce4" office:value-type="string" calcext:value-type="string">
            <text:p>percussion</text:p>
          </table:table-cell>
          <table:table-cell/>
          <table:table-cell table:style-name="ce4" office:value-type="string" calcext:value-type="string">
            <text:p>pianissimo</text:p>
          </table:table-cell>
          <table:table-cell/>
          <table:table-cell table:style-name="ce4" office:value-type="string" calcext:value-type="string">
            <text:p>net</text:p>
          </table:table-cell>
          <table:table-cell/>
          <table:table-cell table:style-name="ce4" office:value-type="string" calcext:value-type="string">
            <text:p>bruit</text:p>
          </table:table-cell>
          <table:table-cell/>
          <table:table-cell table:style-name="ce4" office:value-type="string" calcext:value-type="string">
            <text:p>True</text:p>
          </table:table-cell>
          <table:table-cell/>
          <table:table-cell table:style-name="ce4" office:value-type="string" calcext:value-type="string">
            <text:p>lie</text:p>
          </table:table-cell>
          <table:table-cell/>
          <table:table-cell table:style-name="ce4" office:value-type="string" calcext:value-type="string">
            <text:p>do</text:p>
          </table:table-cell>
          <table:table-cell/>
          <table:table-cell table:style-name="ce4" office:value-type="string" calcext:value-type="string">
            <text:p>fixe</text:p>
          </table:table-cell>
          <table:table-cell table:number-columns-repeated="3"/>
          <table:table-cell table:style-name="ce15" office:value-type="string" calcext:value-type="string">
            <text:p>nc</text:p>
          </table:table-cell>
          <table:table-cell/>
          <table:table-cell table:style-name="ce15" office:value-type="string" calcext:value-type="string">
            <text:p>-</text:p>
          </table:table-cell>
          <table:table-cell/>
          <table:table-cell table:style-name="ce91" office:value-type="string" calcext:value-type="string">
            <text:p>and</text:p>
          </table:table-cell>
          <table:table-cell/>
          <table:table-cell table:style-name="ce15" office:value-type="string" calcext:value-type="string">
            <text:p>continu</text:p>
          </table:table-cell>
          <table:table-cell/>
          <table:table-cell table:style-name="ce15" office:value-type="string" calcext:value-type="string">
            <text:p>reverse</text:p>
          </table:table-cell>
          <table:table-cell table:number-columns-repeated="6"/>
          <table:table-cell table:style-name="Default" office:value-type="string" calcext:value-type="string">
            <text:p>init</text:p>
          </table:table-cell>
          <table:table-cell table:style-name="Default" office:value-type="string" calcext:value-type="string">
            <text:p>1B</text:p>
          </table:table-cell>
          <table:table-cell table:style-name="ce4" table:formula="of:=IF([$instrumentiste.$O$17]=&quot;&quot;;&quot;nc&quot;;[$instrumentiste.$O$17])" office:value-type="string" office:string-value="nc" calcext:value-type="string">
            <text:p>nc</text:p>
          </table:table-cell>
          <table:table-cell table:style-name="Default" table:formula="of:=IF([$instrumentiste.$N$18]=&quot;&quot;;&quot;nc&quot;;[$instrumentiste.$N$18])" office:value-type="string" office:string-value="or" calcext:value-type="string">
            <text:p>or</text:p>
          </table:table-cell>
          <table:table-cell table:style-name="Default" table:formula="of:=IF([$instrumentiste.$O$18]=&quot;&quot;;&quot;nc&quot;;[$instrumentiste.$O$18])" office:value-type="string" office:string-value="nc" calcext:value-type="string">
            <text:p>nc</text:p>
          </table:table-cell>
          <table:table-cell/>
          <table:table-cell table:style-name="ce111" table:number-columns-repeated="26"/>
          <table:table-cell table:style-name="ce21" table:number-columns-repeated="2"/>
          <table:table-cell office:value-type="string" calcext:value-type="string">
            <text:p>1A</text:p>
          </table:table-cell>
          <table:table-cell table:style-name="ce138" table:formula="of:=[$instrumentiste.$F$21]" office:value-type="float" office:value="0" calcext:value-type="float">
            <text:p>0</text:p>
          </table:table-cell>
          <table:table-cell table:style-name="ce21" table:number-columns-repeated="11"/>
          <table:table-cell table:style-name="ce25" office:value-type="string" calcext:value-type="string">
            <text:p>init</text:p>
          </table:table-cell>
          <table:table-cell table:style-name="ce25" office:value-type="string" calcext:value-type="string">
            <text:p>1B</text:p>
          </table:table-cell>
          <table:table-cell table:style-name="ce15" table:formula="of:=IF([$instrumentiste.$L$17]=&quot;&quot;;&quot;nc&quot;;[$instrumentiste.$L$17])" office:value-type="string" office:string-value="nc" calcext:value-type="string">
            <text:p>nc</text:p>
          </table:table-cell>
          <table:table-cell table:style-name="ce25" table:formula="of:=IF([$instrumentiste.$K$18]=&quot;&quot;;&quot;nc&quot;;[$instrumentiste.$K$18])" office:value-type="string" office:string-value="nc" calcext:value-type="string">
            <text:p>nc</text:p>
          </table:table-cell>
          <table:table-cell table:style-name="ce25" table:formula="of:=IF([$instrumentiste.$L$18]=&quot;&quot;;&quot;nc&quot;;[$instrumentiste.$L$18])" office:value-type="string" office:string-value="nc" calcext:value-type="string">
            <text:p>nc</text:p>
          </table:table-cell>
          <table:table-cell table:style-name="ce21"/>
          <table:table-cell table:style-name="ce111" table:number-columns-repeated="26"/>
          <table:table-cell table:style-name="ce21" table:number-columns-repeated="2"/>
          <table:table-cell office:value-type="string" calcext:value-type="string">
            <text:p>1A</text:p>
          </table:table-cell>
          <table:table-cell table:style-name="ce138" table:formula="of:=[$instrumentiste.$F$21]" office:value-type="float" office:value="0" calcext:value-type="float">
            <text:p>0</text:p>
          </table:table-cell>
          <table:table-cell table:style-name="ce21" table:number-columns-repeated="9"/>
        </table:table-row>
        <table:table-row table:style-name="ro1">
          <table:table-cell table:style-name="ce4" office:value-type="string" calcext:value-type="string">
            <text:p>synthetique</text:p>
          </table:table-cell>
          <table:table-cell/>
          <table:table-cell table:style-name="ce4" office:value-type="string" calcext:value-type="string">
            <text:p>piano</text:p>
          </table:table-cell>
          <table:table-cell/>
          <table:table-cell table:style-name="ce4" office:value-type="string" calcext:value-type="string">
            <text:p>rapide</text:p>
          </table:table-cell>
          <table:table-cell/>
          <table:table-cell table:style-name="ce4" office:value-type="string" calcext:value-type="string">
            <text:p>do</text:p>
          </table:table-cell>
          <table:table-cell/>
          <table:table-cell table:style-name="ce4" office:value-type="string" calcext:value-type="string">
            <text:p>False</text:p>
          </table:table-cell>
          <table:table-cell/>
          <table:table-cell table:style-name="ce4" office:value-type="string" calcext:value-type="string">
            <text:p>staccato</text:p>
          </table:table-cell>
          <table:table-cell/>
          <table:table-cell table:style-name="ce4" office:value-type="string" calcext:value-type="string">
            <text:p>reb</text:p>
          </table:table-cell>
          <table:table-cell/>
          <table:table-cell table:style-name="ce4" office:value-type="string" calcext:value-type="string">
            <text:p>accleration</text:p>
          </table:table-cell>
          <table:table-cell table:number-columns-repeated="3"/>
          <table:table-cell table:style-name="ce15" office:value-type="string" calcext:value-type="string">
            <text:p>recette_1_A</text:p>
          </table:table-cell>
          <table:table-cell/>
          <table:table-cell table:style-name="ce91" office:value-type="string" calcext:value-type="string">
            <text:p>=</text:p>
          </table:table-cell>
          <table:table-cell table:number-columns-repeated="3"/>
          <table:table-cell table:style-name="ce91" office:value-type="string" calcext:value-type="string">
            <text:p>random</text:p>
          </table:table-cell>
          <table:table-cell/>
          <table:table-cell table:style-name="ce15" office:value-type="string" calcext:value-type="string">
            <text:p>pendulum</text:p>
          </table:table-cell>
          <table:table-cell table:number-columns-repeated="6"/>
          <table:table-cell table:style-name="Default" office:value-type="string" calcext:value-type="string">
            <text:p>init</text:p>
          </table:table-cell>
          <table:table-cell table:style-name="Default" office:value-type="string" calcext:value-type="string">
            <text:p>1C</text:p>
          </table:table-cell>
          <table:table-cell table:style-name="ce4" table:formula="of:=IF([$instrumentiste.$W$17]=&quot;&quot;;&quot;nc&quot;;[$instrumentiste.$W$17])" office:value-type="string" office:string-value="nc" calcext:value-type="string">
            <text:p>nc</text:p>
          </table:table-cell>
          <table:table-cell table:style-name="Default" table:formula="of:=IF([$instrumentiste.$V$18]=&quot;&quot;;&quot;nc&quot;;[$instrumentiste.$V$18])" office:value-type="string" office:string-value="or" calcext:value-type="string">
            <text:p>or</text:p>
          </table:table-cell>
          <table:table-cell table:style-name="Default" table:formula="of:=IF([$instrumentiste.$W$18]=&quot;&quot;;&quot;nc&quot;;[$instrumentiste.$W$18])" office:value-type="string" office:string-value="nc" calcext:value-type="string">
            <text:p>nc</text:p>
          </table:table-cell>
          <table:table-cell/>
          <table:table-cell table:style-name="ce111" table:number-columns-repeated="4"/>
          <table:table-cell table:style-name="ce28" table:number-columns-repeated="7"/>
          <table:table-cell table:style-name="ce111" table:number-columns-repeated="15"/>
          <table:table-cell table:style-name="ce21" table:number-columns-repeated="2"/>
          <table:table-cell office:value-type="string" calcext:value-type="string">
            <text:p>1B</text:p>
          </table:table-cell>
          <table:table-cell table:style-name="ce138" table:formula="of:=[$instrumentiste.$N$21]" office:value-type="float" office:value="0" calcext:value-type="float">
            <text:p>0</text:p>
          </table:table-cell>
          <table:table-cell table:style-name="ce21" table:number-columns-repeated="11"/>
          <table:table-cell table:style-name="ce25" office:value-type="string" calcext:value-type="string">
            <text:p>init</text:p>
          </table:table-cell>
          <table:table-cell table:style-name="ce25" office:value-type="string" calcext:value-type="string">
            <text:p>1C</text:p>
          </table:table-cell>
          <table:table-cell table:style-name="ce15" table:formula="of:=IF([$instrumentiste.$Q$17]=&quot;&quot;;&quot;nc&quot;;[$instrumentiste.$Q$17])" office:value-type="string" office:string-value="nc" calcext:value-type="string">
            <text:p>nc</text:p>
          </table:table-cell>
          <table:table-cell table:style-name="ce25" table:formula="of:=IF([$instrumentiste.$P$18]=&quot;&quot;;&quot;nc&quot;;[$instrumentiste.$P$18])" office:value-type="string" office:string-value="nc" calcext:value-type="string">
            <text:p>nc</text:p>
          </table:table-cell>
          <table:table-cell table:style-name="ce25" table:formula="of:=IF([$instrumentiste.$Q$18]=&quot;&quot;;&quot;nc&quot;;[$instrumentiste.$Q$18])" office:value-type="string" office:string-value="nc" calcext:value-type="string">
            <text:p>nc</text:p>
          </table:table-cell>
          <table:table-cell table:style-name="ce21"/>
          <table:table-cell table:style-name="ce111" table:number-columns-repeated="4"/>
          <table:table-cell table:style-name="ce28" table:number-columns-repeated="7"/>
          <table:table-cell table:style-name="ce111" table:number-columns-repeated="15"/>
          <table:table-cell table:style-name="ce21" table:number-columns-repeated="2"/>
          <table:table-cell office:value-type="string" calcext:value-type="string">
            <text:p>1B</text:p>
          </table:table-cell>
          <table:table-cell table:style-name="ce138" table:formula="of:=[$instrumentiste.$K$21]" office:value-type="float" office:value="0" calcext:value-type="float">
            <text:p>0</text:p>
          </table:table-cell>
          <table:table-cell table:style-name="ce21" table:number-columns-repeated="9"/>
        </table:table-row>
        <table:table-row table:style-name="ro1">
          <table:table-cell table:style-name="ce4" office:value-type="string" calcext:value-type="string">
            <text:p>instrumental</text:p>
          </table:table-cell>
          <table:table-cell/>
          <table:table-cell table:style-name="ce4" office:value-type="string" calcext:value-type="string">
            <text:p>mezzo</text:p>
          </table:table-cell>
          <table:table-cell/>
          <table:table-cell table:style-name="ce4" office:value-type="string" calcext:value-type="string">
            <text:p>lent</text:p>
          </table:table-cell>
          <table:table-cell/>
          <table:table-cell table:style-name="ce4" office:value-type="string" calcext:value-type="string">
            <text:p>reb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tenuNote</text:p>
          </table:table-cell>
          <table:table-cell/>
          <table:table-cell table:style-name="ce4" office:value-type="string" calcext:value-type="string">
            <text:p>re</text:p>
          </table:table-cell>
          <table:table-cell/>
          <table:table-cell table:style-name="ce4" office:value-type="string" calcext:value-type="string">
            <text:p>ralentissement</text:p>
          </table:table-cell>
          <table:table-cell table:number-columns-repeated="3"/>
          <table:table-cell table:style-name="ce15" office:value-type="string" calcext:value-type="string">
            <text:p>recette_2_A</text:p>
          </table:table-cell>
          <table:table-cell table:number-columns-repeated="7"/>
          <table:table-cell table:style-name="ce92" office:value-type="string" calcext:value-type="string">
            <text:p>1 / 2</text:p>
          </table:table-cell>
          <table:table-cell table:number-columns-repeated="6"/>
          <table:table-cell table:style-name="Default" office:value-type="string" calcext:value-type="string">
            <text:p>1A</text:p>
          </table:table-cell>
          <table:table-cell table:style-name="Default" office:value-type="string" calcext:value-type="string">
            <text:p>2A</text:p>
          </table:table-cell>
          <table:table-cell table:style-name="ce4" table:formula="of:=IF([$instrumentiste.$G$29]=&quot;&quot;;&quot;nc&quot;;[$instrumentiste.$G$29])" office:value-type="string" office:string-value="nc" calcext:value-type="string">
            <text:p>nc</text:p>
          </table:table-cell>
          <table:table-cell table:style-name="Default" table:formula="of:=IF([$instrumentiste.$F$30]=&quot;&quot;;&quot;nc&quot;;[$instrumentiste.$F$30])" office:value-type="string" office:string-value="or" calcext:value-type="string">
            <text:p>or</text:p>
          </table:table-cell>
          <table:table-cell table:style-name="Default" table:formula="of:=IF([$instrumentiste.$G$30]=&quot;&quot;;&quot;nc&quot;;[$instrumentiste.$G$30])" office:value-type="string" office:string-value="nc" calcext:value-type="string">
            <text:p>nc</text:p>
          </table:table-cell>
          <table:table-cell/>
          <table:table-cell table:style-name="ce111" table:number-columns-repeated="3"/>
          <table:table-cell table:style-name="ce27"/>
          <table:table-cell table:style-name="ce111" table:number-columns-repeated="6"/>
          <table:table-cell table:style-name="ce27"/>
          <table:table-cell table:style-name="ce111" table:number-columns-repeated="15"/>
          <table:table-cell table:style-name="ce21" table:number-columns-repeated="2"/>
          <table:table-cell office:value-type="string" calcext:value-type="string">
            <text:p>1C</text:p>
          </table:table-cell>
          <table:table-cell table:style-name="ce138" table:formula="of:=[$instrumentiste.$V$21]" office:value-type="float" office:value="0" calcext:value-type="float">
            <text:p>0</text:p>
          </table:table-cell>
          <table:table-cell table:style-name="ce21" table:number-columns-repeated="11"/>
          <table:table-cell table:style-name="ce25" office:value-type="string" calcext:value-type="string">
            <text:p>init</text:p>
          </table:table-cell>
          <table:table-cell table:style-name="ce25" office:value-type="string" calcext:value-type="string">
            <text:p>1D</text:p>
          </table:table-cell>
          <table:table-cell table:style-name="ce15" table:formula="of:=IF([$instrumentiste.$V$17]=&quot;&quot;;&quot;nc&quot;;[$instrumentiste.$V$17])" office:value-type="string" office:string-value="nc" calcext:value-type="string">
            <text:p>nc</text:p>
          </table:table-cell>
          <table:table-cell table:style-name="ce25" table:formula="of:=IF([$instrumentiste.$U$18]=&quot;&quot;;&quot;nc&quot;;[$instrumentiste.$U$18])" office:value-type="string" office:string-value="nc" calcext:value-type="string">
            <text:p>nc</text:p>
          </table:table-cell>
          <table:table-cell table:style-name="ce25" table:formula="of:=IF([$instrumentiste.$V$18]=&quot;&quot;;&quot;nc&quot;;[$instrumentiste.$V$18])" office:value-type="string" office:string-value="or" calcext:value-type="string">
            <text:p>or</text:p>
          </table:table-cell>
          <table:table-cell table:style-name="ce21"/>
          <table:table-cell table:style-name="ce111" table:number-columns-repeated="3"/>
          <table:table-cell table:style-name="ce27"/>
          <table:table-cell table:style-name="ce111" table:number-columns-repeated="6"/>
          <table:table-cell table:style-name="ce27"/>
          <table:table-cell table:style-name="ce111" table:number-columns-repeated="15"/>
          <table:table-cell table:style-name="ce21" table:number-columns-repeated="2"/>
          <table:table-cell office:value-type="string" calcext:value-type="string">
            <text:p>1C</text:p>
          </table:table-cell>
          <table:table-cell table:style-name="ce138" table:formula="of:=[$instrumentiste.$P$21]" office:value-type="float" office:value="0" calcext:value-type="float">
            <text:p>0</text:p>
          </table:table-cell>
          <table:table-cell table:style-name="ce21" table:number-columns-repeated="9"/>
        </table:table-row>
        <table:table-row table:style-name="ro1">
          <table:table-cell table:style-name="ce4" office:value-type="string" calcext:value-type="string">
            <text:p>bruitiste</text:p>
          </table:table-cell>
          <table:table-cell/>
          <table:table-cell table:style-name="ce4" office:value-type="string" calcext:value-type="string">
            <text:p>forte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re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 office:value-type="string" calcext:value-type="string">
            <text:p>mib</text:p>
          </table:table-cell>
          <table:table-cell/>
          <table:table-cell table:style-name="ce4" office:value-type="string" calcext:value-type="string">
            <text:p>chaotique</text:p>
          </table:table-cell>
          <table:table-cell table:number-columns-repeated="3"/>
          <table:table-cell table:style-name="ce15" office:value-type="string" calcext:value-type="string">
            <text:p>recette_3_A</text:p>
          </table:table-cell>
          <table:table-cell table:number-columns-repeated="7"/>
          <table:table-cell table:style-name="ce92" office:value-type="string" calcext:value-type="string">
            <text:p>1 / 3</text:p>
          </table:table-cell>
          <table:table-cell table:number-columns-repeated="6"/>
          <table:table-cell table:style-name="Default" office:value-type="string" calcext:value-type="string">
            <text:p>1A</text:p>
          </table:table-cell>
          <table:table-cell table:style-name="Default" office:value-type="string" calcext:value-type="string">
            <text:p>2B</text:p>
          </table:table-cell>
          <table:table-cell table:style-name="ce4" table:formula="of:=IF([$instrumentiste.$O$29]=&quot;&quot;;&quot;nc&quot;;[$instrumentiste.$O$29])" office:value-type="string" office:string-value="nc" calcext:value-type="string">
            <text:p>nc</text:p>
          </table:table-cell>
          <table:table-cell table:style-name="Default" table:formula="of:=IF([$instrumentiste.$N$30]=&quot;&quot;;&quot;nc&quot;;[$instrumentiste.$N$30])" office:value-type="string" office:string-value="or" calcext:value-type="string">
            <text:p>or</text:p>
          </table:table-cell>
          <table:table-cell table:style-name="Default" table:formula="of:=IF([$instrumentiste.$O$30]=&quot;&quot;;&quot;nc&quot;;[$instrumentiste.$O$30])" office:value-type="string" office:string-value="nc" calcext:value-type="string">
            <text:p>nc</text:p>
          </table:table-cell>
          <table:table-cell/>
          <table:table-cell table:style-name="ce111" table:number-columns-repeated="3"/>
          <table:table-cell table:style-name="ce27"/>
          <table:table-cell table:style-name="ce111" table:number-columns-repeated="6"/>
          <table:table-cell table:style-name="ce27"/>
          <table:table-cell table:style-name="ce111" table:number-columns-repeated="15"/>
          <table:table-cell table:style-name="ce21" table:number-columns-repeated="2"/>
          <table:table-cell office:value-type="string" calcext:value-type="string">
            <text:p>2A</text:p>
          </table:table-cell>
          <table:table-cell table:style-name="ce138" table:formula="of:=[$instrumentiste.$F$33]" office:value-type="float" office:value="0" calcext:value-type="float">
            <text:p>0</text:p>
          </table:table-cell>
          <table:table-cell table:style-name="ce21" table:number-columns-repeated="11"/>
          <table:table-cell table:style-name="ce25" office:value-type="string" calcext:value-type="string">
            <text:p>1A</text:p>
          </table:table-cell>
          <table:table-cell table:style-name="ce25" office:value-type="string" calcext:value-type="string">
            <text:p>2A</text:p>
          </table:table-cell>
          <table:table-cell table:style-name="ce15" table:formula="of:=IF([$instrumentiste.$G$29]=&quot;&quot;;&quot;nc&quot;;[$instrumentiste.$G$29])" office:value-type="string" office:string-value="nc" calcext:value-type="string">
            <text:p>nc</text:p>
          </table:table-cell>
          <table:table-cell table:style-name="ce25" table:formula="of:=IF([$instrumentiste.$F$30]=&quot;&quot;;&quot;nc&quot;;[$instrumentiste.$F$30])" office:value-type="string" office:string-value="or" calcext:value-type="string">
            <text:p>or</text:p>
          </table:table-cell>
          <table:table-cell table:style-name="ce25" table:formula="of:=IF([$instrumentiste.$G$30]=&quot;&quot;;&quot;nc&quot;;[$instrumentiste.$G$30])" office:value-type="string" office:string-value="nc" calcext:value-type="string">
            <text:p>nc</text:p>
          </table:table-cell>
          <table:table-cell table:style-name="ce21"/>
          <table:table-cell table:style-name="ce111" table:number-columns-repeated="3"/>
          <table:table-cell table:style-name="ce27"/>
          <table:table-cell table:style-name="ce111" table:number-columns-repeated="6"/>
          <table:table-cell table:style-name="ce27"/>
          <table:table-cell table:style-name="ce111" table:number-columns-repeated="15"/>
          <table:table-cell table:style-name="ce21" table:number-columns-repeated="2"/>
          <table:table-cell office:value-type="string" calcext:value-type="string">
            <text:p>1D</text:p>
          </table:table-cell>
          <table:table-cell table:formula="of:=[$instrumentiste.$U$21]" office:value-type="float" office:value="0" calcext:value-type="float">
            <text:p>0</text:p>
          </table:table-cell>
          <table:table-cell table:style-name="ce21" table:number-columns-repeated="9"/>
        </table:table-row>
        <table:table-row table:style-name="ro1">
          <table:table-cell table:style-name="ce4" office:value-type="string" calcext:value-type="string">
            <text:p>voix</text:p>
          </table:table-cell>
          <table:table-cell/>
          <table:table-cell table:style-name="ce4" office:value-type="string" calcext:value-type="string">
            <text:p>fortissimo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mib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 office:value-type="string" calcext:value-type="string">
            <text:p>mi</text:p>
          </table:table-cell>
          <table:table-cell/>
          <table:table-cell table:style-name="ce4"/>
          <table:table-cell table:number-columns-repeated="3"/>
          <table:table-cell table:style-name="ce15" office:value-type="string" calcext:value-type="string">
            <text:p>recette_4_A</text:p>
          </table:table-cell>
          <table:table-cell table:number-columns-repeated="7"/>
          <table:table-cell table:style-name="ce91" office:value-type="string" calcext:value-type="string">
            <text:p>random</text:p>
          </table:table-cell>
          <table:table-cell table:number-columns-repeated="6"/>
          <table:table-cell table:style-name="Default" office:value-type="string" calcext:value-type="string">
            <text:p>1A</text:p>
          </table:table-cell>
          <table:table-cell table:style-name="Default" office:value-type="string" calcext:value-type="string">
            <text:p>2C</text:p>
          </table:table-cell>
          <table:table-cell table:style-name="ce4" table:formula="of:=IF([$instrumentiste.$W$29]=&quot;&quot;;&quot;nc&quot;;[$instrumentiste.$W$29])" office:value-type="string" office:string-value="nc" calcext:value-type="string">
            <text:p>nc</text:p>
          </table:table-cell>
          <table:table-cell table:style-name="Default" table:formula="of:=IF([$instrumentiste.$V$30]=&quot;&quot;;&quot;nc&quot;;[$instrumentiste.$V$30])" office:value-type="string" office:string-value="or" calcext:value-type="string">
            <text:p>or</text:p>
          </table:table-cell>
          <table:table-cell table:style-name="Default" table:formula="of:=IF([$instrumentiste.$W$30]=&quot;&quot;;&quot;nc&quot;;[$instrumentiste.$W$30])" office:value-type="string" office:string-value="nc" calcext:value-type="string">
            <text:p>nc</text:p>
          </table:table-cell>
          <table:table-cell/>
          <table:table-cell table:style-name="ce111" table:number-columns-repeated="3"/>
          <table:table-cell table:style-name="ce27"/>
          <table:table-cell table:style-name="ce111" table:number-columns-repeated="5"/>
          <table:table-cell table:style-name="ce117" office:value-type="string" calcext:value-type="string" table:number-columns-spanned="4" table:number-rows-spanned="1">
            <text:p>recette initial</text:p>
          </table:table-cell>
          <table:covered-table-cell table:number-columns-repeated="3" table:style-name="ce111"/>
          <table:table-cell table:style-name="ce111" table:number-columns-repeated="13"/>
          <table:table-cell table:style-name="ce21" table:number-columns-repeated="2"/>
          <table:table-cell office:value-type="string" calcext:value-type="string">
            <text:p>2B</text:p>
          </table:table-cell>
          <table:table-cell table:formula="of:=[$instrumentiste.$N$33]" office:value-type="float" office:value="0" calcext:value-type="float">
            <text:p>0</text:p>
          </table:table-cell>
          <table:table-cell table:style-name="ce21" table:number-columns-repeated="11"/>
          <table:table-cell table:style-name="ce25" office:value-type="string" calcext:value-type="string">
            <text:p>1A</text:p>
          </table:table-cell>
          <table:table-cell table:style-name="ce25" office:value-type="string" calcext:value-type="string">
            <text:p>2B</text:p>
          </table:table-cell>
          <table:table-cell table:style-name="ce15" table:formula="of:=IF([$instrumentiste.$L$29]=&quot;&quot;;&quot;nc&quot;;[$instrumentiste.$L$29])" office:value-type="string" office:string-value="nc" calcext:value-type="string">
            <text:p>nc</text:p>
          </table:table-cell>
          <table:table-cell table:style-name="ce25" table:formula="of:=IF([$instrumentiste.$K$30]=&quot;&quot;;&quot;nc&quot;;[$instrumentiste.$K$30])" office:value-type="string" office:string-value="nc" calcext:value-type="string">
            <text:p>nc</text:p>
          </table:table-cell>
          <table:table-cell table:style-name="ce25" table:formula="of:=IF([$instrumentiste.$L$30]=&quot;&quot;;&quot;nc&quot;;[$instrumentiste.$L$30])" office:value-type="string" office:string-value="nc" calcext:value-type="string">
            <text:p>nc</text:p>
          </table:table-cell>
          <table:table-cell table:style-name="ce21"/>
          <table:table-cell table:style-name="ce111" table:number-columns-repeated="3"/>
          <table:table-cell table:style-name="ce27"/>
          <table:table-cell table:style-name="ce111" table:number-columns-repeated="5"/>
          <table:table-cell table:style-name="ce117" office:value-type="string" calcext:value-type="string" table:number-columns-spanned="4" table:number-rows-spanned="1">
            <text:p>recette initial</text:p>
          </table:table-cell>
          <table:covered-table-cell table:number-columns-repeated="3" table:style-name="ce111"/>
          <table:table-cell table:style-name="ce111" table:number-columns-repeated="13"/>
          <table:table-cell table:style-name="ce21" table:number-columns-repeated="2"/>
          <table:table-cell office:value-type="string" calcext:value-type="string">
            <text:p>2A</text:p>
          </table:table-cell>
          <table:table-cell table:style-name="ce138" table:formula="of:=[$instrumentiste.$F$33]" office:value-type="float" office:value="0" calcext:value-type="float">
            <text:p>0</text:p>
          </table:table-cell>
          <table:table-cell table:style-name="ce21" table:number-columns-repeated="9"/>
        </table:table-row>
        <table:table-row table:style-name="ro1">
          <table:table-cell table:style-name="ce4" office:value-type="string" calcext:value-type="string">
            <text:p>ensemble</text:p>
          </table:table-cell>
          <table:table-cell/>
          <table:table-cell table:style-name="ce4" office:value-type="string" calcext:value-type="string">
            <text:p>crescendo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mi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 office:value-type="string" calcext:value-type="string">
            <text:p>fa</text:p>
          </table:table-cell>
          <table:table-cell/>
          <table:table-cell table:style-name="ce4"/>
          <table:table-cell table:number-columns-repeated="3"/>
          <table:table-cell table:style-name="ce15" office:value-type="string" calcext:value-type="string">
            <text:p>recette_1_B</text:p>
          </table:table-cell>
          <table:table-cell table:number-columns-repeated="14"/>
          <table:table-cell table:style-name="Default" office:value-type="string" calcext:value-type="string">
            <text:p>1B</text:p>
          </table:table-cell>
          <table:table-cell table:style-name="Default" office:value-type="string" calcext:value-type="string">
            <text:p>2A</text:p>
          </table:table-cell>
          <table:table-cell table:style-name="ce4" table:formula="of:=IF([$instrumentiste.$G$29]=&quot;&quot;;&quot;nc&quot;;[$instrumentiste.$G$29])" office:value-type="string" office:string-value="nc" calcext:value-type="string">
            <text:p>nc</text:p>
          </table:table-cell>
          <table:table-cell table:style-name="Default" table:formula="of:=IF([$instrumentiste.$F$30]=&quot;&quot;;&quot;nc&quot;;[$instrumentiste.$F$30])" office:value-type="string" office:string-value="or" calcext:value-type="string">
            <text:p>or</text:p>
          </table:table-cell>
          <table:table-cell table:style-name="Default" table:formula="of:=IF([$instrumentiste.$G$30]=&quot;&quot;;&quot;nc&quot;;[$instrumentiste.$G$30])" office:value-type="string" office:string-value="nc" calcext:value-type="string">
            <text:p>nc</text:p>
          </table:table-cell>
          <table:table-cell/>
          <table:table-cell table:style-name="ce111" table:number-columns-repeated="3"/>
          <table:table-cell table:style-name="ce27"/>
          <table:table-cell table:style-name="ce111" table:number-columns-repeated="5"/>
          <table:table-cell table:style-name="ce52"/>
          <table:table-cell table:style-name="ce55" table:number-columns-repeated="2"/>
          <table:table-cell table:style-name="ce58"/>
          <table:table-cell table:style-name="ce111" table:number-columns-repeated="13"/>
          <table:table-cell table:style-name="ce21" table:number-columns-repeated="2"/>
          <table:table-cell office:value-type="string" calcext:value-type="string">
            <text:p>2C</text:p>
          </table:table-cell>
          <table:table-cell table:formula="of:=[$instrumentiste.$V$33]" office:value-type="float" office:value="0" calcext:value-type="float">
            <text:p>0</text:p>
          </table:table-cell>
          <table:table-cell table:style-name="ce21" table:number-columns-repeated="11"/>
          <table:table-cell table:style-name="ce25" office:value-type="string" calcext:value-type="string">
            <text:p>1B</text:p>
          </table:table-cell>
          <table:table-cell table:style-name="ce25" office:value-type="string" calcext:value-type="string">
            <text:p>2A</text:p>
          </table:table-cell>
          <table:table-cell table:style-name="ce15" table:formula="of:=IF([$instrumentiste.$G$29]=&quot;&quot;;&quot;nc&quot;;[$instrumentiste.$G$29])" office:value-type="string" office:string-value="nc" calcext:value-type="string">
            <text:p>nc</text:p>
          </table:table-cell>
          <table:table-cell table:style-name="ce25" table:formula="of:=IF([$instrumentiste.$F$30]=&quot;&quot;;&quot;nc&quot;;[$instrumentiste.$F$30])" office:value-type="string" office:string-value="or" calcext:value-type="string">
            <text:p>or</text:p>
          </table:table-cell>
          <table:table-cell table:style-name="ce25" table:formula="of:=IF([$instrumentiste.$G$30]=&quot;&quot;;&quot;nc&quot;;[$instrumentiste.$G$30])" office:value-type="string" office:string-value="nc" calcext:value-type="string">
            <text:p>nc</text:p>
          </table:table-cell>
          <table:table-cell table:style-name="ce21"/>
          <table:table-cell table:style-name="ce111" table:number-columns-repeated="3"/>
          <table:table-cell table:style-name="ce27"/>
          <table:table-cell table:style-name="ce111" table:number-columns-repeated="5"/>
          <table:table-cell table:style-name="ce52"/>
          <table:table-cell table:style-name="ce55" table:number-columns-repeated="2"/>
          <table:table-cell table:style-name="ce58"/>
          <table:table-cell table:style-name="ce111" table:number-columns-repeated="13"/>
          <table:table-cell table:style-name="ce21" table:number-columns-repeated="2"/>
          <table:table-cell office:value-type="string" calcext:value-type="string">
            <text:p>2B</text:p>
          </table:table-cell>
          <table:table-cell table:formula="of:=[$instrumentiste.$K$33]" office:value-type="float" office:value="0" calcext:value-type="float">
            <text:p>0</text:p>
          </table:table-cell>
          <table:table-cell table:style-name="ce21" table:number-columns-repeated="9"/>
        </table:table-row>
        <table:table-row table:style-name="ro1">
          <table:table-cell table:style-name="ce4" office:value-type="string" calcext:value-type="string">
            <text:p>sample</text:p>
          </table:table-cell>
          <table:table-cell/>
          <table:table-cell table:style-name="ce4" office:value-type="string" calcext:value-type="string">
            <text:p>descrescendo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fa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 office:value-type="string" calcext:value-type="string">
            <text:p>solb</text:p>
          </table:table-cell>
          <table:table-cell/>
          <table:table-cell table:style-name="ce4"/>
          <table:table-cell table:number-columns-repeated="3"/>
          <table:table-cell table:style-name="ce15" office:value-type="string" calcext:value-type="string">
            <text:p>recette_2_B</text:p>
          </table:table-cell>
          <table:table-cell table:number-columns-repeated="14"/>
          <table:table-cell table:style-name="Default" office:value-type="string" calcext:value-type="string">
            <text:p>1B</text:p>
          </table:table-cell>
          <table:table-cell table:style-name="Default" office:value-type="string" calcext:value-type="string">
            <text:p>2B</text:p>
          </table:table-cell>
          <table:table-cell table:style-name="ce4" table:formula="of:=IF([$instrumentiste.$O$29]=&quot;&quot;;&quot;nc&quot;;[$instrumentiste.$O$29])" office:value-type="string" office:string-value="nc" calcext:value-type="string">
            <text:p>nc</text:p>
          </table:table-cell>
          <table:table-cell table:style-name="Default" table:formula="of:=IF([$instrumentiste.$N$30]=&quot;&quot;;&quot;nc&quot;;[$instrumentiste.$N$30])" office:value-type="string" office:string-value="or" calcext:value-type="string">
            <text:p>or</text:p>
          </table:table-cell>
          <table:table-cell table:style-name="Default" table:formula="of:=IF([$instrumentiste.$O$30]=&quot;&quot;;&quot;nc&quot;;[$instrumentiste.$O$30])" office:value-type="string" office:string-value="nc" calcext:value-type="string">
            <text:p>nc</text:p>
          </table:table-cell>
          <table:table-cell/>
          <table:table-cell table:style-name="ce111" table:number-columns-repeated="3"/>
          <table:table-cell table:style-name="ce27"/>
          <table:table-cell table:style-name="ce111" table:number-columns-repeated="5"/>
          <table:table-cell table:style-name="ce53"/>
          <table:table-cell table:style-name="ce243" table:content-validation-name="val35" table:number-columns-spanned="2" table:number-rows-spanned="2"/>
          <table:covered-table-cell table:style-name="ce111"/>
          <table:table-cell table:style-name="ce59"/>
          <table:table-cell table:style-name="ce111" table:number-columns-repeated="13"/>
          <table:table-cell table:style-name="ce21" table:number-columns-repeated="2"/>
          <table:table-cell office:value-type="string" calcext:value-type="string">
            <text:p>3A</text:p>
          </table:table-cell>
          <table:table-cell table:style-name="ce138" table:formula="of:=[$instrumentiste.$F$45]" office:value-type="float" office:value="0" calcext:value-type="float">
            <text:p>0</text:p>
          </table:table-cell>
          <table:table-cell table:style-name="ce21" table:number-columns-repeated="11"/>
          <table:table-cell table:style-name="ce25" office:value-type="string" calcext:value-type="string">
            <text:p>1B</text:p>
          </table:table-cell>
          <table:table-cell table:style-name="ce25" office:value-type="string" calcext:value-type="string">
            <text:p>2B</text:p>
          </table:table-cell>
          <table:table-cell table:style-name="ce15" table:formula="of:=IF([$instrumentiste.$L$29]=&quot;&quot;;&quot;nc&quot;;[$instrumentiste.$L$29])" office:value-type="string" office:string-value="nc" calcext:value-type="string">
            <text:p>nc</text:p>
          </table:table-cell>
          <table:table-cell table:style-name="ce25" table:formula="of:=IF([$instrumentiste.$K$30]=&quot;&quot;;&quot;nc&quot;;[$instrumentiste.$K$30])" office:value-type="string" office:string-value="nc" calcext:value-type="string">
            <text:p>nc</text:p>
          </table:table-cell>
          <table:table-cell table:style-name="ce25" table:formula="of:=IF([$instrumentiste.$L$30]=&quot;&quot;;&quot;nc&quot;;[$instrumentiste.$L$30])" office:value-type="string" office:string-value="nc" calcext:value-type="string">
            <text:p>nc</text:p>
          </table:table-cell>
          <table:table-cell table:style-name="ce21"/>
          <table:table-cell table:style-name="ce111" table:number-columns-repeated="3"/>
          <table:table-cell table:style-name="ce27"/>
          <table:table-cell table:style-name="ce111" table:number-columns-repeated="5"/>
          <table:table-cell table:style-name="ce53"/>
          <table:table-cell table:style-name="ce150" table:content-validation-name="val35" table:number-columns-spanned="2" table:number-rows-spanned="2"/>
          <table:covered-table-cell table:style-name="ce111"/>
          <table:table-cell table:style-name="ce59"/>
          <table:table-cell table:style-name="ce111" table:number-columns-repeated="13"/>
          <table:table-cell table:style-name="ce21" table:number-columns-repeated="2"/>
          <table:table-cell office:value-type="string" calcext:value-type="string">
            <text:p>2C</text:p>
          </table:table-cell>
          <table:table-cell table:formula="of:=[$instrumentiste.$P$33]" office:value-type="float" office:value="0" calcext:value-type="float">
            <text:p>0</text:p>
          </table:table-cell>
          <table:table-cell table:style-name="ce21" table:number-columns-repeated="9"/>
        </table:table-row>
        <table:table-row table:style-name="ro1">
          <table:table-cell table:style-name="ce4" office:value-type="string" calcext:value-type="string">
            <text:p>texte</text:p>
          </table:table-cell>
          <table:table-cell/>
          <table:table-cell table:style-name="ce4" office:value-type="string" calcext:value-type="string">
            <text:p>infra-basse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solb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 office:value-type="string" calcext:value-type="string">
            <text:p>sol</text:p>
          </table:table-cell>
          <table:table-cell/>
          <table:table-cell table:style-name="ce4"/>
          <table:table-cell table:number-columns-repeated="3"/>
          <table:table-cell table:style-name="ce15" office:value-type="string" calcext:value-type="string">
            <text:p>recette_3_B</text:p>
          </table:table-cell>
          <table:table-cell table:number-columns-repeated="14"/>
          <table:table-cell table:style-name="Default" office:value-type="string" calcext:value-type="string">
            <text:p>1B</text:p>
          </table:table-cell>
          <table:table-cell table:style-name="Default" office:value-type="string" calcext:value-type="string">
            <text:p>2C</text:p>
          </table:table-cell>
          <table:table-cell table:style-name="ce4" table:formula="of:=IF([$instrumentiste.$W$29]=&quot;&quot;;&quot;nc&quot;;[$instrumentiste.$W$29])" office:value-type="string" office:string-value="nc" calcext:value-type="string">
            <text:p>nc</text:p>
          </table:table-cell>
          <table:table-cell table:style-name="Default" table:formula="of:=IF([$instrumentiste.$V$30]=&quot;&quot;;&quot;nc&quot;;[$instrumentiste.$V$30])" office:value-type="string" office:string-value="or" calcext:value-type="string">
            <text:p>or</text:p>
          </table:table-cell>
          <table:table-cell table:style-name="Default" table:formula="of:=IF([$instrumentiste.$W$30]=&quot;&quot;;&quot;nc&quot;;[$instrumentiste.$W$30])" office:value-type="string" office:string-value="nc" calcext:value-type="string">
            <text:p>nc</text:p>
          </table:table-cell>
          <table:table-cell/>
          <table:table-cell table:style-name="ce111" table:number-columns-repeated="3"/>
          <table:table-cell table:style-name="ce27"/>
          <table:table-cell table:style-name="ce111" table:number-columns-repeated="5"/>
          <table:table-cell table:style-name="ce53"/>
          <table:covered-table-cell table:number-columns-repeated="2" table:style-name="ce111"/>
          <table:table-cell table:style-name="ce59"/>
          <table:table-cell table:style-name="ce111" table:number-columns-repeated="13"/>
          <table:table-cell table:style-name="ce21" table:number-columns-repeated="2"/>
          <table:table-cell office:value-type="string" calcext:value-type="string">
            <text:p>3B</text:p>
          </table:table-cell>
          <table:table-cell table:formula="of:=[$instrumentiste.$N$45]" office:value-type="float" office:value="0" calcext:value-type="float">
            <text:p>0</text:p>
          </table:table-cell>
          <table:table-cell table:style-name="ce21" table:number-columns-repeated="11"/>
          <table:table-cell table:style-name="ce25" office:value-type="string" calcext:value-type="string">
            <text:p>1C</text:p>
          </table:table-cell>
          <table:table-cell table:style-name="ce25" office:value-type="string" calcext:value-type="string">
            <text:p>2C</text:p>
          </table:table-cell>
          <table:table-cell table:style-name="ce15" table:formula="of:=IF([$instrumentiste.$Q$29]=&quot;&quot;;&quot;nc&quot;;[$instrumentiste.$Q$29])" office:value-type="string" office:string-value="nc" calcext:value-type="string">
            <text:p>nc</text:p>
          </table:table-cell>
          <table:table-cell table:style-name="ce25" table:formula="of:=IF([$instrumentiste.$P$30]=&quot;&quot;;&quot;nc&quot;;[$instrumentiste.$P$30])" office:value-type="string" office:string-value="nc" calcext:value-type="string">
            <text:p>nc</text:p>
          </table:table-cell>
          <table:table-cell table:style-name="ce25" table:formula="of:=IF([$instrumentiste.$Q$30]=&quot;&quot;;&quot;nc&quot;;[$instrumentiste.$Q$30])" office:value-type="string" office:string-value="nc" calcext:value-type="string">
            <text:p>nc</text:p>
          </table:table-cell>
          <table:table-cell table:style-name="ce21"/>
          <table:table-cell table:style-name="ce111" table:number-columns-repeated="3"/>
          <table:table-cell table:style-name="ce27"/>
          <table:table-cell table:style-name="ce111" table:number-columns-repeated="5"/>
          <table:table-cell table:style-name="ce53"/>
          <table:covered-table-cell table:number-columns-repeated="2" table:style-name="ce111"/>
          <table:table-cell table:style-name="ce59"/>
          <table:table-cell table:style-name="ce111" table:number-columns-repeated="13"/>
          <table:table-cell table:style-name="ce21" table:number-columns-repeated="2"/>
          <table:table-cell office:value-type="string" calcext:value-type="string">
            <text:p>2D</text:p>
          </table:table-cell>
          <table:table-cell table:formula="of:=[$instrumentiste.$U$33]" office:value-type="float" office:value="0" calcext:value-type="float">
            <text:p>0</text:p>
          </table:table-cell>
          <table:table-cell table:style-name="ce21" table:number-columns-repeated="9"/>
        </table:table-row>
        <table:table-row table:style-name="ro1">
          <table:table-cell table:style-name="ce4" office:value-type="string" calcext:value-type="string">
            <text:p>soundDesign</text:p>
          </table:table-cell>
          <table:table-cell/>
          <table:table-cell table:style-name="ce4" office:value-type="string" calcext:value-type="string">
            <text:p>basse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sol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 office:value-type="string" calcext:value-type="string">
            <text:p>lab</text:p>
          </table:table-cell>
          <table:table-cell/>
          <table:table-cell table:style-name="ce4"/>
          <table:table-cell table:number-columns-repeated="3"/>
          <table:table-cell table:style-name="ce15" office:value-type="string" calcext:value-type="string">
            <text:p>recette_4_B</text:p>
          </table:table-cell>
          <table:table-cell table:number-columns-repeated="14"/>
          <table:table-cell table:style-name="Default" office:value-type="string" calcext:value-type="string">
            <text:p>1C</text:p>
          </table:table-cell>
          <table:table-cell table:style-name="Default" office:value-type="string" calcext:value-type="string">
            <text:p>2A</text:p>
          </table:table-cell>
          <table:table-cell table:style-name="ce4" table:formula="of:=IF([$instrumentiste.$G$29]=&quot;&quot;;&quot;nc&quot;;[$instrumentiste.$G$29])" office:value-type="string" office:string-value="nc" calcext:value-type="string">
            <text:p>nc</text:p>
          </table:table-cell>
          <table:table-cell table:style-name="Default" table:formula="of:=IF([$instrumentiste.$F$30]=&quot;&quot;;&quot;nc&quot;;[$instrumentiste.$F$30])" office:value-type="string" office:string-value="or" calcext:value-type="string">
            <text:p>or</text:p>
          </table:table-cell>
          <table:table-cell table:style-name="Default" table:formula="of:=IF([$instrumentiste.$G$30]=&quot;&quot;;&quot;nc&quot;;[$instrumentiste.$G$30])" office:value-type="string" office:string-value="nc" calcext:value-type="string">
            <text:p>nc</text:p>
          </table:table-cell>
          <table:table-cell/>
          <table:table-cell table:style-name="ce111" table:number-columns-repeated="3"/>
          <table:table-cell table:style-name="ce27"/>
          <table:table-cell table:style-name="ce111" table:number-columns-repeated="5"/>
          <table:table-cell table:style-name="ce54"/>
          <table:table-cell table:style-name="ce57" table:number-columns-repeated="2"/>
          <table:table-cell table:style-name="ce60"/>
          <table:table-cell table:style-name="ce111" table:number-columns-repeated="13"/>
          <table:table-cell table:style-name="ce21" table:number-columns-repeated="2"/>
          <table:table-cell office:value-type="string" calcext:value-type="string">
            <text:p>3C</text:p>
          </table:table-cell>
          <table:table-cell table:formula="of:=[$instrumentiste.$V$45]" office:value-type="float" office:value="0" calcext:value-type="float">
            <text:p>0</text:p>
          </table:table-cell>
          <table:table-cell table:style-name="ce21" table:number-columns-repeated="11"/>
          <table:table-cell table:style-name="ce25" office:value-type="string" calcext:value-type="string">
            <text:p>1C</text:p>
          </table:table-cell>
          <table:table-cell table:style-name="ce25" office:value-type="string" calcext:value-type="string">
            <text:p>2D</text:p>
          </table:table-cell>
          <table:table-cell table:style-name="ce15" table:formula="of:=IF([$instrumentiste.$V$29]=&quot;&quot;;&quot;nc&quot;;[$instrumentiste.$V$29])" office:value-type="string" office:string-value="nc" calcext:value-type="string">
            <text:p>nc</text:p>
          </table:table-cell>
          <table:table-cell table:style-name="ce25" table:formula="of:=IF([$instrumentiste.$U$30]=&quot;&quot;;&quot;nc&quot;;[$instrumentiste.$U$30])" office:value-type="string" office:string-value="nc" calcext:value-type="string">
            <text:p>nc</text:p>
          </table:table-cell>
          <table:table-cell table:style-name="ce25" table:formula="of:=IF([$instrumentiste.$V$30]=&quot;&quot;;&quot;nc&quot;;[$instrumentiste.$V$30])" office:value-type="string" office:string-value="or" calcext:value-type="string">
            <text:p>or</text:p>
          </table:table-cell>
          <table:table-cell table:style-name="ce21"/>
          <table:table-cell table:style-name="ce111" table:number-columns-repeated="3"/>
          <table:table-cell table:style-name="ce27"/>
          <table:table-cell table:style-name="ce111" table:number-columns-repeated="5"/>
          <table:table-cell table:style-name="ce54"/>
          <table:table-cell table:style-name="ce57" table:number-columns-repeated="2"/>
          <table:table-cell table:style-name="ce60"/>
          <table:table-cell table:style-name="ce111" table:number-columns-repeated="13"/>
          <table:table-cell table:style-name="ce21" table:number-columns-repeated="2"/>
          <table:table-cell office:value-type="string" calcext:value-type="string">
            <text:p>3A</text:p>
          </table:table-cell>
          <table:table-cell table:style-name="ce138" table:formula="of:=[$instrumentiste.$F$45]" office:value-type="float" office:value="0" calcext:value-type="float">
            <text:p>0</text:p>
          </table:table-cell>
          <table:table-cell table:style-name="ce21" table:number-columns-repeated="9"/>
        </table:table-row>
        <table:table-row table:style-name="ro1">
          <table:table-cell table:style-name="ce4" office:value-type="string" calcext:value-type="string">
            <text:p>vent</text:p>
          </table:table-cell>
          <table:table-cell/>
          <table:table-cell table:style-name="ce4" office:value-type="string" calcext:value-type="string">
            <text:p>bas_medium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lab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 office:value-type="string" calcext:value-type="string">
            <text:p>la</text:p>
          </table:table-cell>
          <table:table-cell/>
          <table:table-cell table:style-name="ce4"/>
          <table:table-cell table:number-columns-repeated="3"/>
          <table:table-cell table:style-name="ce15" office:value-type="string" calcext:value-type="string">
            <text:p>recette_1_C</text:p>
          </table:table-cell>
          <table:table-cell table:number-columns-repeated="14"/>
          <table:table-cell table:style-name="Default" office:value-type="string" calcext:value-type="string">
            <text:p>1C</text:p>
          </table:table-cell>
          <table:table-cell table:style-name="Default" office:value-type="string" calcext:value-type="string">
            <text:p>2B</text:p>
          </table:table-cell>
          <table:table-cell table:style-name="ce4" table:formula="of:=IF([$instrumentiste.$O$29]=&quot;&quot;;&quot;nc&quot;;[$instrumentiste.$O$29])" office:value-type="string" office:string-value="nc" calcext:value-type="string">
            <text:p>nc</text:p>
          </table:table-cell>
          <table:table-cell table:style-name="Default" table:formula="of:=IF([$instrumentiste.$N$30]=&quot;&quot;;&quot;nc&quot;;[$instrumentiste.$N$30])" office:value-type="string" office:string-value="or" calcext:value-type="string">
            <text:p>or</text:p>
          </table:table-cell>
          <table:table-cell table:style-name="Default" table:formula="of:=IF([$instrumentiste.$O$30]=&quot;&quot;;&quot;nc&quot;;[$instrumentiste.$O$30])" office:value-type="string" office:string-value="nc" calcext:value-type="string">
            <text:p>nc</text:p>
          </table:table-cell>
          <table:table-cell/>
          <table:table-cell table:style-name="ce111" table:number-columns-repeated="3"/>
          <table:table-cell table:style-name="ce27"/>
          <table:table-cell table:style-name="ce111" table:number-columns-repeated="6"/>
          <table:table-cell table:style-name="ce27"/>
          <table:table-cell table:style-name="ce111" table:number-columns-repeated="15"/>
          <table:table-cell table:style-name="ce21" table:number-columns-repeated="2"/>
          <table:table-cell office:value-type="string" calcext:value-type="string">
            <text:p>4A</text:p>
          </table:table-cell>
          <table:table-cell table:style-name="ce138" table:formula="of:=[$instrumentiste.$F$57]" office:value-type="float" office:value="0" calcext:value-type="float">
            <text:p>0</text:p>
          </table:table-cell>
          <table:table-cell table:style-name="ce21" table:number-columns-repeated="11"/>
          <table:table-cell table:style-name="ce25" office:value-type="string" calcext:value-type="string">
            <text:p>1D</text:p>
          </table:table-cell>
          <table:table-cell table:style-name="ce25" office:value-type="string" calcext:value-type="string">
            <text:p>2D</text:p>
          </table:table-cell>
          <table:table-cell table:style-name="ce15" table:formula="of:=IF([$instrumentiste.$Q$29]=&quot;&quot;;&quot;nc&quot;;[$instrumentiste.$Q$29])" office:value-type="string" office:string-value="nc" calcext:value-type="string">
            <text:p>nc</text:p>
          </table:table-cell>
          <table:table-cell table:style-name="ce25" table:formula="of:=IF([$instrumentiste.$P$30]=&quot;&quot;;&quot;nc&quot;;[$instrumentiste.$P$30])" office:value-type="string" office:string-value="nc" calcext:value-type="string">
            <text:p>nc</text:p>
          </table:table-cell>
          <table:table-cell table:style-name="ce25" table:formula="of:=IF([$instrumentiste.$Q$30]=&quot;&quot;;&quot;nc&quot;;[$instrumentiste.$Q$30])" office:value-type="string" office:string-value="nc" calcext:value-type="string">
            <text:p>nc</text:p>
          </table:table-cell>
          <table:table-cell table:style-name="ce21"/>
          <table:table-cell table:style-name="ce111" table:number-columns-repeated="3"/>
          <table:table-cell table:style-name="ce27"/>
          <table:table-cell table:style-name="ce111" table:number-columns-repeated="6"/>
          <table:table-cell table:style-name="ce27"/>
          <table:table-cell table:style-name="ce111" table:number-columns-repeated="15"/>
          <table:table-cell table:style-name="ce21" table:number-columns-repeated="2"/>
          <table:table-cell office:value-type="string" calcext:value-type="string">
            <text:p>3B</text:p>
          </table:table-cell>
          <table:table-cell table:formula="of:=[$instrumentiste.$K$45]" office:value-type="float" office:value="0" calcext:value-type="float">
            <text:p>0</text:p>
          </table:table-cell>
          <table:table-cell table:style-name="ce21" table:number-columns-repeated="9"/>
        </table:table-row>
        <table:table-row table:style-name="ro1">
          <table:table-cell table:style-name="ce4" office:value-type="string" calcext:value-type="string">
            <text:p>cuivre</text:p>
          </table:table-cell>
          <table:table-cell/>
          <table:table-cell table:style-name="ce4" office:value-type="string" calcext:value-type="string">
            <text:p>medium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la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 office:value-type="string" calcext:value-type="string">
            <text:p>sib</text:p>
          </table:table-cell>
          <table:table-cell/>
          <table:table-cell table:style-name="ce4"/>
          <table:table-cell table:number-columns-repeated="3"/>
          <table:table-cell table:style-name="ce15" office:value-type="string" calcext:value-type="string">
            <text:p>recette_2_C</text:p>
          </table:table-cell>
          <table:table-cell table:number-columns-repeated="14"/>
          <table:table-cell table:style-name="Default" office:value-type="string" calcext:value-type="string">
            <text:p>1C</text:p>
          </table:table-cell>
          <table:table-cell table:style-name="Default" office:value-type="string" calcext:value-type="string">
            <text:p>2C</text:p>
          </table:table-cell>
          <table:table-cell table:style-name="ce4" table:formula="of:=IF([$instrumentiste.$W$29]=&quot;&quot;;&quot;nc&quot;;[$instrumentiste.$W$29])" office:value-type="string" office:string-value="nc" calcext:value-type="string">
            <text:p>nc</text:p>
          </table:table-cell>
          <table:table-cell table:style-name="Default" table:formula="of:=IF([$instrumentiste.$V$30]=&quot;&quot;;&quot;nc&quot;;[$instrumentiste.$V$30])" office:value-type="string" office:string-value="or" calcext:value-type="string">
            <text:p>or</text:p>
          </table:table-cell>
          <table:table-cell table:style-name="Default" table:formula="of:=IF([$instrumentiste.$W$30]=&quot;&quot;;&quot;nc&quot;;[$instrumentiste.$W$30])" office:value-type="string" office:string-value="nc" calcext:value-type="string">
            <text:p>nc</text:p>
          </table:table-cell>
          <table:table-cell/>
          <table:table-cell table:style-name="ce111" table:number-columns-repeated="3"/>
          <table:table-cell table:style-name="ce27"/>
          <table:table-cell table:style-name="ce111"/>
          <table:table-cell table:style-name="ce28" table:number-columns-repeated="5"/>
          <table:table-cell table:style-name="ce32"/>
          <table:table-cell table:style-name="ce28" table:number-columns-repeated="13"/>
          <table:table-cell table:style-name="ce111" table:number-columns-repeated="2"/>
          <table:table-cell table:style-name="ce21" table:number-columns-repeated="2"/>
          <table:table-cell office:value-type="string" calcext:value-type="string">
            <text:p>4B</text:p>
          </table:table-cell>
          <table:table-cell table:formula="of:=[$instrumentiste.$N$57]" office:value-type="float" office:value="0" calcext:value-type="float">
            <text:p>0</text:p>
          </table:table-cell>
          <table:table-cell table:style-name="ce21" table:number-columns-repeated="11"/>
          <table:table-cell table:style-name="ce25" office:value-type="string" calcext:value-type="string">
            <text:p>1D</text:p>
          </table:table-cell>
          <table:table-cell table:style-name="ce25" office:value-type="string" calcext:value-type="string">
            <text:p>2C</text:p>
          </table:table-cell>
          <table:table-cell table:style-name="ce15" table:formula="of:=IF([$instrumentiste.$V$29]=&quot;&quot;;&quot;nc&quot;;[$instrumentiste.$V$29])" office:value-type="string" office:string-value="nc" calcext:value-type="string">
            <text:p>nc</text:p>
          </table:table-cell>
          <table:table-cell table:style-name="ce25" table:formula="of:=IF([$instrumentiste.$U$30]=&quot;&quot;;&quot;nc&quot;;[$instrumentiste.$U$30])" office:value-type="string" office:string-value="nc" calcext:value-type="string">
            <text:p>nc</text:p>
          </table:table-cell>
          <table:table-cell table:style-name="ce25" table:formula="of:=IF([$instrumentiste.$V$30]=&quot;&quot;;&quot;nc&quot;;[$instrumentiste.$V$30])" office:value-type="string" office:string-value="or" calcext:value-type="string">
            <text:p>or</text:p>
          </table:table-cell>
          <table:table-cell table:style-name="ce21"/>
          <table:table-cell table:style-name="ce111" table:number-columns-repeated="3"/>
          <table:table-cell table:style-name="ce27"/>
          <table:table-cell table:style-name="ce111"/>
          <table:table-cell table:style-name="ce28" table:number-columns-repeated="5"/>
          <table:table-cell table:style-name="ce32"/>
          <table:table-cell table:style-name="ce28" table:number-columns-repeated="13"/>
          <table:table-cell table:style-name="ce111" table:number-columns-repeated="2"/>
          <table:table-cell table:style-name="ce21" table:number-columns-repeated="2"/>
          <table:table-cell office:value-type="string" calcext:value-type="string">
            <text:p>3C</text:p>
          </table:table-cell>
          <table:table-cell table:formula="of:=[$instrumentiste.$P$45]" office:value-type="float" office:value="0" calcext:value-type="float">
            <text:p>0</text:p>
          </table:table-cell>
          <table:table-cell table:style-name="ce21" table:number-columns-repeated="9"/>
        </table:table-row>
        <table:table-row table:style-name="ro1">
          <table:table-cell table:style-name="ce4" office:value-type="string" calcext:value-type="string">
            <text:p>corde</text:p>
          </table:table-cell>
          <table:table-cell/>
          <table:table-cell table:style-name="ce4" office:value-type="string" calcext:value-type="string">
            <text:p>haut_medium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sib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 office:value-type="string" calcext:value-type="string">
            <text:p>si</text:p>
          </table:table-cell>
          <table:table-cell/>
          <table:table-cell table:style-name="ce4"/>
          <table:table-cell table:number-columns-repeated="3"/>
          <table:table-cell table:style-name="ce15" office:value-type="string" calcext:value-type="string">
            <text:p>recette_3_C</text:p>
          </table:table-cell>
          <table:table-cell table:number-columns-repeated="14"/>
          <table:table-cell table:style-name="Default" office:value-type="string" calcext:value-type="string">
            <text:p>2A</text:p>
          </table:table-cell>
          <table:table-cell table:style-name="Default" office:value-type="string" calcext:value-type="string">
            <text:p>3A</text:p>
          </table:table-cell>
          <table:table-cell table:style-name="ce4" table:formula="of:=IF([$instrumentiste.$G$41]=&quot;&quot;;&quot;nc&quot;;[$instrumentiste.$G$41])" office:value-type="string" office:string-value="nc" calcext:value-type="string">
            <text:p>nc</text:p>
          </table:table-cell>
          <table:table-cell table:style-name="Default" table:formula="of:=IF([$instrumentiste.$F$42]=&quot;&quot;;&quot;nc&quot;;[$instrumentiste.$F$42])" office:value-type="string" office:string-value="or" calcext:value-type="string">
            <text:p>or</text:p>
          </table:table-cell>
          <table:table-cell table:style-name="Default" table:formula="of:=IF([$instrumentiste.$G$42]=&quot;&quot;;&quot;nc&quot;;[$instrumentiste.$G$42])" office:value-type="string" office:string-value="nc" calcext:value-type="string">
            <text:p>nc</text:p>
          </table:table-cell>
          <table:table-cell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style-name="ce21" table:number-columns-repeated="2"/>
          <table:table-cell office:value-type="string" calcext:value-type="string">
            <text:p>4C</text:p>
          </table:table-cell>
          <table:table-cell table:formula="of:=[$instrumentiste.$V$57]" office:value-type="float" office:value="0" calcext:value-type="float">
            <text:p>0</text:p>
          </table:table-cell>
          <table:table-cell table:style-name="ce21" table:number-columns-repeated="11"/>
          <table:table-cell table:style-name="ce25" office:value-type="string" calcext:value-type="string">
            <text:p>2A</text:p>
          </table:table-cell>
          <table:table-cell table:style-name="ce25" office:value-type="string" calcext:value-type="string">
            <text:p>3A</text:p>
          </table:table-cell>
          <table:table-cell table:style-name="ce15" table:formula="of:=IF([$instrumentiste.$G$41]=&quot;&quot;;&quot;nc&quot;;[$instrumentiste.$G$41])" office:value-type="string" office:string-value="nc" calcext:value-type="string">
            <text:p>nc</text:p>
          </table:table-cell>
          <table:table-cell table:style-name="ce25" table:formula="of:=IF([$instrumentiste.$F$42]=&quot;&quot;;&quot;nc&quot;;[$instrumentiste.$F$42])" office:value-type="string" office:string-value="or" calcext:value-type="string">
            <text:p>or</text:p>
          </table:table-cell>
          <table:table-cell table:style-name="ce25" table:formula="of:=IF([$instrumentiste.$G$42]=&quot;&quot;;&quot;nc&quot;;[$instrumentiste.$G$42])" office:value-type="string" office:string-value="nc" calcext:value-type="string">
            <text:p>nc</text:p>
          </table:table-cell>
          <table:table-cell table:style-name="ce21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5"/>
          <table:table-cell table:style-name="ce21" table:number-columns-repeated="2"/>
          <table:table-cell office:value-type="string" calcext:value-type="string">
            <text:p>3D</text:p>
          </table:table-cell>
          <table:table-cell table:formula="of:=[$instrumentiste.$U$45]" office:value-type="float" office:value="0" calcext:value-type="float">
            <text:p>0</text:p>
          </table:table-cell>
          <table:table-cell table:style-name="ce21" table:number-columns-repeated="9"/>
        </table:table-row>
        <table:table-row table:style-name="ro1">
          <table:table-cell table:style-name="ce4" office:value-type="string" calcext:value-type="string">
            <text:p>metalique</text:p>
          </table:table-cell>
          <table:table-cell/>
          <table:table-cell table:style-name="ce4" office:value-type="string" calcext:value-type="string">
            <text:p>aigue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si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91" office:value-type="string" calcext:value-type="string">
            <text:p>recette_4_C</text:p>
          </table:table-cell>
          <table:table-cell table:number-columns-repeated="14"/>
          <table:table-cell table:style-name="Default" office:value-type="string" calcext:value-type="string">
            <text:p>2A</text:p>
          </table:table-cell>
          <table:table-cell table:style-name="Default" office:value-type="string" calcext:value-type="string">
            <text:p>3B</text:p>
          </table:table-cell>
          <table:table-cell table:style-name="ce4" table:formula="of:=IF([$instrumentiste.$O$41]=&quot;&quot;;&quot;nc&quot;;[$instrumentiste.$O$41])" office:value-type="string" office:string-value="nc" calcext:value-type="string">
            <text:p>nc</text:p>
          </table:table-cell>
          <table:table-cell table:style-name="Default" table:formula="of:=IF([$instrumentiste.$N$42]=&quot;&quot;;&quot;nc&quot;;[$instrumentiste.$N$42])" office:value-type="string" office:string-value="or" calcext:value-type="string">
            <text:p>or</text:p>
          </table:table-cell>
          <table:table-cell table:style-name="Default" table:formula="of:=IF([$instrumentiste.$O$42]=&quot;&quot;;&quot;nc&quot;;[$instrumentiste.$O$42])" office:value-type="string" office:string-value="nc" calcext:value-type="string">
            <text:p>nc</text:p>
          </table:table-cell>
          <table:table-cell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style-name="ce21" table:number-columns-repeated="15"/>
          <table:table-cell table:style-name="ce25" office:value-type="string" calcext:value-type="string">
            <text:p>2A</text:p>
          </table:table-cell>
          <table:table-cell table:style-name="ce25" office:value-type="string" calcext:value-type="string">
            <text:p>3B</text:p>
          </table:table-cell>
          <table:table-cell table:style-name="ce15" table:formula="of:=IF([$instrumentiste.$L$41]=&quot;&quot;;&quot;nc&quot;;[$instrumentiste.$L$41])" office:value-type="string" office:string-value="nc" calcext:value-type="string">
            <text:p>nc</text:p>
          </table:table-cell>
          <table:table-cell table:style-name="ce25" table:formula="of:=IF([$instrumentiste.$K$42]=&quot;&quot;;&quot;nc&quot;;[$instrumentiste.$K$42])" office:value-type="string" office:string-value="nc" calcext:value-type="string">
            <text:p>nc</text:p>
          </table:table-cell>
          <table:table-cell table:style-name="ce25" table:formula="of:=IF([$instrumentiste.$L$42]=&quot;&quot;;&quot;nc&quot;;[$instrumentiste.$L$42])" office:value-type="string" office:string-value="nc" calcext:value-type="string">
            <text:p>nc</text:p>
          </table:table-cell>
          <table:table-cell table:style-name="ce21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5"/>
          <table:table-cell table:style-name="ce21" table:number-columns-repeated="13"/>
        </table:table-row>
        <table:table-row table:style-name="ro1">
          <table:table-cell table:style-name="ce4" office:value-type="string" calcext:value-type="string">
            <text:p>peau</text:p>
          </table:table-cell>
          <table:table-cell/>
          <table:table-cell table:style-name="ce4" office:value-type="string" calcext:value-type="string">
            <text:p>extreme_aigue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8"/>
          <table:table-cell table:style-name="Default" office:value-type="string" calcext:value-type="string">
            <text:p>2A</text:p>
          </table:table-cell>
          <table:table-cell table:style-name="Default" office:value-type="string" calcext:value-type="string">
            <text:p>3C</text:p>
          </table:table-cell>
          <table:table-cell table:style-name="ce4" table:formula="of:=IF([$instrumentiste.$W$41]=&quot;&quot;;&quot;nc&quot;;[$instrumentiste.$W$41])" office:value-type="string" office:string-value="nc" calcext:value-type="string">
            <text:p>nc</text:p>
          </table:table-cell>
          <table:table-cell table:style-name="Default" table:formula="of:=IF([$instrumentiste.$V$42]=&quot;&quot;;&quot;nc&quot;;[$instrumentiste.$V$42])" office:value-type="string" office:string-value="or" calcext:value-type="string">
            <text:p>or</text:p>
          </table:table-cell>
          <table:table-cell table:style-name="Default" table:formula="of:=IF([$instrumentiste.$W$42]=&quot;&quot;;&quot;nc&quot;;[$instrumentiste.$W$42])" office:value-type="string" office:string-value="nc" calcext:value-type="string">
            <text:p>nc</text:p>
          </table:table-cell>
          <table:table-cell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23" office:value-type="string" calcext:value-type="string" table:number-columns-spanned="3" table:number-rows-spanned="1">
            <text:p>Condition 0 – A</text:p>
          </table:table-cell>
          <table:covered-table-cell table:style-name="ce123"/>
          <table:covered-table-cell table:style-name="ce111"/>
          <table:table-cell table:style-name="ce111" table:number-columns-repeated="4"/>
          <table:table-cell table:style-name="ce27"/>
          <table:table-cell table:style-name="ce123" office:value-type="string" calcext:value-type="string" table:number-columns-spanned="3" table:number-rows-spanned="1">
            <text:p>Condition 0 – B</text:p>
          </table:table-cell>
          <table:covered-table-cell table:style-name="ce123"/>
          <table:covered-table-cell table:style-name="ce111"/>
          <table:table-cell table:style-name="ce111" table:number-columns-repeated="4"/>
          <table:table-cell table:style-name="ce27"/>
          <table:table-cell table:style-name="ce123" office:value-type="string" calcext:value-type="string" table:number-columns-spanned="3" table:number-rows-spanned="1">
            <text:p>Condition 0 – C</text:p>
          </table:table-cell>
          <table:covered-table-cell table:style-name="ce123"/>
          <table:covered-table-cell table:style-name="ce111"/>
          <table:table-cell table:style-name="ce111"/>
          <table:table-cell table:style-name="ce21" table:number-columns-repeated="15"/>
          <table:table-cell table:style-name="ce25" office:value-type="string" calcext:value-type="string">
            <text:p>2B</text:p>
          </table:table-cell>
          <table:table-cell table:style-name="ce25" office:value-type="string" calcext:value-type="string">
            <text:p>3A</text:p>
          </table:table-cell>
          <table:table-cell table:style-name="ce15" table:formula="of:=IF([$instrumentiste.$G$41]=&quot;&quot;;&quot;nc&quot;;[$instrumentiste.$G$41])" office:value-type="string" office:string-value="nc" calcext:value-type="string">
            <text:p>nc</text:p>
          </table:table-cell>
          <table:table-cell table:style-name="ce25" table:formula="of:=IF([$instrumentiste.$F$42]=&quot;&quot;;&quot;nc&quot;;[$instrumentiste.$F$42])" office:value-type="string" office:string-value="or" calcext:value-type="string">
            <text:p>or</text:p>
          </table:table-cell>
          <table:table-cell table:style-name="ce25" table:formula="of:=IF([$instrumentiste.$G$42]=&quot;&quot;;&quot;nc&quot;;[$instrumentiste.$G$42])" office:value-type="string" office:string-value="nc" calcext:value-type="string">
            <text:p>nc</text:p>
          </table:table-cell>
          <table:table-cell table:style-name="ce21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23" office:value-type="string" calcext:value-type="string" table:number-columns-spanned="3" table:number-rows-spanned="1">
            <text:p>Condition 0 – A</text:p>
          </table:table-cell>
          <table:covered-table-cell table:style-name="ce123"/>
          <table:covered-table-cell table:style-name="ce111"/>
          <table:table-cell table:style-name="ce111"/>
          <table:table-cell table:style-name="ce27"/>
          <table:table-cell table:style-name="ce123" office:value-type="string" calcext:value-type="string" table:number-columns-spanned="3" table:number-rows-spanned="1">
            <text:p>Condition 0 – B</text:p>
          </table:table-cell>
          <table:covered-table-cell table:style-name="ce123"/>
          <table:covered-table-cell table:style-name="ce111"/>
          <table:table-cell table:style-name="ce111"/>
          <table:table-cell table:style-name="ce27"/>
          <table:table-cell table:style-name="ce123" office:value-type="string" calcext:value-type="string" table:number-columns-spanned="3" table:number-rows-spanned="1">
            <text:p>Condition 0 – C</text:p>
          </table:table-cell>
          <table:covered-table-cell table:style-name="ce123"/>
          <table:covered-table-cell table:style-name="ce111"/>
          <table:table-cell table:style-name="ce111"/>
          <table:table-cell table:style-name="ce27"/>
          <table:table-cell table:style-name="ce123" office:value-type="string" calcext:value-type="string" table:number-columns-spanned="3" table:number-rows-spanned="1">
            <text:p>Condition 0 – D</text:p>
          </table:table-cell>
          <table:covered-table-cell table:style-name="ce123"/>
          <table:covered-table-cell table:style-name="ce111"/>
          <table:table-cell table:style-name="ce111" table:number-columns-repeated="2"/>
          <table:table-cell table:style-name="ce21" table:number-columns-repeated="13"/>
        </table:table-row>
        <table:table-row table:style-name="ro1">
          <table:table-cell table:style-name="ce4" office:value-type="string" calcext:value-type="string">
            <text:p>bois</text:p>
          </table:table-cell>
          <table:table-cell/>
          <table:table-cell table:style-name="ce4" office:value-type="string" calcext:value-type="string">
            <text:p>bruit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8"/>
          <table:table-cell table:style-name="Default" office:value-type="string" calcext:value-type="string">
            <text:p>2B</text:p>
          </table:table-cell>
          <table:table-cell table:style-name="Default" office:value-type="string" calcext:value-type="string">
            <text:p>3A</text:p>
          </table:table-cell>
          <table:table-cell table:style-name="ce4" table:formula="of:=IF([$instrumentiste.$G$41]=&quot;&quot;;&quot;nc&quot;;[$instrumentiste.$G$41])" office:value-type="string" office:string-value="nc" calcext:value-type="string">
            <text:p>nc</text:p>
          </table:table-cell>
          <table:table-cell table:style-name="Default" table:formula="of:=IF([$instrumentiste.$F$42]=&quot;&quot;;&quot;nc&quot;;[$instrumentiste.$F$42])" office:value-type="string" office:string-value="or" calcext:value-type="string">
            <text:p>or</text:p>
          </table:table-cell>
          <table:table-cell table:style-name="Default" table:formula="of:=IF([$instrumentiste.$G$42]=&quot;&quot;;&quot;nc&quot;;[$instrumentiste.$G$42])" office:value-type="string" office:string-value="nc" calcext:value-type="string">
            <text:p>nc</text:p>
          </table:table-cell>
          <table:table-cell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233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 table:number-columns-repeated="4"/>
          <table:table-cell table:style-name="ce27"/>
          <table:table-cell table:style-name="ce248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 table:number-columns-repeated="4"/>
          <table:table-cell table:style-name="ce27"/>
          <table:table-cell table:style-name="ce262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/>
          <table:table-cell table:style-name="ce21" table:number-columns-repeated="15"/>
          <table:table-cell table:style-name="ce25" office:value-type="string" calcext:value-type="string">
            <text:p>2B</text:p>
          </table:table-cell>
          <table:table-cell table:style-name="ce25" office:value-type="string" calcext:value-type="string">
            <text:p>3B</text:p>
          </table:table-cell>
          <table:table-cell table:style-name="ce15" table:formula="of:=IF([$instrumentiste.$L$41]=&quot;&quot;;&quot;nc&quot;;[$instrumentiste.$L$41])" office:value-type="string" office:string-value="nc" calcext:value-type="string">
            <text:p>nc</text:p>
          </table:table-cell>
          <table:table-cell table:style-name="ce25" table:formula="of:=IF([$instrumentiste.$K$42]=&quot;&quot;;&quot;nc&quot;;[$instrumentiste.$K$42])" office:value-type="string" office:string-value="nc" calcext:value-type="string">
            <text:p>nc</text:p>
          </table:table-cell>
          <table:table-cell table:style-name="ce25" table:formula="of:=IF([$instrumentiste.$L$42]=&quot;&quot;;&quot;nc&quot;;[$instrumentiste.$L$42])" office:value-type="string" office:string-value="nc" calcext:value-type="string">
            <text:p>nc</text:p>
          </table:table-cell>
          <table:table-cell table:style-name="ce21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42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/>
          <table:table-cell table:style-name="ce27"/>
          <table:table-cell table:style-name="ce154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/>
          <table:table-cell table:style-name="ce27"/>
          <table:table-cell table:style-name="ce165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/>
          <table:table-cell table:style-name="ce27"/>
          <table:table-cell table:style-name="ce176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 table:number-columns-repeated="2"/>
          <table:table-cell table:style-name="ce21" table:number-columns-repeated="13"/>
        </table:table-row>
        <table:table-row table:style-name="ro1">
          <table:table-cell table:style-name="ce4" office:value-type="string" calcext:value-type="string">
            <text:p>frotte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8"/>
          <table:table-cell table:style-name="Default" office:value-type="string" calcext:value-type="string">
            <text:p>2B</text:p>
          </table:table-cell>
          <table:table-cell table:style-name="Default" office:value-type="string" calcext:value-type="string">
            <text:p>3B</text:p>
          </table:table-cell>
          <table:table-cell table:style-name="ce4" table:formula="of:=IF([$instrumentiste.$O$41]=&quot;&quot;;&quot;nc&quot;;[$instrumentiste.$O$41])" office:value-type="string" office:string-value="nc" calcext:value-type="string">
            <text:p>nc</text:p>
          </table:table-cell>
          <table:table-cell table:style-name="Default" table:formula="of:=IF([$instrumentiste.$N$42]=&quot;&quot;;&quot;nc&quot;;[$instrumentiste.$N$42])" office:value-type="string" office:string-value="or" calcext:value-type="string">
            <text:p>or</text:p>
          </table:table-cell>
          <table:table-cell table:style-name="Default" table:formula="of:=IF([$instrumentiste.$O$42]=&quot;&quot;;&quot;nc&quot;;[$instrumentiste.$O$42])" office:value-type="string" office:string-value="nc" calcext:value-type="string">
            <text:p>nc</text:p>
          </table:table-cell>
          <table:table-cell/>
          <table:table-cell table:style-name="ce111" table:number-columns-repeated="3"/>
          <table:table-cell table:style-name="ce27"/>
          <table:table-cell table:style-name="ce111"/>
          <table:table-cell table:style-name="ce29" table:content-validation-name="val34" office:value-type="string" calcext:value-type="string">
            <text:p>or</text:p>
          </table:table-cell>
          <table:table-cell table:style-name="ce234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 table:number-columns-repeated="4"/>
          <table:table-cell table:style-name="ce29" table:content-validation-name="val34" office:value-type="string" calcext:value-type="string">
            <text:p>or</text:p>
          </table:table-cell>
          <table:table-cell table:style-name="ce249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 table:number-columns-repeated="4"/>
          <table:table-cell table:style-name="ce29" table:content-validation-name="val34" office:value-type="string" calcext:value-type="string">
            <text:p>or</text:p>
          </table:table-cell>
          <table:table-cell table:style-name="ce263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/>
          <table:table-cell table:style-name="ce21" table:number-columns-repeated="15"/>
          <table:table-cell table:style-name="ce25" office:value-type="string" calcext:value-type="string">
            <text:p>2C</text:p>
          </table:table-cell>
          <table:table-cell table:style-name="ce25" office:value-type="string" calcext:value-type="string">
            <text:p>3C</text:p>
          </table:table-cell>
          <table:table-cell table:style-name="ce15" table:formula="of:=IF([$instrumentiste.$Q$41]=&quot;&quot;;&quot;nc&quot;;[$instrumentiste.$Q$41])" office:value-type="string" office:string-value="nc" calcext:value-type="string">
            <text:p>nc</text:p>
          </table:table-cell>
          <table:table-cell table:style-name="ce25" table:formula="of:=IF([$instrumentiste.$P$42]=&quot;&quot;;&quot;nc&quot;;[$instrumentiste.$P$42])" office:value-type="string" office:string-value="nc" calcext:value-type="string">
            <text:p>nc</text:p>
          </table:table-cell>
          <table:table-cell table:style-name="ce25" table:formula="of:=IF([$instrumentiste.$Q$42]=&quot;&quot;;&quot;nc&quot;;[$instrumentiste.$Q$42])" office:value-type="string" office:string-value="nc" calcext:value-type="string">
            <text:p>nc</text:p>
          </table:table-cell>
          <table:table-cell table:style-name="ce21"/>
          <table:table-cell table:style-name="ce111" table:number-columns-repeated="3"/>
          <table:table-cell table:style-name="ce27"/>
          <table:table-cell table:style-name="ce111"/>
          <table:table-cell table:style-name="ce29" table:content-validation-name="val34" office:value-type="string" calcext:value-type="string">
            <text:p>or</text:p>
          </table:table-cell>
          <table:table-cell table:style-name="ce143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/>
          <table:table-cell table:style-name="ce29" table:content-validation-name="val34" office:value-type="string" calcext:value-type="string">
            <text:p>or</text:p>
          </table:table-cell>
          <table:table-cell table:style-name="ce155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/>
          <table:table-cell table:style-name="ce29" table:content-validation-name="val34" office:value-type="string" calcext:value-type="string">
            <text:p>or</text:p>
          </table:table-cell>
          <table:table-cell table:style-name="ce166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/>
          <table:table-cell table:style-name="ce29" table:content-validation-name="val34" office:value-type="string" calcext:value-type="string">
            <text:p>or</text:p>
          </table:table-cell>
          <table:table-cell table:style-name="ce177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 table:number-columns-repeated="2"/>
          <table:table-cell table:style-name="ce21" table:number-columns-repeated="13"/>
        </table:table-row>
        <table:table-row table:style-name="ro1">
          <table:table-cell table:style-name="ce4" office:value-type="string" calcext:value-type="string">
            <text:p>pince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8"/>
          <table:table-cell table:style-name="Default" office:value-type="string" calcext:value-type="string">
            <text:p>2B</text:p>
          </table:table-cell>
          <table:table-cell table:style-name="Default" office:value-type="string" calcext:value-type="string">
            <text:p>3C</text:p>
          </table:table-cell>
          <table:table-cell table:style-name="ce4" table:formula="of:=IF([$instrumentiste.$W$41]=&quot;&quot;;&quot;nc&quot;;[$instrumentiste.$W$41])" office:value-type="string" office:string-value="nc" calcext:value-type="string">
            <text:p>nc</text:p>
          </table:table-cell>
          <table:table-cell table:style-name="Default" table:formula="of:=IF([$instrumentiste.$V$42]=&quot;&quot;;&quot;nc&quot;;[$instrumentiste.$V$42])" office:value-type="string" office:string-value="or" calcext:value-type="string">
            <text:p>or</text:p>
          </table:table-cell>
          <table:table-cell table:style-name="Default" table:formula="of:=IF([$instrumentiste.$W$42]=&quot;&quot;;&quot;nc&quot;;[$instrumentiste.$W$42])" office:value-type="string" office:string-value="nc" calcext:value-type="string">
            <text:p>nc</text:p>
          </table:table-cell>
          <table:table-cell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style-name="ce21" table:number-columns-repeated="15"/>
          <table:table-cell table:style-name="ce25" office:value-type="string" calcext:value-type="string">
            <text:p>2C</text:p>
          </table:table-cell>
          <table:table-cell table:style-name="ce25" office:value-type="string" calcext:value-type="string">
            <text:p>3D</text:p>
          </table:table-cell>
          <table:table-cell table:style-name="ce15" table:formula="of:=IF([$instrumentiste.$V$41]=&quot;&quot;;&quot;nc&quot;;[$instrumentiste.$V$41])" office:value-type="string" office:string-value="nc" calcext:value-type="string">
            <text:p>nc</text:p>
          </table:table-cell>
          <table:table-cell table:style-name="ce25" table:formula="of:=IF([$instrumentiste.$U$42]=&quot;&quot;;&quot;nc&quot;;[$instrumentiste.$U$42])" office:value-type="string" office:string-value="nc" calcext:value-type="string">
            <text:p>nc</text:p>
          </table:table-cell>
          <table:table-cell table:style-name="ce25" table:formula="of:=IF([$instrumentiste.$V$42]=&quot;&quot;;&quot;nc&quot;;[$instrumentiste.$V$42])" office:value-type="string" office:string-value="or" calcext:value-type="string">
            <text:p>or</text:p>
          </table:table-cell>
          <table:table-cell table:style-name="ce21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5"/>
          <table:table-cell table:style-name="ce21" table:number-columns-repeated="13"/>
        </table:table-row>
        <table:table-row table:style-name="ro1">
          <table:table-cell table:style-name="ce4" office:value-type="string" calcext:value-type="string">
            <text:p>frappe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8"/>
          <table:table-cell table:style-name="Default" office:value-type="string" calcext:value-type="string">
            <text:p>2C</text:p>
          </table:table-cell>
          <table:table-cell table:style-name="Default" office:value-type="string" calcext:value-type="string">
            <text:p>3A</text:p>
          </table:table-cell>
          <table:table-cell table:style-name="ce4" table:formula="of:=IF([$instrumentiste.$G$41]=&quot;&quot;;&quot;nc&quot;;[$instrumentiste.$G$41])" office:value-type="string" office:string-value="nc" calcext:value-type="string">
            <text:p>nc</text:p>
          </table:table-cell>
          <table:table-cell table:style-name="Default" table:formula="of:=IF([$instrumentiste.$F$42]=&quot;&quot;;&quot;nc&quot;;[$instrumentiste.$F$42])" office:value-type="string" office:string-value="or" calcext:value-type="string">
            <text:p>or</text:p>
          </table:table-cell>
          <table:table-cell table:style-name="Default" table:formula="of:=IF([$instrumentiste.$G$42]=&quot;&quot;;&quot;nc&quot;;[$instrumentiste.$G$42])" office:value-type="string" office:string-value="nc" calcext:value-type="string">
            <text:p>nc</text:p>
          </table:table-cell>
          <table:table-cell/>
          <table:table-cell table:style-name="ce111" table:number-columns-repeated="3"/>
          <table:table-cell table:style-name="ce27"/>
          <table:table-cell table:style-name="ce111"/>
          <table:table-cell table:style-name="ce117" office:value-type="string" calcext:value-type="string" table:number-columns-spanned="2" table:number-rows-spanned="1">
            <text:p>Recette 1 – A</text:p>
          </table:table-cell>
          <table:covered-table-cell table:style-name="ce111"/>
          <table:table-cell table:style-name="ce26" table:number-columns-repeated="2"/>
          <table:table-cell table:style-name="ce111" table:number-columns-repeated="4"/>
          <table:table-cell table:style-name="ce117" office:value-type="string" calcext:value-type="string" table:number-columns-spanned="2" table:number-rows-spanned="1">
            <text:p>Recette 1 – B</text:p>
          </table:table-cell>
          <table:covered-table-cell table:style-name="ce111"/>
          <table:table-cell table:style-name="ce26" table:number-columns-repeated="2"/>
          <table:table-cell table:style-name="ce111" table:number-columns-repeated="4"/>
          <table:table-cell table:style-name="ce117" office:value-type="string" calcext:value-type="string" table:number-columns-spanned="2" table:number-rows-spanned="1">
            <text:p>Recette 1 – C</text:p>
          </table:table-cell>
          <table:covered-table-cell table:style-name="ce111"/>
          <table:table-cell table:style-name="ce26" table:number-columns-repeated="2"/>
          <table:table-cell table:style-name="ce111"/>
          <table:table-cell table:style-name="ce21" table:number-columns-repeated="15"/>
          <table:table-cell table:style-name="ce25" office:value-type="string" calcext:value-type="string">
            <text:p>2D</text:p>
          </table:table-cell>
          <table:table-cell table:style-name="ce25" office:value-type="string" calcext:value-type="string">
            <text:p>3D</text:p>
          </table:table-cell>
          <table:table-cell table:style-name="ce15" table:formula="of:=IF([$instrumentiste.$Q$41]=&quot;&quot;;&quot;nc&quot;;[$instrumentiste.$Q$41])" office:value-type="string" office:string-value="nc" calcext:value-type="string">
            <text:p>nc</text:p>
          </table:table-cell>
          <table:table-cell table:style-name="ce25" table:formula="of:=IF([$instrumentiste.$P$42]=&quot;&quot;;&quot;nc&quot;;[$instrumentiste.$P$42])" office:value-type="string" office:string-value="nc" calcext:value-type="string">
            <text:p>nc</text:p>
          </table:table-cell>
          <table:table-cell table:style-name="ce25" table:formula="of:=IF([$instrumentiste.$Q$42]=&quot;&quot;;&quot;nc&quot;;[$instrumentiste.$Q$42])" office:value-type="string" office:string-value="nc" calcext:value-type="string">
            <text:p>nc</text:p>
          </table:table-cell>
          <table:table-cell table:style-name="ce21"/>
          <table:table-cell table:style-name="ce111" table:number-columns-repeated="3"/>
          <table:table-cell table:style-name="ce27"/>
          <table:table-cell table:style-name="ce111"/>
          <table:table-cell table:style-name="ce117" office:value-type="string" calcext:value-type="string" table:number-columns-spanned="2" table:number-rows-spanned="1">
            <text:p>Recette 1 – A</text:p>
          </table:table-cell>
          <table:covered-table-cell table:style-name="ce111"/>
          <table:table-cell table:style-name="ce26" table:number-columns-repeated="2"/>
          <table:table-cell table:style-name="ce111"/>
          <table:table-cell table:style-name="ce117" office:value-type="string" calcext:value-type="string" table:number-columns-spanned="2" table:number-rows-spanned="1">
            <text:p>Recette 1 – B</text:p>
          </table:table-cell>
          <table:covered-table-cell table:style-name="ce111"/>
          <table:table-cell table:style-name="ce26" table:number-columns-repeated="2"/>
          <table:table-cell table:style-name="ce111"/>
          <table:table-cell table:style-name="ce117" office:value-type="string" calcext:value-type="string" table:number-columns-spanned="2" table:number-rows-spanned="1">
            <text:p>Recette 1 – C</text:p>
          </table:table-cell>
          <table:covered-table-cell table:style-name="ce111"/>
          <table:table-cell table:style-name="ce26" table:number-columns-repeated="2"/>
          <table:table-cell table:style-name="ce111"/>
          <table:table-cell table:style-name="ce117" office:value-type="string" calcext:value-type="string" table:number-columns-spanned="2" table:number-rows-spanned="1">
            <text:p>Recette 1 – D</text:p>
          </table:table-cell>
          <table:covered-table-cell table:style-name="ce111"/>
          <table:table-cell table:style-name="ce26" table:number-columns-repeated="2"/>
          <table:table-cell table:style-name="ce111" table:number-columns-repeated="2"/>
          <table:table-cell table:style-name="ce21" table:number-columns-repeated="13"/>
        </table:table-row>
        <table:table-row table:style-name="ro1">
          <table:table-cell table:style-name="ce4" office:value-type="string" calcext:value-type="string">
            <text:p>orgue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8"/>
          <table:table-cell table:style-name="Default" office:value-type="string" calcext:value-type="string">
            <text:p>2C</text:p>
          </table:table-cell>
          <table:table-cell table:style-name="Default" office:value-type="string" calcext:value-type="string">
            <text:p>3B</text:p>
          </table:table-cell>
          <table:table-cell table:style-name="ce4" table:formula="of:=IF([$instrumentiste.$O$41]=&quot;&quot;;&quot;nc&quot;;[$instrumentiste.$O$41])" office:value-type="string" office:string-value="nc" calcext:value-type="string">
            <text:p>nc</text:p>
          </table:table-cell>
          <table:table-cell table:style-name="Default" table:formula="of:=IF([$instrumentiste.$N$42]=&quot;&quot;;&quot;nc&quot;;[$instrumentiste.$N$42])" office:value-type="string" office:string-value="or" calcext:value-type="string">
            <text:p>or</text:p>
          </table:table-cell>
          <table:table-cell table:style-name="Default" table:formula="of:=IF([$instrumentiste.$O$42]=&quot;&quot;;&quot;nc&quot;;[$instrumentiste.$O$42])" office:value-type="string" office:string-value="nc" calcext:value-type="string">
            <text:p>nc</text:p>
          </table:table-cell>
          <table:table-cell/>
          <table:table-cell table:style-name="ce111" table:number-columns-repeated="3"/>
          <table:table-cell table:style-name="ce27"/>
          <table:table-cell table:style-name="ce111"/>
          <table:table-cell table:style-name="ce229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 table:number-columns-repeated="4"/>
          <table:table-cell table:style-name="ce244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 table:number-columns-repeated="4"/>
          <table:table-cell table:style-name="ce258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/>
          <table:table-cell table:style-name="ce21" table:number-columns-repeated="15"/>
          <table:table-cell table:style-name="ce25" office:value-type="string" calcext:value-type="string">
            <text:p>2D</text:p>
          </table:table-cell>
          <table:table-cell table:style-name="ce25" office:value-type="string" calcext:value-type="string">
            <text:p>3C</text:p>
          </table:table-cell>
          <table:table-cell table:style-name="ce15" table:formula="of:=IF([$instrumentiste.$V$41]=&quot;&quot;;&quot;nc&quot;;[$instrumentiste.$V$41])" office:value-type="string" office:string-value="nc" calcext:value-type="string">
            <text:p>nc</text:p>
          </table:table-cell>
          <table:table-cell table:style-name="ce25" table:formula="of:=IF([$instrumentiste.$U$42]=&quot;&quot;;&quot;nc&quot;;[$instrumentiste.$U$42])" office:value-type="string" office:string-value="nc" calcext:value-type="string">
            <text:p>nc</text:p>
          </table:table-cell>
          <table:table-cell table:style-name="ce25" table:formula="of:=IF([$instrumentiste.$V$42]=&quot;&quot;;&quot;nc&quot;;[$instrumentiste.$V$42])" office:value-type="string" office:string-value="or" calcext:value-type="string">
            <text:p>or</text:p>
          </table:table-cell>
          <table:table-cell table:style-name="ce21"/>
          <table:table-cell table:style-name="ce111" table:number-columns-repeated="3"/>
          <table:table-cell table:style-name="ce27"/>
          <table:table-cell table:style-name="ce111"/>
          <table:table-cell table:style-name="ce139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/>
          <table:table-cell table:style-name="ce151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/>
          <table:table-cell table:style-name="ce162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/>
          <table:table-cell table:style-name="ce173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 table:number-columns-repeated="2"/>
          <table:table-cell table:style-name="ce21" table:number-columns-repeated="13"/>
        </table:table-row>
        <table:table-row table:style-name="ro1">
          <table:table-cell table:style-name="ce4" office:value-type="string" calcext:value-type="string">
            <text:p>saturation_light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8"/>
          <table:table-cell table:style-name="Default" office:value-type="string" calcext:value-type="string">
            <text:p>2C</text:p>
          </table:table-cell>
          <table:table-cell table:style-name="Default" office:value-type="string" calcext:value-type="string">
            <text:p>3C</text:p>
          </table:table-cell>
          <table:table-cell table:style-name="ce4" table:formula="of:=IF([$instrumentiste.$W$41]=&quot;&quot;;&quot;nc&quot;;[$instrumentiste.$W$41])" office:value-type="string" office:string-value="nc" calcext:value-type="string">
            <text:p>nc</text:p>
          </table:table-cell>
          <table:table-cell table:style-name="Default" table:formula="of:=IF([$instrumentiste.$V$42]=&quot;&quot;;&quot;nc&quot;;[$instrumentiste.$V$42])" office:value-type="string" office:string-value="or" calcext:value-type="string">
            <text:p>or</text:p>
          </table:table-cell>
          <table:table-cell table:style-name="Default" table:formula="of:=IF([$instrumentiste.$W$42]=&quot;&quot;;&quot;nc&quot;;[$instrumentiste.$W$42])" office:value-type="string" office:string-value="nc" calcext:value-type="string">
            <text:p>nc</text:p>
          </table:table-cell>
          <table:table-cell/>
          <table:table-cell table:style-name="ce111" table:number-columns-repeated="3"/>
          <table:table-cell table:style-name="ce27"/>
          <table:table-cell table:style-name="ce111"/>
          <table:covered-table-cell table:number-columns-repeated="4" table:style-name="ce111"/>
          <table:table-cell table:style-name="ce111" table:number-columns-repeated="4"/>
          <table:covered-table-cell table:number-columns-repeated="4" table:style-name="ce111"/>
          <table:table-cell table:style-name="ce111" table:number-columns-repeated="4"/>
          <table:covered-table-cell table:number-columns-repeated="4" table:style-name="ce111"/>
          <table:table-cell table:style-name="ce111"/>
          <table:table-cell table:style-name="ce21" table:number-columns-repeated="15"/>
          <table:table-cell table:style-name="ce25" office:value-type="string" calcext:value-type="string">
            <text:p>3A</text:p>
          </table:table-cell>
          <table:table-cell table:style-name="ce25" office:value-type="string" calcext:value-type="string">
            <text:p>init</text:p>
          </table:table-cell>
          <table:table-cell table:style-name="ce15" table:formula="of:=IF([$instrumentiste.$G$53]=&quot;&quot;;&quot;nc&quot;;[$instrumentiste.$G$53])" office:value-type="string" office:string-value="nc" calcext:value-type="string">
            <text:p>nc</text:p>
          </table:table-cell>
          <table:table-cell table:style-name="ce25" table:formula="of:=IF([$instrumentiste.$F$54]=&quot;&quot;;&quot;nc&quot;;[$instrumentiste.$F$54])" office:value-type="string" office:string-value="or" calcext:value-type="string">
            <text:p>or</text:p>
          </table:table-cell>
          <table:table-cell table:style-name="ce25" table:formula="of:=IF([$instrumentiste.$G$54]=&quot;&quot;;&quot;nc&quot;;[$instrumentiste.$G$54])" office:value-type="string" office:string-value="nc" calcext:value-type="string">
            <text:p>nc</text:p>
          </table:table-cell>
          <table:table-cell table:style-name="ce21"/>
          <table:table-cell table:style-name="ce111" table:number-columns-repeated="3"/>
          <table:table-cell table:style-name="ce27"/>
          <table:table-cell table:style-name="ce111"/>
          <table:covered-table-cell table:number-columns-repeated="4" table:style-name="ce111"/>
          <table:table-cell table:style-name="ce111"/>
          <table:covered-table-cell table:number-columns-repeated="4" table:style-name="ce111"/>
          <table:table-cell table:style-name="ce111"/>
          <table:covered-table-cell table:number-columns-repeated="4" table:style-name="ce111"/>
          <table:table-cell table:style-name="ce111"/>
          <table:covered-table-cell table:number-columns-repeated="4" table:style-name="ce111"/>
          <table:table-cell table:style-name="ce111" table:number-columns-repeated="2"/>
          <table:table-cell table:style-name="ce21" table:number-columns-repeated="13"/>
        </table:table-row>
        <table:table-row table:style-name="ro1">
          <table:table-cell table:style-name="ce4" office:value-type="string" calcext:value-type="string">
            <text:p>saturation_hard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8"/>
          <table:table-cell table:style-name="Default" office:value-type="string" calcext:value-type="string">
            <text:p>3A</text:p>
          </table:table-cell>
          <table:table-cell table:style-name="Default" office:value-type="string" calcext:value-type="string">
            <text:p>4A</text:p>
          </table:table-cell>
          <table:table-cell table:style-name="ce4" table:formula="of:=IF([$instrumentiste.$G$53]=&quot;&quot;;&quot;nc&quot;;[$instrumentiste.$G$53])" office:value-type="string" office:string-value="nc" calcext:value-type="string">
            <text:p>nc</text:p>
          </table:table-cell>
          <table:table-cell table:style-name="Default" table:formula="of:=IF([$instrumentiste.$F$54]=&quot;&quot;;&quot;nc&quot;;[$instrumentiste.$F$54])" office:value-type="string" office:string-value="or" calcext:value-type="string">
            <text:p>or</text:p>
          </table:table-cell>
          <table:table-cell table:style-name="Default" table:formula="of:=IF([$instrumentiste.$G$54]=&quot;&quot;;&quot;nc&quot;;[$instrumentiste.$G$54])" office:value-type="string" office:string-value="nc" calcext:value-type="string">
            <text:p>nc</text:p>
          </table:table-cell>
          <table:table-cell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26" table:number-columns-repeated="3"/>
          <table:table-cell table:style-name="ce111" table:number-columns-repeated="4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style-name="ce21" table:number-columns-repeated="15"/>
          <table:table-cell table:style-name="ce25" office:value-type="string" calcext:value-type="string">
            <text:p>3B</text:p>
          </table:table-cell>
          <table:table-cell table:style-name="ce25" office:value-type="string" calcext:value-type="string">
            <text:p>init</text:p>
          </table:table-cell>
          <table:table-cell table:style-name="ce15" table:formula="of:=IF([$instrumentiste.$L$53]=&quot;&quot;;&quot;nc&quot;;[$instrumentiste.$L$53])" office:value-type="string" office:string-value="nc" calcext:value-type="string">
            <text:p>nc</text:p>
          </table:table-cell>
          <table:table-cell table:style-name="ce25" table:formula="of:=IF([$instrumentiste.$K$54]=&quot;&quot;;&quot;nc&quot;;[$instrumentiste.$K$54])" office:value-type="string" office:string-value="nc" calcext:value-type="string">
            <text:p>nc</text:p>
          </table:table-cell>
          <table:table-cell table:style-name="ce25" table:formula="of:=IF([$instrumentiste.$L$54]=&quot;&quot;;&quot;nc&quot;;[$instrumentiste.$L$54])" office:value-type="string" office:string-value="nc" calcext:value-type="string">
            <text:p>nc</text:p>
          </table:table-cell>
          <table:table-cell table:style-name="ce21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26" table:number-columns-repeated="3"/>
          <table:table-cell table:style-name="ce111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5"/>
          <table:table-cell table:style-name="ce21" table:number-columns-repeated="13"/>
        </table:table-row>
        <table:table-row table:style-name="ro1">
          <table:table-cell table:style-name="ce4" office:value-type="string" calcext:value-type="string">
            <text:p>clavier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8"/>
          <table:table-cell table:style-name="Default" office:value-type="string" calcext:value-type="string">
            <text:p>3A</text:p>
          </table:table-cell>
          <table:table-cell table:style-name="Default" office:value-type="string" calcext:value-type="string">
            <text:p>4B</text:p>
          </table:table-cell>
          <table:table-cell table:style-name="ce4" table:formula="of:=IF([$instrumentiste.$O$53]=&quot;&quot;;&quot;nc&quot;;[$instrumentiste.$O$53])" office:value-type="string" office:string-value="nc" calcext:value-type="string">
            <text:p>nc</text:p>
          </table:table-cell>
          <table:table-cell table:style-name="Default" table:formula="of:=IF([$instrumentiste.$N$54]=&quot;&quot;;&quot;nc&quot;;[$instrumentiste.$N$54])" office:value-type="string" office:string-value="or" calcext:value-type="string">
            <text:p>or</text:p>
          </table:table-cell>
          <table:table-cell table:style-name="Default" table:formula="of:=IF([$instrumentiste.$O$54]=&quot;&quot;;&quot;nc&quot;;[$instrumentiste.$O$54])" office:value-type="string" office:string-value="nc" calcext:value-type="string">
            <text:p>nc</text:p>
          </table:table-cell>
          <table:table-cell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26" table:number-columns-repeated="2"/>
          <table:table-cell table:style-name="ce111" table:number-columns-repeated="5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style-name="ce21" table:number-columns-repeated="15"/>
          <table:table-cell table:style-name="ce25" office:value-type="string" calcext:value-type="string">
            <text:p>3C</text:p>
          </table:table-cell>
          <table:table-cell table:style-name="ce25" office:value-type="string" calcext:value-type="string">
            <text:p>init</text:p>
          </table:table-cell>
          <table:table-cell table:style-name="ce15" table:formula="of:=IF([$instrumentiste.$Q$53]=&quot;&quot;;&quot;nc&quot;;[$instrumentiste.$Q$53])" office:value-type="string" office:string-value="nc" calcext:value-type="string">
            <text:p>nc</text:p>
          </table:table-cell>
          <table:table-cell table:style-name="ce25" table:formula="of:=IF([$instrumentiste.$P$54]=&quot;&quot;;&quot;nc&quot;;[$instrumentiste.$P$54])" office:value-type="string" office:string-value="nc" calcext:value-type="string">
            <text:p>nc</text:p>
          </table:table-cell>
          <table:table-cell table:style-name="ce25" table:formula="of:=IF([$instrumentiste.$Q$54]=&quot;&quot;;&quot;nc&quot;;[$instrumentiste.$Q$54])" office:value-type="string" office:string-value="nc" calcext:value-type="string">
            <text:p>nc</text:p>
          </table:table-cell>
          <table:table-cell table:style-name="ce21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26" table:number-columns-repeated="2"/>
          <table:table-cell table:style-name="ce111" table:number-columns-repeated="2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5"/>
          <table:table-cell table:style-name="ce21" table:number-columns-repeated="13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8"/>
          <table:table-cell table:style-name="Default" office:value-type="string" calcext:value-type="string">
            <text:p>3A</text:p>
          </table:table-cell>
          <table:table-cell table:style-name="Default" office:value-type="string" calcext:value-type="string">
            <text:p>4C</text:p>
          </table:table-cell>
          <table:table-cell table:style-name="ce4" table:formula="of:=IF([$instrumentiste.$W$53]=&quot;&quot;;&quot;nc&quot;;[$instrumentiste.$W$53])" office:value-type="string" office:string-value="nc" calcext:value-type="string">
            <text:p>nc</text:p>
          </table:table-cell>
          <table:table-cell table:style-name="Default" table:formula="of:=IF([$instrumentiste.$V$54]=&quot;&quot;;&quot;nc&quot;;[$instrumentiste.$V$54])" office:value-type="string" office:string-value="or" calcext:value-type="string">
            <text:p>or</text:p>
          </table:table-cell>
          <table:table-cell table:style-name="Default" table:formula="of:=IF([$instrumentiste.$W$54]=&quot;&quot;;&quot;nc&quot;;[$instrumentiste.$W$54])" office:value-type="string" office:string-value="nc" calcext:value-type="string">
            <text:p>nc</text:p>
          </table:table-cell>
          <table:table-cell/>
          <table:table-cell table:style-name="ce111" table:number-columns-repeated="3"/>
          <table:table-cell table:style-name="ce27"/>
          <table:table-cell table:style-name="ce111"/>
          <table:table-cell table:style-name="ce32"/>
          <table:table-cell table:style-name="ce28" table:number-columns-repeated="7"/>
          <table:table-cell table:style-name="ce32"/>
          <table:table-cell table:style-name="ce28" table:number-columns-repeated="7"/>
          <table:table-cell table:style-name="ce32"/>
          <table:table-cell table:style-name="ce28" table:number-columns-repeated="2"/>
          <table:table-cell table:style-name="ce111" table:number-columns-repeated="2"/>
          <table:table-cell table:style-name="ce21" table:number-columns-repeated="15"/>
          <table:table-cell table:style-name="ce25" office:value-type="string" calcext:value-type="string">
            <text:p>3D</text:p>
          </table:table-cell>
          <table:table-cell table:style-name="ce25" office:value-type="string" calcext:value-type="string">
            <text:p>init</text:p>
          </table:table-cell>
          <table:table-cell table:style-name="ce15" table:formula="of:=IF([$instrumentiste.$V$53]=&quot;&quot;;&quot;nc&quot;;[$instrumentiste.$V$53])" office:value-type="string" office:string-value="nc" calcext:value-type="string">
            <text:p>nc</text:p>
          </table:table-cell>
          <table:table-cell table:style-name="ce25" table:formula="of:=IF([$instrumentiste.$U$54]=&quot;&quot;;&quot;nc&quot;;[$instrumentiste.$U$54])" office:value-type="string" office:string-value="nc" calcext:value-type="string">
            <text:p>nc</text:p>
          </table:table-cell>
          <table:table-cell table:style-name="ce25" table:formula="of:=IF([$instrumentiste.$V$54]=&quot;&quot;;&quot;nc&quot;;[$instrumentiste.$V$54])" office:value-type="string" office:string-value="or" calcext:value-type="string">
            <text:p>or</text:p>
          </table:table-cell>
          <table:table-cell table:style-name="ce21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28" table:number-columns-repeated="4"/>
          <table:table-cell table:style-name="ce32"/>
          <table:table-cell table:style-name="ce26" table:number-columns-repeated="3"/>
          <table:table-cell table:style-name="ce111"/>
          <table:table-cell table:style-name="ce27"/>
          <table:table-cell table:style-name="ce28" table:number-columns-repeated="4"/>
          <table:table-cell table:style-name="ce32"/>
          <table:table-cell table:style-name="ce26" table:number-columns-repeated="2"/>
          <table:table-cell table:style-name="ce111" table:number-columns-repeated="3"/>
          <table:table-cell table:style-name="ce21" table:number-columns-repeated="13"/>
        </table:table-row>
        <table:table-row table:style-name="ro1">
          <table:table-cell table:style-name="ce4" office:value-type="string" calcext:value-type="string">
            <text:p>B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8"/>
          <table:table-cell table:style-name="Default" office:value-type="string" calcext:value-type="string">
            <text:p>3B</text:p>
          </table:table-cell>
          <table:table-cell table:style-name="Default" office:value-type="string" calcext:value-type="string">
            <text:p>4A</text:p>
          </table:table-cell>
          <table:table-cell table:style-name="ce4" table:formula="of:=IF([$instrumentiste.$G$53]=&quot;&quot;;&quot;nc&quot;;[$instrumentiste.$G$53])" office:value-type="string" office:string-value="nc" calcext:value-type="string">
            <text:p>nc</text:p>
          </table:table-cell>
          <table:table-cell table:style-name="Default" table:formula="of:=IF([$instrumentiste.$F$54]=&quot;&quot;;&quot;nc&quot;;[$instrumentiste.$F$54])" office:value-type="string" office:string-value="or" calcext:value-type="string">
            <text:p>or</text:p>
          </table:table-cell>
          <table:table-cell table:style-name="Default" table:formula="of:=IF([$instrumentiste.$G$54]=&quot;&quot;;&quot;nc&quot;;[$instrumentiste.$G$54])" office:value-type="string" office:string-value="nc" calcext:value-type="string">
            <text:p>nc</text:p>
          </table:table-cell>
          <table:table-cell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26" table:number-columns-repeated="2"/>
          <table:table-cell table:style-name="ce111" table:number-columns-repeated="5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style-name="ce21" table:number-columns-repeated="15"/>
          <table:table-cell table:number-columns-repeated="2"/>
          <table:table-cell table:style-name="ce4"/>
          <table:table-cell table:number-columns-repeated="2"/>
          <table:table-cell table:style-name="ce21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26" table:number-columns-repeated="2"/>
          <table:table-cell table:style-name="ce111" table:number-columns-repeated="2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5"/>
          <table:table-cell table:style-name="ce21" table:number-columns-repeated="13"/>
        </table:table-row>
        <table:table-row table:style-name="ro1">
          <table:table-cell table:style-name="ce4" office:value-type="string" calcext:value-type="string">
            <text:p>C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8"/>
          <table:table-cell table:style-name="Default" office:value-type="string" calcext:value-type="string">
            <text:p>3B</text:p>
          </table:table-cell>
          <table:table-cell table:style-name="Default" office:value-type="string" calcext:value-type="string">
            <text:p>4B</text:p>
          </table:table-cell>
          <table:table-cell table:style-name="ce4" table:formula="of:=IF([$instrumentiste.$O$53]=&quot;&quot;;&quot;nc&quot;;[$instrumentiste.$O$53])" office:value-type="string" office:string-value="nc" calcext:value-type="string">
            <text:p>nc</text:p>
          </table:table-cell>
          <table:table-cell table:style-name="Default" table:formula="of:=IF([$instrumentiste.$N$54]=&quot;&quot;;&quot;nc&quot;;[$instrumentiste.$N$54])" office:value-type="string" office:string-value="or" calcext:value-type="string">
            <text:p>or</text:p>
          </table:table-cell>
          <table:table-cell table:style-name="Default" table:formula="of:=IF([$instrumentiste.$O$54]=&quot;&quot;;&quot;nc&quot;;[$instrumentiste.$O$54])" office:value-type="string" office:string-value="nc" calcext:value-type="string">
            <text:p>nc</text:p>
          </table:table-cell>
          <table:table-cell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26" table:number-columns-repeated="2"/>
          <table:table-cell table:style-name="ce111" table:number-columns-repeated="5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style-name="ce21" table:number-columns-repeated="15"/>
          <table:table-cell table:number-columns-repeated="2"/>
          <table:table-cell table:style-name="ce4"/>
          <table:table-cell table:number-columns-repeated="2"/>
          <table:table-cell table:style-name="ce21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26" table:number-columns-repeated="2"/>
          <table:table-cell table:style-name="ce111" table:number-columns-repeated="2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5"/>
          <table:table-cell table:style-name="ce21" table:number-columns-repeated="13"/>
        </table:table-row>
        <table:table-row table:style-name="ro1">
          <table:table-cell table:style-name="ce4" office:value-type="string" calcext:value-type="string">
            <text:p>D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8"/>
          <table:table-cell table:style-name="Default" office:value-type="string" calcext:value-type="string">
            <text:p>3B</text:p>
          </table:table-cell>
          <table:table-cell table:style-name="Default" office:value-type="string" calcext:value-type="string">
            <text:p>4C</text:p>
          </table:table-cell>
          <table:table-cell table:style-name="ce4" table:formula="of:=IF([$instrumentiste.$W$53]=&quot;&quot;;&quot;nc&quot;;[$instrumentiste.$W$53])" office:value-type="string" office:string-value="nc" calcext:value-type="string">
            <text:p>nc</text:p>
          </table:table-cell>
          <table:table-cell table:style-name="Default" table:formula="of:=IF([$instrumentiste.$V$54]=&quot;&quot;;&quot;nc&quot;;[$instrumentiste.$V$54])" office:value-type="string" office:string-value="or" calcext:value-type="string">
            <text:p>or</text:p>
          </table:table-cell>
          <table:table-cell table:style-name="Default" table:formula="of:=IF([$instrumentiste.$W$54]=&quot;&quot;;&quot;nc&quot;;[$instrumentiste.$W$54])" office:value-type="string" office:string-value="nc" calcext:value-type="string">
            <text:p>nc</text:p>
          </table:table-cell>
          <table:table-cell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26" office:value-type="string" calcext:value-type="string" table:number-columns-spanned="3" table:number-rows-spanned="1">
            <text:p>Condition 1 – A</text:p>
          </table:table-cell>
          <table:covered-table-cell table:style-name="ce126"/>
          <table:covered-table-cell table:style-name="ce111"/>
          <table:table-cell table:style-name="ce111" table:number-columns-repeated="4"/>
          <table:table-cell table:style-name="ce27"/>
          <table:table-cell table:style-name="ce123" office:value-type="string" calcext:value-type="string" table:number-columns-spanned="3" table:number-rows-spanned="1">
            <text:p>Condition 1 – B</text:p>
          </table:table-cell>
          <table:covered-table-cell table:style-name="ce123"/>
          <table:covered-table-cell table:style-name="ce111"/>
          <table:table-cell table:style-name="ce111" table:number-columns-repeated="4"/>
          <table:table-cell table:style-name="ce27"/>
          <table:table-cell table:style-name="ce123" office:value-type="string" calcext:value-type="string" table:number-columns-spanned="3" table:number-rows-spanned="1">
            <text:p>Condition 1 – C</text:p>
          </table:table-cell>
          <table:covered-table-cell table:style-name="ce123"/>
          <table:covered-table-cell table:style-name="ce111"/>
          <table:table-cell table:style-name="ce111"/>
          <table:table-cell table:style-name="ce21" table:number-columns-repeated="15"/>
          <table:table-cell table:number-columns-repeated="2"/>
          <table:table-cell table:style-name="ce4"/>
          <table:table-cell table:number-columns-repeated="2"/>
          <table:table-cell table:style-name="ce21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26" office:value-type="string" calcext:value-type="string" table:number-columns-spanned="3" table:number-rows-spanned="1">
            <text:p>Condition 1 – A</text:p>
          </table:table-cell>
          <table:covered-table-cell table:style-name="ce126"/>
          <table:covered-table-cell table:style-name="ce111"/>
          <table:table-cell table:style-name="ce111"/>
          <table:table-cell table:style-name="ce27"/>
          <table:table-cell table:style-name="ce123" office:value-type="string" calcext:value-type="string" table:number-columns-spanned="3" table:number-rows-spanned="1">
            <text:p>Condition 1 – B</text:p>
          </table:table-cell>
          <table:covered-table-cell table:style-name="ce123"/>
          <table:covered-table-cell table:style-name="ce111"/>
          <table:table-cell table:style-name="ce111"/>
          <table:table-cell table:style-name="ce27"/>
          <table:table-cell table:style-name="ce123" office:value-type="string" calcext:value-type="string" table:number-columns-spanned="3" table:number-rows-spanned="1">
            <text:p>Condition 1 – C</text:p>
          </table:table-cell>
          <table:covered-table-cell table:style-name="ce123"/>
          <table:covered-table-cell table:style-name="ce111"/>
          <table:table-cell table:style-name="ce111"/>
          <table:table-cell table:style-name="ce27"/>
          <table:table-cell table:style-name="ce123" office:value-type="string" calcext:value-type="string" table:number-columns-spanned="3" table:number-rows-spanned="1">
            <text:p>Condition 1 – D</text:p>
          </table:table-cell>
          <table:covered-table-cell table:style-name="ce123"/>
          <table:covered-table-cell table:style-name="ce111"/>
          <table:table-cell table:style-name="ce111" table:number-columns-repeated="2"/>
          <table:table-cell table:style-name="ce21" table:number-columns-repeated="13"/>
        </table:table-row>
        <table:table-row table:style-name="ro1">
          <table:table-cell table:style-name="ce4" office:value-type="string" calcext:value-type="string">
            <text:p>E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8"/>
          <table:table-cell table:style-name="Default" office:value-type="string" calcext:value-type="string">
            <text:p>3C</text:p>
          </table:table-cell>
          <table:table-cell table:style-name="Default" office:value-type="string" calcext:value-type="string">
            <text:p>4A</text:p>
          </table:table-cell>
          <table:table-cell table:style-name="ce4" table:formula="of:=IF([$instrumentiste.$G$53]=&quot;&quot;;&quot;nc&quot;;[$instrumentiste.$G$53])" office:value-type="string" office:string-value="nc" calcext:value-type="string">
            <text:p>nc</text:p>
          </table:table-cell>
          <table:table-cell table:style-name="Default" table:formula="of:=IF([$instrumentiste.$F$54]=&quot;&quot;;&quot;nc&quot;;[$instrumentiste.$F$54])" office:value-type="string" office:string-value="or" calcext:value-type="string">
            <text:p>or</text:p>
          </table:table-cell>
          <table:table-cell table:style-name="Default" table:formula="of:=IF([$instrumentiste.$G$54]=&quot;&quot;;&quot;nc&quot;;[$instrumentiste.$G$54])" office:value-type="string" office:string-value="nc" calcext:value-type="string">
            <text:p>nc</text:p>
          </table:table-cell>
          <table:table-cell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235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 table:number-columns-repeated="4"/>
          <table:table-cell table:style-name="ce27"/>
          <table:table-cell table:style-name="ce250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 table:number-columns-repeated="4"/>
          <table:table-cell table:style-name="ce27"/>
          <table:table-cell table:style-name="ce264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/>
          <table:table-cell table:style-name="ce21" table:number-columns-repeated="15"/>
          <table:table-cell table:number-columns-repeated="2"/>
          <table:table-cell table:style-name="ce4"/>
          <table:table-cell table:number-columns-repeated="2"/>
          <table:table-cell table:style-name="ce21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44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/>
          <table:table-cell table:style-name="ce27"/>
          <table:table-cell table:style-name="ce156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/>
          <table:table-cell table:style-name="ce27"/>
          <table:table-cell table:style-name="ce167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/>
          <table:table-cell table:style-name="ce27"/>
          <table:table-cell table:style-name="ce178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 table:number-columns-repeated="2"/>
          <table:table-cell table:style-name="ce21" table:number-columns-repeated="13"/>
        </table:table-row>
        <table:table-row table:style-name="ro1">
          <table:table-cell table:style-name="ce4" office:value-type="string" calcext:value-type="string">
            <text:p>F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8"/>
          <table:table-cell table:style-name="Default" office:value-type="string" calcext:value-type="string">
            <text:p>3C</text:p>
          </table:table-cell>
          <table:table-cell table:style-name="Default" office:value-type="string" calcext:value-type="string">
            <text:p>4B</text:p>
          </table:table-cell>
          <table:table-cell table:style-name="ce4" table:formula="of:=IF([$instrumentiste.$O$53]=&quot;&quot;;&quot;nc&quot;;[$instrumentiste.$O$53])" office:value-type="string" office:string-value="nc" calcext:value-type="string">
            <text:p>nc</text:p>
          </table:table-cell>
          <table:table-cell table:style-name="Default" table:formula="of:=IF([$instrumentiste.$N$54]=&quot;&quot;;&quot;nc&quot;;[$instrumentiste.$N$54])" office:value-type="string" office:string-value="or" calcext:value-type="string">
            <text:p>or</text:p>
          </table:table-cell>
          <table:table-cell table:style-name="Default" table:formula="of:=IF([$instrumentiste.$O$54]=&quot;&quot;;&quot;nc&quot;;[$instrumentiste.$O$54])" office:value-type="string" office:string-value="nc" calcext:value-type="string">
            <text:p>nc</text:p>
          </table:table-cell>
          <table:table-cell/>
          <table:table-cell table:style-name="ce111" table:number-columns-repeated="3"/>
          <table:table-cell table:style-name="ce27"/>
          <table:table-cell table:style-name="ce111"/>
          <table:table-cell table:style-name="ce29" table:content-validation-name="val34" office:value-type="string" calcext:value-type="string">
            <text:p>or</text:p>
          </table:table-cell>
          <table:table-cell table:style-name="ce236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 table:number-columns-repeated="4"/>
          <table:table-cell table:style-name="ce29" table:content-validation-name="val34" office:value-type="string" calcext:value-type="string">
            <text:p>or</text:p>
          </table:table-cell>
          <table:table-cell table:style-name="ce251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 table:number-columns-repeated="4"/>
          <table:table-cell table:style-name="ce29" table:content-validation-name="val34" office:value-type="string" calcext:value-type="string">
            <text:p>or</text:p>
          </table:table-cell>
          <table:table-cell table:style-name="ce265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/>
          <table:table-cell table:style-name="ce21" table:number-columns-repeated="15"/>
          <table:table-cell table:number-columns-repeated="2"/>
          <table:table-cell table:style-name="ce4"/>
          <table:table-cell table:number-columns-repeated="2"/>
          <table:table-cell table:style-name="ce21"/>
          <table:table-cell table:style-name="ce111" table:number-columns-repeated="3"/>
          <table:table-cell table:style-name="ce27"/>
          <table:table-cell table:style-name="ce111"/>
          <table:table-cell table:style-name="ce29" table:content-validation-name="val34" office:value-type="string" calcext:value-type="string">
            <text:p>or</text:p>
          </table:table-cell>
          <table:table-cell table:style-name="ce145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/>
          <table:table-cell table:style-name="ce29" table:content-validation-name="val34" office:value-type="string" calcext:value-type="string">
            <text:p>or</text:p>
          </table:table-cell>
          <table:table-cell table:style-name="ce157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/>
          <table:table-cell table:style-name="ce29" table:content-validation-name="val34" office:value-type="string" calcext:value-type="string">
            <text:p>or</text:p>
          </table:table-cell>
          <table:table-cell table:style-name="ce168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/>
          <table:table-cell table:style-name="ce29" table:content-validation-name="val34" office:value-type="string" calcext:value-type="string">
            <text:p>or</text:p>
          </table:table-cell>
          <table:table-cell table:style-name="ce179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 table:number-columns-repeated="2"/>
          <table:table-cell table:style-name="ce21" table:number-columns-repeated="13"/>
        </table:table-row>
        <table:table-row table:style-name="ro1">
          <table:table-cell table:style-name="ce4" office:value-type="string" calcext:value-type="string">
            <text:p>G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8"/>
          <table:table-cell table:style-name="Default" office:value-type="string" calcext:value-type="string">
            <text:p>3C</text:p>
          </table:table-cell>
          <table:table-cell table:style-name="Default" office:value-type="string" calcext:value-type="string">
            <text:p>4C</text:p>
          </table:table-cell>
          <table:table-cell table:style-name="ce4" table:formula="of:=IF([$instrumentiste.$W$53]=&quot;&quot;;&quot;nc&quot;;[$instrumentiste.$W$53])" office:value-type="string" office:string-value="nc" calcext:value-type="string">
            <text:p>nc</text:p>
          </table:table-cell>
          <table:table-cell table:style-name="Default" table:formula="of:=IF([$instrumentiste.$V$54]=&quot;&quot;;&quot;nc&quot;;[$instrumentiste.$V$54])" office:value-type="string" office:string-value="or" calcext:value-type="string">
            <text:p>or</text:p>
          </table:table-cell>
          <table:table-cell table:style-name="Default" table:formula="of:=IF([$instrumentiste.$W$54]=&quot;&quot;;&quot;nc&quot;;[$instrumentiste.$W$54])" office:value-type="string" office:string-value="nc" calcext:value-type="string">
            <text:p>nc</text:p>
          </table:table-cell>
          <table:table-cell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42" table:number-columns-repeated="2"/>
          <table:table-cell table:style-name="ce111" table:number-columns-repeated="5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style-name="ce21" table:number-columns-repeated="15"/>
          <table:table-cell table:number-columns-repeated="2"/>
          <table:table-cell table:style-name="ce4"/>
          <table:table-cell table:number-columns-repeated="2"/>
          <table:table-cell table:style-name="ce21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42" table:number-columns-repeated="2"/>
          <table:table-cell table:style-name="ce111" table:number-columns-repeated="2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5"/>
          <table:table-cell table:style-name="ce21" table:number-columns-repeated="13"/>
        </table:table-row>
        <table:table-row table:style-name="ro1">
          <table:table-cell table:style-name="ce4" office:value-type="string" calcext:value-type="string">
            <text:p>H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8"/>
          <table:table-cell table:style-name="Default" office:value-type="string" calcext:value-type="string">
            <text:p>4A</text:p>
          </table:table-cell>
          <table:table-cell table:style-name="Default" office:value-type="string" calcext:value-type="string">
            <text:p>init</text:p>
          </table:table-cell>
          <table:table-cell table:style-name="ce4" table:formula="of:=IF([$instrumentiste.$G$65]=&quot;&quot;;&quot;nc&quot;;[$instrumentiste.$G$65])" office:value-type="string" office:string-value="nc" calcext:value-type="string">
            <text:p>nc</text:p>
          </table:table-cell>
          <table:table-cell table:style-name="Default" table:formula="of:=IF([$instrumentiste.$F$66]=&quot;&quot;;&quot;nc&quot;;[$instrumentiste.$F$66])" office:value-type="string" office:string-value="or" calcext:value-type="string">
            <text:p>or</text:p>
          </table:table-cell>
          <table:table-cell table:style-name="Default" table:formula="of:=IF([$instrumentiste.$G$66]=&quot;&quot;;&quot;nc&quot;;[$instrumentiste.$G$66])" office:value-type="string" office:string-value="nc" calcext:value-type="string">
            <text:p>nc</text:p>
          </table:table-cell>
          <table:table-cell/>
          <table:table-cell table:style-name="ce111" table:number-columns-repeated="3"/>
          <table:table-cell table:style-name="ce27"/>
          <table:table-cell table:style-name="ce111"/>
          <table:table-cell table:style-name="ce117" office:value-type="string" calcext:value-type="string" table:number-columns-spanned="2" table:number-rows-spanned="1">
            <text:p>Recette 2 – A</text:p>
          </table:table-cell>
          <table:covered-table-cell table:style-name="ce111"/>
          <table:table-cell table:style-name="ce26" table:number-columns-repeated="2"/>
          <table:table-cell table:style-name="ce111" table:number-columns-repeated="4"/>
          <table:table-cell table:style-name="ce117" office:value-type="string" calcext:value-type="string" table:number-columns-spanned="2" table:number-rows-spanned="1">
            <text:p>Recette 2 – B</text:p>
          </table:table-cell>
          <table:covered-table-cell table:style-name="ce111"/>
          <table:table-cell table:style-name="ce26" table:number-columns-repeated="2"/>
          <table:table-cell table:style-name="ce111" table:number-columns-repeated="4"/>
          <table:table-cell table:style-name="ce117" office:value-type="string" calcext:value-type="string" table:number-columns-spanned="2" table:number-rows-spanned="1">
            <text:p>Recette 2 – C</text:p>
          </table:table-cell>
          <table:covered-table-cell table:style-name="ce111"/>
          <table:table-cell table:style-name="ce26" table:number-columns-repeated="2"/>
          <table:table-cell table:style-name="ce111"/>
          <table:table-cell table:style-name="ce21" table:number-columns-repeated="15"/>
          <table:table-cell table:number-columns-repeated="2"/>
          <table:table-cell table:style-name="ce4"/>
          <table:table-cell table:number-columns-repeated="2"/>
          <table:table-cell table:style-name="ce21"/>
          <table:table-cell table:style-name="ce111" table:number-columns-repeated="3"/>
          <table:table-cell table:style-name="ce27"/>
          <table:table-cell table:style-name="ce111"/>
          <table:table-cell table:style-name="ce117" office:value-type="string" calcext:value-type="string" table:number-columns-spanned="2" table:number-rows-spanned="1">
            <text:p>Recette 2 – A</text:p>
          </table:table-cell>
          <table:covered-table-cell table:style-name="ce111"/>
          <table:table-cell table:style-name="ce26" table:number-columns-repeated="2"/>
          <table:table-cell table:style-name="ce111"/>
          <table:table-cell table:style-name="ce117" office:value-type="string" calcext:value-type="string" table:number-columns-spanned="2" table:number-rows-spanned="1">
            <text:p>Recette 2 – B</text:p>
          </table:table-cell>
          <table:covered-table-cell table:style-name="ce111"/>
          <table:table-cell table:style-name="ce26" table:number-columns-repeated="2"/>
          <table:table-cell table:style-name="ce111"/>
          <table:table-cell table:style-name="ce117" office:value-type="string" calcext:value-type="string" table:number-columns-spanned="2" table:number-rows-spanned="1">
            <text:p>Recette 2 – C</text:p>
          </table:table-cell>
          <table:covered-table-cell table:style-name="ce111"/>
          <table:table-cell table:style-name="ce26" table:number-columns-repeated="2"/>
          <table:table-cell table:style-name="ce111"/>
          <table:table-cell table:style-name="ce117" office:value-type="string" calcext:value-type="string" table:number-columns-spanned="2" table:number-rows-spanned="1">
            <text:p>Recette 2 – D</text:p>
          </table:table-cell>
          <table:covered-table-cell table:style-name="ce111"/>
          <table:table-cell table:style-name="ce26" table:number-columns-repeated="2"/>
          <table:table-cell table:style-name="ce111" table:number-columns-repeated="2"/>
          <table:table-cell table:style-name="ce21" table:number-columns-repeated="13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8"/>
          <table:table-cell table:style-name="Default" office:value-type="string" calcext:value-type="string">
            <text:p>4B</text:p>
          </table:table-cell>
          <table:table-cell table:style-name="Default" office:value-type="string" calcext:value-type="string">
            <text:p>init</text:p>
          </table:table-cell>
          <table:table-cell table:style-name="ce4" table:formula="of:=IF([$instrumentiste.$O$65]=&quot;&quot;;&quot;nc&quot;;[$instrumentiste.$O$65])" office:value-type="string" office:string-value="nc" calcext:value-type="string">
            <text:p>nc</text:p>
          </table:table-cell>
          <table:table-cell table:style-name="Default" table:formula="of:=IF([$instrumentiste.$N$66]=&quot;&quot;;&quot;nc&quot;;[$instrumentiste.$N$66])" office:value-type="string" office:string-value="or" calcext:value-type="string">
            <text:p>or</text:p>
          </table:table-cell>
          <table:table-cell table:style-name="Default" table:formula="of:=IF([$instrumentiste.$O$66]=&quot;&quot;;&quot;nc&quot;;[$instrumentiste.$O$66])" office:value-type="string" office:string-value="nc" calcext:value-type="string">
            <text:p>nc</text:p>
          </table:table-cell>
          <table:table-cell/>
          <table:table-cell table:style-name="ce111" table:number-columns-repeated="3"/>
          <table:table-cell table:style-name="ce27"/>
          <table:table-cell table:style-name="ce111"/>
          <table:table-cell table:style-name="ce230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 table:number-columns-repeated="4"/>
          <table:table-cell table:style-name="ce245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 table:number-columns-repeated="4"/>
          <table:table-cell table:style-name="ce259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/>
          <table:table-cell table:style-name="ce21" table:number-columns-repeated="15"/>
          <table:table-cell table:number-columns-repeated="2"/>
          <table:table-cell table:style-name="ce4"/>
          <table:table-cell table:number-columns-repeated="2"/>
          <table:table-cell table:style-name="ce21"/>
          <table:table-cell table:style-name="ce111" table:number-columns-repeated="3"/>
          <table:table-cell table:style-name="ce27"/>
          <table:table-cell table:style-name="ce111"/>
          <table:table-cell table:style-name="ce140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/>
          <table:table-cell table:style-name="ce152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/>
          <table:table-cell table:style-name="ce163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/>
          <table:table-cell table:style-name="ce174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 table:number-columns-repeated="2"/>
          <table:table-cell table:style-name="ce21" table:number-columns-repeated="13"/>
        </table:table-row>
        <table:table-row table:style-name="ro1">
          <table:table-cell table:style-name="ce4" office:value-type="string" calcext:value-type="string">
            <text:p>rapide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8"/>
          <table:table-cell table:style-name="Default" office:value-type="string" calcext:value-type="string">
            <text:p>4C</text:p>
          </table:table-cell>
          <table:table-cell table:style-name="Default" office:value-type="string" calcext:value-type="string">
            <text:p>init</text:p>
          </table:table-cell>
          <table:table-cell table:style-name="ce4" table:formula="of:=IF([$instrumentiste.$W$65]=&quot;&quot;;&quot;nc&quot;;[$instrumentiste.$W$65])" office:value-type="string" office:string-value="nc" calcext:value-type="string">
            <text:p>nc</text:p>
          </table:table-cell>
          <table:table-cell table:style-name="Default" table:formula="of:=IF([$instrumentiste.$V$66]=&quot;&quot;;&quot;nc&quot;;[$instrumentiste.$V$66])" office:value-type="string" office:string-value="or" calcext:value-type="string">
            <text:p>or</text:p>
          </table:table-cell>
          <table:table-cell table:style-name="Default" table:formula="of:=IF([$instrumentiste.$W$66]=&quot;&quot;;&quot;nc&quot;;[$instrumentiste.$W$66])" office:value-type="string" office:string-value="nc" calcext:value-type="string">
            <text:p>nc</text:p>
          </table:table-cell>
          <table:table-cell/>
          <table:table-cell table:style-name="ce111" table:number-columns-repeated="3"/>
          <table:table-cell table:style-name="ce27"/>
          <table:table-cell table:style-name="ce111"/>
          <table:covered-table-cell table:number-columns-repeated="4" table:style-name="ce111"/>
          <table:table-cell table:style-name="ce111" table:number-columns-repeated="4"/>
          <table:covered-table-cell table:number-columns-repeated="4" table:style-name="ce111"/>
          <table:table-cell table:style-name="ce111" table:number-columns-repeated="4"/>
          <table:covered-table-cell table:number-columns-repeated="4" table:style-name="ce111"/>
          <table:table-cell table:style-name="ce111"/>
          <table:table-cell table:style-name="ce21" table:number-columns-repeated="15"/>
          <table:table-cell table:number-columns-repeated="2"/>
          <table:table-cell table:style-name="ce4"/>
          <table:table-cell table:number-columns-repeated="2"/>
          <table:table-cell table:style-name="ce21"/>
          <table:table-cell table:style-name="ce111" table:number-columns-repeated="3"/>
          <table:table-cell table:style-name="ce27"/>
          <table:table-cell table:style-name="ce111"/>
          <table:covered-table-cell table:number-columns-repeated="4" table:style-name="ce111"/>
          <table:table-cell table:style-name="ce111"/>
          <table:covered-table-cell table:number-columns-repeated="4" table:style-name="ce111"/>
          <table:table-cell table:style-name="ce111"/>
          <table:covered-table-cell table:number-columns-repeated="4" table:style-name="ce111"/>
          <table:table-cell table:style-name="ce111"/>
          <table:covered-table-cell table:number-columns-repeated="4" table:style-name="ce111"/>
          <table:table-cell table:style-name="ce111" table:number-columns-repeated="2"/>
          <table:table-cell table:style-name="ce21" table:number-columns-repeated="13"/>
        </table:table-row>
        <table:table-row table:style-name="ro1">
          <table:table-cell table:style-name="ce4" office:value-type="string" calcext:value-type="string">
            <text:p>silence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style-name="ce21" table:number-columns-repeated="21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5"/>
          <table:table-cell table:style-name="ce21" table:number-columns-repeated="1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style-name="ce21" table:number-columns-repeated="21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5"/>
          <table:table-cell table:style-name="ce21" table:number-columns-repeated="1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111"/>
          <table:table-cell table:style-name="ce32"/>
          <table:table-cell table:style-name="ce28" table:number-columns-repeated="7"/>
          <table:table-cell table:style-name="ce32"/>
          <table:table-cell table:style-name="ce28" table:number-columns-repeated="7"/>
          <table:table-cell table:style-name="ce32"/>
          <table:table-cell table:style-name="ce28" table:number-columns-repeated="2"/>
          <table:table-cell table:style-name="ce111" table:number-columns-repeated="2"/>
          <table:table-cell table:style-name="ce21" table:number-columns-repeated="21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28" table:number-columns-repeated="4"/>
          <table:table-cell table:style-name="ce32"/>
          <table:table-cell table:style-name="ce26" table:number-columns-repeated="3"/>
          <table:table-cell table:style-name="ce111"/>
          <table:table-cell table:style-name="ce27"/>
          <table:table-cell table:style-name="ce28" table:number-columns-repeated="4"/>
          <table:table-cell table:style-name="ce32"/>
          <table:table-cell table:style-name="ce26" table:number-columns-repeated="2"/>
          <table:table-cell table:style-name="ce111" table:number-columns-repeated="3"/>
          <table:table-cell table:style-name="ce21" table:number-columns-repeated="13"/>
        </table:table-row>
        <table:table-row table:style-name="ro1" table:number-rows-repeated="2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style-name="ce21" table:number-columns-repeated="21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5"/>
          <table:table-cell table:style-name="ce21" table:number-columns-repeated="1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23" office:value-type="string" calcext:value-type="string" table:number-columns-spanned="3" table:number-rows-spanned="1">
            <text:p>Condition 2 – A</text:p>
          </table:table-cell>
          <table:covered-table-cell table:style-name="ce123"/>
          <table:covered-table-cell table:style-name="ce111"/>
          <table:table-cell table:style-name="ce111" table:number-columns-repeated="4"/>
          <table:table-cell table:style-name="ce27"/>
          <table:table-cell table:style-name="ce123" office:value-type="string" calcext:value-type="string" table:number-columns-spanned="3" table:number-rows-spanned="1">
            <text:p>Condition 2 – B</text:p>
          </table:table-cell>
          <table:covered-table-cell table:style-name="ce123"/>
          <table:covered-table-cell table:style-name="ce111"/>
          <table:table-cell table:style-name="ce111" table:number-columns-repeated="4"/>
          <table:table-cell table:style-name="ce27"/>
          <table:table-cell table:style-name="ce123" office:value-type="string" calcext:value-type="string" table:number-columns-spanned="3" table:number-rows-spanned="1">
            <text:p>Condition 2 – C</text:p>
          </table:table-cell>
          <table:covered-table-cell table:style-name="ce123"/>
          <table:covered-table-cell table:style-name="ce111"/>
          <table:table-cell table:style-name="ce111"/>
          <table:table-cell table:style-name="ce21" table:number-columns-repeated="21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23" office:value-type="string" calcext:value-type="string" table:number-columns-spanned="3" table:number-rows-spanned="1">
            <text:p>Condition 2 – A</text:p>
          </table:table-cell>
          <table:covered-table-cell table:style-name="ce123"/>
          <table:covered-table-cell table:style-name="ce111"/>
          <table:table-cell table:style-name="ce111"/>
          <table:table-cell table:style-name="ce27"/>
          <table:table-cell table:style-name="ce123" office:value-type="string" calcext:value-type="string" table:number-columns-spanned="3" table:number-rows-spanned="1">
            <text:p>Condition 2 – B</text:p>
          </table:table-cell>
          <table:covered-table-cell table:style-name="ce123"/>
          <table:covered-table-cell table:style-name="ce111"/>
          <table:table-cell table:style-name="ce111"/>
          <table:table-cell table:style-name="ce27"/>
          <table:table-cell table:style-name="ce123" office:value-type="string" calcext:value-type="string" table:number-columns-spanned="3" table:number-rows-spanned="1">
            <text:p>Condition 2 – C</text:p>
          </table:table-cell>
          <table:covered-table-cell table:style-name="ce123"/>
          <table:covered-table-cell table:style-name="ce111"/>
          <table:table-cell table:style-name="ce111"/>
          <table:table-cell table:style-name="ce27"/>
          <table:table-cell table:style-name="ce123" office:value-type="string" calcext:value-type="string" table:number-columns-spanned="3" table:number-rows-spanned="1">
            <text:p>Condition 2 – D</text:p>
          </table:table-cell>
          <table:covered-table-cell table:style-name="ce123"/>
          <table:covered-table-cell table:style-name="ce111"/>
          <table:table-cell table:style-name="ce111" table:number-columns-repeated="2"/>
          <table:table-cell table:style-name="ce21" table:number-columns-repeated="1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237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 table:number-columns-repeated="4"/>
          <table:table-cell table:style-name="ce27"/>
          <table:table-cell table:style-name="ce252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 table:number-columns-repeated="4"/>
          <table:table-cell table:style-name="ce27"/>
          <table:table-cell table:style-name="ce266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/>
          <table:table-cell table:style-name="ce21" table:number-columns-repeated="21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46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/>
          <table:table-cell table:style-name="ce27"/>
          <table:table-cell table:style-name="ce158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/>
          <table:table-cell table:style-name="ce27"/>
          <table:table-cell table:style-name="ce169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/>
          <table:table-cell table:style-name="ce27"/>
          <table:table-cell table:style-name="ce180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 table:number-columns-repeated="2"/>
          <table:table-cell table:style-name="ce21" table:number-columns-repeated="1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111"/>
          <table:table-cell table:style-name="ce29" table:content-validation-name="val34" office:value-type="string" calcext:value-type="string">
            <text:p>or</text:p>
          </table:table-cell>
          <table:table-cell table:style-name="ce238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 table:number-columns-repeated="4"/>
          <table:table-cell table:style-name="ce29" table:content-validation-name="val34" office:value-type="string" calcext:value-type="string">
            <text:p>or</text:p>
          </table:table-cell>
          <table:table-cell table:style-name="ce253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 table:number-columns-repeated="4"/>
          <table:table-cell table:style-name="ce29" table:content-validation-name="val34" office:value-type="string" calcext:value-type="string">
            <text:p>or</text:p>
          </table:table-cell>
          <table:table-cell table:style-name="ce267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/>
          <table:table-cell table:style-name="ce21" table:number-columns-repeated="21"/>
          <table:table-cell table:style-name="ce111" table:number-columns-repeated="3"/>
          <table:table-cell table:style-name="ce27"/>
          <table:table-cell table:style-name="ce111"/>
          <table:table-cell table:style-name="ce29" table:content-validation-name="val34" office:value-type="string" calcext:value-type="string">
            <text:p>or</text:p>
          </table:table-cell>
          <table:table-cell table:style-name="ce147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/>
          <table:table-cell table:style-name="ce29" table:content-validation-name="val34" office:value-type="string" calcext:value-type="string">
            <text:p>or</text:p>
          </table:table-cell>
          <table:table-cell table:style-name="ce159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/>
          <table:table-cell table:style-name="ce29" table:content-validation-name="val34" office:value-type="string" calcext:value-type="string">
            <text:p>or</text:p>
          </table:table-cell>
          <table:table-cell table:style-name="ce170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/>
          <table:table-cell table:style-name="ce29" table:content-validation-name="val34" office:value-type="string" calcext:value-type="string">
            <text:p>or</text:p>
          </table:table-cell>
          <table:table-cell table:style-name="ce181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 table:number-columns-repeated="2"/>
          <table:table-cell table:style-name="ce21" table:number-columns-repeated="1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style-name="ce21" table:number-columns-repeated="21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5"/>
          <table:table-cell table:style-name="ce21" table:number-columns-repeated="1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111"/>
          <table:table-cell table:style-name="ce117" office:value-type="string" calcext:value-type="string" table:number-columns-spanned="2" table:number-rows-spanned="1">
            <text:p>Recette 3 – A</text:p>
          </table:table-cell>
          <table:covered-table-cell table:style-name="ce111"/>
          <table:table-cell table:style-name="ce26" table:number-columns-repeated="2"/>
          <table:table-cell table:style-name="ce111" table:number-columns-repeated="4"/>
          <table:table-cell table:style-name="ce117" office:value-type="string" calcext:value-type="string" table:number-columns-spanned="2" table:number-rows-spanned="1">
            <text:p>Recette 3 – B</text:p>
          </table:table-cell>
          <table:covered-table-cell table:style-name="ce111"/>
          <table:table-cell table:style-name="ce26" table:number-columns-repeated="2"/>
          <table:table-cell table:style-name="ce111" table:number-columns-repeated="4"/>
          <table:table-cell table:style-name="ce117" office:value-type="string" calcext:value-type="string" table:number-columns-spanned="2" table:number-rows-spanned="1">
            <text:p>Recette 3 – C</text:p>
          </table:table-cell>
          <table:covered-table-cell table:style-name="ce111"/>
          <table:table-cell table:style-name="ce26" table:number-columns-repeated="2"/>
          <table:table-cell table:style-name="ce111"/>
          <table:table-cell table:style-name="ce21" table:number-columns-repeated="21"/>
          <table:table-cell table:style-name="ce111" table:number-columns-repeated="3"/>
          <table:table-cell table:style-name="ce27"/>
          <table:table-cell table:style-name="ce111"/>
          <table:table-cell table:style-name="ce117" office:value-type="string" calcext:value-type="string" table:number-columns-spanned="2" table:number-rows-spanned="1">
            <text:p>Recette 3 – A</text:p>
          </table:table-cell>
          <table:covered-table-cell table:style-name="ce111"/>
          <table:table-cell table:style-name="ce26" table:number-columns-repeated="2"/>
          <table:table-cell table:style-name="ce111"/>
          <table:table-cell table:style-name="ce117" office:value-type="string" calcext:value-type="string" table:number-columns-spanned="2" table:number-rows-spanned="1">
            <text:p>Recette 3 – B</text:p>
          </table:table-cell>
          <table:covered-table-cell table:style-name="ce111"/>
          <table:table-cell table:style-name="ce26" table:number-columns-repeated="2"/>
          <table:table-cell table:style-name="ce111"/>
          <table:table-cell table:style-name="ce117" office:value-type="string" calcext:value-type="string" table:number-columns-spanned="2" table:number-rows-spanned="1">
            <text:p>Recette 3 – C</text:p>
          </table:table-cell>
          <table:covered-table-cell table:style-name="ce111"/>
          <table:table-cell table:style-name="ce26" table:number-columns-repeated="2"/>
          <table:table-cell table:style-name="ce111"/>
          <table:table-cell table:style-name="ce117" office:value-type="string" calcext:value-type="string" table:number-columns-spanned="2" table:number-rows-spanned="1">
            <text:p>Recette 3 – D</text:p>
          </table:table-cell>
          <table:covered-table-cell table:style-name="ce111"/>
          <table:table-cell table:style-name="ce26" table:number-columns-repeated="2"/>
          <table:table-cell table:style-name="ce111" table:number-columns-repeated="2"/>
          <table:table-cell table:style-name="ce21" table:number-columns-repeated="1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111"/>
          <table:table-cell table:style-name="ce231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 table:number-columns-repeated="4"/>
          <table:table-cell table:style-name="ce246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 table:number-columns-repeated="4"/>
          <table:table-cell table:style-name="ce260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/>
          <table:table-cell table:style-name="ce21" table:number-columns-repeated="21"/>
          <table:table-cell table:style-name="ce111" table:number-columns-repeated="3"/>
          <table:table-cell table:style-name="ce27"/>
          <table:table-cell table:style-name="ce111"/>
          <table:table-cell table:style-name="ce141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/>
          <table:table-cell table:style-name="ce153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/>
          <table:table-cell table:style-name="ce164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/>
          <table:table-cell table:style-name="ce175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 table:number-columns-repeated="2"/>
          <table:table-cell table:style-name="ce21" table:number-columns-repeated="1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111"/>
          <table:covered-table-cell table:number-columns-repeated="4" table:style-name="ce111"/>
          <table:table-cell table:style-name="ce111" table:number-columns-repeated="4"/>
          <table:covered-table-cell table:number-columns-repeated="4" table:style-name="ce111"/>
          <table:table-cell table:style-name="ce111" table:number-columns-repeated="4"/>
          <table:covered-table-cell table:number-columns-repeated="4" table:style-name="ce111"/>
          <table:table-cell table:style-name="ce111"/>
          <table:table-cell table:style-name="ce21" table:number-columns-repeated="21"/>
          <table:table-cell table:style-name="ce111" table:number-columns-repeated="3"/>
          <table:table-cell table:style-name="ce27"/>
          <table:table-cell table:style-name="ce111"/>
          <table:covered-table-cell table:number-columns-repeated="4" table:style-name="ce111"/>
          <table:table-cell table:style-name="ce111"/>
          <table:covered-table-cell table:number-columns-repeated="4" table:style-name="ce111"/>
          <table:table-cell table:style-name="ce111"/>
          <table:covered-table-cell table:number-columns-repeated="4" table:style-name="ce111"/>
          <table:table-cell table:style-name="ce111"/>
          <table:covered-table-cell table:number-columns-repeated="4" table:style-name="ce111"/>
          <table:table-cell table:style-name="ce111" table:number-columns-repeated="2"/>
          <table:table-cell table:style-name="ce21" table:number-columns-repeated="13"/>
        </table:table-row>
        <table:table-row table:style-name="ro1" table:number-rows-repeated="2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style-name="ce21" table:number-columns-repeated="21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5"/>
          <table:table-cell table:style-name="ce21" table:number-columns-repeated="1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111"/>
          <table:table-cell table:style-name="ce32"/>
          <table:table-cell table:style-name="ce28" table:number-columns-repeated="7"/>
          <table:table-cell table:style-name="ce32"/>
          <table:table-cell table:style-name="ce28" table:number-columns-repeated="7"/>
          <table:table-cell table:style-name="ce32"/>
          <table:table-cell table:style-name="ce28" table:number-columns-repeated="2"/>
          <table:table-cell table:style-name="ce111" table:number-columns-repeated="2"/>
          <table:table-cell table:style-name="ce21" table:number-columns-repeated="21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28" table:number-columns-repeated="4"/>
          <table:table-cell table:style-name="ce32"/>
          <table:table-cell table:style-name="ce26" table:number-columns-repeated="3"/>
          <table:table-cell table:style-name="ce111"/>
          <table:table-cell table:style-name="ce27"/>
          <table:table-cell table:style-name="ce28" table:number-columns-repeated="4"/>
          <table:table-cell table:style-name="ce32"/>
          <table:table-cell table:style-name="ce26" table:number-columns-repeated="2"/>
          <table:table-cell table:style-name="ce111" table:number-columns-repeated="3"/>
          <table:table-cell table:style-name="ce21" table:number-columns-repeated="13"/>
        </table:table-row>
        <table:table-row table:style-name="ro1" table:number-rows-repeated="2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style-name="ce21" table:number-columns-repeated="21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5"/>
          <table:table-cell table:style-name="ce21" table:number-columns-repeated="1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23" office:value-type="string" calcext:value-type="string" table:number-columns-spanned="3" table:number-rows-spanned="1">
            <text:p>Condition 3 – A</text:p>
          </table:table-cell>
          <table:covered-table-cell table:style-name="ce123"/>
          <table:covered-table-cell table:style-name="ce111"/>
          <table:table-cell table:style-name="ce111" table:number-columns-repeated="4"/>
          <table:table-cell table:style-name="ce27"/>
          <table:table-cell table:style-name="ce123" office:value-type="string" calcext:value-type="string" table:number-columns-spanned="3" table:number-rows-spanned="1">
            <text:p>Condition 3 – B</text:p>
          </table:table-cell>
          <table:covered-table-cell table:style-name="ce123"/>
          <table:covered-table-cell table:style-name="ce111"/>
          <table:table-cell table:style-name="ce111" table:number-columns-repeated="4"/>
          <table:table-cell table:style-name="ce27"/>
          <table:table-cell table:style-name="ce123" office:value-type="string" calcext:value-type="string" table:number-columns-spanned="3" table:number-rows-spanned="1">
            <text:p>Condition 3 – C</text:p>
          </table:table-cell>
          <table:covered-table-cell table:style-name="ce123"/>
          <table:covered-table-cell table:style-name="ce111"/>
          <table:table-cell table:style-name="ce111"/>
          <table:table-cell table:style-name="ce21" table:number-columns-repeated="21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23" office:value-type="string" calcext:value-type="string" table:number-columns-spanned="3" table:number-rows-spanned="1">
            <text:p>Condition 3 – A</text:p>
          </table:table-cell>
          <table:covered-table-cell table:style-name="ce123"/>
          <table:covered-table-cell table:style-name="ce111"/>
          <table:table-cell table:style-name="ce111"/>
          <table:table-cell table:style-name="ce27"/>
          <table:table-cell table:style-name="ce123" office:value-type="string" calcext:value-type="string" table:number-columns-spanned="3" table:number-rows-spanned="1">
            <text:p>Condition 3 – B</text:p>
          </table:table-cell>
          <table:covered-table-cell table:style-name="ce123"/>
          <table:covered-table-cell table:style-name="ce111"/>
          <table:table-cell table:style-name="ce111"/>
          <table:table-cell table:style-name="ce27"/>
          <table:table-cell table:style-name="ce123" office:value-type="string" calcext:value-type="string" table:number-columns-spanned="3" table:number-rows-spanned="1">
            <text:p>Condition 3 – C</text:p>
          </table:table-cell>
          <table:covered-table-cell table:style-name="ce123"/>
          <table:covered-table-cell table:style-name="ce111"/>
          <table:table-cell table:style-name="ce111"/>
          <table:table-cell table:style-name="ce27"/>
          <table:table-cell table:style-name="ce123" office:value-type="string" calcext:value-type="string" table:number-columns-spanned="3" table:number-rows-spanned="1">
            <text:p>Condition 3 – D</text:p>
          </table:table-cell>
          <table:covered-table-cell table:style-name="ce123"/>
          <table:covered-table-cell table:style-name="ce111"/>
          <table:table-cell table:style-name="ce111" table:number-columns-repeated="2"/>
          <table:table-cell table:style-name="ce21" table:number-columns-repeated="1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239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 table:number-columns-repeated="4"/>
          <table:table-cell table:style-name="ce27"/>
          <table:table-cell table:style-name="ce254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 table:number-columns-repeated="4"/>
          <table:table-cell table:style-name="ce27"/>
          <table:table-cell table:style-name="ce268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/>
          <table:table-cell table:style-name="ce21" table:number-columns-repeated="21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48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/>
          <table:table-cell table:style-name="ce27"/>
          <table:table-cell table:style-name="ce160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/>
          <table:table-cell table:style-name="ce27"/>
          <table:table-cell table:style-name="ce171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/>
          <table:table-cell table:style-name="ce27"/>
          <table:table-cell table:style-name="ce182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 table:number-columns-repeated="2"/>
          <table:table-cell table:style-name="ce21" table:number-columns-repeated="1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111"/>
          <table:table-cell table:style-name="ce29" table:content-validation-name="val34" office:value-type="string" calcext:value-type="string">
            <text:p>or</text:p>
          </table:table-cell>
          <table:table-cell table:style-name="ce240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 table:number-columns-repeated="4"/>
          <table:table-cell table:style-name="ce29" table:content-validation-name="val34" office:value-type="string" calcext:value-type="string">
            <text:p>or</text:p>
          </table:table-cell>
          <table:table-cell table:style-name="ce255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 table:number-columns-repeated="4"/>
          <table:table-cell table:style-name="ce29" table:content-validation-name="val34" office:value-type="string" calcext:value-type="string">
            <text:p>or</text:p>
          </table:table-cell>
          <table:table-cell table:style-name="ce269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/>
          <table:table-cell table:style-name="ce21" table:number-columns-repeated="21"/>
          <table:table-cell table:style-name="ce111" table:number-columns-repeated="3"/>
          <table:table-cell table:style-name="ce27"/>
          <table:table-cell table:style-name="ce111"/>
          <table:table-cell table:style-name="ce29" table:content-validation-name="val34" office:value-type="string" calcext:value-type="string">
            <text:p>or</text:p>
          </table:table-cell>
          <table:table-cell table:style-name="ce149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/>
          <table:table-cell table:style-name="ce29" table:content-validation-name="val34" office:value-type="string" calcext:value-type="string">
            <text:p>or</text:p>
          </table:table-cell>
          <table:table-cell table:style-name="ce161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/>
          <table:table-cell table:style-name="ce29" table:content-validation-name="val34" office:value-type="string" calcext:value-type="string">
            <text:p>or</text:p>
          </table:table-cell>
          <table:table-cell table:style-name="ce172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/>
          <table:table-cell table:style-name="ce29" table:content-validation-name="val34" office:value-type="string" calcext:value-type="string">
            <text:p>or</text:p>
          </table:table-cell>
          <table:table-cell table:style-name="ce183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 table:number-columns-repeated="2"/>
          <table:table-cell table:style-name="ce21" table:number-columns-repeated="1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style-name="ce21" table:number-columns-repeated="21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5"/>
          <table:table-cell table:style-name="ce21" table:number-columns-repeated="1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111"/>
          <table:table-cell table:style-name="ce117" office:value-type="string" calcext:value-type="string" table:number-columns-spanned="2" table:number-rows-spanned="1">
            <text:p>Recette 4 – A</text:p>
          </table:table-cell>
          <table:covered-table-cell table:style-name="ce111"/>
          <table:table-cell table:style-name="ce26" table:number-columns-repeated="2"/>
          <table:table-cell table:style-name="ce111" table:number-columns-repeated="4"/>
          <table:table-cell table:style-name="ce117" office:value-type="string" calcext:value-type="string" table:number-columns-spanned="2" table:number-rows-spanned="1">
            <text:p>Recette 4 – B</text:p>
          </table:table-cell>
          <table:covered-table-cell table:style-name="ce111"/>
          <table:table-cell table:style-name="ce26" table:number-columns-repeated="2"/>
          <table:table-cell table:style-name="ce111" table:number-columns-repeated="4"/>
          <table:table-cell table:style-name="ce117" office:value-type="string" calcext:value-type="string" table:number-columns-spanned="2" table:number-rows-spanned="1">
            <text:p>Recette 4 – C</text:p>
          </table:table-cell>
          <table:covered-table-cell table:style-name="ce111"/>
          <table:table-cell table:style-name="ce26" table:number-columns-repeated="2"/>
          <table:table-cell table:style-name="ce111"/>
          <table:table-cell table:style-name="ce21" table:number-columns-repeated="21"/>
          <table:table-cell table:style-name="ce111" table:number-columns-repeated="3"/>
          <table:table-cell table:style-name="ce27"/>
          <table:table-cell table:style-name="ce28"/>
          <table:table-cell table:style-name="ce32"/>
          <table:table-cell table:style-name="ce111" table:number-columns-repeated="4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5"/>
          <table:table-cell table:style-name="ce21" table:number-columns-repeated="1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111"/>
          <table:table-cell table:style-name="ce232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 table:number-columns-repeated="4"/>
          <table:table-cell table:style-name="ce247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 table:number-columns-repeated="4"/>
          <table:table-cell table:style-name="ce261" table:content-validation-name="val35" table:number-columns-spanned="2" table:number-rows-spanned="2"/>
          <table:covered-table-cell table:style-name="ce111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11"/>
          <table:table-cell table:style-name="ce21" table:number-columns-repeated="21"/>
          <table:table-cell table:style-name="ce111" table:number-columns-repeated="3"/>
          <table:table-cell table:style-name="ce27"/>
          <table:table-cell table:style-name="ce111" table:number-columns-repeated="6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5"/>
          <table:table-cell table:style-name="ce21" table:number-columns-repeated="1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111"/>
          <table:covered-table-cell table:number-columns-repeated="4" table:style-name="ce111"/>
          <table:table-cell table:style-name="ce111" table:number-columns-repeated="4"/>
          <table:covered-table-cell table:number-columns-repeated="4" table:style-name="ce111"/>
          <table:table-cell table:style-name="ce111" table:number-columns-repeated="4"/>
          <table:covered-table-cell table:number-columns-repeated="4" table:style-name="ce111"/>
          <table:table-cell table:style-name="ce111"/>
          <table:table-cell table:style-name="ce21" table:number-columns-repeated="21"/>
          <table:table-cell table:style-name="ce111" table:number-columns-repeated="3"/>
          <table:table-cell table:style-name="ce27"/>
          <table:table-cell table:style-name="ce28" table:number-columns-repeated="6"/>
          <table:table-cell table:style-name="ce32"/>
          <table:table-cell table:style-name="ce111" table:number-columns-repeated="4"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5"/>
          <table:table-cell table:style-name="ce21" table:number-columns-repeated="1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style-name="ce21" table:number-columns-repeated="21"/>
          <table:table-cell table:style-name="ce111" table:number-columns-repeated="3"/>
          <table:table-cell table:style-name="ce27"/>
          <table:table-cell table:style-name="ce111" table:number-columns-repeated="10"/>
          <table:table-cell/>
          <table:table-cell table:style-name="ce27"/>
          <table:table-cell table:style-name="ce111" table:number-columns-repeated="4"/>
          <table:table-cell table:style-name="ce27"/>
          <table:table-cell table:style-name="ce111" table:number-columns-repeated="5"/>
          <table:table-cell table:style-name="ce21" table:number-columns-repeated="1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style-name="ce21" table:number-columns-repeated="21"/>
          <table:table-cell table:style-name="ce111" table:number-columns-repeated="3"/>
          <table:table-cell table:style-name="ce27"/>
          <table:table-cell table:style-name="ce28" table:number-columns-repeated="11"/>
          <table:table-cell table:style-name="ce32"/>
          <table:table-cell table:style-name="ce111" table:number-columns-repeated="4"/>
          <table:table-cell table:style-name="ce27"/>
          <table:table-cell table:style-name="ce111" table:number-columns-repeated="5"/>
          <table:table-cell table:style-name="ce21" table:number-columns-repeated="1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style-name="ce21" table:number-columns-repeated="21"/>
          <table:table-cell table:style-name="ce111" table:number-columns-repeated="3"/>
          <table:table-cell table:style-name="ce27"/>
          <table:table-cell table:style-name="ce111" table:number-columns-repeated="16"/>
          <table:table-cell table:style-name="ce27"/>
          <table:table-cell table:style-name="ce111" table:number-columns-repeated="5"/>
          <table:table-cell table:style-name="ce21" table:number-columns-repeated="1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style-name="ce21" table:number-columns-repeated="21"/>
          <table:table-cell table:style-name="ce111" table:number-columns-repeated="3"/>
          <table:table-cell table:style-name="ce27"/>
          <table:table-cell table:style-name="ce28" table:number-columns-repeated="16"/>
          <table:table-cell table:style-name="ce32"/>
          <table:table-cell table:style-name="ce111" table:number-columns-repeated="5"/>
          <table:table-cell table:style-name="ce21" table:number-columns-repeated="1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style-name="ce21" table:number-columns-repeated="21"/>
          <table:table-cell table:style-name="ce111" table:number-columns-repeated="3"/>
          <table:table-cell table:style-name="ce26"/>
          <table:table-cell table:style-name="ce111" table:number-columns-repeated="22"/>
          <table:table-cell table:style-name="ce21" table:number-columns-repeated="1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23" office:value-type="string" calcext:value-type="string" table:number-columns-spanned="3" table:number-rows-spanned="1">
            <text:p>Condition 4 – A</text:p>
          </table:table-cell>
          <table:covered-table-cell table:style-name="ce123"/>
          <table:covered-table-cell table:style-name="ce111"/>
          <table:table-cell table:style-name="ce111" table:number-columns-repeated="4"/>
          <table:table-cell table:style-name="ce27"/>
          <table:table-cell table:style-name="ce123" office:value-type="string" calcext:value-type="string" table:number-columns-spanned="3" table:number-rows-spanned="1">
            <text:p>Condition 4 – B</text:p>
          </table:table-cell>
          <table:covered-table-cell table:style-name="ce123"/>
          <table:covered-table-cell table:style-name="ce111"/>
          <table:table-cell table:style-name="ce111" table:number-columns-repeated="4"/>
          <table:table-cell table:style-name="ce27"/>
          <table:table-cell table:style-name="ce123" office:value-type="string" calcext:value-type="string" table:number-columns-spanned="3" table:number-rows-spanned="1">
            <text:p>Condition 4 – C</text:p>
          </table:table-cell>
          <table:covered-table-cell table:style-name="ce123"/>
          <table:covered-table-cell table:style-name="ce111"/>
          <table:table-cell table:style-name="ce111"/>
          <table:table-cell table:style-name="ce21" table:number-columns-repeated="21"/>
          <table:table-cell table:style-name="ce111" table:number-columns-repeated="3"/>
          <table:table-cell table:style-name="ce26"/>
          <table:table-cell table:style-name="ce111" table:number-columns-repeated="22"/>
          <table:table-cell table:style-name="ce21" table:number-columns-repeated="1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241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 table:number-columns-repeated="4"/>
          <table:table-cell table:style-name="ce27"/>
          <table:table-cell table:style-name="ce256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 table:number-columns-repeated="4"/>
          <table:table-cell table:style-name="ce27"/>
          <table:table-cell table:style-name="ce270" table:content-validation-name="val36" table:number-columns-spanned="3" table:number-rows-spanned="1"/>
          <table:covered-table-cell table:style-name="ce49"/>
          <table:covered-table-cell table:style-name="ce111"/>
          <table:table-cell table:style-name="ce111"/>
          <table:table-cell table:style-name="ce21" table:number-columns-repeated="21"/>
          <table:table-cell table:style-name="ce111" table:number-columns-repeated="3"/>
          <table:table-cell table:style-name="ce26"/>
          <table:table-cell table:style-name="ce111" table:number-columns-repeated="22"/>
          <table:table-cell table:style-name="ce21" table:number-columns-repeated="1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111"/>
          <table:table-cell table:style-name="ce29" table:content-validation-name="val34" office:value-type="string" calcext:value-type="string">
            <text:p>or</text:p>
          </table:table-cell>
          <table:table-cell table:style-name="ce242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 table:number-columns-repeated="4"/>
          <table:table-cell table:style-name="ce29" table:content-validation-name="val34" office:value-type="string" calcext:value-type="string">
            <text:p>or</text:p>
          </table:table-cell>
          <table:table-cell table:style-name="ce257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 table:number-columns-repeated="4"/>
          <table:table-cell table:style-name="ce29" table:content-validation-name="val34" office:value-type="string" calcext:value-type="string">
            <text:p>or</text:p>
          </table:table-cell>
          <table:table-cell table:style-name="ce271" table:content-validation-name="val36" table:number-columns-spanned="3" table:number-rows-spanned="1"/>
          <table:covered-table-cell table:style-name="ce49"/>
          <table:covered-table-cell table:style-name="ce51"/>
          <table:table-cell table:style-name="ce111"/>
          <table:table-cell table:style-name="ce21" table:number-columns-repeated="21"/>
          <table:table-cell table:style-name="ce111" table:number-columns-repeated="3"/>
          <table:table-cell table:style-name="ce26"/>
          <table:table-cell table:style-name="ce111" table:number-columns-repeated="22"/>
          <table:table-cell table:style-name="ce21" table:number-columns-repeated="1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111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style-name="ce21" table:number-columns-repeated="21"/>
          <table:table-cell table:style-name="ce111" table:number-columns-repeated="3"/>
          <table:table-cell table:style-name="ce26"/>
          <table:table-cell table:style-name="ce111" table:number-columns-repeated="22"/>
          <table:table-cell table:style-name="ce21" table:number-columns-repeated="1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28"/>
          <table:table-cell table:style-name="ce32"/>
          <table:table-cell table:style-name="ce111" table:number-columns-repeated="7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style-name="ce21" table:number-columns-repeated="21"/>
          <table:table-cell table:style-name="ce111" table:number-columns-repeated="3"/>
          <table:table-cell table:style-name="ce26"/>
          <table:table-cell table:style-name="ce111" table:number-columns-repeated="22"/>
          <table:table-cell table:style-name="ce21" table:number-columns-repeated="1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111" table:number-columns-repeated="9"/>
          <table:table-cell table:style-name="ce27"/>
          <table:table-cell table:style-name="ce111" table:number-columns-repeated="7"/>
          <table:table-cell table:style-name="ce27"/>
          <table:table-cell table:style-name="ce111" table:number-columns-repeated="4"/>
          <table:table-cell table:style-name="ce21" table:number-columns-repeated="21"/>
          <table:table-cell table:style-name="ce111" table:number-columns-repeated="3"/>
          <table:table-cell table:style-name="ce26"/>
          <table:table-cell table:style-name="ce111" table:number-columns-repeated="22"/>
          <table:table-cell table:style-name="ce21" table:number-columns-repeated="1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28" table:number-columns-repeated="9"/>
          <table:table-cell table:style-name="ce32"/>
          <table:table-cell table:style-name="ce111" table:number-columns-repeated="7"/>
          <table:table-cell table:style-name="ce27"/>
          <table:table-cell table:style-name="ce111" table:number-columns-repeated="4"/>
          <table:table-cell table:style-name="ce21" table:number-columns-repeated="21"/>
          <table:table-cell table:style-name="ce111" table:number-columns-repeated="3"/>
          <table:table-cell table:style-name="ce26"/>
          <table:table-cell table:style-name="ce111" table:number-columns-repeated="22"/>
          <table:table-cell table:style-name="ce21" table:number-columns-repeated="1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111" table:number-columns-repeated="17"/>
          <table:table-cell table:style-name="ce27"/>
          <table:table-cell table:style-name="ce111" table:number-columns-repeated="4"/>
          <table:table-cell table:style-name="ce21" table:number-columns-repeated="21"/>
          <table:table-cell table:style-name="ce111" table:number-columns-repeated="3"/>
          <table:table-cell table:style-name="ce26"/>
          <table:table-cell table:style-name="ce111" table:number-columns-repeated="22"/>
          <table:table-cell table:style-name="ce21" table:number-columns-repeated="1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3"/>
          <table:table-cell table:style-name="ce27"/>
          <table:table-cell table:style-name="ce28" table:number-columns-repeated="17"/>
          <table:table-cell table:style-name="ce32"/>
          <table:table-cell table:style-name="ce111" table:number-columns-repeated="4"/>
          <table:table-cell table:style-name="ce21" table:number-columns-repeated="21"/>
          <table:table-cell table:style-name="ce111" table:number-columns-repeated="3"/>
          <table:table-cell table:style-name="ce26"/>
          <table:table-cell table:style-name="ce111" table:number-columns-repeated="22"/>
          <table:table-cell table:style-name="ce21" table:number-columns-repeated="13"/>
        </table:table-row>
        <table:table-row table:style-name="ro1" table:number-rows-repeated="2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111" table:number-columns-repeated="26"/>
          <table:table-cell table:style-name="ce21" table:number-columns-repeated="21"/>
          <table:table-cell table:style-name="ce111" table:number-columns-repeated="26"/>
          <table:table-cell table:style-name="ce21" table:number-columns-repeated="13"/>
        </table:table-row>
        <table:table-row table:style-name="ro1" table:number-rows-repeated="20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4"/>
          <table:table-cell table:style-name="ce21" table:number-columns-repeated="86"/>
        </table:table-row>
        <table:table-row table:style-name="ro1" table:number-rows-repeated="5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10"/>
        </table:table-row>
        <table:table-row table:style-name="ro1"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10"/>
        </table:table-row>
        <table:table-row table:style-name="ro1" table:number-rows-repeated="13"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110"/>
        </table:table-row>
        <table:table-row table:style-name="ro1" table:number-rows-repeated="1048462">
          <table:table-cell table:number-columns-repeated="125"/>
        </table:table-row>
        <table:table-row table:style-name="ro1">
          <table:table-cell table:number-columns-repeated="125"/>
        </table:table-row>
        <calcext:conditional-formats>
          <calcext:conditional-format calcext:target-range-address="'liste des possibilités'.AT17:'liste des possibilités'.AT17">
            <calcext:condition calcext:apply-style-name="Default" calcext:value="=0" calcext:base-cell-address="'liste des possibilités'.AT17"/>
            <calcext:condition calcext:apply-style-name="saisie" calcext:value="!=0" calcext:base-cell-address="'liste des possibilités'.AT17"/>
          </calcext:conditional-format>
          <calcext:conditional-format calcext:target-range-address="'liste des possibilités'.AX9:'liste des possibilités'.AX9">
            <calcext:condition calcext:apply-style-name="null" calcext:value="=0" calcext:base-cell-address="'liste des possibilités'.AX9"/>
            <calcext:condition calcext:apply-style-name="saisie" calcext:value="!=0" calcext:base-cell-address="'liste des possibilités'.AX9"/>
          </calcext:conditional-format>
          <calcext:conditional-format calcext:target-range-address="'liste des possibilités'.BA21:'liste des possibilités'.BA21">
            <calcext:condition calcext:apply-style-name="null" calcext:value="=0" calcext:base-cell-address="'liste des possibilités'.BA21"/>
            <calcext:condition calcext:apply-style-name="saisie" calcext:value="!=0" calcext:base-cell-address="'liste des possibilités'.BA21"/>
          </calcext:conditional-format>
          <calcext:conditional-format calcext:target-range-address="'liste des possibilités'.BA33:'liste des possibilités'.BA33">
            <calcext:condition calcext:apply-style-name="null" calcext:value="=0" calcext:base-cell-address="'liste des possibilités'.BA33"/>
            <calcext:condition calcext:apply-style-name="saisie" calcext:value="!=0" calcext:base-cell-address="'liste des possibilités'.BA33"/>
          </calcext:conditional-format>
          <calcext:conditional-format calcext:target-range-address="'liste des possibilités'.BA45:'liste des possibilités'.BA45">
            <calcext:condition calcext:apply-style-name="null" calcext:value="=0" calcext:base-cell-address="'liste des possibilités'.BA45"/>
            <calcext:condition calcext:apply-style-name="saisie" calcext:value="!=0" calcext:base-cell-address="'liste des possibilités'.BA45"/>
          </calcext:conditional-format>
          <calcext:conditional-format calcext:target-range-address="'liste des possibilités'.BA57:'liste des possibilités'.BA57">
            <calcext:condition calcext:apply-style-name="null" calcext:value="=0" calcext:base-cell-address="'liste des possibilités'.BA57"/>
            <calcext:condition calcext:apply-style-name="saisie" calcext:value="!=0" calcext:base-cell-address="'liste des possibilités'.BA57"/>
          </calcext:conditional-format>
          <calcext:conditional-format calcext:target-range-address="'liste des possibilités'.AS57:'liste des possibilités'.AS57">
            <calcext:condition calcext:apply-style-name="null" calcext:value="=0" calcext:base-cell-address="'liste des possibilités'.AS57"/>
            <calcext:condition calcext:apply-style-name="saisie" calcext:value="!=0" calcext:base-cell-address="'liste des possibilités'.AS57"/>
          </calcext:conditional-format>
          <calcext:conditional-format calcext:target-range-address="'liste des possibilités'.BI57:'liste des possibilités'.BI57">
            <calcext:condition calcext:apply-style-name="null" calcext:value="=0" calcext:base-cell-address="'liste des possibilités'.BI57"/>
            <calcext:condition calcext:apply-style-name="saisie" calcext:value="!=0" calcext:base-cell-address="'liste des possibilités'.BI57"/>
          </calcext:conditional-format>
          <calcext:conditional-format calcext:target-range-address="'liste des possibilités'.BI45:'liste des possibilités'.BI45">
            <calcext:condition calcext:apply-style-name="null" calcext:value="=0" calcext:base-cell-address="'liste des possibilités'.BI45"/>
            <calcext:condition calcext:apply-style-name="saisie" calcext:value="!=0" calcext:base-cell-address="'liste des possibilités'.BI45"/>
          </calcext:conditional-format>
          <calcext:conditional-format calcext:target-range-address="'liste des possibilités'.BI33:'liste des possibilités'.BI33">
            <calcext:condition calcext:apply-style-name="null" calcext:value="=0" calcext:base-cell-address="'liste des possibilités'.BI33"/>
            <calcext:condition calcext:apply-style-name="saisie" calcext:value="!=0" calcext:base-cell-address="'liste des possibilités'.BI33"/>
          </calcext:conditional-format>
          <calcext:conditional-format calcext:target-range-address="'liste des possibilités'.BI21:'liste des possibilités'.BI21">
            <calcext:condition calcext:apply-style-name="null" calcext:value="=0" calcext:base-cell-address="'liste des possibilités'.BI21"/>
            <calcext:condition calcext:apply-style-name="saisie" calcext:value="!=0" calcext:base-cell-address="'liste des possibilités'.BI21"/>
          </calcext:conditional-format>
          <calcext:conditional-format calcext:target-range-address="'liste des possibilités'.AS21:'liste des possibilités'.AS21">
            <calcext:condition calcext:apply-style-name="null" calcext:value="=0" calcext:base-cell-address="'liste des possibilités'.AS21"/>
            <calcext:condition calcext:apply-style-name="saisie" calcext:value="!=0" calcext:base-cell-address="'liste des possibilités'.AS21"/>
          </calcext:conditional-format>
          <calcext:conditional-format calcext:target-range-address="'liste des possibilités'.AS33:'liste des possibilités'.AS33">
            <calcext:condition calcext:apply-style-name="null" calcext:value="=0" calcext:base-cell-address="'liste des possibilités'.AS33"/>
            <calcext:condition calcext:apply-style-name="saisie" calcext:value="!=0" calcext:base-cell-address="'liste des possibilités'.AS33"/>
          </calcext:conditional-format>
          <calcext:conditional-format calcext:target-range-address="'liste des possibilités'.AS45:'liste des possibilités'.AS45">
            <calcext:condition calcext:apply-style-name="null" calcext:value="=0" calcext:base-cell-address="'liste des possibilités'.AS45"/>
            <calcext:condition calcext:apply-style-name="saisie" calcext:value="!=0" calcext:base-cell-address="'liste des possibilités'.AS45"/>
          </calcext:conditional-format>
          <calcext:conditional-format calcext:target-range-address="'liste des possibilités'.AT18:'liste des possibilités'.AT18">
            <calcext:condition calcext:apply-style-name="Default" calcext:value="=0" calcext:base-cell-address="'liste des possibilités'.AT18"/>
            <calcext:condition calcext:apply-style-name="saisie" calcext:value="!=0" calcext:base-cell-address="'liste des possibilités'.AT18"/>
          </calcext:conditional-format>
          <calcext:conditional-format calcext:target-range-address="'liste des possibilités'.AT29:'liste des possibilités'.AT29">
            <calcext:condition calcext:apply-style-name="Default" calcext:value="=0" calcext:base-cell-address="'liste des possibilités'.AT29"/>
            <calcext:condition calcext:apply-style-name="saisie" calcext:value="!=0" calcext:base-cell-address="'liste des possibilités'.AT29"/>
          </calcext:conditional-format>
          <calcext:conditional-format calcext:target-range-address="'liste des possibilités'.AT30:'liste des possibilités'.AT30">
            <calcext:condition calcext:apply-style-name="Default" calcext:value="=0" calcext:base-cell-address="'liste des possibilités'.AT30"/>
            <calcext:condition calcext:apply-style-name="saisie" calcext:value="!=0" calcext:base-cell-address="'liste des possibilités'.AT30"/>
          </calcext:conditional-format>
          <calcext:conditional-format calcext:target-range-address="'liste des possibilités'.AT41:'liste des possibilités'.AT41">
            <calcext:condition calcext:apply-style-name="Default" calcext:value="=0" calcext:base-cell-address="'liste des possibilités'.AT41"/>
            <calcext:condition calcext:apply-style-name="saisie" calcext:value="!=0" calcext:base-cell-address="'liste des possibilités'.AT41"/>
          </calcext:conditional-format>
          <calcext:conditional-format calcext:target-range-address="'liste des possibilités'.AT42:'liste des possibilités'.AT42">
            <calcext:condition calcext:apply-style-name="Default" calcext:value="=0" calcext:base-cell-address="'liste des possibilités'.AT42"/>
            <calcext:condition calcext:apply-style-name="saisie" calcext:value="!=0" calcext:base-cell-address="'liste des possibilités'.AT42"/>
          </calcext:conditional-format>
          <calcext:conditional-format calcext:target-range-address="'liste des possibilités'.AT53:'liste des possibilités'.AT53">
            <calcext:condition calcext:apply-style-name="Default" calcext:value="=0" calcext:base-cell-address="'liste des possibilités'.AT53"/>
            <calcext:condition calcext:apply-style-name="saisie" calcext:value="!=0" calcext:base-cell-address="'liste des possibilités'.AT53"/>
          </calcext:conditional-format>
          <calcext:conditional-format calcext:target-range-address="'liste des possibilités'.AT54:'liste des possibilités'.AT54">
            <calcext:condition calcext:apply-style-name="Default" calcext:value="=0" calcext:base-cell-address="'liste des possibilités'.AT54"/>
            <calcext:condition calcext:apply-style-name="saisie" calcext:value="!=0" calcext:base-cell-address="'liste des possibilités'.AT54"/>
          </calcext:conditional-format>
          <calcext:conditional-format calcext:target-range-address="'liste des possibilités'.AT65:'liste des possibilités'.AT65">
            <calcext:condition calcext:apply-style-name="Default" calcext:value="=0" calcext:base-cell-address="'liste des possibilités'.AT65"/>
            <calcext:condition calcext:apply-style-name="saisie" calcext:value="!=0" calcext:base-cell-address="'liste des possibilités'.AT65"/>
          </calcext:conditional-format>
          <calcext:conditional-format calcext:target-range-address="'liste des possibilités'.AT66:'liste des possibilités'.AT66">
            <calcext:condition calcext:apply-style-name="Default" calcext:value="=0" calcext:base-cell-address="'liste des possibilités'.AT66"/>
            <calcext:condition calcext:apply-style-name="saisie" calcext:value="!=0" calcext:base-cell-address="'liste des possibilités'.AT66"/>
          </calcext:conditional-format>
          <calcext:conditional-format calcext:target-range-address="'liste des possibilités'.BB17:'liste des possibilités'.BB17">
            <calcext:condition calcext:apply-style-name="Default" calcext:value="=0" calcext:base-cell-address="'liste des possibilités'.BB17"/>
            <calcext:condition calcext:apply-style-name="saisie" calcext:value="!=0" calcext:base-cell-address="'liste des possibilités'.BB17"/>
          </calcext:conditional-format>
          <calcext:conditional-format calcext:target-range-address="'liste des possibilités'.BB18:'liste des possibilités'.BB18">
            <calcext:condition calcext:apply-style-name="Default" calcext:value="=0" calcext:base-cell-address="'liste des possibilités'.BB18"/>
            <calcext:condition calcext:apply-style-name="saisie" calcext:value="!=0" calcext:base-cell-address="'liste des possibilités'.BB18"/>
          </calcext:conditional-format>
          <calcext:conditional-format calcext:target-range-address="'liste des possibilités'.BB29:'liste des possibilités'.BB29">
            <calcext:condition calcext:apply-style-name="Default" calcext:value="=0" calcext:base-cell-address="'liste des possibilités'.BB29"/>
            <calcext:condition calcext:apply-style-name="saisie" calcext:value="!=0" calcext:base-cell-address="'liste des possibilités'.BB29"/>
          </calcext:conditional-format>
          <calcext:conditional-format calcext:target-range-address="'liste des possibilités'.BB30:'liste des possibilités'.BB30">
            <calcext:condition calcext:apply-style-name="Default" calcext:value="=0" calcext:base-cell-address="'liste des possibilités'.BB30"/>
            <calcext:condition calcext:apply-style-name="saisie" calcext:value="!=0" calcext:base-cell-address="'liste des possibilités'.BB30"/>
          </calcext:conditional-format>
          <calcext:conditional-format calcext:target-range-address="'liste des possibilités'.BB41:'liste des possibilités'.BB41">
            <calcext:condition calcext:apply-style-name="Default" calcext:value="=0" calcext:base-cell-address="'liste des possibilités'.BB41"/>
            <calcext:condition calcext:apply-style-name="saisie" calcext:value="!=0" calcext:base-cell-address="'liste des possibilités'.BB41"/>
          </calcext:conditional-format>
          <calcext:conditional-format calcext:target-range-address="'liste des possibilités'.BB42:'liste des possibilités'.BB42">
            <calcext:condition calcext:apply-style-name="Default" calcext:value="=0" calcext:base-cell-address="'liste des possibilités'.BB42"/>
            <calcext:condition calcext:apply-style-name="saisie" calcext:value="!=0" calcext:base-cell-address="'liste des possibilités'.BB42"/>
          </calcext:conditional-format>
          <calcext:conditional-format calcext:target-range-address="'liste des possibilités'.BB53:'liste des possibilités'.BB53">
            <calcext:condition calcext:apply-style-name="Default" calcext:value="=0" calcext:base-cell-address="'liste des possibilités'.BB53"/>
            <calcext:condition calcext:apply-style-name="saisie" calcext:value="!=0" calcext:base-cell-address="'liste des possibilités'.BB53"/>
          </calcext:conditional-format>
          <calcext:conditional-format calcext:target-range-address="'liste des possibilités'.BB54:'liste des possibilités'.BB54">
            <calcext:condition calcext:apply-style-name="Default" calcext:value="=0" calcext:base-cell-address="'liste des possibilités'.BB54"/>
            <calcext:condition calcext:apply-style-name="saisie" calcext:value="!=0" calcext:base-cell-address="'liste des possibilités'.BB54"/>
          </calcext:conditional-format>
          <calcext:conditional-format calcext:target-range-address="'liste des possibilités'.BB66:'liste des possibilités'.BB66">
            <calcext:condition calcext:apply-style-name="Default" calcext:value="=0" calcext:base-cell-address="'liste des possibilités'.BB66"/>
            <calcext:condition calcext:apply-style-name="saisie" calcext:value="!=0" calcext:base-cell-address="'liste des possibilités'.BB66"/>
          </calcext:conditional-format>
          <calcext:conditional-format calcext:target-range-address="'liste des possibilités'.BJ17:'liste des possibilités'.BJ17">
            <calcext:condition calcext:apply-style-name="Default" calcext:value="=0" calcext:base-cell-address="'liste des possibilités'.BJ17"/>
            <calcext:condition calcext:apply-style-name="saisie" calcext:value="!=0" calcext:base-cell-address="'liste des possibilités'.BJ17"/>
          </calcext:conditional-format>
          <calcext:conditional-format calcext:target-range-address="'liste des possibilités'.BJ18:'liste des possibilités'.BJ18">
            <calcext:condition calcext:apply-style-name="Default" calcext:value="=0" calcext:base-cell-address="'liste des possibilités'.BJ18"/>
            <calcext:condition calcext:apply-style-name="saisie" calcext:value="!=0" calcext:base-cell-address="'liste des possibilités'.BJ18"/>
          </calcext:conditional-format>
          <calcext:conditional-format calcext:target-range-address="'liste des possibilités'.BJ29:'liste des possibilités'.BJ29">
            <calcext:condition calcext:apply-style-name="Default" calcext:value="=0" calcext:base-cell-address="'liste des possibilités'.BJ29"/>
            <calcext:condition calcext:apply-style-name="saisie" calcext:value="!=0" calcext:base-cell-address="'liste des possibilités'.BJ29"/>
          </calcext:conditional-format>
          <calcext:conditional-format calcext:target-range-address="'liste des possibilités'.BJ30:'liste des possibilités'.BJ30">
            <calcext:condition calcext:apply-style-name="Default" calcext:value="=0" calcext:base-cell-address="'liste des possibilités'.BJ30"/>
            <calcext:condition calcext:apply-style-name="saisie" calcext:value="!=0" calcext:base-cell-address="'liste des possibilités'.BJ30"/>
          </calcext:conditional-format>
          <calcext:conditional-format calcext:target-range-address="'liste des possibilités'.BJ41:'liste des possibilités'.BJ41">
            <calcext:condition calcext:apply-style-name="Default" calcext:value="=0" calcext:base-cell-address="'liste des possibilités'.BJ41"/>
            <calcext:condition calcext:apply-style-name="saisie" calcext:value="!=0" calcext:base-cell-address="'liste des possibilités'.BJ41"/>
          </calcext:conditional-format>
          <calcext:conditional-format calcext:target-range-address="'liste des possibilités'.BJ42:'liste des possibilités'.BJ42">
            <calcext:condition calcext:apply-style-name="Default" calcext:value="=0" calcext:base-cell-address="'liste des possibilités'.BJ42"/>
            <calcext:condition calcext:apply-style-name="saisie" calcext:value="!=0" calcext:base-cell-address="'liste des possibilités'.BJ42"/>
          </calcext:conditional-format>
          <calcext:conditional-format calcext:target-range-address="'liste des possibilités'.BJ53:'liste des possibilités'.BJ53">
            <calcext:condition calcext:apply-style-name="Default" calcext:value="=0" calcext:base-cell-address="'liste des possibilités'.BJ53"/>
            <calcext:condition calcext:apply-style-name="saisie" calcext:value="!=0" calcext:base-cell-address="'liste des possibilités'.BJ53"/>
          </calcext:conditional-format>
          <calcext:conditional-format calcext:target-range-address="'liste des possibilités'.BJ54:'liste des possibilités'.BJ54">
            <calcext:condition calcext:apply-style-name="Default" calcext:value="=0" calcext:base-cell-address="'liste des possibilités'.BJ54"/>
            <calcext:condition calcext:apply-style-name="saisie" calcext:value="!=0" calcext:base-cell-address="'liste des possibilités'.BJ54"/>
          </calcext:conditional-format>
          <calcext:conditional-format calcext:target-range-address="'liste des possibilités'.BJ65:'liste des possibilités'.BJ65">
            <calcext:condition calcext:apply-style-name="Default" calcext:value="=0" calcext:base-cell-address="'liste des possibilités'.BJ65"/>
            <calcext:condition calcext:apply-style-name="saisie" calcext:value="!=0" calcext:base-cell-address="'liste des possibilités'.BJ65"/>
          </calcext:conditional-format>
          <calcext:conditional-format calcext:target-range-address="'liste des possibilités'.BJ66:'liste des possibilités'.BJ66">
            <calcext:condition calcext:apply-style-name="Default" calcext:value="=0" calcext:base-cell-address="'liste des possibilités'.BJ66"/>
            <calcext:condition calcext:apply-style-name="saisie" calcext:value="!=0" calcext:base-cell-address="'liste des possibilités'.BJ66"/>
          </calcext:conditional-format>
          <calcext:conditional-format calcext:target-range-address="'liste des possibilités'.BB65:'liste des possibilités'.BB65">
            <calcext:condition calcext:apply-style-name="Default" calcext:value="=0" calcext:base-cell-address="'liste des possibilités'.BB65"/>
            <calcext:condition calcext:apply-style-name="saisie" calcext:value="!=0" calcext:base-cell-address="'liste des possibilités'.BB65"/>
          </calcext:conditional-format>
          <calcext:conditional-format calcext:target-range-address="'liste des possibilités'.CO17:'liste des possibilités'.CO17">
            <calcext:condition calcext:apply-style-name="Default" calcext:value="=0" calcext:base-cell-address="'liste des possibilités'.CO17"/>
            <calcext:condition calcext:apply-style-name="saisie" calcext:value="!=0" calcext:base-cell-address="'liste des possibilités'.CO17"/>
          </calcext:conditional-format>
          <calcext:conditional-format calcext:target-range-address="'liste des possibilités'.CS9:'liste des possibilités'.CS9">
            <calcext:condition calcext:apply-style-name="null" calcext:value="=0" calcext:base-cell-address="'liste des possibilités'.CS9"/>
            <calcext:condition calcext:apply-style-name="saisie" calcext:value="!=0" calcext:base-cell-address="'liste des possibilités'.CS9"/>
          </calcext:conditional-format>
          <calcext:conditional-format calcext:target-range-address="'liste des possibilités'.CN21:'liste des possibilités'.CN21">
            <calcext:condition calcext:apply-style-name="null" calcext:value="=0" calcext:base-cell-address="'liste des possibilités'.CN21"/>
            <calcext:condition calcext:apply-style-name="saisie" calcext:value="!=0" calcext:base-cell-address="'liste des possibilités'.CN21"/>
          </calcext:conditional-format>
          <calcext:conditional-format calcext:target-range-address="'liste des possibilités'.CN33:'liste des possibilités'.CN33">
            <calcext:condition calcext:apply-style-name="null" calcext:value="=0" calcext:base-cell-address="'liste des possibilités'.CN33"/>
            <calcext:condition calcext:apply-style-name="saisie" calcext:value="!=0" calcext:base-cell-address="'liste des possibilités'.CN33"/>
          </calcext:conditional-format>
          <calcext:conditional-format calcext:target-range-address="'liste des possibilités'.CN45:'liste des possibilités'.CN45">
            <calcext:condition calcext:apply-style-name="null" calcext:value="=0" calcext:base-cell-address="'liste des possibilités'.CN45"/>
            <calcext:condition calcext:apply-style-name="saisie" calcext:value="!=0" calcext:base-cell-address="'liste des possibilités'.CN45"/>
          </calcext:conditional-format>
          <calcext:conditional-format calcext:target-range-address="'liste des possibilités'.CO18:'liste des possibilités'.CO18">
            <calcext:condition calcext:apply-style-name="Default" calcext:value="=0" calcext:base-cell-address="'liste des possibilités'.CO18"/>
            <calcext:condition calcext:apply-style-name="saisie" calcext:value="!=0" calcext:base-cell-address="'liste des possibilités'.CO18"/>
          </calcext:conditional-format>
          <calcext:conditional-format calcext:target-range-address="'liste des possibilités'.CO29:'liste des possibilités'.CO29">
            <calcext:condition calcext:apply-style-name="Default" calcext:value="=0" calcext:base-cell-address="'liste des possibilités'.CO29"/>
            <calcext:condition calcext:apply-style-name="saisie" calcext:value="!=0" calcext:base-cell-address="'liste des possibilités'.CO29"/>
          </calcext:conditional-format>
          <calcext:conditional-format calcext:target-range-address="'liste des possibilités'.CO30:'liste des possibilités'.CO30">
            <calcext:condition calcext:apply-style-name="Default" calcext:value="=0" calcext:base-cell-address="'liste des possibilités'.CO30"/>
            <calcext:condition calcext:apply-style-name="saisie" calcext:value="!=0" calcext:base-cell-address="'liste des possibilités'.CO30"/>
          </calcext:conditional-format>
          <calcext:conditional-format calcext:target-range-address="'liste des possibilités'.CO41:'liste des possibilités'.CO41">
            <calcext:condition calcext:apply-style-name="Default" calcext:value="=0" calcext:base-cell-address="'liste des possibilités'.CO41"/>
            <calcext:condition calcext:apply-style-name="saisie" calcext:value="!=0" calcext:base-cell-address="'liste des possibilités'.CO41"/>
          </calcext:conditional-format>
          <calcext:conditional-format calcext:target-range-address="'liste des possibilités'.CO42:'liste des possibilités'.CO42">
            <calcext:condition calcext:apply-style-name="Default" calcext:value="=0" calcext:base-cell-address="'liste des possibilités'.CO42"/>
            <calcext:condition calcext:apply-style-name="saisie" calcext:value="!=0" calcext:base-cell-address="'liste des possibilités'.CO42"/>
          </calcext:conditional-format>
          <calcext:conditional-format calcext:target-range-address="'liste des possibilités'.CO53:'liste des possibilités'.CO53">
            <calcext:condition calcext:apply-style-name="Default" calcext:value="=0" calcext:base-cell-address="'liste des possibilités'.CO53"/>
            <calcext:condition calcext:apply-style-name="saisie" calcext:value="!=0" calcext:base-cell-address="'liste des possibilités'.CO53"/>
          </calcext:conditional-format>
          <calcext:conditional-format calcext:target-range-address="'liste des possibilités'.CO54:'liste des possibilités'.CO54">
            <calcext:condition calcext:apply-style-name="Default" calcext:value="=0" calcext:base-cell-address="'liste des possibilités'.CO54"/>
            <calcext:condition calcext:apply-style-name="saisie" calcext:value="!=0" calcext:base-cell-address="'liste des possibilités'.CO54"/>
          </calcext:conditional-format>
          <calcext:conditional-format calcext:target-range-address="'liste des possibilités'.CS33:'liste des possibilités'.CS33">
            <calcext:condition calcext:apply-style-name="null" calcext:value="=0" calcext:base-cell-address="'liste des possibilités'.CS33"/>
            <calcext:condition calcext:apply-style-name="saisie" calcext:value="!=0" calcext:base-cell-address="'liste des possibilités'.CS33"/>
          </calcext:conditional-format>
          <calcext:conditional-format calcext:target-range-address="'liste des possibilités'.CS45:'liste des possibilités'.CS45">
            <calcext:condition calcext:apply-style-name="null" calcext:value="=0" calcext:base-cell-address="'liste des possibilités'.CS45"/>
            <calcext:condition calcext:apply-style-name="saisie" calcext:value="!=0" calcext:base-cell-address="'liste des possibilités'.CS45"/>
          </calcext:conditional-format>
          <calcext:conditional-format calcext:target-range-address="'liste des possibilités'.CT29:'liste des possibilités'.CT29">
            <calcext:condition calcext:apply-style-name="Default" calcext:value="=0" calcext:base-cell-address="'liste des possibilités'.CT29"/>
            <calcext:condition calcext:apply-style-name="saisie" calcext:value="!=0" calcext:base-cell-address="'liste des possibilités'.CT29"/>
          </calcext:conditional-format>
          <calcext:conditional-format calcext:target-range-address="'liste des possibilités'.CT30:'liste des possibilités'.CT30">
            <calcext:condition calcext:apply-style-name="Default" calcext:value="=0" calcext:base-cell-address="'liste des possibilités'.CT30"/>
            <calcext:condition calcext:apply-style-name="saisie" calcext:value="!=0" calcext:base-cell-address="'liste des possibilités'.CT30"/>
          </calcext:conditional-format>
          <calcext:conditional-format calcext:target-range-address="'liste des possibilités'.CT41:'liste des possibilités'.CT41">
            <calcext:condition calcext:apply-style-name="Default" calcext:value="=0" calcext:base-cell-address="'liste des possibilités'.CT41"/>
            <calcext:condition calcext:apply-style-name="saisie" calcext:value="!=0" calcext:base-cell-address="'liste des possibilités'.CT41"/>
          </calcext:conditional-format>
          <calcext:conditional-format calcext:target-range-address="'liste des possibilités'.CT42:'liste des possibilités'.CT42">
            <calcext:condition calcext:apply-style-name="Default" calcext:value="=0" calcext:base-cell-address="'liste des possibilités'.CT42"/>
            <calcext:condition calcext:apply-style-name="saisie" calcext:value="!=0" calcext:base-cell-address="'liste des possibilités'.CT42"/>
          </calcext:conditional-format>
          <calcext:conditional-format calcext:target-range-address="'liste des possibilités'.CT53:'liste des possibilités'.CT53">
            <calcext:condition calcext:apply-style-name="Default" calcext:value="=0" calcext:base-cell-address="'liste des possibilités'.CT53"/>
            <calcext:condition calcext:apply-style-name="saisie" calcext:value="!=0" calcext:base-cell-address="'liste des possibilités'.CT53"/>
          </calcext:conditional-format>
          <calcext:conditional-format calcext:target-range-address="'liste des possibilités'.CT54:'liste des possibilités'.CT54">
            <calcext:condition calcext:apply-style-name="Default" calcext:value="=0" calcext:base-cell-address="'liste des possibilités'.CT54"/>
            <calcext:condition calcext:apply-style-name="saisie" calcext:value="!=0" calcext:base-cell-address="'liste des possibilités'.CT54"/>
          </calcext:conditional-format>
          <calcext:conditional-format calcext:target-range-address="'liste des possibilités'.CT17:'liste des possibilités'.CT17">
            <calcext:condition calcext:apply-style-name="Default" calcext:value="=0" calcext:base-cell-address="'liste des possibilités'.CT17"/>
            <calcext:condition calcext:apply-style-name="saisie" calcext:value="!=0" calcext:base-cell-address="'liste des possibilités'.CT17"/>
          </calcext:conditional-format>
          <calcext:conditional-format calcext:target-range-address="'liste des possibilités'.CT18:'liste des possibilités'.CT18">
            <calcext:condition calcext:apply-style-name="Default" calcext:value="=0" calcext:base-cell-address="'liste des possibilités'.CT18"/>
            <calcext:condition calcext:apply-style-name="saisie" calcext:value="!=0" calcext:base-cell-address="'liste des possibilités'.CT18"/>
          </calcext:conditional-format>
          <calcext:conditional-format calcext:target-range-address="'liste des possibilités'.CS21:'liste des possibilités'.CS21">
            <calcext:condition calcext:apply-style-name="null" calcext:value="=0" calcext:base-cell-address="'liste des possibilités'.CS21"/>
            <calcext:condition calcext:apply-style-name="saisie" calcext:value="!=0" calcext:base-cell-address="'liste des possibilités'.CS21"/>
          </calcext:conditional-format>
          <calcext:conditional-format calcext:target-range-address="'liste des possibilités'.CX45:'liste des possibilités'.CX45">
            <calcext:condition calcext:apply-style-name="null" calcext:value="=0" calcext:base-cell-address="'liste des possibilités'.CX45"/>
            <calcext:condition calcext:apply-style-name="saisie" calcext:value="!=0" calcext:base-cell-address="'liste des possibilités'.CX45"/>
          </calcext:conditional-format>
          <calcext:conditional-format calcext:target-range-address="'liste des possibilités'.CX33:'liste des possibilités'.CX33">
            <calcext:condition calcext:apply-style-name="null" calcext:value="=0" calcext:base-cell-address="'liste des possibilités'.CX33"/>
            <calcext:condition calcext:apply-style-name="saisie" calcext:value="!=0" calcext:base-cell-address="'liste des possibilités'.CX33"/>
          </calcext:conditional-format>
          <calcext:conditional-format calcext:target-range-address="'liste des possibilités'.CX21:'liste des possibilités'.CX21">
            <calcext:condition calcext:apply-style-name="null" calcext:value="=0" calcext:base-cell-address="'liste des possibilités'.CX21"/>
            <calcext:condition calcext:apply-style-name="saisie" calcext:value="!=0" calcext:base-cell-address="'liste des possibilités'.CX21"/>
          </calcext:conditional-format>
          <calcext:conditional-format calcext:target-range-address="'liste des possibilités'.CY17:'liste des possibilités'.CY17">
            <calcext:condition calcext:apply-style-name="Default" calcext:value="=0" calcext:base-cell-address="'liste des possibilités'.CY17"/>
            <calcext:condition calcext:apply-style-name="saisie" calcext:value="!=0" calcext:base-cell-address="'liste des possibilités'.CY17"/>
          </calcext:conditional-format>
          <calcext:conditional-format calcext:target-range-address="'liste des possibilités'.CY18:'liste des possibilités'.CY18">
            <calcext:condition calcext:apply-style-name="Default" calcext:value="=0" calcext:base-cell-address="'liste des possibilités'.CY18"/>
            <calcext:condition calcext:apply-style-name="saisie" calcext:value="!=0" calcext:base-cell-address="'liste des possibilités'.CY18"/>
          </calcext:conditional-format>
          <calcext:conditional-format calcext:target-range-address="'liste des possibilités'.CY29:'liste des possibilités'.CY29">
            <calcext:condition calcext:apply-style-name="Default" calcext:value="=0" calcext:base-cell-address="'liste des possibilités'.CY29"/>
            <calcext:condition calcext:apply-style-name="saisie" calcext:value="!=0" calcext:base-cell-address="'liste des possibilités'.CY29"/>
          </calcext:conditional-format>
          <calcext:conditional-format calcext:target-range-address="'liste des possibilités'.CY30:'liste des possibilités'.CY30">
            <calcext:condition calcext:apply-style-name="Default" calcext:value="=0" calcext:base-cell-address="'liste des possibilités'.CY30"/>
            <calcext:condition calcext:apply-style-name="saisie" calcext:value="!=0" calcext:base-cell-address="'liste des possibilités'.CY30"/>
          </calcext:conditional-format>
          <calcext:conditional-format calcext:target-range-address="'liste des possibilités'.CY41:'liste des possibilités'.CY41">
            <calcext:condition calcext:apply-style-name="Default" calcext:value="=0" calcext:base-cell-address="'liste des possibilités'.CY41"/>
            <calcext:condition calcext:apply-style-name="saisie" calcext:value="!=0" calcext:base-cell-address="'liste des possibilités'.CY41"/>
          </calcext:conditional-format>
          <calcext:conditional-format calcext:target-range-address="'liste des possibilités'.CY42:'liste des possibilités'.CY42">
            <calcext:condition calcext:apply-style-name="Default" calcext:value="=0" calcext:base-cell-address="'liste des possibilités'.CY42"/>
            <calcext:condition calcext:apply-style-name="saisie" calcext:value="!=0" calcext:base-cell-address="'liste des possibilités'.CY42"/>
          </calcext:conditional-format>
          <calcext:conditional-format calcext:target-range-address="'liste des possibilités'.CY53:'liste des possibilités'.CY53">
            <calcext:condition calcext:apply-style-name="Default" calcext:value="=0" calcext:base-cell-address="'liste des possibilités'.CY53"/>
            <calcext:condition calcext:apply-style-name="saisie" calcext:value="!=0" calcext:base-cell-address="'liste des possibilités'.CY53"/>
          </calcext:conditional-format>
          <calcext:conditional-format calcext:target-range-address="'liste des possibilités'.CY54:'liste des possibilités'.CY54">
            <calcext:condition calcext:apply-style-name="Default" calcext:value="=0" calcext:base-cell-address="'liste des possibilités'.CY54"/>
            <calcext:condition calcext:apply-style-name="saisie" calcext:value="!=0" calcext:base-cell-address="'liste des possibilités'.CY54"/>
          </calcext:conditional-format>
          <calcext:conditional-format calcext:target-range-address="'liste des possibilités'.DC45:'liste des possibilités'.DC45">
            <calcext:condition calcext:apply-style-name="null" calcext:value="=0" calcext:base-cell-address="'liste des possibilités'.DC45"/>
            <calcext:condition calcext:apply-style-name="saisie" calcext:value="!=0" calcext:base-cell-address="'liste des possibilités'.DC45"/>
          </calcext:conditional-format>
          <calcext:conditional-format calcext:target-range-address="'liste des possibilités'.DC33:'liste des possibilités'.DC33">
            <calcext:condition calcext:apply-style-name="null" calcext:value="=0" calcext:base-cell-address="'liste des possibilités'.DC33"/>
            <calcext:condition calcext:apply-style-name="saisie" calcext:value="!=0" calcext:base-cell-address="'liste des possibilités'.DC33"/>
          </calcext:conditional-format>
          <calcext:conditional-format calcext:target-range-address="'liste des possibilités'.DC21:'liste des possibilités'.DC21">
            <calcext:condition calcext:apply-style-name="null" calcext:value="=0" calcext:base-cell-address="'liste des possibilités'.DC21"/>
            <calcext:condition calcext:apply-style-name="saisie" calcext:value="!=0" calcext:base-cell-address="'liste des possibilités'.DC21"/>
          </calcext:conditional-format>
          <calcext:conditional-format calcext:target-range-address="'liste des possibilités'.DD17:'liste des possibilités'.DD17">
            <calcext:condition calcext:apply-style-name="Default" calcext:value="=0" calcext:base-cell-address="'liste des possibilités'.DD17"/>
            <calcext:condition calcext:apply-style-name="saisie" calcext:value="!=0" calcext:base-cell-address="'liste des possibilités'.DD17"/>
          </calcext:conditional-format>
          <calcext:conditional-format calcext:target-range-address="'liste des possibilités'.DD18:'liste des possibilités'.DD18">
            <calcext:condition calcext:apply-style-name="Default" calcext:value="=0" calcext:base-cell-address="'liste des possibilités'.DD18"/>
            <calcext:condition calcext:apply-style-name="saisie" calcext:value="!=0" calcext:base-cell-address="'liste des possibilités'.DD18"/>
          </calcext:conditional-format>
          <calcext:conditional-format calcext:target-range-address="'liste des possibilités'.DD29:'liste des possibilités'.DD29">
            <calcext:condition calcext:apply-style-name="Default" calcext:value="=0" calcext:base-cell-address="'liste des possibilités'.DD29"/>
            <calcext:condition calcext:apply-style-name="saisie" calcext:value="!=0" calcext:base-cell-address="'liste des possibilités'.DD29"/>
          </calcext:conditional-format>
          <calcext:conditional-format calcext:target-range-address="'liste des possibilités'.DD30:'liste des possibilités'.DD30">
            <calcext:condition calcext:apply-style-name="Default" calcext:value="=0" calcext:base-cell-address="'liste des possibilités'.DD30"/>
            <calcext:condition calcext:apply-style-name="saisie" calcext:value="!=0" calcext:base-cell-address="'liste des possibilités'.DD30"/>
          </calcext:conditional-format>
          <calcext:conditional-format calcext:target-range-address="'liste des possibilités'.DD41:'liste des possibilités'.DD41">
            <calcext:condition calcext:apply-style-name="Default" calcext:value="=0" calcext:base-cell-address="'liste des possibilités'.DD41"/>
            <calcext:condition calcext:apply-style-name="saisie" calcext:value="!=0" calcext:base-cell-address="'liste des possibilités'.DD41"/>
          </calcext:conditional-format>
          <calcext:conditional-format calcext:target-range-address="'liste des possibilités'.DD42:'liste des possibilités'.DD42">
            <calcext:condition calcext:apply-style-name="Default" calcext:value="=0" calcext:base-cell-address="'liste des possibilités'.DD42"/>
            <calcext:condition calcext:apply-style-name="saisie" calcext:value="!=0" calcext:base-cell-address="'liste des possibilités'.DD42"/>
          </calcext:conditional-format>
          <calcext:conditional-format calcext:target-range-address="'liste des possibilités'.DD53:'liste des possibilités'.DD53">
            <calcext:condition calcext:apply-style-name="Default" calcext:value="=0" calcext:base-cell-address="'liste des possibilités'.DD53"/>
            <calcext:condition calcext:apply-style-name="saisie" calcext:value="!=0" calcext:base-cell-address="'liste des possibilités'.DD53"/>
          </calcext:conditional-format>
          <calcext:conditional-format calcext:target-range-address="'liste des possibilités'.DD54:'liste des possibilités'.DD54">
            <calcext:condition calcext:apply-style-name="Default" calcext:value="=0" calcext:base-cell-address="'liste des possibilités'.DD54"/>
            <calcext:condition calcext:apply-style-name="saisie" calcext:value="!=0" calcext:base-cell-address="'liste des possibilités'.DD54"/>
          </calcext:conditional-format>
        </calcext:conditional-formats>
      </table:table>
      <table:table table:name="etapes" table:style-name="ta1">
        <table:table-column table:style-name="co3" table:default-cell-style-name="Default"/>
        <table:table-column table:style-name="co67" table:default-cell-style-name="ce138"/>
        <table:table-row table:style-name="ro1">
          <table:table-cell table:style-name="ce136" office:value-type="string" calcext:value-type="string">
            <text:p>nom_etape</text:p>
          </table:table-cell>
          <table:table-cell table:style-name="ce137" office:value-type="string" calcext:value-type="string">
            <text:p>nom_recette</text:p>
          </table:table-cell>
        </table:table-row>
        <table:table-row table:style-name="ro1">
          <table:table-cell office:value-type="string" calcext:value-type="string">
            <text:p>init</text:p>
          </table:table-cell>
          <table:table-cell table:formula="of:=[$instrumentiste.$K$9]" office:value-type="string" office:string-value="recette_nul" calcext:value-type="string">
            <text:p>recette_nul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table:formula="of:=[$instrumentiste.$F$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table:formula="of:=[$instrumentiste.$N$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 table:formula="of:=[$instrumentiste.$V$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table:formula="of:=[$instrumentiste.$F$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table:style-name="Default" table:formula="of:=[$instrumentiste.$N$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table:style-name="Default" table:formula="of:=[$instrumentiste.$V$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table:formula="of:=[$instrumentiste.$F$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table:style-name="Default" table:formula="of:=[$instrumentiste.$N$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C</text:p>
          </table:table-cell>
          <table:table-cell table:style-name="Default" table:formula="of:=[$instrumentiste.$V$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A</text:p>
          </table:table-cell>
          <table:table-cell table:formula="of:=[$instrumentiste.$F$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B</text:p>
          </table:table-cell>
          <table:table-cell table:style-name="Default" table:formula="of:=[$instrumentiste.$N$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C</text:p>
          </table:table-cell>
          <table:table-cell table:style-name="Default" table:formula="of:=[$instrumentiste.$V$57]" office:value-type="float" office:value="0" calcext:value-type="float">
            <text:p>0</text:p>
          </table:table-cell>
        </table:table-row>
      </table:table>
      <table:table table:name="conditions" table:style-name="ta1">
        <office:forms form:automatic-focus="false" form:apply-design-mode="false"/>
        <table:table-column table:style-name="co73" table:default-cell-style-name="ce4"/>
        <table:table-column table:style-name="co74" table:default-cell-style-name="ce4"/>
        <table:table-column table:style-name="co3" table:default-cell-style-name="ce4"/>
        <table:table-column table:style-name="co75" table:default-cell-style-name="ce4"/>
        <table:table-column table:style-name="co76" table:default-cell-style-name="ce4"/>
        <table:table-column table:style-name="co77" table:default-cell-style-name="ce4"/>
        <table:table-row table:style-name="ro1">
          <table:table-cell table:style-name="ce14" office:value-type="string" calcext:value-type="string">
            <text:p>nom_condition</text:p>
          </table:table-cell>
          <table:table-cell table:style-name="ce14" office:value-type="string" calcext:value-type="string">
            <text:p>nombre_lectures_sequence_mini</text:p>
          </table:table-cell>
          <table:table-cell table:style-name="ce14" office:value-type="string" calcext:value-type="string">
            <text:p>bouton</text:p>
          </table:table-cell>
          <table:table-cell table:style-name="ce14" office:value-type="string" calcext:value-type="string">
            <text:p>seuil_camera_mini</text:p>
          </table:table-cell>
          <table:table-cell table:style-name="ce14" office:value-type="string" calcext:value-type="string">
            <text:p>seuil_camera_maxi</text:p>
          </table:table-cell>
          <table:table-cell table:style-name="ce14" office:value-type="string" calcext:value-type="string">
            <text:p>temps_attente</text:p>
          </table:table-cell>
        </table:table-row>
        <table:table-row table:style-name="ro1">
          <table:table-cell office:value-type="string" calcext:value-type="string">
            <text:p>bouton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 office:value-type="string" calcext:value-type="string">
            <text:p>bouton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 office:value-type="string" calcext:value-type="string">
            <text:p>bouton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 office:value-type="string" calcext:value-type="string">
            <text:p>piezo_ba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 office:value-type="string" calcext:value-type="string">
            <text:p>piezo_mo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 office:value-type="string" calcext:value-type="string">
            <text:p>piezo_hau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 office:value-type="string" calcext:value-type="string">
            <text:p>pedal_ba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 office:value-type="string" calcext:value-type="string">
            <text:p>pedal_moy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 office:value-type="string" calcext:value-type="string">
            <text:p>pedal_hau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 office:value-type="string" calcext:value-type="string">
            <text:p>mvt_cam_b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37"/>
        </table:table-row>
        <table:table-row table:style-name="ro1">
          <table:table-cell office:value-type="string" calcext:value-type="string">
            <text:p>mvt_cam_mo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content-validation-name="val37"/>
        </table:table-row>
        <table:table-row table:style-name="ro1">
          <table:table-cell office:value-type="string" calcext:value-type="string">
            <text:p>mvt_cam_ha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 office:value-type="string" calcext:value-type="string">
            <text:p>10_seq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 office:value-type="string" calcext:value-type="string">
            <text:p>tempo_10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mpo_5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 office:value-type="float" office:value="5" calcext:value-type="float">
            <text:p>5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37"/>
        </table:table-row>
        <table:table-row table:style-name="ro1">
          <table:table-cell table:style-name="ce18"/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table:content-validation-name="val37"/>
        </table:table-row>
      </table:table>
      <table:table table:name="transitions" table:style-name="ta1">
        <office:forms form:automatic-focus="false" form:apply-design-mode="false"/>
        <table:table-column table:style-name="co68" table:default-cell-style-name="Default"/>
        <table:table-column table:style-name="co69" table:default-cell-style-name="Default"/>
        <table:table-column table:style-name="co70" table:default-cell-style-name="ce2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etape_precedente</text:p>
          </table:table-cell>
          <table:table-cell office:value-type="string" calcext:value-type="string">
            <text:p>etape_suivante</text:p>
          </table:table-cell>
          <table:table-cell table:style-name="Default" office:value-type="string" calcext:value-type="string">
            <text:p>condition1</text:p>
          </table:table-cell>
          <table:table-cell office:value-type="string" calcext:value-type="string">
            <text:p>operateur</text:p>
          </table:table-cell>
          <table:table-cell office:value-type="string" calcext:value-type="string">
            <text:p>condition2</text:p>
          </table:table-cell>
        </table:table-row>
        <table:table-row table:style-name="ro1">
          <table:table-cell office:value-type="string" calcext:value-type="string">
            <text:p>init</text:p>
          </table:table-cell>
          <table:table-cell office:value-type="string" calcext:value-type="string">
            <text:p>1A</text:p>
          </table:table-cell>
          <table:table-cell table:formula="of:=IF([$instrumentiste.$G$17]=&quot;&quot;;&quot;nc&quot;;[$instrumentiste.$G$17])" office:value-type="string" office:string-value="nc" calcext:value-type="string">
            <text:p>nc</text:p>
          </table:table-cell>
          <table:table-cell table:formula="of:=IF([$instrumentiste.$F$18]=&quot;&quot;;&quot;nc&quot;;[$instrumentiste.$F$18])" office:value-type="string" office:string-value="or" calcext:value-type="string">
            <text:p>or</text:p>
          </table:table-cell>
          <table:table-cell table:formula="of:=IF([$instrumentiste.$G$18]=&quot;&quot;;&quot;nc&quot;;[$instrumentiste.$G$18]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init</text:p>
          </table:table-cell>
          <table:table-cell office:value-type="string" calcext:value-type="string">
            <text:p>1B</text:p>
          </table:table-cell>
          <table:table-cell table:formula="of:=IF([$instrumentiste.$O$17]=&quot;&quot;;&quot;nc&quot;;[$instrumentiste.$O$17])" office:value-type="string" office:string-value="nc" calcext:value-type="string">
            <text:p>nc</text:p>
          </table:table-cell>
          <table:table-cell table:formula="of:=IF([$instrumentiste.$N$18]=&quot;&quot;;&quot;nc&quot;;[$instrumentiste.$N$18])" office:value-type="string" office:string-value="or" calcext:value-type="string">
            <text:p>or</text:p>
          </table:table-cell>
          <table:table-cell table:formula="of:=IF([$instrumentiste.$O$18]=&quot;&quot;;&quot;nc&quot;;[$instrumentiste.$O$18]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init</text:p>
          </table:table-cell>
          <table:table-cell office:value-type="string" calcext:value-type="string">
            <text:p>1C</text:p>
          </table:table-cell>
          <table:table-cell table:formula="of:=IF([$instrumentiste.$W$17]=&quot;&quot;;&quot;nc&quot;;[$instrumentiste.$W$17])" office:value-type="string" office:string-value="nc" calcext:value-type="string">
            <text:p>nc</text:p>
          </table:table-cell>
          <table:table-cell table:formula="of:=IF([$instrumentiste.$V$18]=&quot;&quot;;&quot;nc&quot;;[$instrumentiste.$V$18])" office:value-type="string" office:string-value="or" calcext:value-type="string">
            <text:p>or</text:p>
          </table:table-cell>
          <table:table-cell table:formula="of:=IF([$instrumentiste.$W$18]=&quot;&quot;;&quot;nc&quot;;[$instrumentiste.$W$18]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2A</text:p>
          </table:table-cell>
          <table:table-cell table:formula="of:=IF([$instrumentiste.$G$29]=&quot;&quot;;&quot;nc&quot;;[$instrumentiste.$G$29])" office:value-type="string" office:string-value="nc" calcext:value-type="string">
            <text:p>nc</text:p>
          </table:table-cell>
          <table:table-cell table:formula="of:=IF([$instrumentiste.$F$30]=&quot;&quot;;&quot;nc&quot;;[$instrumentiste.$F$30])" office:value-type="string" office:string-value="or" calcext:value-type="string">
            <text:p>or</text:p>
          </table:table-cell>
          <table:table-cell table:formula="of:=IF([$instrumentiste.$G$30]=&quot;&quot;;&quot;nc&quot;;[$instrumentiste.$G$30]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2B</text:p>
          </table:table-cell>
          <table:table-cell table:formula="of:=IF([$instrumentiste.$O$29]=&quot;&quot;;&quot;nc&quot;;[$instrumentiste.$O$29])" office:value-type="string" office:string-value="nc" calcext:value-type="string">
            <text:p>nc</text:p>
          </table:table-cell>
          <table:table-cell table:formula="of:=IF([$instrumentiste.$N$30]=&quot;&quot;;&quot;nc&quot;;[$instrumentiste.$N$30])" office:value-type="string" office:string-value="or" calcext:value-type="string">
            <text:p>or</text:p>
          </table:table-cell>
          <table:table-cell table:formula="of:=IF([$instrumentiste.$O$30]=&quot;&quot;;&quot;nc&quot;;[$instrumentiste.$O$30]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2C</text:p>
          </table:table-cell>
          <table:table-cell table:formula="of:=IF([$instrumentiste.$W$29]=&quot;&quot;;&quot;nc&quot;;[$instrumentiste.$W$29])" office:value-type="string" office:string-value="nc" calcext:value-type="string">
            <text:p>nc</text:p>
          </table:table-cell>
          <table:table-cell table:formula="of:=IF([$instrumentiste.$V$30]=&quot;&quot;;&quot;nc&quot;;[$instrumentiste.$V$30])" office:value-type="string" office:string-value="or" calcext:value-type="string">
            <text:p>or</text:p>
          </table:table-cell>
          <table:table-cell table:formula="of:=IF([$instrumentiste.$W$30]=&quot;&quot;;&quot;nc&quot;;[$instrumentiste.$W$30]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2A</text:p>
          </table:table-cell>
          <table:table-cell table:formula="of:=IF([$instrumentiste.$G$29]=&quot;&quot;;&quot;nc&quot;;[$instrumentiste.$G$29])" office:value-type="string" office:string-value="nc" calcext:value-type="string">
            <text:p>nc</text:p>
          </table:table-cell>
          <table:table-cell table:formula="of:=IF([$instrumentiste.$F$30]=&quot;&quot;;&quot;nc&quot;;[$instrumentiste.$F$30])" office:value-type="string" office:string-value="or" calcext:value-type="string">
            <text:p>or</text:p>
          </table:table-cell>
          <table:table-cell table:formula="of:=IF([$instrumentiste.$G$30]=&quot;&quot;;&quot;nc&quot;;[$instrumentiste.$G$30]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2B</text:p>
          </table:table-cell>
          <table:table-cell table:formula="of:=IF([$instrumentiste.$O$29]=&quot;&quot;;&quot;nc&quot;;[$instrumentiste.$O$29])" office:value-type="string" office:string-value="nc" calcext:value-type="string">
            <text:p>nc</text:p>
          </table:table-cell>
          <table:table-cell table:formula="of:=IF([$instrumentiste.$N$30]=&quot;&quot;;&quot;nc&quot;;[$instrumentiste.$N$30])" office:value-type="string" office:string-value="or" calcext:value-type="string">
            <text:p>or</text:p>
          </table:table-cell>
          <table:table-cell table:formula="of:=IF([$instrumentiste.$O$30]=&quot;&quot;;&quot;nc&quot;;[$instrumentiste.$O$30]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2C</text:p>
          </table:table-cell>
          <table:table-cell table:formula="of:=IF([$instrumentiste.$W$29]=&quot;&quot;;&quot;nc&quot;;[$instrumentiste.$W$29])" office:value-type="string" office:string-value="nc" calcext:value-type="string">
            <text:p>nc</text:p>
          </table:table-cell>
          <table:table-cell table:formula="of:=IF([$instrumentiste.$V$30]=&quot;&quot;;&quot;nc&quot;;[$instrumentiste.$V$30])" office:value-type="string" office:string-value="or" calcext:value-type="string">
            <text:p>or</text:p>
          </table:table-cell>
          <table:table-cell table:formula="of:=IF([$instrumentiste.$W$30]=&quot;&quot;;&quot;nc&quot;;[$instrumentiste.$W$30]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2A</text:p>
          </table:table-cell>
          <table:table-cell table:formula="of:=IF([$instrumentiste.$G$29]=&quot;&quot;;&quot;nc&quot;;[$instrumentiste.$G$29])" office:value-type="string" office:string-value="nc" calcext:value-type="string">
            <text:p>nc</text:p>
          </table:table-cell>
          <table:table-cell table:formula="of:=IF([$instrumentiste.$F$30]=&quot;&quot;;&quot;nc&quot;;[$instrumentiste.$F$30])" office:value-type="string" office:string-value="or" calcext:value-type="string">
            <text:p>or</text:p>
          </table:table-cell>
          <table:table-cell table:formula="of:=IF([$instrumentiste.$G$30]=&quot;&quot;;&quot;nc&quot;;[$instrumentiste.$G$30]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2B</text:p>
          </table:table-cell>
          <table:table-cell table:formula="of:=IF([$instrumentiste.$O$29]=&quot;&quot;;&quot;nc&quot;;[$instrumentiste.$O$29])" office:value-type="string" office:string-value="nc" calcext:value-type="string">
            <text:p>nc</text:p>
          </table:table-cell>
          <table:table-cell table:formula="of:=IF([$instrumentiste.$N$30]=&quot;&quot;;&quot;nc&quot;;[$instrumentiste.$N$30])" office:value-type="string" office:string-value="or" calcext:value-type="string">
            <text:p>or</text:p>
          </table:table-cell>
          <table:table-cell table:formula="of:=IF([$instrumentiste.$O$30]=&quot;&quot;;&quot;nc&quot;;[$instrumentiste.$O$30]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2C</text:p>
          </table:table-cell>
          <table:table-cell table:formula="of:=IF([$instrumentiste.$W$29]=&quot;&quot;;&quot;nc&quot;;[$instrumentiste.$W$29])" office:value-type="string" office:string-value="nc" calcext:value-type="string">
            <text:p>nc</text:p>
          </table:table-cell>
          <table:table-cell table:formula="of:=IF([$instrumentiste.$V$30]=&quot;&quot;;&quot;nc&quot;;[$instrumentiste.$V$30])" office:value-type="string" office:string-value="or" calcext:value-type="string">
            <text:p>or</text:p>
          </table:table-cell>
          <table:table-cell table:formula="of:=IF([$instrumentiste.$W$30]=&quot;&quot;;&quot;nc&quot;;[$instrumentiste.$W$30]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3A</text:p>
          </table:table-cell>
          <table:table-cell table:formula="of:=IF([$instrumentiste.$G$41]=&quot;&quot;;&quot;nc&quot;;[$instrumentiste.$G$41])" office:value-type="string" office:string-value="nc" calcext:value-type="string">
            <text:p>nc</text:p>
          </table:table-cell>
          <table:table-cell table:formula="of:=IF([$instrumentiste.$F$42]=&quot;&quot;;&quot;nc&quot;;[$instrumentiste.$F$42])" office:value-type="string" office:string-value="or" calcext:value-type="string">
            <text:p>or</text:p>
          </table:table-cell>
          <table:table-cell table:formula="of:=IF([$instrumentiste.$G$42]=&quot;&quot;;&quot;nc&quot;;[$instrumentiste.$G$42]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3B</text:p>
          </table:table-cell>
          <table:table-cell table:formula="of:=IF([$instrumentiste.$O$41]=&quot;&quot;;&quot;nc&quot;;[$instrumentiste.$O$41])" office:value-type="string" office:string-value="nc" calcext:value-type="string">
            <text:p>nc</text:p>
          </table:table-cell>
          <table:table-cell table:formula="of:=IF([$instrumentiste.$N$42]=&quot;&quot;;&quot;nc&quot;;[$instrumentiste.$N$42])" office:value-type="string" office:string-value="or" calcext:value-type="string">
            <text:p>or</text:p>
          </table:table-cell>
          <table:table-cell table:formula="of:=IF([$instrumentiste.$O$42]=&quot;&quot;;&quot;nc&quot;;[$instrumentiste.$O$42]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3C</text:p>
          </table:table-cell>
          <table:table-cell table:formula="of:=IF([$instrumentiste.$W$41]=&quot;&quot;;&quot;nc&quot;;[$instrumentiste.$W$41])" office:value-type="string" office:string-value="nc" calcext:value-type="string">
            <text:p>nc</text:p>
          </table:table-cell>
          <table:table-cell table:formula="of:=IF([$instrumentiste.$V$42]=&quot;&quot;;&quot;nc&quot;;[$instrumentiste.$V$42])" office:value-type="string" office:string-value="or" calcext:value-type="string">
            <text:p>or</text:p>
          </table:table-cell>
          <table:table-cell table:formula="of:=IF([$instrumentiste.$W$42]=&quot;&quot;;&quot;nc&quot;;[$instrumentiste.$W$42]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3A</text:p>
          </table:table-cell>
          <table:table-cell table:formula="of:=IF([$instrumentiste.$G$41]=&quot;&quot;;&quot;nc&quot;;[$instrumentiste.$G$41])" office:value-type="string" office:string-value="nc" calcext:value-type="string">
            <text:p>nc</text:p>
          </table:table-cell>
          <table:table-cell table:formula="of:=IF([$instrumentiste.$F$42]=&quot;&quot;;&quot;nc&quot;;[$instrumentiste.$F$42])" office:value-type="string" office:string-value="or" calcext:value-type="string">
            <text:p>or</text:p>
          </table:table-cell>
          <table:table-cell table:formula="of:=IF([$instrumentiste.$G$42]=&quot;&quot;;&quot;nc&quot;;[$instrumentiste.$G$42]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3B</text:p>
          </table:table-cell>
          <table:table-cell table:formula="of:=IF([$instrumentiste.$O$41]=&quot;&quot;;&quot;nc&quot;;[$instrumentiste.$O$41])" office:value-type="string" office:string-value="nc" calcext:value-type="string">
            <text:p>nc</text:p>
          </table:table-cell>
          <table:table-cell table:formula="of:=IF([$instrumentiste.$N$42]=&quot;&quot;;&quot;nc&quot;;[$instrumentiste.$N$42])" office:value-type="string" office:string-value="or" calcext:value-type="string">
            <text:p>or</text:p>
          </table:table-cell>
          <table:table-cell table:formula="of:=IF([$instrumentiste.$O$42]=&quot;&quot;;&quot;nc&quot;;[$instrumentiste.$O$42]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3C</text:p>
          </table:table-cell>
          <table:table-cell table:formula="of:=IF([$instrumentiste.$W$41]=&quot;&quot;;&quot;nc&quot;;[$instrumentiste.$W$41])" office:value-type="string" office:string-value="nc" calcext:value-type="string">
            <text:p>nc</text:p>
          </table:table-cell>
          <table:table-cell table:formula="of:=IF([$instrumentiste.$V$42]=&quot;&quot;;&quot;nc&quot;;[$instrumentiste.$V$42])" office:value-type="string" office:string-value="or" calcext:value-type="string">
            <text:p>or</text:p>
          </table:table-cell>
          <table:table-cell table:formula="of:=IF([$instrumentiste.$W$42]=&quot;&quot;;&quot;nc&quot;;[$instrumentiste.$W$42]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3A</text:p>
          </table:table-cell>
          <table:table-cell table:formula="of:=IF([$instrumentiste.$G$41]=&quot;&quot;;&quot;nc&quot;;[$instrumentiste.$G$41])" office:value-type="string" office:string-value="nc" calcext:value-type="string">
            <text:p>nc</text:p>
          </table:table-cell>
          <table:table-cell table:formula="of:=IF([$instrumentiste.$F$42]=&quot;&quot;;&quot;nc&quot;;[$instrumentiste.$F$42])" office:value-type="string" office:string-value="or" calcext:value-type="string">
            <text:p>or</text:p>
          </table:table-cell>
          <table:table-cell table:formula="of:=IF([$instrumentiste.$G$42]=&quot;&quot;;&quot;nc&quot;;[$instrumentiste.$G$42]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3B</text:p>
          </table:table-cell>
          <table:table-cell table:formula="of:=IF([$instrumentiste.$O$41]=&quot;&quot;;&quot;nc&quot;;[$instrumentiste.$O$41])" office:value-type="string" office:string-value="nc" calcext:value-type="string">
            <text:p>nc</text:p>
          </table:table-cell>
          <table:table-cell table:formula="of:=IF([$instrumentiste.$N$42]=&quot;&quot;;&quot;nc&quot;;[$instrumentiste.$N$42])" office:value-type="string" office:string-value="or" calcext:value-type="string">
            <text:p>or</text:p>
          </table:table-cell>
          <table:table-cell table:formula="of:=IF([$instrumentiste.$O$42]=&quot;&quot;;&quot;nc&quot;;[$instrumentiste.$O$42]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3C</text:p>
          </table:table-cell>
          <table:table-cell table:formula="of:=IF([$instrumentiste.$W$41]=&quot;&quot;;&quot;nc&quot;;[$instrumentiste.$W$41])" office:value-type="string" office:string-value="nc" calcext:value-type="string">
            <text:p>nc</text:p>
          </table:table-cell>
          <table:table-cell table:formula="of:=IF([$instrumentiste.$V$42]=&quot;&quot;;&quot;nc&quot;;[$instrumentiste.$V$42])" office:value-type="string" office:string-value="or" calcext:value-type="string">
            <text:p>or</text:p>
          </table:table-cell>
          <table:table-cell table:formula="of:=IF([$instrumentiste.$W$42]=&quot;&quot;;&quot;nc&quot;;[$instrumentiste.$W$42]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4A</text:p>
          </table:table-cell>
          <table:table-cell table:formula="of:=IF([$instrumentiste.$G$53]=&quot;&quot;;&quot;nc&quot;;[$instrumentiste.$G$53])" office:value-type="string" office:string-value="nc" calcext:value-type="string">
            <text:p>nc</text:p>
          </table:table-cell>
          <table:table-cell table:formula="of:=IF([$instrumentiste.$F$54]=&quot;&quot;;&quot;nc&quot;;[$instrumentiste.$F$54])" office:value-type="string" office:string-value="or" calcext:value-type="string">
            <text:p>or</text:p>
          </table:table-cell>
          <table:table-cell table:formula="of:=IF([$instrumentiste.$G$54]=&quot;&quot;;&quot;nc&quot;;[$instrumentiste.$G$54]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4B</text:p>
          </table:table-cell>
          <table:table-cell table:formula="of:=IF([$instrumentiste.$O$53]=&quot;&quot;;&quot;nc&quot;;[$instrumentiste.$O$53])" office:value-type="string" office:string-value="nc" calcext:value-type="string">
            <text:p>nc</text:p>
          </table:table-cell>
          <table:table-cell table:formula="of:=IF([$instrumentiste.$N$54]=&quot;&quot;;&quot;nc&quot;;[$instrumentiste.$N$54])" office:value-type="string" office:string-value="or" calcext:value-type="string">
            <text:p>or</text:p>
          </table:table-cell>
          <table:table-cell table:formula="of:=IF([$instrumentiste.$O$54]=&quot;&quot;;&quot;nc&quot;;[$instrumentiste.$O$54]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4C</text:p>
          </table:table-cell>
          <table:table-cell table:formula="of:=IF([$instrumentiste.$W$53]=&quot;&quot;;&quot;nc&quot;;[$instrumentiste.$W$53])" office:value-type="string" office:string-value="nc" calcext:value-type="string">
            <text:p>nc</text:p>
          </table:table-cell>
          <table:table-cell table:formula="of:=IF([$instrumentiste.$V$54]=&quot;&quot;;&quot;nc&quot;;[$instrumentiste.$V$54])" office:value-type="string" office:string-value="or" calcext:value-type="string">
            <text:p>or</text:p>
          </table:table-cell>
          <table:table-cell table:formula="of:=IF([$instrumentiste.$W$54]=&quot;&quot;;&quot;nc&quot;;[$instrumentiste.$W$54]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4A</text:p>
          </table:table-cell>
          <table:table-cell table:formula="of:=IF([$instrumentiste.$G$53]=&quot;&quot;;&quot;nc&quot;;[$instrumentiste.$G$53])" office:value-type="string" office:string-value="nc" calcext:value-type="string">
            <text:p>nc</text:p>
          </table:table-cell>
          <table:table-cell table:formula="of:=IF([$instrumentiste.$F$54]=&quot;&quot;;&quot;nc&quot;;[$instrumentiste.$F$54])" office:value-type="string" office:string-value="or" calcext:value-type="string">
            <text:p>or</text:p>
          </table:table-cell>
          <table:table-cell table:formula="of:=IF([$instrumentiste.$G$54]=&quot;&quot;;&quot;nc&quot;;[$instrumentiste.$G$54]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4B</text:p>
          </table:table-cell>
          <table:table-cell table:formula="of:=IF([$instrumentiste.$O$53]=&quot;&quot;;&quot;nc&quot;;[$instrumentiste.$O$53])" office:value-type="string" office:string-value="nc" calcext:value-type="string">
            <text:p>nc</text:p>
          </table:table-cell>
          <table:table-cell table:formula="of:=IF([$instrumentiste.$N$54]=&quot;&quot;;&quot;nc&quot;;[$instrumentiste.$N$54])" office:value-type="string" office:string-value="or" calcext:value-type="string">
            <text:p>or</text:p>
          </table:table-cell>
          <table:table-cell table:formula="of:=IF([$instrumentiste.$O$54]=&quot;&quot;;&quot;nc&quot;;[$instrumentiste.$O$54]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4C</text:p>
          </table:table-cell>
          <table:table-cell table:formula="of:=IF([$instrumentiste.$W$53]=&quot;&quot;;&quot;nc&quot;;[$instrumentiste.$W$53])" office:value-type="string" office:string-value="nc" calcext:value-type="string">
            <text:p>nc</text:p>
          </table:table-cell>
          <table:table-cell table:formula="of:=IF([$instrumentiste.$V$54]=&quot;&quot;;&quot;nc&quot;;[$instrumentiste.$V$54])" office:value-type="string" office:string-value="or" calcext:value-type="string">
            <text:p>or</text:p>
          </table:table-cell>
          <table:table-cell table:formula="of:=IF([$instrumentiste.$W$54]=&quot;&quot;;&quot;nc&quot;;[$instrumentiste.$W$54]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4A</text:p>
          </table:table-cell>
          <table:table-cell table:formula="of:=IF([$instrumentiste.$G$53]=&quot;&quot;;&quot;nc&quot;;[$instrumentiste.$G$53])" office:value-type="string" office:string-value="nc" calcext:value-type="string">
            <text:p>nc</text:p>
          </table:table-cell>
          <table:table-cell table:formula="of:=IF([$instrumentiste.$F$54]=&quot;&quot;;&quot;nc&quot;;[$instrumentiste.$F$54])" office:value-type="string" office:string-value="or" calcext:value-type="string">
            <text:p>or</text:p>
          </table:table-cell>
          <table:table-cell table:formula="of:=IF([$instrumentiste.$G$54]=&quot;&quot;;&quot;nc&quot;;[$instrumentiste.$G$54]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4B</text:p>
          </table:table-cell>
          <table:table-cell table:formula="of:=IF([$instrumentiste.$O$53]=&quot;&quot;;&quot;nc&quot;;[$instrumentiste.$O$53])" office:value-type="string" office:string-value="nc" calcext:value-type="string">
            <text:p>nc</text:p>
          </table:table-cell>
          <table:table-cell table:formula="of:=IF([$instrumentiste.$N$54]=&quot;&quot;;&quot;nc&quot;;[$instrumentiste.$N$54])" office:value-type="string" office:string-value="or" calcext:value-type="string">
            <text:p>or</text:p>
          </table:table-cell>
          <table:table-cell table:formula="of:=IF([$instrumentiste.$O$54]=&quot;&quot;;&quot;nc&quot;;[$instrumentiste.$O$54]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4C</text:p>
          </table:table-cell>
          <table:table-cell table:formula="of:=IF([$instrumentiste.$W$53]=&quot;&quot;;&quot;nc&quot;;[$instrumentiste.$W$53])" office:value-type="string" office:string-value="nc" calcext:value-type="string">
            <text:p>nc</text:p>
          </table:table-cell>
          <table:table-cell table:formula="of:=IF([$instrumentiste.$V$54]=&quot;&quot;;&quot;nc&quot;;[$instrumentiste.$V$54])" office:value-type="string" office:string-value="or" calcext:value-type="string">
            <text:p>or</text:p>
          </table:table-cell>
          <table:table-cell table:formula="of:=IF([$instrumentiste.$W$54]=&quot;&quot;;&quot;nc&quot;;[$instrumentiste.$W$54]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init</text:p>
          </table:table-cell>
          <table:table-cell table:formula="of:=IF([$instrumentiste.$G$65]=&quot;&quot;;&quot;nc&quot;;[$instrumentiste.$G$65])" office:value-type="string" office:string-value="nc" calcext:value-type="string">
            <text:p>nc</text:p>
          </table:table-cell>
          <table:table-cell table:formula="of:=IF([$instrumentiste.$F$66]=&quot;&quot;;&quot;nc&quot;;[$instrumentiste.$F$66])" office:value-type="string" office:string-value="or" calcext:value-type="string">
            <text:p>or</text:p>
          </table:table-cell>
          <table:table-cell table:formula="of:=IF([$instrumentiste.$G$66]=&quot;&quot;;&quot;nc&quot;;[$instrumentiste.$G$66]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init</text:p>
          </table:table-cell>
          <table:table-cell table:formula="of:=IF([$instrumentiste.$O$65]=&quot;&quot;;&quot;nc&quot;;[$instrumentiste.$O$65])" office:value-type="string" office:string-value="nc" calcext:value-type="string">
            <text:p>nc</text:p>
          </table:table-cell>
          <table:table-cell table:formula="of:=IF([$instrumentiste.$N$66]=&quot;&quot;;&quot;nc&quot;;[$instrumentiste.$N$66])" office:value-type="string" office:string-value="or" calcext:value-type="string">
            <text:p>or</text:p>
          </table:table-cell>
          <table:table-cell table:formula="of:=IF([$instrumentiste.$O$66]=&quot;&quot;;&quot;nc&quot;;[$instrumentiste.$O$66]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init</text:p>
          </table:table-cell>
          <table:table-cell table:formula="of:=IF([$instrumentiste.$W$65]=&quot;&quot;;&quot;nc&quot;;[$instrumentiste.$W$65])" office:value-type="string" office:string-value="nc" calcext:value-type="string">
            <text:p>nc</text:p>
          </table:table-cell>
          <table:table-cell table:formula="of:=IF([$instrumentiste.$V$66]=&quot;&quot;;&quot;nc&quot;;[$instrumentiste.$V$66])" office:value-type="string" office:string-value="or" calcext:value-type="string">
            <text:p>or</text:p>
          </table:table-cell>
          <table:table-cell table:formula="of:=IF([$instrumentiste.$W$66]=&quot;&quot;;&quot;nc&quot;;[$instrumentiste.$W$66])" office:value-type="string" office:string-value="nc" calcext:value-type="string">
            <text:p>nc</text:p>
          </table:table-cell>
        </table:table-row>
      </table:table>
      <table:table table:name="Type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Heading1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ff" style:family="table-cell" style:parent-style-name="Default">
      <style:table-cell-properties fo:background-color="#dddddd"/>
    </style:style>
    <style:style style:name="saisie" style:family="table-cell" style:parent-style-name="Default">
      <style:table-cell-properties fo:background-color="#e6e6ff"/>
    </style:style>
    <style:style style:name="null" style:family="table-cell" style:parent-style-name="Default">
      <style:table-cell-properties style:diagonal-bl-tr="0.06pt solid #000000" style:diagonal-tl-br="0.06pt solid 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/00/0000</text:date>, <text:time style:data-style-name="N2" text:time-value="12:30:06.0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7:12:26.467000000</meta:creation-date>
    <dc:date>2018-08-22T12:43:47.785000000</dc:date>
    <meta:editing-duration>P1DT11H3M16S</meta:editing-duration>
    <meta:editing-cycles>186</meta:editing-cycles>
    <meta:generator>LibreOffice/5.3.5.2$Windows_x86 LibreOffice_project/50d9bf2b0a79cdb85a3814b592608037a682059d</meta:generator>
    <meta:document-statistic meta:table-count="10" meta:cell-count="14234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

sub grafcet_I_0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6

dispatcher.executeDispatch(document, ".uno:JumpToTable", "", 0, args1())

rem ----------------------------------------------------------------------
dim args2(0) as new com.sun.star.beans.PropertyValue
args2(0).Name = "ToPoint"
args2(0).Value = "$AN$1"

dispatcher.executeDispatch(document, ".uno:GoToCell", "", 0, args2())

rem ----------------------------------------------------------------------
dim args3(0) as new com.sun.star.beans.PropertyValue
args3(0).Name = "ToPoint"
args3(0).Value = "$AN$1:$BM$74"

dispatcher.executeDispatch(document, ".uno:GoToCell", "", 0, args3())

rem ----------------------------------------------------------------------
dispatcher.executeDispatch(document, ".uno:Copy", "", 0, Array())

rem ----------------------------------------------------------------------
dim args5(0) as new com.sun.star.beans.PropertyValue
args5(0).Name = "Nr"
args5(0).Value = 5

dispatcher.executeDispatch(document, ".uno:JumpToTable", "", 0, args5())

rem ----------------------------------------------------------------------
dim args6(0) as new com.sun.star.beans.PropertyValue
args6(0).Name = "ToPoint"
args6(0).Value = "$A$1"

dispatcher.executeDispatch(document, ".uno:GoToCell", "", 0, args6())

rem ----------------------------------------------------------------------
dispatcher.executeDispatch(document, ".uno:Paste", "", 0, Array())

rem ----------------------------------------------------------------------
dim args8(0) as new com.sun.star.beans.PropertyValue
args8(0).Name = "Nr"
args8(0).Value = 6

dispatcher.executeDispatch(document, ".uno:JumpToTable", "", 0, args8())

rem ----------------------------------------------------------------------
dim args9(0) as new com.sun.star.beans.PropertyValue
args9(0).Name = "ToPoint"
args9(0).Value = "$AH$1:$AL$34"

dispatcher.executeDispatch(document, ".uno:GoToCell", "", 0, args9())

rem ----------------------------------------------------------------------
dispatcher.executeDispatch(document, ".uno:Copy", "", 0, Array())

rem ----------------------------------------------------------------------
dim args11(0) as new com.sun.star.beans.PropertyValue
args11(0).Name = "Nr"
args11(0).Value = 9

dispatcher.executeDispatch(document, ".uno:JumpToTable", "", 0, args11())

rem ----------------------------------------------------------------------
dim args12(0) as new com.sun.star.beans.PropertyValue
args12(0).Name = "ToPoint"
args12(0).Value = "$A$1:$E$34"

dispatcher.executeDispatch(document, ".uno:GoToCell", "", 0, args12())

rem ----------------------------------------------------------------------
dispatcher.executeDispatch(document, ".uno:Paste", "", 0, Array())

rem --- Ajout de la copie des actions (onglet etapes)--------------------
rem ----------------LR 07-2018-------------------------------------------
dim args(0) as new com.sun.star.beans.PropertyValue
args(0).Name = "Nr"
args(0).Value = 6

dispatcher.executeDispatch(document, ".uno:JumpToTable", "", 0, args())

rem ----------------------------------------------------------------------
rem dim args(0) as new com.sun.star.beans.PropertyValue
args(0).Name = "ToPoint"
args(0).Value = "$BP$1:$BQ$14"

dispatcher.executeDispatch(document, ".uno:GoToCell", "", 0, args())

rem ----------------------------------------------------------------------
dispatcher.executeDispatch(document, ".uno:Copy", "", 0, Array())

rem ----------------------------------------------------------------------
rem dim args(0) as new com.sun.star.beans.PropertyValue
args(0).Name = "Nr"
args(0).Value = 7

dispatcher.executeDispatch(document, ".uno:JumpToTable", "", 0, args())

rem ----------------------------------------------------------------------
rem dim args(0) as new com.sun.star.beans.PropertyValue
args(0).Name = "ToPoint"
args(0).Value = "$A$1"

dispatcher.executeDispatch(document, ".uno:GoToCell", "", 0, args())

rem ----------------------------------------------------------------------
dispatcher.executeDispatch(document, ".uno:Paste", "", 0, Array())

rem ----------------------------------------------------------------------
args(0).Name = "Nr"
args(0).Value = 5

dispatcher.executeDispatch(document, ".uno:JumpToTable", "", 0, args())

rem ----------------------------------------------------------------------
args(0).Name = "ToPoint"
args(0).Value = "$A$1"

dispatcher.executeDispatch(document, ".uno:GoToCell", "", 0, args())

end sub


sub grafcet_II_0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6

dispatcher.executeDispatch(document, ".uno:JumpToTable", "", 0, args1())

rem ----------------------------------------------------------------------
dim args2(0) as new com.sun.star.beans.PropertyValue
args2(0).Name = "ToPoint"
args2(0).Value = "$CI$1:$DH$74"

dispatcher.executeDispatch(document, ".uno:GoToCell", "", 0, args2())

rem ----------------------------------------------------------------------
dispatcher.executeDispatch(document, ".uno:Copy", "", 0, Array())

rem ----------------------------------------------------------------------
dim args4(0) as new com.sun.star.beans.PropertyValue
args4(0).Name = "Nr"
args4(0).Value = 5

dispatcher.executeDispatch(document, ".uno:JumpToTable", "", 0, args4())

rem ----------------------------------------------------------------------
dim args5(0) as new com.sun.star.beans.PropertyValue
args5(0).Name = "ToPoint"
args5(0).Value = "$A$1"

dispatcher.executeDispatch(document, ".uno:GoToCell", "", 0, args5())

rem ----------------------------------------------------------------------
dispatcher.executeDispatch(document, ".uno:Paste", "", 0, Array())

rem ----------------------------------------------------------------------
dim args7(0) as new com.sun.star.beans.PropertyValue
args7(0).Name = "Nr"
args7(0).Value = 6

dispatcher.executeDispatch(document, ".uno:JumpToTable", "", 0, args7())

rem ----------------------------------------------------------------------
dim args8(0) as new com.sun.star.beans.PropertyValue
args8(0).Name = "ToPoint"
args8(0).Value = "$CC$1:$CG$34"

dispatcher.executeDispatch(document, ".uno:GoToCell", "", 0, args8())

rem ----------------------------------------------------------------------
dispatcher.executeDispatch(document, ".uno:Copy", "", 0, Array())

rem ----------------------------------------------------------------------
dim args10(0) as new com.sun.star.beans.PropertyValue
args10(0).Name = "Nr"
args10(0).Value = 7

dispatcher.executeDispatch(document, ".uno:JumpToTable", "", 0, args10())

rem ----------------------------------------------------------------------
dim args11(0) as new com.sun.star.beans.PropertyValue
args11(0).Name = "Nr"
args11(0).Value = 9

dispatcher.executeDispatch(document, ".uno:JumpToTable", "", 0, args11())

rem ----------------------------------------------------------------------
dim args12(0) as new com.sun.star.beans.PropertyValue
args12(0).Name = "Nr"
args12(0).Value = 7

dispatcher.executeDispatch(document, ".uno:JumpToTable", "", 0, args12())

rem ----------------------------------------------------------------------
dim args13(0) as new com.sun.star.beans.PropertyValue
args13(0).Name = "Nr"
args13(0).Value = 9

dispatcher.executeDispatch(document, ".uno:JumpToTable", "", 0, args13())

rem ----------------------------------------------------------------------
dim args14(0) as new com.sun.star.beans.PropertyValue
args14(0).Name = "ToPoint"
args14(0).Value = "$A$1:$E$34"

dispatcher.executeDispatch(document, ".uno:GoToCell", "", 0, args14())

rem ----------------------------------------------------------------------
dispatcher.executeDispatch(document, ".uno:Paste", "", 0, Array())

rem ----------------------------------------------------------------------
dim args16(0) as new com.sun.star.beans.PropertyValue
args16(0).Name = "ToPoint"
args16(0).Value = "$C$28"

dispatcher.executeDispatch(document, ".uno:GoToCell", "", 0, args16())

rem ----------------------------------------------------------------------
dim args17(0) as new com.sun.star.beans.PropertyValue
args17(0).Name = "ToPoint"
args17(0).Value = "$A$26"

dispatcher.executeDispatch(document, ".uno:GoToCell", "", 0, args17())

rem --- Ajout de la copie des actions (onglet etapes)--------------------
rem ----------------LR 07-2018-------------------------------------------
dim args(0) as new com.sun.star.beans.PropertyValue
args(0).Name = "Nr"
args(0).Value = 6

dispatcher.executeDispatch(document, ".uno:JumpToTable", "", 0, args())

rem ----------------------------------------------------------------------
rem dim args(0) as new com.sun.star.beans.PropertyValue
args(0).Name = "ToPoint"
args(0).Value = "$DK$1:$DL$14"

dispatcher.executeDispatch(document, ".uno:GoToCell", "", 0, args())

rem ----------------------------------------------------------------------
dispatcher.executeDispatch(document, ".uno:Copy", "", 0, Array())

rem ----------------------------------------------------------------------
rem dim args(0) as new com.sun.star.beans.PropertyValue
args(0).Name = "Nr"
args(0).Value = 7

dispatcher.executeDispatch(document, ".uno:JumpToTable", "", 0, args())

rem ----------------------------------------------------------------------
rem dim args(0) as new com.sun.star.beans.PropertyValue
args(0).Name = "ToPoint"
args(0).Value = "$A$1"

dispatcher.executeDispatch(document, ".uno:GoToCell", "", 0, args())

rem ----------------------------------------------------------------------
dispatcher.executeDispatch(document, ".uno:Paste", "", 0, Array())

rem ----------------------------------------------------------------------
args(0).Name = "Nr"
args(0).Value = 5

dispatcher.executeDispatch(document, ".uno:JumpToTable", "", 0, args())

rem ----------------------------------------------------------------------
args(0).Name = "ToPoint"
args(0).Value = "$A$1"

dispatcher.executeDispatch(document, ".uno:GoToCell", "", 0, args()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